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fo:background-color="#ffff00"/>
    </style:style>
    <style:style style:name="P12" style:family="paragraph" style:parent-style-name="Text_20_body">
      <style:paragraph-properties fo:text-align="justify" style:justify-single-word="false"/>
      <style:text-properties fo:background-color="#ffff00"/>
    </style:style>
    <style:style style:name="P13" style:family="paragraph" style:parent-style-name="Text_20_body">
      <style:text-properties fo:language="ru" fo:country="RU" fo:background-color="transparent"/>
    </style:style>
    <style:style style:name="P14" style:family="paragraph" style:parent-style-name="Text_20_body">
      <style:paragraph-properties fo:text-align="justify" style:justify-single-word="false" fo:padding="0in" fo:border="none" style:shadow="none" style:join-border="false"/>
    </style:style>
    <style:style style:name="P15" style:family="paragraph" style:parent-style-name="Text_20_body">
      <style:paragraph-properties fo:text-align="justify" style:justify-single-word="false" fo:padding="0in" fo:border="none" style:shadow="none" style:join-border="false"/>
      <style:text-properties officeooo:paragraph-rsid="0014a904"/>
    </style:style>
    <style:style style:name="P16" style:family="paragraph" style:parent-style-name="Text_20_body">
      <style:paragraph-properties fo:text-align="justify" style:justify-single-word="false" fo:padding="0in" fo:border="none" style:shadow="none" style:join-border="false"/>
      <style:text-properties officeooo:paragraph-rsid="0016533d"/>
    </style:style>
    <style:style style:name="P17" style:family="paragraph" style:parent-style-name="Text_20_body">
      <style:paragraph-properties fo:text-align="justify" style:justify-single-word="false" fo:padding="0in" fo:border="none" style:shadow="none" style:join-border="false"/>
      <style:text-properties officeooo:paragraph-rsid="001bd503"/>
    </style:style>
    <style:style style:name="P18" style:family="paragraph" style:parent-style-name="Text_20_body">
      <style:paragraph-properties fo:text-align="justify" style:justify-single-word="false" fo:padding="0in" fo:border="none" style:shadow="none" style:join-border="false"/>
      <style:text-properties officeooo:paragraph-rsid="001bef74"/>
    </style:style>
    <style:style style:name="P19" style:family="paragraph" style:parent-style-name="Text_20_body">
      <style:paragraph-properties fo:text-align="justify" style:justify-single-word="false" fo:padding="0in" fo:border="none" style:shadow="none" style:join-border="false"/>
      <style:text-properties officeooo:paragraph-rsid="001dff8b"/>
    </style:style>
    <style:style style:name="P20" style:family="paragraph" style:parent-style-name="Text_20_body">
      <style:paragraph-properties fo:text-align="justify" style:justify-single-word="false" fo:padding="0in" fo:border="none" style:shadow="none" style:join-border="false"/>
      <style:text-properties officeooo:paragraph-rsid="00234c58"/>
    </style:style>
    <style:style style:name="P21" style:family="paragraph" style:parent-style-name="Text_20_body">
      <style:paragraph-properties fo:text-align="justify" style:justify-single-word="false" fo:padding="0in" fo:border="none" style:shadow="none" style:join-border="false"/>
      <style:text-properties officeooo:paragraph-rsid="00240b24"/>
    </style:style>
    <style:style style:name="P22" style:family="paragraph" style:parent-style-name="Text_20_body">
      <style:paragraph-properties fo:text-align="justify" style:justify-single-word="false" fo:padding="0in" fo:border="none" style:shadow="none" style:join-border="false"/>
      <style:text-properties officeooo:paragraph-rsid="0027eccd"/>
    </style:style>
    <style:style style:name="P23" style:family="paragraph" style:parent-style-name="Text_20_body">
      <style:paragraph-properties fo:text-align="justify" style:justify-single-word="false" fo:padding="0in" fo:border="none" style:shadow="none" style:join-border="false"/>
      <style:text-properties officeooo:paragraph-rsid="002d4f2b"/>
    </style:style>
    <style:style style:name="P24" style:family="paragraph" style:parent-style-name="Text_20_body">
      <style:paragraph-properties fo:text-align="justify" style:justify-single-word="false" fo:padding="0in" fo:border="none" style:shadow="none" style:join-border="false"/>
      <style:text-properties officeooo:paragraph-rsid="0032aed4"/>
    </style:style>
    <style:style style:name="P25" style:family="paragraph" style:parent-style-name="Text_20_body">
      <style:paragraph-properties fo:text-align="justify" style:justify-single-word="false" fo:padding="0in" fo:border="none" style:shadow="none" style:join-border="false"/>
      <style:text-properties officeooo:paragraph-rsid="00380dd4"/>
    </style:style>
    <style:style style:name="P26" style:family="paragraph" style:parent-style-name="Text_20_body">
      <style:paragraph-properties fo:text-align="justify" style:justify-single-word="false" fo:padding="0in" fo:border="none" style:shadow="none" style:join-border="false"/>
      <style:text-properties officeooo:paragraph-rsid="00398145"/>
    </style:style>
    <style:style style:name="P27" style:family="paragraph" style:parent-style-name="Text_20_body">
      <style:paragraph-properties fo:text-align="justify" style:justify-single-word="false" fo:padding="0in" fo:border="none" style:shadow="none" style:join-border="false"/>
      <style:text-properties officeooo:paragraph-rsid="003ebfcd"/>
    </style:style>
    <style:style style:name="P28" style:family="paragraph" style:parent-style-name="Text_20_body">
      <style:paragraph-properties fo:text-align="justify" style:justify-single-word="false" fo:padding="0in" fo:border="none" style:shadow="none" style:join-border="false"/>
      <style:text-properties officeooo:paragraph-rsid="0040eeb4"/>
    </style:style>
    <style:style style:name="P29" style:family="paragraph" style:parent-style-name="Text_20_body">
      <style:paragraph-properties fo:text-align="justify" style:justify-single-word="false" fo:padding="0in" fo:border="none" style:shadow="none" style:join-border="false"/>
      <style:text-properties officeooo:paragraph-rsid="00458c95"/>
    </style:style>
    <style:style style:name="P30" style:family="paragraph" style:parent-style-name="Text_20_body">
      <style:paragraph-properties fo:text-align="justify" style:justify-single-word="false" fo:padding="0in" fo:border="none" style:shadow="none" style:join-border="false"/>
      <style:text-properties officeooo:paragraph-rsid="004c5d98"/>
    </style:style>
    <style:style style:name="P31" style:family="paragraph" style:parent-style-name="Text_20_body">
      <style:paragraph-properties fo:text-align="justify" style:justify-single-word="false" fo:padding="0in" fo:border="none" style:shadow="none" style:join-border="false"/>
      <style:text-properties officeooo:paragraph-rsid="00510860"/>
    </style:style>
    <style:style style:name="P32" style:family="paragraph" style:parent-style-name="Text_20_body">
      <style:paragraph-properties fo:text-align="justify" style:justify-single-word="false" fo:padding="0in" fo:border="none" style:shadow="none" style:join-border="false"/>
      <style:text-properties officeooo:paragraph-rsid="0052a72d"/>
    </style:style>
    <style:style style:name="P33" style:family="paragraph" style:parent-style-name="Text_20_body">
      <style:paragraph-properties fo:text-align="justify" style:justify-single-word="false" fo:padding="0in" fo:border="none" style:shadow="none" style:join-border="false"/>
      <style:text-properties officeooo:paragraph-rsid="0052ba96"/>
    </style:style>
    <style:style style:name="P34" style:family="paragraph" style:parent-style-name="Text_20_body">
      <style:paragraph-properties fo:text-align="justify" style:justify-single-word="false" fo:padding="0in" fo:border="none" style:shadow="none" style:join-border="false"/>
      <style:text-properties officeooo:paragraph-rsid="00590d78"/>
    </style:style>
    <style:style style:name="P35" style:family="paragraph" style:parent-style-name="Text_20_body">
      <style:paragraph-properties fo:text-align="justify" style:justify-single-word="false" fo:padding="0in" fo:border="none" style:shadow="none" style:join-border="false"/>
      <style:text-properties officeooo:paragraph-rsid="005a6737"/>
    </style:style>
    <style:style style:name="P36" style:family="paragraph" style:parent-style-name="Text_20_body">
      <style:paragraph-properties fo:text-align="justify" style:justify-single-word="false" fo:padding="0in" fo:border="none" style:shadow="none" style:join-border="false"/>
      <style:text-properties officeooo:paragraph-rsid="005ca0d1"/>
    </style:style>
    <style:style style:name="P37" style:family="paragraph" style:parent-style-name="Text_20_body">
      <style:paragraph-properties fo:text-align="justify" style:justify-single-word="false" fo:padding="0in" fo:border="none" style:shadow="none" style:join-border="false"/>
      <style:text-properties officeooo:paragraph-rsid="0073bd91"/>
    </style:style>
    <style:style style:name="P38" style:family="paragraph" style:parent-style-name="Text_20_body">
      <style:paragraph-properties fo:text-align="justify" style:justify-single-word="false" fo:padding="0in" fo:border="none" style:shadow="none" style:join-border="false"/>
      <style:text-properties officeooo:paragraph-rsid="008111f1"/>
    </style:style>
    <style:style style:name="P39" style:family="paragraph" style:parent-style-name="Text_20_body">
      <style:paragraph-properties fo:text-align="justify" style:justify-single-word="false" fo:padding="0in" fo:border="none" style:shadow="none" style:join-border="false"/>
      <style:text-properties officeooo:paragraph-rsid="008aac0e"/>
    </style:style>
    <style:style style:name="P40" style:family="paragraph" style:parent-style-name="Text_20_body">
      <style:paragraph-properties fo:text-align="justify" style:justify-single-word="false" fo:padding="0in" fo:border="none" style:shadow="none" style:join-border="false"/>
      <style:text-properties officeooo:paragraph-rsid="009d5f0f"/>
    </style:style>
    <style:style style:name="P41" style:family="paragraph" style:parent-style-name="Text_20_body">
      <style:paragraph-properties fo:text-align="justify" style:justify-single-word="false" fo:padding="0in" fo:border="none" style:shadow="none" style:join-border="false"/>
      <style:text-properties officeooo:paragraph-rsid="00a5ec12"/>
    </style:style>
    <style:style style:name="P42" style:family="paragraph" style:parent-style-name="Text_20_body">
      <style:paragraph-properties fo:text-align="justify" style:justify-single-word="false" fo:padding="0in" fo:border="none" style:shadow="none" style:join-border="false"/>
      <style:text-properties officeooo:paragraph-rsid="009a2491"/>
    </style:style>
    <style:style style:name="P43" style:family="paragraph" style:parent-style-name="Text_20_body">
      <style:paragraph-properties fo:text-align="justify" style:justify-single-word="false" fo:padding="0in" fo:border="none" style:shadow="none" style:join-border="false"/>
      <style:text-properties officeooo:paragraph-rsid="00b314fb"/>
    </style:style>
    <style:style style:name="P44" style:family="paragraph" style:parent-style-name="Text_20_body">
      <style:paragraph-properties fo:text-align="justify" style:justify-single-word="false" fo:padding="0in" fo:border="none" style:shadow="none" style:join-border="false"/>
      <style:text-properties officeooo:paragraph-rsid="00b678f6"/>
    </style:style>
    <style:style style:name="P45" style:family="paragraph" style:parent-style-name="Text_20_body">
      <style:paragraph-properties fo:text-align="justify" style:justify-single-word="false" fo:padding="0in" fo:border="none" style:shadow="none" style:join-border="false"/>
      <style:text-properties officeooo:paragraph-rsid="00b8476c"/>
    </style:style>
    <style:style style:name="P46" style:family="paragraph" style:parent-style-name="Text_20_body">
      <style:paragraph-properties fo:text-align="justify" style:justify-single-word="false" fo:padding="0in" fo:border="none" style:shadow="none" style:join-border="false"/>
      <style:text-properties officeooo:paragraph-rsid="00be78d0"/>
    </style:style>
    <style:style style:name="P47" style:family="paragraph" style:parent-style-name="Text_20_body">
      <style:paragraph-properties fo:text-align="justify" style:justify-single-word="false" fo:padding="0in" fo:border="none" style:shadow="none" style:join-border="false"/>
      <style:text-properties officeooo:paragraph-rsid="00be8e7d"/>
    </style:style>
    <style:style style:name="P48" style:family="paragraph" style:parent-style-name="Text_20_body">
      <style:paragraph-properties fo:text-align="justify" style:justify-single-word="false" fo:padding="0in" fo:border="none" style:shadow="none" style:join-border="false"/>
      <style:text-properties officeooo:paragraph-rsid="00c25b69"/>
    </style:style>
    <style:style style:name="P49" style:family="paragraph" style:parent-style-name="Text_20_body">
      <style:paragraph-properties fo:text-align="justify" style:justify-single-word="false" fo:padding="0in" fo:border="none" style:shadow="none" style:join-border="false"/>
      <style:text-properties officeooo:paragraph-rsid="00c380e7"/>
    </style:style>
    <style:style style:name="P50" style:family="paragraph" style:parent-style-name="Text_20_body">
      <style:paragraph-properties fo:text-align="justify" style:justify-single-word="false" fo:padding="0in" fo:border="none" style:shadow="none" style:join-border="false"/>
      <style:text-properties officeooo:paragraph-rsid="00d2e70d"/>
    </style:style>
    <style:style style:name="P51" style:family="paragraph" style:parent-style-name="Text_20_body">
      <style:paragraph-properties fo:text-align="justify" style:justify-single-word="false" fo:padding="0in" fo:border="none" style:shadow="none" style:join-border="false"/>
      <style:text-properties officeooo:paragraph-rsid="00d4f210"/>
    </style:style>
    <style:style style:name="P52" style:family="paragraph" style:parent-style-name="Text_20_body">
      <style:paragraph-properties fo:text-align="justify" style:justify-single-word="false" fo:padding="0in" fo:border="none" style:shadow="none" style:join-border="false"/>
      <style:text-properties officeooo:paragraph-rsid="00d5f182"/>
    </style:style>
    <style:style style:name="P53" style:family="paragraph" style:parent-style-name="Text_20_body">
      <style:paragraph-properties fo:text-align="justify" style:justify-single-word="false" fo:padding="0in" fo:border="none" style:shadow="none" style:join-border="false"/>
      <style:text-properties officeooo:paragraph-rsid="00db2d22"/>
    </style:style>
    <style:style style:name="P54" style:family="paragraph" style:parent-style-name="Text_20_body">
      <style:paragraph-properties fo:text-align="justify" style:justify-single-word="false" fo:padding="0in" fo:border="none" style:shadow="none" style:join-border="false"/>
      <style:text-properties officeooo:paragraph-rsid="00e90811"/>
    </style:style>
    <style:style style:name="P55" style:family="paragraph" style:parent-style-name="Text_20_body">
      <style:paragraph-properties fo:text-align="justify" style:justify-single-word="false" fo:padding="0in" fo:border="none" style:shadow="none" style:join-border="false"/>
      <style:text-properties officeooo:paragraph-rsid="00f218dd"/>
    </style:style>
    <style:style style:name="P56" style:family="paragraph" style:parent-style-name="Text_20_body">
      <style:paragraph-properties fo:text-align="justify" style:justify-single-word="false" fo:padding="0in" fo:border="none" style:shadow="none" style:join-border="false"/>
      <style:text-properties officeooo:paragraph-rsid="00f33241"/>
    </style:style>
    <style:style style:name="P57" style:family="paragraph" style:parent-style-name="Text_20_body">
      <style:paragraph-properties fo:text-align="justify" style:justify-single-word="false" fo:padding="0in" fo:border="none" style:shadow="none" style:join-border="false"/>
      <style:text-properties officeooo:paragraph-rsid="00f815ef"/>
    </style:style>
    <style:style style:name="P58" style:family="paragraph" style:parent-style-name="Text_20_body">
      <style:paragraph-properties fo:text-align="justify" style:justify-single-word="false" fo:padding="0in" fo:border="none" style:shadow="none" style:join-border="false"/>
      <style:text-properties officeooo:paragraph-rsid="00fb9813"/>
    </style:style>
    <style:style style:name="P59" style:family="paragraph" style:parent-style-name="Text_20_body">
      <style:paragraph-properties fo:text-align="justify" style:justify-single-word="false" fo:padding="0in" fo:border="none" style:shadow="none" style:join-border="false"/>
      <style:text-properties officeooo:paragraph-rsid="010b12c3"/>
    </style:style>
    <style:style style:name="P60" style:family="paragraph" style:parent-style-name="Text_20_body">
      <style:paragraph-properties fo:text-align="justify" style:justify-single-word="false" fo:padding="0in" fo:border="none" style:shadow="none" style:join-border="false"/>
      <style:text-properties officeooo:paragraph-rsid="010d1478"/>
    </style:style>
    <style:style style:name="P61" style:family="paragraph" style:parent-style-name="Text_20_body">
      <style:paragraph-properties fo:text-align="justify" style:justify-single-word="false" fo:padding="0in" fo:border="none" style:shadow="none" style:join-border="false"/>
      <style:text-properties officeooo:paragraph-rsid="01118e12"/>
    </style:style>
    <style:style style:name="P62" style:family="paragraph" style:parent-style-name="Text_20_body">
      <style:paragraph-properties fo:text-align="justify" style:justify-single-word="false" fo:padding="0in" fo:border="none" style:shadow="none" style:join-border="false"/>
      <style:text-properties officeooo:paragraph-rsid="011271db"/>
    </style:style>
    <style:style style:name="P63" style:family="paragraph" style:parent-style-name="Text_20_body">
      <style:paragraph-properties fo:text-align="justify" style:justify-single-word="false" fo:padding="0in" fo:border="none" style:shadow="none" style:join-border="false"/>
      <style:text-properties officeooo:paragraph-rsid="01243c6c"/>
    </style:style>
    <style:style style:name="P64" style:family="paragraph" style:parent-style-name="Text_20_body">
      <style:paragraph-properties fo:text-align="justify" style:justify-single-word="false" fo:padding="0in" fo:border="none" style:shadow="none" style:join-border="false"/>
      <style:text-properties officeooo:paragraph-rsid="012a9346"/>
    </style:style>
    <style:style style:name="P65" style:family="paragraph" style:parent-style-name="Text_20_body">
      <style:paragraph-properties fo:text-align="justify" style:justify-single-word="false" fo:padding="0in" fo:border="none" style:shadow="none" style:join-border="false"/>
      <style:text-properties officeooo:paragraph-rsid="013048ec"/>
    </style:style>
    <style:style style:name="P66" style:family="paragraph" style:parent-style-name="Text_20_body">
      <style:paragraph-properties fo:text-align="justify" style:justify-single-word="false" fo:padding="0in" fo:border="none" style:shadow="none" style:join-border="false"/>
      <style:text-properties officeooo:paragraph-rsid="01323cc6"/>
    </style:style>
    <style:style style:name="P67" style:family="paragraph" style:parent-style-name="Text_20_body">
      <style:paragraph-properties fo:text-align="justify" style:justify-single-word="false" fo:padding="0in" fo:border="none" style:shadow="none" style:join-border="false"/>
      <style:text-properties officeooo:paragraph-rsid="0132cc47"/>
    </style:style>
    <style:style style:name="P68" style:family="paragraph" style:parent-style-name="Text_20_body">
      <style:paragraph-properties fo:text-align="justify" style:justify-single-word="false" fo:padding="0in" fo:border="none" style:shadow="none" style:join-border="false"/>
      <style:text-properties officeooo:paragraph-rsid="01349ca0"/>
    </style:style>
    <style:style style:name="P69" style:family="paragraph" style:parent-style-name="Text_20_body">
      <style:paragraph-properties fo:text-align="justify" style:justify-single-word="false" fo:padding="0in" fo:border="none" style:shadow="none" style:join-border="false"/>
      <style:text-properties officeooo:paragraph-rsid="013c5098"/>
    </style:style>
    <style:style style:name="P70" style:family="paragraph" style:parent-style-name="Text_20_body">
      <style:paragraph-properties fo:text-align="justify" style:justify-single-word="false" fo:padding="0in" fo:border="none" style:shadow="none" style:join-border="false"/>
      <style:text-properties officeooo:paragraph-rsid="0140b668"/>
    </style:style>
    <style:style style:name="P71" style:family="paragraph" style:parent-style-name="Text_20_body">
      <style:paragraph-properties fo:text-align="justify" style:justify-single-word="false" fo:padding="0in" fo:border="none" style:shadow="none" style:join-border="false"/>
      <style:text-properties officeooo:paragraph-rsid="014e6da5"/>
    </style:style>
    <style:style style:name="P72" style:family="paragraph" style:parent-style-name="Text_20_body">
      <style:paragraph-properties fo:text-align="justify" style:justify-single-word="false" fo:padding="0in" fo:border="none" style:shadow="none" style:join-border="false"/>
      <style:text-properties officeooo:paragraph-rsid="01554f58"/>
    </style:style>
    <style:style style:name="P73" style:family="paragraph" style:parent-style-name="Text_20_body">
      <style:paragraph-properties fo:text-align="justify" style:justify-single-word="false" fo:padding="0in" fo:border="none" style:shadow="none" style:join-border="false"/>
      <style:text-properties officeooo:paragraph-rsid="0157d221"/>
    </style:style>
    <style:style style:name="P74" style:family="paragraph" style:parent-style-name="Text_20_body">
      <style:paragraph-properties fo:text-align="justify" style:justify-single-word="false" fo:padding="0in" fo:border="none" style:shadow="none" style:join-border="false"/>
      <style:text-properties officeooo:paragraph-rsid="0136c255"/>
    </style:style>
    <style:style style:name="P75" style:family="paragraph" style:parent-style-name="Text_20_body">
      <style:paragraph-properties fo:text-align="justify" style:justify-single-word="false" fo:padding="0in" fo:border="none" style:shadow="none" style:join-border="false"/>
      <style:text-properties fo:background-color="#ffff00"/>
    </style:style>
    <style:style style:name="P76"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77" style:family="paragraph" style:parent-style-name="Text_20_body">
      <style:paragraph-properties fo:text-align="center" style:justify-single-word="false" fo:padding="0in" fo:border="none" style:shadow="none" style:join-border="false"/>
    </style:style>
    <style:style style:name="P78"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79"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80"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81"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82"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in" fo:border="none" style:shadow="none" style:join-border="false"/>
      <style:text-properties fo:background-color="transparent"/>
    </style:style>
    <style:style style:name="P84"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85" style:family="paragraph" style:parent-style-name="Text_20_body">
      <style:paragraph-properties fo:text-align="center" style:justify-single-word="false" fo:padding="0in" fo:border="none" style:shadow="none" style:join-border="false"/>
      <style:text-properties fo:background-color="transparent"/>
    </style:style>
    <style:style style:name="P86"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8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8"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9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9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9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9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9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9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9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98"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99"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00"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101"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102"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03"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04"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105"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106"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107"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108"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09"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10"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111"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12"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13"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14"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15"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116"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117"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118"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119" style:family="paragraph" style:parent-style-name="Text_20_body">
      <style:paragraph-properties fo:text-align="justify" style:justify-single-word="false" fo:padding="0in" fo:border="none" style:shadow="none" style:join-border="false"/>
      <style:text-properties fo:background-color="#00ccff"/>
    </style:style>
    <style:style style:name="P120"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121" style:family="paragraph" style:parent-style-name="Text_20_body">
      <style:paragraph-properties fo:text-align="justify" style:justify-single-word="false" fo:padding="0in" fo:border="none" style:shadow="none" style:join-border="false"/>
      <style:text-properties fo:background-color="#ffffff"/>
    </style:style>
    <style:style style:name="P122"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123" style:family="paragraph" style:parent-style-name="Text_20_body">
      <style:paragraph-properties fo:text-align="justify" style:justify-single-word="false" fo:padding="0in" fo:border="none" style:shadow="none" style:join-border="false"/>
      <style:text-properties fo:color="#0000ff"/>
    </style:style>
    <style:style style:name="P124"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1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126"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1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1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1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1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1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1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1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1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1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1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2aed4" officeooo:paragraph-rsid="0032aed4" fo:background-color="transparent"/>
    </style:style>
    <style:style style:name="P1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1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1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1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1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1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37e03" officeooo:paragraph-rsid="00437e03" fo:background-color="transparent"/>
    </style:style>
    <style:style style:name="P1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1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1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1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1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1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87d45" officeooo:paragraph-rsid="00587d45" fo:background-color="transparent"/>
    </style:style>
    <style:style style:name="P1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1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1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1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ca0d1" officeooo:paragraph-rsid="005ca0d1" fo:background-color="transparent"/>
    </style:style>
    <style:style style:name="P1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1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1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1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1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1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1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16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1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1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1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8476c" officeooo:paragraph-rsid="00b8476c" fo:background-color="transparent"/>
    </style:style>
    <style:style style:name="P1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1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1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1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1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1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1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1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1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1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1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1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1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1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1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1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1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815ef" officeooo:paragraph-rsid="00f815ef" fo:background-color="transparent"/>
    </style:style>
    <style:style style:name="P1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1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1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1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1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1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1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1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1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1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1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91b87" officeooo:paragraph-rsid="01191b87" fo:background-color="transparent"/>
    </style:style>
    <style:style style:name="P1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1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1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1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1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1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e6da5" officeooo:paragraph-rsid="014e6da5" fo:background-color="transparent"/>
    </style:style>
    <style:style style:name="P1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1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2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2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2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2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2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2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2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207"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208"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209"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210" style:family="paragraph" style:parent-style-name="Text_20_body">
      <style:paragraph-properties fo:text-align="justify" style:justify-single-word="false" fo:padding="0in" fo:border="none" style:shadow="none" style:join-border="false"/>
      <style:text-properties officeooo:rsid="002d4f2b" officeooo:paragraph-rsid="002d4f2b"/>
    </style:style>
    <style:style style:name="P211"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212"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213"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214" style:family="paragraph" style:parent-style-name="Text_20_body">
      <style:paragraph-properties fo:text-align="justify" style:justify-single-word="false" fo:padding="0in" fo:border="none" style:shadow="none" style:join-border="false"/>
      <style:text-properties officeooo:rsid="00437e03" officeooo:paragraph-rsid="00437e03"/>
    </style:style>
    <style:style style:name="P215" style:family="paragraph" style:parent-style-name="Text_20_body">
      <style:paragraph-properties fo:text-align="center" style:justify-single-word="false" fo:padding="0in" fo:border="none" style:shadow="none" style:join-border="false"/>
      <style:text-properties officeooo:rsid="00437e03" officeooo:paragraph-rsid="00437e03"/>
    </style:style>
    <style:style style:name="P216"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217"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218"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219"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220"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221"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222"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223"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224"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225"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226"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227"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228"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229" style:family="paragraph" style:parent-style-name="Text_20_body">
      <style:paragraph-properties fo:text-align="justify" style:justify-single-word="false" fo:padding="0in" fo:border="none" style:shadow="none" style:join-border="false"/>
      <style:text-properties officeooo:rsid="00e44253" officeooo:paragraph-rsid="00e58c63"/>
    </style:style>
    <style:style style:name="P230"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231"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232"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233"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234"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235"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236"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237"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238"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239" style:family="paragraph" style:parent-style-name="Text_20_body">
      <style:paragraph-properties fo:text-align="justify" style:justify-single-word="false" fo:padding="0in" fo:border="none" style:shadow="none" style:join-border="false"/>
      <style:text-properties officeooo:rsid="01349ca0" officeooo:paragraph-rsid="01349ca0"/>
    </style:style>
    <style:style style:name="P240" style:family="paragraph" style:parent-style-name="Text_20_body">
      <style:paragraph-properties fo:text-align="justify" style:justify-single-word="false" fo:padding="0in" fo:border="none" style:shadow="none" style:join-border="false"/>
      <style:text-properties officeooo:rsid="0140b668" officeooo:paragraph-rsid="0140b668"/>
    </style:style>
    <style:style style:name="P241" style:family="paragraph" style:parent-style-name="Text_20_body">
      <style:paragraph-properties fo:text-align="justify" style:justify-single-word="false" fo:padding="0in" fo:border="none" style:shadow="none" style:join-border="false"/>
      <style:text-properties officeooo:rsid="01412d7c" officeooo:paragraph-rsid="01412d7c"/>
    </style:style>
    <style:style style:name="P242"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243"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244"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245"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46"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247"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24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2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250"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51"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252" style:family="paragraph" style:parent-style-name="Heading_20_1">
      <style:paragraph-properties fo:text-align="center" style:justify-single-word="false"/>
    </style:style>
    <style:style style:name="P253"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254" style:family="paragraph" style:parent-style-name="Heading_20_2">
      <style:paragraph-properties fo:text-align="center" style:justify-single-word="false"/>
    </style:style>
    <style:style style:name="P255" style:family="paragraph" style:parent-style-name="Heading_20_2">
      <style:paragraph-properties fo:text-align="center" style:justify-single-word="false"/>
      <style:text-properties fo:language="ru" fo:country="RU"/>
    </style:style>
    <style:style style:name="P256" style:family="paragraph" style:parent-style-name="Text_20_body">
      <style:paragraph-properties fo:text-align="justify" style:justify-single-word="false" fo:padding="0in" fo:border="none" style:shadow="none" style:join-border="false"/>
      <style:text-properties officeooo:paragraph-rsid="0163ef60"/>
    </style:style>
    <style:style style:name="P257" style:family="paragraph" style:parent-style-name="Text_20_body">
      <style:paragraph-properties fo:text-align="justify" style:justify-single-word="false" fo:padding="0in" fo:border="none" style:shadow="none" style:join-border="false"/>
      <style:text-properties officeooo:paragraph-rsid="013d04c6"/>
    </style:style>
    <style:style style:name="P258" style:family="paragraph" style:parent-style-name="Text_20_body">
      <style:paragraph-properties fo:text-align="justify" style:justify-single-word="false" fo:padding="0in" fo:border="none" style:shadow="none" style:join-border="false"/>
      <style:text-properties officeooo:rsid="0163ef60" officeooo:paragraph-rsid="0163ef60"/>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8aac0e" fo:background-color="#ffff00" loext:char-shading-value="0"/>
    </style:style>
    <style:style style:name="T6" style:family="text">
      <style:text-properties officeooo:rsid="008dfe6d" fo:background-color="#ffff00" loext:char-shading-value="0"/>
    </style:style>
    <style:style style:name="T7" style:family="text">
      <style:text-properties officeooo:rsid="008fa479" fo:background-color="#ffff00" loext:char-shading-value="0"/>
    </style:style>
    <style:style style:name="T8" style:family="text">
      <style:text-properties officeooo:rsid="0090f4a7" fo:background-color="#ffff00" loext:char-shading-value="0"/>
    </style:style>
    <style:style style:name="T9" style:family="text">
      <style:text-properties officeooo:rsid="00922691" fo:background-color="#ffff00" loext:char-shading-value="0"/>
    </style:style>
    <style:style style:name="T10" style:family="text">
      <style:text-properties officeooo:rsid="0093d582" fo:background-color="#ffff00" loext:char-shading-value="0"/>
    </style:style>
    <style:style style:name="T11" style:family="text">
      <style:text-properties officeooo:rsid="0094e572" fo:background-color="#ffff00" loext:char-shading-value="0"/>
    </style:style>
    <style:style style:name="T12" style:family="text">
      <style:text-properties style:use-window-font-color="true" fo:background-color="transparent" loext:char-shading-value="0"/>
    </style:style>
    <style:style style:name="T13" style:family="text">
      <style:text-properties style:use-window-font-color="true" fo:language="ru" fo:country="RU"/>
    </style:style>
    <style:style style:name="T14" style:family="text">
      <style:text-properties style:use-window-font-color="true" fo:language="ru" fo:country="RU" fo:font-style="normal" fo:font-weight="normal" style:font-style-asian="normal" style:font-weight-asian="normal" style:font-style-complex="normal" style:font-weight-complex="normal"/>
    </style:style>
    <style:style style:name="T15" style:family="text">
      <style:text-properties style:use-window-font-color="true" fo:language="ru" fo:country="RU" fo:font-weight="normal" style:font-weight-asian="normal" style:font-weight-complex="normal"/>
    </style:style>
    <style:style style:name="T16" style:family="text">
      <style:text-properties style:use-window-font-color="true" fo:language="ru" fo:country="RU" fo:font-weight="normal" fo:background-color="#ffff00" loext:char-shading-value="0" style:font-weight-asian="normal" style:font-weight-complex="normal"/>
    </style:style>
    <style:style style:name="T17" style:family="text">
      <style:text-properties style:use-window-font-color="true" fo:language="uk" fo:country="UA"/>
    </style:style>
    <style:style style:name="T18" style:family="text">
      <style:text-properties style:use-window-font-color="true" fo:language="uk" fo:country="UA" fo:font-weight="normal" style:font-weight-asian="normal" style:font-weight-complex="normal"/>
    </style:style>
    <style:style style:name="T19" style:family="text">
      <style:text-properties style:use-window-font-color="true" fo:language="uk" fo:country="UA" fo:font-style="normal" fo:font-weight="normal" style:font-style-asian="normal" style:font-weight-asian="normal" style:font-style-complex="normal" style:font-weight-complex="normal"/>
    </style:style>
    <style:style style:name="T20" style:family="text">
      <style:text-properties style:use-window-font-color="true" fo:background-color="#ffff00" loext:char-shading-value="0"/>
    </style:style>
    <style:style style:name="T21" style:family="text">
      <style:text-properties style:use-window-font-color="true" fo:background-color="#ff00cc" loext:char-shading-value="0"/>
    </style:style>
    <style:style style:name="T22" style:family="text">
      <style:text-properties style:use-window-font-color="true" style:text-line-through-style="none" style:text-line-through-type="none" fo:language="ru" fo:country="RU" fo:background-color="transparent" loext:char-shading-value="0"/>
    </style:style>
    <style:style style:name="T23" style:family="text">
      <style:text-properties style:use-window-font-color="true" style:text-line-through-style="none" style:text-line-through-type="none" fo:language="ru" fo:country="RU" officeooo:rsid="007e0672" fo:background-color="transparent" loext:char-shading-value="0"/>
    </style:style>
    <style:style style:name="T24" style:family="text">
      <style:text-properties style:use-window-font-color="true" style:text-line-through-style="none" style:text-line-through-type="none" fo:language="ru" fo:country="RU" officeooo:rsid="00976a92" fo:background-color="transparent" loext:char-shading-value="0"/>
    </style:style>
    <style:style style:name="T25" style:family="text">
      <style:text-properties style:use-window-font-color="true" style:text-line-through-style="none" style:text-line-through-type="none" fo:language="ru" fo:country="RU" officeooo:rsid="009d5f0f" fo:background-color="transparent" loext:char-shading-value="0"/>
    </style:style>
    <style:style style:name="T26" style:family="text">
      <style:text-properties style:use-window-font-color="true" style:text-line-through-style="none" style:text-line-through-type="none" fo:language="ru" fo:country="RU" officeooo:rsid="0098c73a" fo:background-color="transparent" loext:char-shading-value="0"/>
    </style:style>
    <style:style style:name="T27" style:family="text">
      <style:text-properties style:use-window-font-color="true" style:text-line-through-style="none" style:text-line-through-type="none" fo:language="ru" fo:country="RU" officeooo:rsid="009ea161" fo:background-color="transparent" loext:char-shading-value="0"/>
    </style:style>
    <style:style style:name="T28" style:family="text">
      <style:text-properties style:use-window-font-color="true" style:text-line-through-style="none" style:text-line-through-type="none" fo:language="ru" fo:country="RU" officeooo:rsid="00a5c35c" fo:background-color="transparent" loext:char-shading-value="0"/>
    </style:style>
    <style:style style:name="T29" style:family="text">
      <style:text-properties style:use-window-font-color="true" style:text-line-through-style="none" style:text-line-through-type="none" fo:language="ru" fo:country="RU" officeooo:rsid="009a2491" fo:background-color="transparent" loext:char-shading-value="0"/>
    </style:style>
    <style:style style:name="T30" style:family="text">
      <style:text-properties style:use-window-font-color="true" style:text-line-through-style="none" style:text-line-through-type="none" fo:language="ru" fo:country="RU" officeooo:rsid="009bd004" fo:background-color="transparent" loext:char-shading-value="0"/>
    </style:style>
    <style:style style:name="T31" style:family="text">
      <style:text-properties style:use-window-font-color="true" style:text-line-through-style="none" style:text-line-through-type="none" fo:language="ru" fo:country="RU" officeooo:rsid="009f0f90" fo:background-color="transparent" loext:char-shading-value="0"/>
    </style:style>
    <style:style style:name="T32" style:family="text">
      <style:text-properties style:use-window-font-color="true" style:text-line-through-style="none" style:text-line-through-type="none" fo:language="ru" fo:country="RU" officeooo:rsid="009d36b9" fo:background-color="transparent" loext:char-shading-value="0"/>
    </style:style>
    <style:style style:name="T33" style:family="text">
      <style:text-properties style:use-window-font-color="true" style:text-line-through-style="none" style:text-line-through-type="none" fo:language="ru" fo:country="RU" officeooo:rsid="00b1b6bb" fo:background-color="transparent" loext:char-shading-value="0"/>
    </style:style>
    <style:style style:name="T34" style:family="text">
      <style:text-properties style:use-window-font-color="true" style:text-line-through-style="none" style:text-line-through-type="none" fo:language="ru" fo:country="RU" officeooo:rsid="00a09677" fo:background-color="transparent" loext:char-shading-value="0"/>
    </style:style>
    <style:style style:name="T35"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36"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37"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38"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39" style:family="text">
      <style:text-properties fo:font-weight="bold" style:font-weight-asian="bold" style:font-weight-complex="bold"/>
    </style:style>
    <style:style style:name="T40" style:family="text">
      <style:text-properties fo:background-color="#ffffff" loext:char-shading-value="0"/>
    </style:style>
    <style:style style:name="T41" style:family="text">
      <style:text-properties fo:language="ru" fo:country="RU"/>
    </style:style>
    <style:style style:name="T42" style:family="text">
      <style:text-properties fo:language="ru" fo:country="RU" fo:background-color="#ffff00" loext:char-shading-value="0"/>
    </style:style>
    <style:style style:name="T43" style:family="text">
      <style:text-properties fo:language="ru" fo:country="RU" fo:font-style="italic" fo:background-color="transparent" loext:char-shading-value="0" style:font-style-asian="italic" style:font-style-complex="italic"/>
    </style:style>
    <style:style style:name="T44" style:family="text">
      <style:text-properties fo:language="ru" fo:country="RU" fo:font-style="italic" officeooo:rsid="00aa486f" fo:background-color="transparent" loext:char-shading-value="0" style:font-style-asian="italic" style:font-style-complex="italic"/>
    </style:style>
    <style:style style:name="T45" style:family="text">
      <style:text-properties fo:language="ru" fo:country="RU" fo:font-style="italic" fo:background-color="#ffff00" loext:char-shading-value="0" style:font-style-asian="italic" style:font-style-complex="italic"/>
    </style:style>
    <style:style style:name="T46" style:family="text">
      <style:text-properties fo:language="ru" fo:country="RU" fo:font-style="italic" officeooo:rsid="008e623f" fo:background-color="#ffff00" loext:char-shading-value="0" style:font-style-asian="italic" style:font-style-complex="italic"/>
    </style:style>
    <style:style style:name="T47" style:family="text">
      <style:text-properties fo:language="ru" fo:country="RU" fo:font-style="italic" officeooo:rsid="0090048c" fo:background-color="#ffff00" loext:char-shading-value="0" style:font-style-asian="italic" style:font-style-complex="italic"/>
    </style:style>
    <style:style style:name="T48" style:family="text">
      <style:text-properties fo:language="ru" fo:country="RU" fo:font-style="italic" officeooo:rsid="00ac7897" fo:background-color="#ffff00" loext:char-shading-value="0" style:font-style-asian="italic" style:font-style-complex="italic"/>
    </style:style>
    <style:style style:name="T49" style:family="text">
      <style:text-properties fo:language="ru" fo:country="RU" fo:font-style="italic" officeooo:rsid="00ad2daf" fo:background-color="#ffff00" loext:char-shading-value="0" style:font-style-asian="italic" style:font-style-complex="italic"/>
    </style:style>
    <style:style style:name="T50" style:family="text">
      <style:text-properties fo:language="ru" fo:country="RU" fo:font-style="italic" officeooo:rsid="00aecc6d" fo:background-color="#ffff00" loext:char-shading-value="0" style:font-style-asian="italic" style:font-style-complex="italic"/>
    </style:style>
    <style:style style:name="T51" style:family="text">
      <style:text-properties fo:language="ru" fo:country="RU" fo:background-color="transparent" loext:char-shading-value="0"/>
    </style:style>
    <style:style style:name="T52" style:family="text">
      <style:text-properties fo:language="ru" fo:country="RU" fo:font-style="normal" fo:background-color="transparent" loext:char-shading-value="0" style:font-style-asian="normal" style:font-style-complex="normal"/>
    </style:style>
    <style:style style:name="T53" style:family="text">
      <style:text-properties fo:language="ru" fo:country="RU" fo:font-style="normal" officeooo:rsid="006c9b70" fo:background-color="transparent" loext:char-shading-value="0" style:font-style-asian="normal" style:font-style-complex="normal"/>
    </style:style>
    <style:style style:name="T54" style:family="text">
      <style:text-properties fo:language="ru" fo:country="RU" fo:font-style="normal" fo:background-color="#ffff00" loext:char-shading-value="0" style:font-style-asian="normal" style:font-style-complex="normal"/>
    </style:style>
    <style:style style:name="T55" style:family="text">
      <style:text-properties style:text-line-through-style="solid" style:text-line-through-type="single"/>
    </style:style>
    <style:style style:name="T56" style:family="text">
      <style:text-properties style:text-line-through-style="solid" style:text-line-through-type="single" officeooo:rsid="0087ae81"/>
    </style:style>
    <style:style style:name="T57" style:family="text">
      <style:text-properties fo:language="en" fo:country="US"/>
    </style:style>
    <style:style style:name="T58" style:family="text">
      <style:text-properties style:text-line-through-style="none" style:text-line-through-type="none" fo:language="ru" fo:country="RU" fo:background-color="transparent" loext:char-shading-value="0"/>
    </style:style>
    <style:style style:name="T59" style:family="text">
      <style:text-properties style:text-line-through-style="none" style:text-line-through-type="none" fo:language="ru" fo:country="RU" officeooo:rsid="000f7c7a" fo:background-color="transparent" loext:char-shading-value="0"/>
    </style:style>
    <style:style style:name="T60" style:family="text">
      <style:text-properties style:text-line-through-style="none" style:text-line-through-type="none" fo:language="ru" fo:country="RU" officeooo:rsid="00117302" fo:background-color="transparent" loext:char-shading-value="0"/>
    </style:style>
    <style:style style:name="T61" style:family="text">
      <style:text-properties style:text-line-through-style="none" style:text-line-through-type="none" fo:language="ru" fo:country="RU" officeooo:rsid="0012a933" fo:background-color="transparent" loext:char-shading-value="0"/>
    </style:style>
    <style:style style:name="T62" style:family="text">
      <style:text-properties style:text-line-through-style="none" style:text-line-through-type="none" fo:language="ru" fo:country="RU" officeooo:rsid="0014a904" fo:background-color="transparent" loext:char-shading-value="0"/>
    </style:style>
    <style:style style:name="T63" style:family="text">
      <style:text-properties style:text-line-through-style="none" style:text-line-through-type="none" fo:language="ru" fo:country="RU" officeooo:rsid="0015ad2c" fo:background-color="transparent" loext:char-shading-value="0"/>
    </style:style>
    <style:style style:name="T64" style:family="text">
      <style:text-properties style:text-line-through-style="none" style:text-line-through-type="none" fo:language="ru" fo:country="RU" officeooo:rsid="0016533d" fo:background-color="transparent" loext:char-shading-value="0"/>
    </style:style>
    <style:style style:name="T65" style:family="text">
      <style:text-properties style:text-line-through-style="none" style:text-line-through-type="none" fo:language="ru" fo:country="RU" officeooo:rsid="0018426e" fo:background-color="transparent" loext:char-shading-value="0"/>
    </style:style>
    <style:style style:name="T66" style:family="text">
      <style:text-properties style:text-line-through-style="none" style:text-line-through-type="none" fo:language="ru" fo:country="RU" officeooo:rsid="001bd503" fo:background-color="transparent" loext:char-shading-value="0"/>
    </style:style>
    <style:style style:name="T67" style:family="text">
      <style:text-properties style:text-line-through-style="none" style:text-line-through-type="none" fo:language="ru" fo:country="RU" officeooo:rsid="001bef74" fo:background-color="transparent" loext:char-shading-value="0"/>
    </style:style>
    <style:style style:name="T68" style:family="text">
      <style:text-properties style:text-line-through-style="none" style:text-line-through-type="none" fo:language="ru" fo:country="RU" officeooo:rsid="001c925e" fo:background-color="transparent" loext:char-shading-value="0"/>
    </style:style>
    <style:style style:name="T69" style:family="text">
      <style:text-properties style:text-line-through-style="none" style:text-line-through-type="none" fo:language="ru" fo:country="RU" officeooo:rsid="001f108c" fo:background-color="transparent" loext:char-shading-value="0"/>
    </style:style>
    <style:style style:name="T70" style:family="text">
      <style:text-properties style:text-line-through-style="none" style:text-line-through-type="none" fo:language="ru" fo:country="RU" officeooo:rsid="001fd394" fo:background-color="transparent" loext:char-shading-value="0"/>
    </style:style>
    <style:style style:name="T71" style:family="text">
      <style:text-properties style:text-line-through-style="none" style:text-line-through-type="none" fo:language="ru" fo:country="RU" officeooo:rsid="00218e44" fo:background-color="transparent" loext:char-shading-value="0"/>
    </style:style>
    <style:style style:name="T72" style:family="text">
      <style:text-properties style:text-line-through-style="none" style:text-line-through-type="none" fo:language="ru" fo:country="RU" officeooo:rsid="00234c58" fo:background-color="transparent" loext:char-shading-value="0"/>
    </style:style>
    <style:style style:name="T73" style:family="text">
      <style:text-properties style:text-line-through-style="none" style:text-line-through-type="none" fo:language="ru" fo:country="RU" officeooo:rsid="00240b24" fo:background-color="transparent" loext:char-shading-value="0"/>
    </style:style>
    <style:style style:name="T74" style:family="text">
      <style:text-properties style:text-line-through-style="none" style:text-line-through-type="none" fo:language="ru" fo:country="RU" officeooo:rsid="001dff8b" fo:background-color="transparent" loext:char-shading-value="0"/>
    </style:style>
    <style:style style:name="T75" style:family="text">
      <style:text-properties style:text-line-through-style="none" style:text-line-through-type="none" fo:language="ru" fo:country="RU" officeooo:rsid="001ebd27" fo:background-color="transparent" loext:char-shading-value="0"/>
    </style:style>
    <style:style style:name="T76" style:family="text">
      <style:text-properties style:text-line-through-style="none" style:text-line-through-type="none" fo:language="ru" fo:country="RU" officeooo:rsid="00263151" fo:background-color="transparent" loext:char-shading-value="0"/>
    </style:style>
    <style:style style:name="T77" style:family="text">
      <style:text-properties style:text-line-through-style="none" style:text-line-through-type="none" fo:language="ru" fo:country="RU" officeooo:rsid="0026dacd" fo:background-color="transparent" loext:char-shading-value="0"/>
    </style:style>
    <style:style style:name="T78" style:family="text">
      <style:text-properties style:text-line-through-style="none" style:text-line-through-type="none" fo:language="ru" fo:country="RU" officeooo:rsid="0027eccd" fo:background-color="transparent" loext:char-shading-value="0"/>
    </style:style>
    <style:style style:name="T79" style:family="text">
      <style:text-properties style:text-line-through-style="none" style:text-line-through-type="none" fo:language="ru" fo:country="RU" officeooo:rsid="00294f8f" fo:background-color="transparent" loext:char-shading-value="0"/>
    </style:style>
    <style:style style:name="T80" style:family="text">
      <style:text-properties style:text-line-through-style="none" style:text-line-through-type="none" fo:language="ru" fo:country="RU" officeooo:rsid="002a4e83" fo:background-color="transparent" loext:char-shading-value="0"/>
    </style:style>
    <style:style style:name="T81" style:family="text">
      <style:text-properties style:text-line-through-style="none" style:text-line-through-type="none" fo:language="ru" fo:country="RU" officeooo:rsid="002a505c" fo:background-color="transparent" loext:char-shading-value="0"/>
    </style:style>
    <style:style style:name="T82" style:family="text">
      <style:text-properties style:text-line-through-style="none" style:text-line-through-type="none" fo:language="ru" fo:country="RU" officeooo:rsid="002b50f4" fo:background-color="transparent" loext:char-shading-value="0"/>
    </style:style>
    <style:style style:name="T83" style:family="text">
      <style:text-properties style:text-line-through-style="none" style:text-line-through-type="none" fo:language="ru" fo:country="RU" officeooo:rsid="002bc701" fo:background-color="transparent" loext:char-shading-value="0"/>
    </style:style>
    <style:style style:name="T84" style:family="text">
      <style:text-properties style:text-line-through-style="none" style:text-line-through-type="none" fo:language="ru" fo:country="RU" officeooo:rsid="002c32ea" fo:background-color="transparent" loext:char-shading-value="0"/>
    </style:style>
    <style:style style:name="T85" style:family="text">
      <style:text-properties style:text-line-through-style="none" style:text-line-through-type="none" fo:language="ru" fo:country="RU" officeooo:rsid="002ed946" fo:background-color="transparent" loext:char-shading-value="0"/>
    </style:style>
    <style:style style:name="T86" style:family="text">
      <style:text-properties style:text-line-through-style="none" style:text-line-through-type="none" fo:language="ru" fo:country="RU" officeooo:rsid="0032aed4" fo:background-color="transparent" loext:char-shading-value="0"/>
    </style:style>
    <style:style style:name="T87" style:family="text">
      <style:text-properties style:text-line-through-style="none" style:text-line-through-type="none" fo:language="ru" fo:country="RU" officeooo:rsid="0032f218" fo:background-color="transparent" loext:char-shading-value="0"/>
    </style:style>
    <style:style style:name="T88" style:family="text">
      <style:text-properties style:text-line-through-style="none" style:text-line-through-type="none" fo:language="ru" fo:country="RU" officeooo:rsid="00334e96" fo:background-color="transparent" loext:char-shading-value="0"/>
    </style:style>
    <style:style style:name="T89" style:family="text">
      <style:text-properties style:text-line-through-style="none" style:text-line-through-type="none" fo:language="ru" fo:country="RU" officeooo:rsid="00348d17" fo:background-color="transparent" loext:char-shading-value="0"/>
    </style:style>
    <style:style style:name="T90" style:family="text">
      <style:text-properties style:text-line-through-style="none" style:text-line-through-type="none" fo:language="ru" fo:country="RU" officeooo:rsid="00364fbe" fo:background-color="transparent" loext:char-shading-value="0"/>
    </style:style>
    <style:style style:name="T91" style:family="text">
      <style:text-properties style:text-line-through-style="none" style:text-line-through-type="none" fo:language="ru" fo:country="RU" officeooo:rsid="00380dd4" fo:background-color="transparent" loext:char-shading-value="0"/>
    </style:style>
    <style:style style:name="T92" style:family="text">
      <style:text-properties style:text-line-through-style="none" style:text-line-through-type="none" fo:language="ru" fo:country="RU" officeooo:rsid="00398145" fo:background-color="transparent" loext:char-shading-value="0"/>
    </style:style>
    <style:style style:name="T93" style:family="text">
      <style:text-properties style:text-line-through-style="none" style:text-line-through-type="none" fo:language="ru" fo:country="RU" officeooo:rsid="003b624f" fo:background-color="transparent" loext:char-shading-value="0"/>
    </style:style>
    <style:style style:name="T94" style:family="text">
      <style:text-properties style:text-line-through-style="none" style:text-line-through-type="none" fo:language="ru" fo:country="RU" officeooo:rsid="003b902c" fo:background-color="transparent" loext:char-shading-value="0"/>
    </style:style>
    <style:style style:name="T95" style:family="text">
      <style:text-properties style:text-line-through-style="none" style:text-line-through-type="none" fo:language="ru" fo:country="RU" officeooo:rsid="003cc1d9" fo:background-color="transparent" loext:char-shading-value="0"/>
    </style:style>
    <style:style style:name="T96" style:family="text">
      <style:text-properties style:text-line-through-style="none" style:text-line-through-type="none" fo:language="ru" fo:country="RU" officeooo:rsid="003e106f" fo:background-color="transparent" loext:char-shading-value="0"/>
    </style:style>
    <style:style style:name="T97" style:family="text">
      <style:text-properties style:text-line-through-style="none" style:text-line-through-type="none" fo:language="ru" fo:country="RU" officeooo:rsid="003ebfcd" fo:background-color="transparent" loext:char-shading-value="0"/>
    </style:style>
    <style:style style:name="T98" style:family="text">
      <style:text-properties style:text-line-through-style="none" style:text-line-through-type="none" fo:language="ru" fo:country="RU" officeooo:rsid="00403599" fo:background-color="transparent" loext:char-shading-value="0"/>
    </style:style>
    <style:style style:name="T99" style:family="text">
      <style:text-properties style:text-line-through-style="none" style:text-line-through-type="none" fo:language="ru" fo:country="RU" officeooo:rsid="0040b3ad" fo:background-color="transparent" loext:char-shading-value="0"/>
    </style:style>
    <style:style style:name="T100" style:family="text">
      <style:text-properties style:text-line-through-style="none" style:text-line-through-type="none" fo:language="ru" fo:country="RU" officeooo:rsid="0041b01b" fo:background-color="transparent" loext:char-shading-value="0"/>
    </style:style>
    <style:style style:name="T101" style:family="text">
      <style:text-properties style:text-line-through-style="none" style:text-line-through-type="none" fo:language="ru" fo:country="RU" officeooo:rsid="0040eeb4" fo:background-color="transparent" loext:char-shading-value="0"/>
    </style:style>
    <style:style style:name="T102" style:family="text">
      <style:text-properties style:text-line-through-style="none" style:text-line-through-type="none" fo:language="ru" fo:country="RU" officeooo:rsid="0042c281" fo:background-color="transparent" loext:char-shading-value="0"/>
    </style:style>
    <style:style style:name="T103" style:family="text">
      <style:text-properties style:text-line-through-style="none" style:text-line-through-type="none" fo:language="ru" fo:country="RU" officeooo:rsid="00458c95" fo:background-color="transparent" loext:char-shading-value="0"/>
    </style:style>
    <style:style style:name="T104" style:family="text">
      <style:text-properties style:text-line-through-style="none" style:text-line-through-type="none" fo:language="ru" fo:country="RU" officeooo:rsid="00470b8d" fo:background-color="transparent" loext:char-shading-value="0"/>
    </style:style>
    <style:style style:name="T105" style:family="text">
      <style:text-properties style:text-line-through-style="none" style:text-line-through-type="none" fo:language="ru" fo:country="RU" officeooo:rsid="0047e2d9" fo:background-color="transparent" loext:char-shading-value="0"/>
    </style:style>
    <style:style style:name="T106" style:family="text">
      <style:text-properties style:text-line-through-style="none" style:text-line-through-type="none" fo:language="ru" fo:country="RU" officeooo:rsid="004a50f9" fo:background-color="transparent" loext:char-shading-value="0"/>
    </style:style>
    <style:style style:name="T107" style:family="text">
      <style:text-properties style:text-line-through-style="none" style:text-line-through-type="none" fo:language="ru" fo:country="RU" officeooo:rsid="004ba713" fo:background-color="transparent" loext:char-shading-value="0"/>
    </style:style>
    <style:style style:name="T108" style:family="text">
      <style:text-properties style:text-line-through-style="none" style:text-line-through-type="none" fo:language="ru" fo:country="RU" officeooo:rsid="004c5d98" fo:background-color="transparent" loext:char-shading-value="0"/>
    </style:style>
    <style:style style:name="T109" style:family="text">
      <style:text-properties style:text-line-through-style="none" style:text-line-through-type="none" fo:language="ru" fo:country="RU" officeooo:rsid="004e551c" fo:background-color="transparent" loext:char-shading-value="0"/>
    </style:style>
    <style:style style:name="T110" style:family="text">
      <style:text-properties style:text-line-through-style="none" style:text-line-through-type="none" fo:language="ru" fo:country="RU" officeooo:rsid="004f7ace" fo:background-color="transparent" loext:char-shading-value="0"/>
    </style:style>
    <style:style style:name="T111" style:family="text">
      <style:text-properties style:text-line-through-style="none" style:text-line-through-type="none" fo:language="ru" fo:country="RU" officeooo:rsid="00510860" fo:background-color="transparent" loext:char-shading-value="0"/>
    </style:style>
    <style:style style:name="T112" style:family="text">
      <style:text-properties style:text-line-through-style="none" style:text-line-through-type="none" fo:language="ru" fo:country="RU" officeooo:rsid="0052099c" fo:background-color="transparent" loext:char-shading-value="0"/>
    </style:style>
    <style:style style:name="T113" style:family="text">
      <style:text-properties style:text-line-through-style="none" style:text-line-through-type="none" fo:language="ru" fo:country="RU" officeooo:rsid="0052ba96" fo:background-color="transparent" loext:char-shading-value="0"/>
    </style:style>
    <style:style style:name="T114" style:family="text">
      <style:text-properties style:text-line-through-style="none" style:text-line-through-type="none" fo:language="ru" fo:country="RU" officeooo:rsid="0053d733" fo:background-color="transparent" loext:char-shading-value="0"/>
    </style:style>
    <style:style style:name="T115" style:family="text">
      <style:text-properties style:text-line-through-style="none" style:text-line-through-type="none" fo:language="ru" fo:country="RU" officeooo:rsid="0055b7ca" fo:background-color="transparent" loext:char-shading-value="0"/>
    </style:style>
    <style:style style:name="T116" style:family="text">
      <style:text-properties style:text-line-through-style="none" style:text-line-through-type="none" fo:language="ru" fo:country="RU" officeooo:rsid="00560ef9" fo:background-color="transparent" loext:char-shading-value="0"/>
    </style:style>
    <style:style style:name="T117" style:family="text">
      <style:text-properties style:text-line-through-style="none" style:text-line-through-type="none" fo:language="ru" fo:country="RU" officeooo:rsid="00570795" fo:background-color="transparent" loext:char-shading-value="0"/>
    </style:style>
    <style:style style:name="T118" style:family="text">
      <style:text-properties style:text-line-through-style="none" style:text-line-through-type="none" fo:language="ru" fo:country="RU" officeooo:rsid="0057b598" fo:background-color="transparent" loext:char-shading-value="0"/>
    </style:style>
    <style:style style:name="T119" style:family="text">
      <style:text-properties style:text-line-through-style="none" style:text-line-through-type="none" fo:language="ru" fo:country="RU" officeooo:rsid="00590d78" fo:background-color="transparent" loext:char-shading-value="0"/>
    </style:style>
    <style:style style:name="T120" style:family="text">
      <style:text-properties style:text-line-through-style="none" style:text-line-through-type="none" fo:language="ru" fo:country="RU" officeooo:rsid="005a6737" fo:background-color="transparent" loext:char-shading-value="0"/>
    </style:style>
    <style:style style:name="T121" style:family="text">
      <style:text-properties style:text-line-through-style="none" style:text-line-through-type="none" fo:language="ru" fo:country="RU" officeooo:rsid="005ca0d1" fo:background-color="transparent" loext:char-shading-value="0"/>
    </style:style>
    <style:style style:name="T122" style:family="text">
      <style:text-properties style:text-line-through-style="none" style:text-line-through-type="none" fo:language="ru" fo:country="RU" officeooo:rsid="005d2ca4" fo:background-color="transparent" loext:char-shading-value="0"/>
    </style:style>
    <style:style style:name="T123" style:family="text">
      <style:text-properties style:text-line-through-style="none" style:text-line-through-type="none" fo:language="ru" fo:country="RU" officeooo:rsid="00627611" fo:background-color="transparent" loext:char-shading-value="0"/>
    </style:style>
    <style:style style:name="T124" style:family="text">
      <style:text-properties style:text-line-through-style="none" style:text-line-through-type="none" fo:language="ru" fo:country="RU" officeooo:rsid="0063f5c6" fo:background-color="transparent" loext:char-shading-value="0"/>
    </style:style>
    <style:style style:name="T125" style:family="text">
      <style:text-properties style:text-line-through-style="none" style:text-line-through-type="none" fo:language="ru" fo:country="RU" officeooo:rsid="00656735" fo:background-color="transparent" loext:char-shading-value="0"/>
    </style:style>
    <style:style style:name="T126" style:family="text">
      <style:text-properties style:text-line-through-style="none" style:text-line-through-type="none" fo:language="ru" fo:country="RU" officeooo:rsid="006655e2" fo:background-color="transparent" loext:char-shading-value="0"/>
    </style:style>
    <style:style style:name="T127" style:family="text">
      <style:text-properties style:text-line-through-style="none" style:text-line-through-type="none" fo:language="ru" fo:country="RU" officeooo:rsid="006d5b54" fo:background-color="transparent" loext:char-shading-value="0"/>
    </style:style>
    <style:style style:name="T128" style:family="text">
      <style:text-properties style:text-line-through-style="none" style:text-line-through-type="none" fo:language="ru" fo:country="RU" officeooo:rsid="006e98b2" fo:background-color="transparent" loext:char-shading-value="0"/>
    </style:style>
    <style:style style:name="T129" style:family="text">
      <style:text-properties style:text-line-through-style="none" style:text-line-through-type="none" fo:language="ru" fo:country="RU" officeooo:rsid="007041cb" fo:background-color="transparent" loext:char-shading-value="0"/>
    </style:style>
    <style:style style:name="T130" style:family="text">
      <style:text-properties style:text-line-through-style="none" style:text-line-through-type="none" fo:language="ru" fo:country="RU" officeooo:rsid="00722898" fo:background-color="transparent" loext:char-shading-value="0"/>
    </style:style>
    <style:style style:name="T131" style:family="text">
      <style:text-properties style:text-line-through-style="none" style:text-line-through-type="none" fo:language="ru" fo:country="RU" officeooo:rsid="0073bd91" fo:background-color="transparent" loext:char-shading-value="0"/>
    </style:style>
    <style:style style:name="T132" style:family="text">
      <style:text-properties style:text-line-through-style="none" style:text-line-through-type="none" fo:language="ru" fo:country="RU" officeooo:rsid="00743ebb" fo:background-color="transparent" loext:char-shading-value="0"/>
    </style:style>
    <style:style style:name="T133" style:family="text">
      <style:text-properties style:text-line-through-style="none" style:text-line-through-type="none" fo:language="ru" fo:country="RU" officeooo:rsid="0075d30c" fo:background-color="transparent" loext:char-shading-value="0"/>
    </style:style>
    <style:style style:name="T134" style:family="text">
      <style:text-properties style:text-line-through-style="none" style:text-line-through-type="none" fo:language="ru" fo:country="RU" officeooo:rsid="00788a5b" fo:background-color="transparent" loext:char-shading-value="0"/>
    </style:style>
    <style:style style:name="T135" style:family="text">
      <style:text-properties style:text-line-through-style="none" style:text-line-through-type="none" fo:language="ru" fo:country="RU" officeooo:rsid="00794d28" fo:background-color="transparent" loext:char-shading-value="0"/>
    </style:style>
    <style:style style:name="T136" style:family="text">
      <style:text-properties style:text-line-through-style="none" style:text-line-through-type="none" fo:language="ru" fo:country="RU" officeooo:rsid="0079fa67" fo:background-color="transparent" loext:char-shading-value="0"/>
    </style:style>
    <style:style style:name="T137" style:family="text">
      <style:text-properties style:text-line-through-style="none" style:text-line-through-type="none" fo:language="ru" fo:country="RU" officeooo:rsid="007b6b8f" fo:background-color="transparent" loext:char-shading-value="0"/>
    </style:style>
    <style:style style:name="T138" style:family="text">
      <style:text-properties style:text-line-through-style="none" style:text-line-through-type="none" fo:language="ru" fo:country="RU" officeooo:rsid="007c27f5" fo:background-color="transparent" loext:char-shading-value="0"/>
    </style:style>
    <style:style style:name="T139" style:family="text">
      <style:text-properties style:text-line-through-style="none" style:text-line-through-type="none" fo:language="ru" fo:country="RU" officeooo:rsid="007df733" fo:background-color="transparent" loext:char-shading-value="0"/>
    </style:style>
    <style:style style:name="T140" style:family="text">
      <style:text-properties style:text-line-through-style="none" style:text-line-through-type="none" fo:language="ru" fo:country="RU" officeooo:rsid="007e0672" fo:background-color="transparent" loext:char-shading-value="0"/>
    </style:style>
    <style:style style:name="T141" style:family="text">
      <style:text-properties style:text-line-through-style="none" style:text-line-through-type="none" fo:language="ru" fo:country="RU" officeooo:rsid="007e23d0" fo:background-color="transparent" loext:char-shading-value="0"/>
    </style:style>
    <style:style style:name="T142" style:family="text">
      <style:text-properties style:text-line-through-style="none" style:text-line-through-type="none" fo:language="ru" fo:country="RU" officeooo:rsid="00b314fb" fo:background-color="transparent" loext:char-shading-value="0"/>
    </style:style>
    <style:style style:name="T143" style:family="text">
      <style:text-properties style:text-line-through-style="none" style:text-line-through-type="none" fo:language="ru" fo:country="RU" officeooo:rsid="00b34e60" fo:background-color="transparent" loext:char-shading-value="0"/>
    </style:style>
    <style:style style:name="T144" style:family="text">
      <style:text-properties style:text-line-through-style="none" style:text-line-through-type="none" fo:language="ru" fo:country="RU" officeooo:rsid="00b4a364" fo:background-color="transparent" loext:char-shading-value="0"/>
    </style:style>
    <style:style style:name="T145" style:family="text">
      <style:text-properties style:text-line-through-style="none" style:text-line-through-type="none" fo:language="ru" fo:country="RU" officeooo:rsid="00b52ceb" fo:background-color="transparent" loext:char-shading-value="0"/>
    </style:style>
    <style:style style:name="T146" style:family="text">
      <style:text-properties style:text-line-through-style="none" style:text-line-through-type="none" fo:language="ru" fo:country="RU" officeooo:rsid="00b678f6" fo:background-color="transparent" loext:char-shading-value="0"/>
    </style:style>
    <style:style style:name="T147" style:family="text">
      <style:text-properties style:text-line-through-style="none" style:text-line-through-type="none" fo:language="ru" fo:country="RU" officeooo:rsid="00b79582" fo:background-color="transparent" loext:char-shading-value="0"/>
    </style:style>
    <style:style style:name="T148" style:family="text">
      <style:text-properties style:text-line-through-style="none" style:text-line-through-type="none" fo:language="ru" fo:country="RU" officeooo:rsid="00b8476c" fo:background-color="transparent" loext:char-shading-value="0"/>
    </style:style>
    <style:style style:name="T149" style:family="text">
      <style:text-properties style:text-line-through-style="none" style:text-line-through-type="none" fo:language="ru" fo:country="RU" officeooo:rsid="00baa6f8" fo:background-color="transparent" loext:char-shading-value="0"/>
    </style:style>
    <style:style style:name="T150" style:family="text">
      <style:text-properties style:text-line-through-style="none" style:text-line-through-type="none" fo:language="ru" fo:country="RU" officeooo:rsid="00b9567c" fo:background-color="transparent" loext:char-shading-value="0"/>
    </style:style>
    <style:style style:name="T151" style:family="text">
      <style:text-properties style:text-line-through-style="none" style:text-line-through-type="none" fo:language="ru" fo:country="RU" officeooo:rsid="00bcfaab" fo:background-color="transparent" loext:char-shading-value="0"/>
    </style:style>
    <style:style style:name="T152" style:family="text">
      <style:text-properties style:text-line-through-style="none" style:text-line-through-type="none" fo:language="ru" fo:country="RU" officeooo:rsid="00bbe224" fo:background-color="transparent" loext:char-shading-value="0"/>
    </style:style>
    <style:style style:name="T153" style:family="text">
      <style:text-properties style:text-line-through-style="none" style:text-line-through-type="none" fo:language="ru" fo:country="RU" officeooo:rsid="00be78d0" fo:background-color="transparent" loext:char-shading-value="0"/>
    </style:style>
    <style:style style:name="T154" style:family="text">
      <style:text-properties style:text-line-through-style="none" style:text-line-through-type="none" fo:language="ru" fo:country="RU" officeooo:rsid="00be8e7d" fo:background-color="transparent" loext:char-shading-value="0"/>
    </style:style>
    <style:style style:name="T155" style:family="text">
      <style:text-properties style:text-line-through-style="none" style:text-line-through-type="none" fo:language="ru" fo:country="RU" officeooo:rsid="00bef723" fo:background-color="transparent" loext:char-shading-value="0"/>
    </style:style>
    <style:style style:name="T156" style:family="text">
      <style:text-properties style:text-line-through-style="none" style:text-line-through-type="none" fo:language="ru" fo:country="RU" officeooo:rsid="00bfcb27" fo:background-color="transparent" loext:char-shading-value="0"/>
    </style:style>
    <style:style style:name="T157" style:family="text">
      <style:text-properties style:text-line-through-style="none" style:text-line-through-type="none" fo:language="ru" fo:country="RU" officeooo:rsid="00c21da1" fo:background-color="transparent" loext:char-shading-value="0"/>
    </style:style>
    <style:style style:name="T158" style:family="text">
      <style:text-properties style:text-line-through-style="none" style:text-line-through-type="none" fo:language="ru" fo:country="RU" officeooo:rsid="00c25b69" fo:background-color="transparent" loext:char-shading-value="0"/>
    </style:style>
    <style:style style:name="T159" style:family="text">
      <style:text-properties style:text-line-through-style="none" style:text-line-through-type="none" fo:language="ru" fo:country="RU" officeooo:rsid="00c33f03" fo:background-color="transparent" loext:char-shading-value="0"/>
    </style:style>
    <style:style style:name="T160" style:family="text">
      <style:text-properties style:text-line-through-style="none" style:text-line-through-type="none" fo:language="ru" fo:country="RU" officeooo:rsid="00c380e7" fo:background-color="transparent" loext:char-shading-value="0"/>
    </style:style>
    <style:style style:name="T161" style:family="text">
      <style:text-properties style:text-line-through-style="none" style:text-line-through-type="none" fo:language="ru" fo:country="RU" officeooo:rsid="00ce95f2" fo:background-color="transparent" loext:char-shading-value="0"/>
    </style:style>
    <style:style style:name="T162" style:family="text">
      <style:text-properties style:text-line-through-style="none" style:text-line-through-type="none" fo:language="ru" fo:country="RU" officeooo:rsid="00cf8583" fo:background-color="transparent" loext:char-shading-value="0"/>
    </style:style>
    <style:style style:name="T163" style:family="text">
      <style:text-properties style:text-line-through-style="none" style:text-line-through-type="none" fo:language="ru" fo:country="RU" officeooo:rsid="00d14d19" fo:background-color="transparent" loext:char-shading-value="0"/>
    </style:style>
    <style:style style:name="T164" style:family="text">
      <style:text-properties style:text-line-through-style="none" style:text-line-through-type="none" fo:language="ru" fo:country="RU" officeooo:rsid="00d2d4cf" fo:background-color="transparent" loext:char-shading-value="0"/>
    </style:style>
    <style:style style:name="T165" style:family="text">
      <style:text-properties style:text-line-through-style="none" style:text-line-through-type="none" fo:language="ru" fo:country="RU" officeooo:rsid="00d2e70d" fo:background-color="transparent" loext:char-shading-value="0"/>
    </style:style>
    <style:style style:name="T166" style:family="text">
      <style:text-properties style:text-line-through-style="none" style:text-line-through-type="none" fo:language="ru" fo:country="RU" officeooo:rsid="00d4c6a1" fo:background-color="transparent" loext:char-shading-value="0"/>
    </style:style>
    <style:style style:name="T167" style:family="text">
      <style:text-properties style:text-line-through-style="none" style:text-line-through-type="none" fo:language="ru" fo:country="RU" officeooo:rsid="00d4f210" fo:background-color="transparent" loext:char-shading-value="0"/>
    </style:style>
    <style:style style:name="T168" style:family="text">
      <style:text-properties style:text-line-through-style="none" style:text-line-through-type="none" fo:language="ru" fo:country="RU" officeooo:rsid="00d56456" fo:background-color="transparent" loext:char-shading-value="0"/>
    </style:style>
    <style:style style:name="T169" style:family="text">
      <style:text-properties style:text-line-through-style="none" style:text-line-through-type="none" fo:language="ru" fo:country="RU" officeooo:rsid="00d8eb28" fo:background-color="transparent" loext:char-shading-value="0"/>
    </style:style>
    <style:style style:name="T170" style:family="text">
      <style:text-properties style:text-line-through-style="none" style:text-line-through-type="none" fo:language="ru" fo:country="RU" officeooo:rsid="00d5f182" fo:background-color="transparent" loext:char-shading-value="0"/>
    </style:style>
    <style:style style:name="T171" style:family="text">
      <style:text-properties style:text-line-through-style="none" style:text-line-through-type="none" fo:language="ru" fo:country="RU" officeooo:rsid="00db2d22" fo:background-color="transparent" loext:char-shading-value="0"/>
    </style:style>
    <style:style style:name="T172" style:family="text">
      <style:text-properties style:text-line-through-style="none" style:text-line-through-type="none" fo:language="ru" fo:country="RU" officeooo:rsid="00dd0a11" fo:background-color="transparent" loext:char-shading-value="0"/>
    </style:style>
    <style:style style:name="T173" style:family="text">
      <style:text-properties style:text-line-through-style="none" style:text-line-through-type="none" fo:language="ru" fo:country="RU" officeooo:rsid="00de8b3a" fo:background-color="transparent" loext:char-shading-value="0"/>
    </style:style>
    <style:style style:name="T174" style:family="text">
      <style:text-properties style:text-line-through-style="none" style:text-line-through-type="none" fo:language="ru" fo:country="RU" officeooo:rsid="00e06d16" fo:background-color="transparent" loext:char-shading-value="0"/>
    </style:style>
    <style:style style:name="T175" style:family="text">
      <style:text-properties style:text-line-through-style="none" style:text-line-through-type="none" fo:language="ru" fo:country="RU" officeooo:rsid="00e140e8" fo:background-color="transparent" loext:char-shading-value="0"/>
    </style:style>
    <style:style style:name="T176" style:family="text">
      <style:text-properties style:text-line-through-style="none" style:text-line-through-type="none" fo:language="ru" fo:country="RU" officeooo:rsid="00e28382" fo:background-color="transparent" loext:char-shading-value="0"/>
    </style:style>
    <style:style style:name="T177" style:family="text">
      <style:text-properties style:text-line-through-style="none" style:text-line-through-type="none" fo:language="ru" fo:country="RU" officeooo:rsid="00e44253" fo:background-color="transparent" loext:char-shading-value="0"/>
    </style:style>
    <style:style style:name="T178" style:family="text">
      <style:text-properties style:text-line-through-style="none" style:text-line-through-type="none" fo:language="ru" fo:country="RU" officeooo:rsid="00e58c63" fo:background-color="transparent" loext:char-shading-value="0"/>
    </style:style>
    <style:style style:name="T179" style:family="text">
      <style:text-properties style:text-line-through-style="none" style:text-line-through-type="none" fo:language="ru" fo:country="RU" officeooo:rsid="00e7229f" fo:background-color="transparent" loext:char-shading-value="0"/>
    </style:style>
    <style:style style:name="T180" style:family="text">
      <style:text-properties style:text-line-through-style="none" style:text-line-through-type="none" fo:language="ru" fo:country="RU" officeooo:rsid="00e90811" fo:background-color="transparent" loext:char-shading-value="0"/>
    </style:style>
    <style:style style:name="T181" style:family="text">
      <style:text-properties style:text-line-through-style="none" style:text-line-through-type="none" fo:language="ru" fo:country="RU" officeooo:rsid="00ea6243" fo:background-color="transparent" loext:char-shading-value="0"/>
    </style:style>
    <style:style style:name="T182" style:family="text">
      <style:text-properties style:text-line-through-style="none" style:text-line-through-type="none" fo:language="ru" fo:country="RU" officeooo:rsid="00ebf23d" fo:background-color="transparent" loext:char-shading-value="0"/>
    </style:style>
    <style:style style:name="T183" style:family="text">
      <style:text-properties style:text-line-through-style="none" style:text-line-through-type="none" fo:language="ru" fo:country="RU" officeooo:rsid="00ed161f" fo:background-color="transparent" loext:char-shading-value="0"/>
    </style:style>
    <style:style style:name="T184" style:family="text">
      <style:text-properties style:text-line-through-style="none" style:text-line-through-type="none" fo:language="ru" fo:country="RU" officeooo:rsid="00ee0beb" fo:background-color="transparent" loext:char-shading-value="0"/>
    </style:style>
    <style:style style:name="T185" style:family="text">
      <style:text-properties style:text-line-through-style="none" style:text-line-through-type="none" fo:language="ru" fo:country="RU" officeooo:rsid="00eee0e1" fo:background-color="transparent" loext:char-shading-value="0"/>
    </style:style>
    <style:style style:name="T186" style:family="text">
      <style:text-properties style:text-line-through-style="none" style:text-line-through-type="none" fo:language="ru" fo:country="RU" officeooo:rsid="00f218dd" fo:background-color="transparent" loext:char-shading-value="0"/>
    </style:style>
    <style:style style:name="T187" style:family="text">
      <style:text-properties style:text-line-through-style="none" style:text-line-through-type="none" fo:language="ru" fo:country="RU" officeooo:rsid="00f2b436" fo:background-color="transparent" loext:char-shading-value="0"/>
    </style:style>
    <style:style style:name="T188" style:family="text">
      <style:text-properties style:text-line-through-style="none" style:text-line-through-type="none" fo:language="ru" fo:country="RU" officeooo:rsid="00f33241" fo:background-color="transparent" loext:char-shading-value="0"/>
    </style:style>
    <style:style style:name="T189" style:family="text">
      <style:text-properties style:text-line-through-style="none" style:text-line-through-type="none" fo:language="ru" fo:country="RU" officeooo:rsid="00f4d8af" fo:background-color="transparent" loext:char-shading-value="0"/>
    </style:style>
    <style:style style:name="T190" style:family="text">
      <style:text-properties style:text-line-through-style="none" style:text-line-through-type="none" fo:language="ru" fo:country="RU" officeooo:rsid="00f4ff2a" fo:background-color="transparent" loext:char-shading-value="0"/>
    </style:style>
    <style:style style:name="T191" style:family="text">
      <style:text-properties style:text-line-through-style="none" style:text-line-through-type="none" fo:language="ru" fo:country="RU" officeooo:rsid="00f9e83e" fo:background-color="transparent" loext:char-shading-value="0"/>
    </style:style>
    <style:style style:name="T192" style:family="text">
      <style:text-properties style:text-line-through-style="none" style:text-line-through-type="none" fo:language="ru" fo:country="RU" officeooo:rsid="00f815ef" fo:background-color="transparent" loext:char-shading-value="0"/>
    </style:style>
    <style:style style:name="T193" style:family="text">
      <style:text-properties style:text-line-through-style="none" style:text-line-through-type="none" fo:language="ru" fo:country="RU" officeooo:rsid="00fb9813" fo:background-color="transparent" loext:char-shading-value="0"/>
    </style:style>
    <style:style style:name="T194" style:family="text">
      <style:text-properties style:text-line-through-style="none" style:text-line-through-type="none" fo:language="ru" fo:country="RU" officeooo:rsid="00fc6716" fo:background-color="transparent" loext:char-shading-value="0"/>
    </style:style>
    <style:style style:name="T195" style:family="text">
      <style:text-properties style:text-line-through-style="none" style:text-line-through-type="none" fo:language="ru" fo:country="RU" officeooo:rsid="00fd9d2c" fo:background-color="transparent" loext:char-shading-value="0"/>
    </style:style>
    <style:style style:name="T196" style:family="text">
      <style:text-properties style:text-line-through-style="none" style:text-line-through-type="none" fo:language="ru" fo:country="RU" officeooo:rsid="00fe9982" fo:background-color="transparent" loext:char-shading-value="0"/>
    </style:style>
    <style:style style:name="T197" style:family="text">
      <style:text-properties style:text-line-through-style="none" style:text-line-through-type="none" fo:language="ru" fo:country="RU" officeooo:rsid="01010ddf" fo:background-color="transparent" loext:char-shading-value="0"/>
    </style:style>
    <style:style style:name="T198" style:family="text">
      <style:text-properties style:text-line-through-style="none" style:text-line-through-type="none" fo:language="ru" fo:country="RU" officeooo:rsid="01020673" fo:background-color="transparent" loext:char-shading-value="0"/>
    </style:style>
    <style:style style:name="T199" style:family="text">
      <style:text-properties style:text-line-through-style="none" style:text-line-through-type="none" fo:language="ru" fo:country="RU" officeooo:rsid="0103e83e" fo:background-color="transparent" loext:char-shading-value="0"/>
    </style:style>
    <style:style style:name="T200" style:family="text">
      <style:text-properties style:text-line-through-style="none" style:text-line-through-type="none" fo:language="ru" fo:country="RU" officeooo:rsid="010532f0" fo:background-color="transparent" loext:char-shading-value="0"/>
    </style:style>
    <style:style style:name="T201" style:family="text">
      <style:text-properties style:text-line-through-style="none" style:text-line-through-type="none" fo:language="ru" fo:country="RU" officeooo:rsid="01066bd8" fo:background-color="transparent" loext:char-shading-value="0"/>
    </style:style>
    <style:style style:name="T202" style:family="text">
      <style:text-properties style:text-line-through-style="none" style:text-line-through-type="none" fo:language="ru" fo:country="RU" officeooo:rsid="010719d7" fo:background-color="transparent" loext:char-shading-value="0"/>
    </style:style>
    <style:style style:name="T203" style:family="text">
      <style:text-properties style:text-line-through-style="none" style:text-line-through-type="none" fo:language="ru" fo:country="RU" officeooo:rsid="01086760" fo:background-color="transparent" loext:char-shading-value="0"/>
    </style:style>
    <style:style style:name="T204" style:family="text">
      <style:text-properties style:text-line-through-style="none" style:text-line-through-type="none" fo:language="ru" fo:country="RU" officeooo:rsid="0109cc10" fo:background-color="transparent" loext:char-shading-value="0"/>
    </style:style>
    <style:style style:name="T205" style:family="text">
      <style:text-properties style:text-line-through-style="none" style:text-line-through-type="none" fo:language="ru" fo:country="RU" officeooo:rsid="010c4ae4" fo:background-color="transparent" loext:char-shading-value="0"/>
    </style:style>
    <style:style style:name="T206" style:family="text">
      <style:text-properties style:text-line-through-style="none" style:text-line-through-type="none" fo:language="ru" fo:country="RU" officeooo:rsid="010b12c3" fo:background-color="transparent" loext:char-shading-value="0"/>
    </style:style>
    <style:style style:name="T207" style:family="text">
      <style:text-properties style:text-line-through-style="none" style:text-line-through-type="none" fo:language="ru" fo:country="RU" officeooo:rsid="010d1478" fo:background-color="transparent" loext:char-shading-value="0"/>
    </style:style>
    <style:style style:name="T208" style:family="text">
      <style:text-properties style:text-line-through-style="none" style:text-line-through-type="none" fo:language="ru" fo:country="RU" officeooo:rsid="010e9745" fo:background-color="transparent" loext:char-shading-value="0"/>
    </style:style>
    <style:style style:name="T209" style:family="text">
      <style:text-properties style:text-line-through-style="none" style:text-line-through-type="none" fo:language="ru" fo:country="RU" officeooo:rsid="01102d00" fo:background-color="transparent" loext:char-shading-value="0"/>
    </style:style>
    <style:style style:name="T210" style:family="text">
      <style:text-properties style:text-line-through-style="none" style:text-line-through-type="none" fo:language="ru" fo:country="RU" officeooo:rsid="01118e12" fo:background-color="transparent" loext:char-shading-value="0"/>
    </style:style>
    <style:style style:name="T211" style:family="text">
      <style:text-properties style:text-line-through-style="none" style:text-line-through-type="none" fo:language="ru" fo:country="RU" officeooo:rsid="011271db" fo:background-color="transparent" loext:char-shading-value="0"/>
    </style:style>
    <style:style style:name="T212" style:family="text">
      <style:text-properties style:text-line-through-style="none" style:text-line-through-type="none" fo:language="ru" fo:country="RU" officeooo:rsid="01134fd6" fo:background-color="transparent" loext:char-shading-value="0"/>
    </style:style>
    <style:style style:name="T213" style:family="text">
      <style:text-properties style:text-line-through-style="none" style:text-line-through-type="none" fo:language="ru" fo:country="RU" officeooo:rsid="01154077" fo:background-color="transparent" loext:char-shading-value="0"/>
    </style:style>
    <style:style style:name="T214" style:family="text">
      <style:text-properties style:text-line-through-style="none" style:text-line-through-type="none" fo:language="ru" fo:country="RU" officeooo:rsid="0115e7b6" fo:background-color="transparent" loext:char-shading-value="0"/>
    </style:style>
    <style:style style:name="T215" style:family="text">
      <style:text-properties style:text-line-through-style="none" style:text-line-through-type="none" fo:language="ru" fo:country="RU" officeooo:rsid="0118ae0e" fo:background-color="transparent" loext:char-shading-value="0"/>
    </style:style>
    <style:style style:name="T216" style:family="text">
      <style:text-properties style:text-line-through-style="none" style:text-line-through-type="none" fo:language="ru" fo:country="RU" officeooo:rsid="01191b87" fo:background-color="transparent" loext:char-shading-value="0"/>
    </style:style>
    <style:style style:name="T217" style:family="text">
      <style:text-properties style:text-line-through-style="none" style:text-line-through-type="none" fo:language="ru" fo:country="RU" officeooo:rsid="011ac791" fo:background-color="transparent" loext:char-shading-value="0"/>
    </style:style>
    <style:style style:name="T218" style:family="text">
      <style:text-properties style:text-line-through-style="none" style:text-line-through-type="none" fo:language="ru" fo:country="RU" officeooo:rsid="011f6749" fo:background-color="transparent" loext:char-shading-value="0"/>
    </style:style>
    <style:style style:name="T219" style:family="text">
      <style:text-properties style:text-line-through-style="none" style:text-line-through-type="none" fo:language="ru" fo:country="RU" officeooo:rsid="0121582c" fo:background-color="transparent" loext:char-shading-value="0"/>
    </style:style>
    <style:style style:name="T220" style:family="text">
      <style:text-properties style:text-line-through-style="none" style:text-line-through-type="none" fo:language="ru" fo:country="RU" officeooo:rsid="01232b8e" fo:background-color="transparent" loext:char-shading-value="0"/>
    </style:style>
    <style:style style:name="T221" style:family="text">
      <style:text-properties style:text-line-through-style="none" style:text-line-through-type="none" fo:language="ru" fo:country="RU" officeooo:rsid="0123e710" fo:background-color="transparent" loext:char-shading-value="0"/>
    </style:style>
    <style:style style:name="T222" style:family="text">
      <style:text-properties style:text-line-through-style="none" style:text-line-through-type="none" fo:language="ru" fo:country="RU" officeooo:rsid="01243c6c" fo:background-color="transparent" loext:char-shading-value="0"/>
    </style:style>
    <style:style style:name="T223" style:family="text">
      <style:text-properties style:text-line-through-style="none" style:text-line-through-type="none" fo:language="ru" fo:country="RU" officeooo:rsid="01274cbc" fo:background-color="transparent" loext:char-shading-value="0"/>
    </style:style>
    <style:style style:name="T224" style:family="text">
      <style:text-properties style:text-line-through-style="none" style:text-line-through-type="none" fo:language="ru" fo:country="RU" officeooo:rsid="0125594d" fo:background-color="transparent" loext:char-shading-value="0"/>
    </style:style>
    <style:style style:name="T225" style:family="text">
      <style:text-properties style:text-line-through-style="none" style:text-line-through-type="none" fo:language="ru" fo:country="RU" officeooo:rsid="01284c7a" fo:background-color="transparent" loext:char-shading-value="0"/>
    </style:style>
    <style:style style:name="T226" style:family="text">
      <style:text-properties style:text-line-through-style="none" style:text-line-through-type="none" fo:language="ru" fo:country="RU" officeooo:rsid="0129f429" fo:background-color="transparent" loext:char-shading-value="0"/>
    </style:style>
    <style:style style:name="T227" style:family="text">
      <style:text-properties style:text-line-through-style="none" style:text-line-through-type="none" fo:language="ru" fo:country="RU" officeooo:rsid="012a44af" fo:background-color="transparent" loext:char-shading-value="0"/>
    </style:style>
    <style:style style:name="T228" style:family="text">
      <style:text-properties style:text-line-through-style="none" style:text-line-through-type="none" fo:language="ru" fo:country="RU" officeooo:rsid="012a9346" fo:background-color="transparent" loext:char-shading-value="0"/>
    </style:style>
    <style:style style:name="T229" style:family="text">
      <style:text-properties style:text-line-through-style="none" style:text-line-through-type="none" fo:language="ru" fo:country="RU" officeooo:rsid="012b9ea4" fo:background-color="transparent" loext:char-shading-value="0"/>
    </style:style>
    <style:style style:name="T230" style:family="text">
      <style:text-properties style:text-line-through-style="none" style:text-line-through-type="none" fo:language="ru" fo:country="RU" officeooo:rsid="012c2e3b" fo:background-color="transparent" loext:char-shading-value="0"/>
    </style:style>
    <style:style style:name="T231" style:family="text">
      <style:text-properties style:text-line-through-style="none" style:text-line-through-type="none" fo:language="ru" fo:country="RU" officeooo:rsid="012ec831" fo:background-color="transparent" loext:char-shading-value="0"/>
    </style:style>
    <style:style style:name="T232" style:family="text">
      <style:text-properties style:text-line-through-style="none" style:text-line-through-type="none" fo:language="ru" fo:country="RU" officeooo:rsid="013048ec" fo:background-color="transparent" loext:char-shading-value="0"/>
    </style:style>
    <style:style style:name="T233" style:family="text">
      <style:text-properties style:text-line-through-style="none" style:text-line-through-type="none" fo:language="ru" fo:country="RU" officeooo:rsid="01323cc6" fo:background-color="transparent" loext:char-shading-value="0"/>
    </style:style>
    <style:style style:name="T234" style:family="text">
      <style:text-properties style:text-line-through-style="none" style:text-line-through-type="none" fo:language="ru" fo:country="RU" officeooo:rsid="013b4231" fo:background-color="transparent" loext:char-shading-value="0"/>
    </style:style>
    <style:style style:name="T235" style:family="text">
      <style:text-properties style:text-line-through-style="none" style:text-line-through-type="none" fo:language="ru" fo:country="RU" officeooo:rsid="013c5098" fo:background-color="transparent" loext:char-shading-value="0"/>
    </style:style>
    <style:style style:name="T236" style:family="text">
      <style:text-properties style:text-line-through-style="none" style:text-line-through-type="none" fo:language="ru" fo:country="RU" officeooo:rsid="013c87f5" fo:background-color="transparent" loext:char-shading-value="0"/>
    </style:style>
    <style:style style:name="T237" style:family="text">
      <style:text-properties style:text-line-through-style="none" style:text-line-through-type="none" fo:language="ru" fo:country="RU" officeooo:rsid="013ef5cf" fo:background-color="transparent" loext:char-shading-value="0"/>
    </style:style>
    <style:style style:name="T238" style:family="text">
      <style:text-properties style:text-line-through-style="none" style:text-line-through-type="none" fo:language="ru" fo:country="RU" officeooo:rsid="013f0dc8" fo:background-color="transparent" loext:char-shading-value="0"/>
    </style:style>
    <style:style style:name="T239" style:family="text">
      <style:text-properties style:text-line-through-style="none" style:text-line-through-type="none" fo:language="ru" fo:country="RU" officeooo:rsid="01408821" fo:background-color="transparent" loext:char-shading-value="0"/>
    </style:style>
    <style:style style:name="T240" style:family="text">
      <style:text-properties style:text-line-through-style="none" style:text-line-through-type="none" fo:language="ru" fo:country="RU" officeooo:rsid="0140b668" fo:background-color="transparent" loext:char-shading-value="0"/>
    </style:style>
    <style:style style:name="T241" style:family="text">
      <style:text-properties style:text-line-through-style="none" style:text-line-through-type="none" fo:language="ru" fo:country="RU" officeooo:rsid="0140ebe2" fo:background-color="transparent" loext:char-shading-value="0"/>
    </style:style>
    <style:style style:name="T242" style:family="text">
      <style:text-properties style:text-line-through-style="none" style:text-line-through-type="none" fo:language="ru" fo:country="RU" officeooo:rsid="01412d7c" fo:background-color="transparent" loext:char-shading-value="0"/>
    </style:style>
    <style:style style:name="T243" style:family="text">
      <style:text-properties style:text-line-through-style="none" style:text-line-through-type="none" fo:language="ru" fo:country="RU" officeooo:rsid="01426433" fo:background-color="transparent" loext:char-shading-value="0"/>
    </style:style>
    <style:style style:name="T244" style:family="text">
      <style:text-properties style:text-line-through-style="none" style:text-line-through-type="none" fo:language="ru" fo:country="RU" officeooo:rsid="01448c8b" fo:background-color="transparent" loext:char-shading-value="0"/>
    </style:style>
    <style:style style:name="T245" style:family="text">
      <style:text-properties style:text-line-through-style="none" style:text-line-through-type="none" fo:language="ru" fo:country="RU" officeooo:rsid="0144f423" fo:background-color="transparent" loext:char-shading-value="0"/>
    </style:style>
    <style:style style:name="T246" style:family="text">
      <style:text-properties style:text-line-through-style="none" style:text-line-through-type="none" fo:language="ru" fo:country="RU" officeooo:rsid="0146d4c9" fo:background-color="transparent" loext:char-shading-value="0"/>
    </style:style>
    <style:style style:name="T247" style:family="text">
      <style:text-properties style:text-line-through-style="none" style:text-line-through-type="none" fo:language="ru" fo:country="RU" officeooo:rsid="01472f60" fo:background-color="transparent" loext:char-shading-value="0"/>
    </style:style>
    <style:style style:name="T248" style:family="text">
      <style:text-properties style:text-line-through-style="none" style:text-line-through-type="none" fo:language="ru" fo:country="RU" officeooo:rsid="0148d1a8" fo:background-color="transparent" loext:char-shading-value="0"/>
    </style:style>
    <style:style style:name="T249" style:family="text">
      <style:text-properties style:text-line-through-style="none" style:text-line-through-type="none" fo:language="ru" fo:country="RU" officeooo:rsid="01490ca5" fo:background-color="transparent" loext:char-shading-value="0"/>
    </style:style>
    <style:style style:name="T250" style:family="text">
      <style:text-properties style:text-line-through-style="none" style:text-line-through-type="none" fo:language="ru" fo:country="RU" officeooo:rsid="014aaa3c" fo:background-color="transparent" loext:char-shading-value="0"/>
    </style:style>
    <style:style style:name="T251" style:family="text">
      <style:text-properties style:text-line-through-style="none" style:text-line-through-type="none" fo:language="ru" fo:country="RU" officeooo:rsid="014d99dd" fo:background-color="transparent" loext:char-shading-value="0"/>
    </style:style>
    <style:style style:name="T252" style:family="text">
      <style:text-properties style:text-line-through-style="none" style:text-line-through-type="none" fo:language="ru" fo:country="RU" officeooo:rsid="014e6da5" fo:background-color="transparent" loext:char-shading-value="0"/>
    </style:style>
    <style:style style:name="T253" style:family="text">
      <style:text-properties style:text-line-through-style="none" style:text-line-through-type="none" fo:language="ru" fo:country="RU" officeooo:rsid="014f777a" fo:background-color="transparent" loext:char-shading-value="0"/>
    </style:style>
    <style:style style:name="T254" style:family="text">
      <style:text-properties style:text-line-through-style="none" style:text-line-through-type="none" fo:language="ru" fo:country="RU" officeooo:rsid="0150d379" fo:background-color="transparent" loext:char-shading-value="0"/>
    </style:style>
    <style:style style:name="T255" style:family="text">
      <style:text-properties style:text-line-through-style="none" style:text-line-through-type="none" fo:language="ru" fo:country="RU" officeooo:rsid="0151c57b" fo:background-color="transparent" loext:char-shading-value="0"/>
    </style:style>
    <style:style style:name="T256" style:family="text">
      <style:text-properties style:text-line-through-style="none" style:text-line-through-type="none" fo:language="ru" fo:country="RU" officeooo:rsid="01536126" fo:background-color="transparent" loext:char-shading-value="0"/>
    </style:style>
    <style:style style:name="T257" style:family="text">
      <style:text-properties style:text-line-through-style="none" style:text-line-through-type="none" fo:language="ru" fo:country="RU" officeooo:rsid="01554f58" fo:background-color="transparent" loext:char-shading-value="0"/>
    </style:style>
    <style:style style:name="T258" style:family="text">
      <style:text-properties style:text-line-through-style="none" style:text-line-through-type="none" fo:language="ru" fo:country="RU" officeooo:rsid="0155f5bb" fo:background-color="transparent" loext:char-shading-value="0"/>
    </style:style>
    <style:style style:name="T259" style:family="text">
      <style:text-properties style:text-line-through-style="none" style:text-line-through-type="none" fo:language="ru" fo:country="RU" officeooo:rsid="0157d221" fo:background-color="transparent" loext:char-shading-value="0"/>
    </style:style>
    <style:style style:name="T260" style:family="text">
      <style:text-properties style:text-line-through-style="none" style:text-line-through-type="none" fo:language="ru" fo:country="RU" officeooo:rsid="0136c255" fo:background-color="transparent" loext:char-shading-value="0"/>
    </style:style>
    <style:style style:name="T261" style:family="text">
      <style:text-properties style:text-line-through-style="none" style:text-line-through-type="none" fo:language="ru" fo:country="RU" officeooo:rsid="0137a7bc" fo:background-color="transparent" loext:char-shading-value="0"/>
    </style:style>
    <style:style style:name="T262" style:family="text">
      <style:text-properties style:text-line-through-style="none" style:text-line-through-type="none" fo:language="ru" fo:country="RU" officeooo:rsid="01385e42" fo:background-color="transparent" loext:char-shading-value="0"/>
    </style:style>
    <style:style style:name="T263" style:family="text">
      <style:text-properties style:text-line-through-style="none" style:text-line-through-type="none" fo:language="ru" fo:country="RU" officeooo:rsid="0157eb2f" fo:background-color="transparent" loext:char-shading-value="0"/>
    </style:style>
    <style:style style:name="T264" style:family="text">
      <style:text-properties style:text-line-through-style="none" style:text-line-through-type="none" fo:language="ru" fo:country="RU" officeooo:rsid="0159d8a1" fo:background-color="transparent" loext:char-shading-value="0"/>
    </style:style>
    <style:style style:name="T265" style:family="text">
      <style:text-properties style:text-line-through-style="none" style:text-line-through-type="none" fo:language="ru" fo:country="RU" officeooo:rsid="015b9188" fo:background-color="transparent" loext:char-shading-value="0"/>
    </style:style>
    <style:style style:name="T266" style:family="text">
      <style:text-properties style:text-line-through-style="none" style:text-line-through-type="none" fo:language="ru" fo:country="RU" officeooo:rsid="015d570f" fo:background-color="transparent" loext:char-shading-value="0"/>
    </style:style>
    <style:style style:name="T267" style:family="text">
      <style:text-properties style:text-line-through-style="none" style:text-line-through-type="none" fo:language="ru" fo:country="RU" officeooo:rsid="015e4013" fo:background-color="transparent" loext:char-shading-value="0"/>
    </style:style>
    <style:style style:name="T268" style:family="text">
      <style:text-properties style:text-line-through-style="none" style:text-line-through-type="none" fo:language="ru" fo:country="RU" officeooo:rsid="015e8a65" fo:background-color="transparent" loext:char-shading-value="0"/>
    </style:style>
    <style:style style:name="T269" style:family="text">
      <style:text-properties style:text-line-through-style="none" style:text-line-through-type="none" fo:language="ru" fo:country="RU" officeooo:rsid="016156a4" fo:background-color="transparent" loext:char-shading-value="0"/>
    </style:style>
    <style:style style:name="T270" style:family="text">
      <style:text-properties style:text-line-through-style="none" style:text-line-through-type="none" fo:language="ru" fo:country="RU" officeooo:rsid="016352aa" fo:background-color="transparent" loext:char-shading-value="0"/>
    </style:style>
    <style:style style:name="T271" style:family="text">
      <style:text-properties style:text-line-through-style="none" style:text-line-through-type="none" fo:language="ru" fo:country="RU" officeooo:rsid="0163ef60" fo:background-color="transparent" loext:char-shading-value="0"/>
    </style:style>
    <style:style style:name="T272" style:family="text">
      <style:text-properties style:text-line-through-style="none" style:text-line-through-type="none" fo:language="ru" fo:country="RU" officeooo:rsid="013d04c6" fo:background-color="transparent" loext:char-shading-value="0"/>
    </style:style>
    <style:style style:name="T273" style:family="text">
      <style:text-properties style:text-line-through-style="none" style:text-line-through-type="none" fo:language="ru" fo:country="RU" fo:background-color="#ffff00" loext:char-shading-value="0"/>
    </style:style>
    <style:style style:name="T274" style:family="text">
      <style:text-properties style:text-line-through-style="none" style:text-line-through-type="none" fo:language="ru" fo:country="RU" officeooo:rsid="00788a5b" fo:background-color="#ffff00" loext:char-shading-value="0"/>
    </style:style>
    <style:style style:name="T275" style:family="text">
      <style:text-properties style:text-line-through-style="none" style:text-line-through-type="none" fo:language="ru" fo:country="RU" officeooo:rsid="00794d28" fo:background-color="#ffff00" loext:char-shading-value="0"/>
    </style:style>
    <style:style style:name="T276" style:family="text">
      <style:text-properties style:text-line-through-style="none" style:text-line-through-type="none" fo:language="ru" fo:country="RU" officeooo:rsid="00c380e7" fo:background-color="#ffff00" loext:char-shading-value="0"/>
    </style:style>
    <style:style style:name="T277" style:family="text">
      <style:text-properties style:text-line-through-style="none" style:text-line-through-type="none" fo:language="ru" fo:country="RU" officeooo:rsid="00c422a3" fo:background-color="#ffff00" loext:char-shading-value="0"/>
    </style:style>
    <style:style style:name="T278" style:family="text">
      <style:text-properties style:text-line-through-style="none" style:text-line-through-type="none" fo:language="ru" fo:country="RU" officeooo:rsid="00da0a54" fo:background-color="#ffff00" loext:char-shading-value="0"/>
    </style:style>
    <style:style style:name="T279" style:family="text">
      <style:text-properties style:text-line-through-style="none" style:text-line-through-type="none" fo:language="ru" fo:country="RU" officeooo:rsid="00c60c03" fo:background-color="#ffff00" loext:char-shading-value="0"/>
    </style:style>
    <style:style style:name="T280" style:family="text">
      <style:text-properties style:text-line-through-style="none" style:text-line-through-type="none" fo:language="ru" fo:country="RU" officeooo:rsid="00c8d82f" fo:background-color="#ffff00" loext:char-shading-value="0"/>
    </style:style>
    <style:style style:name="T281" style:family="text">
      <style:text-properties style:text-line-through-style="none" style:text-line-through-type="none" fo:language="ru" fo:country="RU" officeooo:rsid="00cc6ff2" fo:background-color="#ffff00" loext:char-shading-value="0"/>
    </style:style>
    <style:style style:name="T282" style:family="text">
      <style:text-properties style:text-line-through-style="none" style:text-line-through-type="none" fo:language="ru" fo:country="RU" officeooo:rsid="00c80a3f" fo:background-color="#ffff00" loext:char-shading-value="0"/>
    </style:style>
    <style:style style:name="T283" style:family="text">
      <style:text-properties style:text-line-through-style="none" style:text-line-through-type="none" fo:language="ru" fo:country="RU" officeooo:rsid="00cab420" fo:background-color="#ffff00" loext:char-shading-value="0"/>
    </style:style>
    <style:style style:name="T284" style:family="text">
      <style:text-properties officeooo:rsid="00437e03"/>
    </style:style>
    <style:style style:name="T285" style:family="text">
      <style:text-properties officeooo:rsid="0044a0d5"/>
    </style:style>
    <style:style style:name="T286" style:family="text">
      <style:text-properties officeooo:rsid="00452243"/>
    </style:style>
    <style:style style:name="T287" style:family="text">
      <style:text-properties officeooo:rsid="0058d904"/>
    </style:style>
    <style:style style:name="T288" style:family="text">
      <style:text-properties officeooo:rsid="00627611"/>
    </style:style>
    <style:style style:name="T289" style:family="text">
      <style:text-properties officeooo:rsid="0067ddc7"/>
    </style:style>
    <style:style style:name="T290" style:family="text">
      <style:text-properties officeooo:rsid="0052099c"/>
    </style:style>
    <style:style style:name="T291" style:family="text">
      <style:text-properties officeooo:rsid="006d5b54"/>
    </style:style>
    <style:style style:name="T292" style:family="text">
      <style:text-properties officeooo:rsid="00710175"/>
    </style:style>
    <style:style style:name="T293" style:family="text">
      <style:text-properties officeooo:rsid="00722898"/>
    </style:style>
    <style:style style:name="T294" style:family="text">
      <style:text-properties fo:color="#c9211e" style:text-line-through-style="none" style:text-line-through-type="none" fo:language="ru" fo:country="RU" officeooo:rsid="007e23d0" fo:background-color="transparent" loext:char-shading-value="0"/>
    </style:style>
    <style:style style:name="T295" style:family="text">
      <style:text-properties fo:color="#c9211e" style:text-line-through-style="none" style:text-line-through-type="none" fo:language="ru" fo:country="RU" officeooo:rsid="007e0672" fo:background-color="transparent" loext:char-shading-value="0"/>
    </style:style>
    <style:style style:name="T296" style:family="text">
      <style:text-properties officeooo:rsid="00788a5b"/>
    </style:style>
    <style:style style:name="T297" style:family="text">
      <style:text-properties officeooo:rsid="008998fc"/>
    </style:style>
    <style:style style:name="T298" style:family="text">
      <style:text-properties officeooo:rsid="0090048c"/>
    </style:style>
    <style:style style:name="T299" style:family="text">
      <style:text-properties officeooo:rsid="0098c73a"/>
    </style:style>
    <style:style style:name="T300" style:family="text">
      <style:text-properties officeooo:rsid="00a5ec12"/>
    </style:style>
    <style:style style:name="T301" style:family="text">
      <style:text-properties officeooo:rsid="00ac2145"/>
    </style:style>
    <style:style style:name="T302" style:family="text">
      <style:text-properties officeooo:rsid="00aee8c9"/>
    </style:style>
    <style:style style:name="T303" style:family="text">
      <style:text-properties officeooo:rsid="00baa6f8"/>
    </style:style>
    <style:style style:name="T304" style:family="text">
      <style:text-properties officeooo:rsid="00e7229f"/>
    </style:style>
    <style:style style:name="T305" style:family="text">
      <style:text-properties officeooo:rsid="00e90811"/>
    </style:style>
    <style:style style:name="T306" style:family="text">
      <style:text-properties officeooo:rsid="00ebf23d"/>
    </style:style>
    <style:style style:name="T307" style:family="text">
      <style:text-properties officeooo:rsid="00f17a20"/>
    </style:style>
    <style:style style:name="T308" style:family="text">
      <style:text-properties officeooo:rsid="010532f0"/>
    </style:style>
    <style:style style:name="T309" style:family="text">
      <style:text-properties officeooo:rsid="0125594d"/>
    </style:style>
    <style:style style:name="T310" style:family="text">
      <style:text-properties officeooo:rsid="01274cbc"/>
    </style:style>
    <style:style style:name="T311" style:family="text">
      <style:text-properties officeooo:rsid="012a9346"/>
    </style:style>
    <style:style style:name="T312" style:family="text">
      <style:text-properties officeooo:rsid="012b9ea4"/>
    </style:style>
    <style:style style:name="T313" style:family="text">
      <style:text-properties officeooo:rsid="012c2e3b"/>
    </style:style>
    <style:style style:name="T314" style:family="text">
      <style:text-properties officeooo:rsid="012d5151"/>
    </style:style>
    <style:style style:name="T315" style:family="text">
      <style:text-properties officeooo:rsid="012d62d4"/>
    </style:style>
    <style:style style:name="T316" style:family="text">
      <style:text-properties officeooo:rsid="012e4628"/>
    </style:style>
    <style:style style:name="T317" style:family="text">
      <style:text-properties officeooo:rsid="013048ec"/>
    </style:style>
    <style:style style:name="T318" style:family="text">
      <style:text-properties officeooo:rsid="01323cc6"/>
    </style:style>
    <style:style style:name="T319" style:family="text">
      <style:text-properties officeooo:rsid="0132cc47"/>
    </style:style>
    <style:style style:name="T320" style:family="text">
      <style:text-properties officeooo:rsid="01349ca0"/>
    </style:style>
    <style:style style:name="T321" style:family="text">
      <style:text-properties officeooo:rsid="01358f25"/>
    </style:style>
    <style:style style:name="T322" style:family="text">
      <style:text-properties officeooo:rsid="0135bebb"/>
    </style:style>
    <style:style style:name="T323" style:family="text">
      <style:text-properties officeooo:rsid="0137a7bc"/>
    </style:style>
    <style:style style:name="T324" style:family="text">
      <style:text-properties officeooo:rsid="01385e42"/>
    </style:style>
    <style:style style:name="T325" style:family="text">
      <style:text-properties officeooo:rsid="013c5098"/>
    </style:style>
    <style:style style:name="T326" style:family="text">
      <style:text-properties officeooo:rsid="013d04c6"/>
    </style:style>
    <style:style style:name="T327" style:family="text">
      <style:text-properties officeooo:rsid="013ef5cf"/>
    </style:style>
    <style:style style:name="T328" style:family="text">
      <style:text-properties officeooo:rsid="013f0dc8"/>
    </style:style>
    <style:style style:name="T329" style:family="text">
      <style:text-properties officeooo:rsid="01408821"/>
    </style:style>
    <style:style style:name="T330" style:family="text">
      <style:text-properties officeooo:rsid="01448c8b"/>
    </style:style>
    <style:style style:name="T331" style:family="text">
      <style:text-properties officeooo:rsid="014aaa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254" text:outline-level="2">1</text:h>
      <text:p text:style-name="P123">009 Sound System – DreamScape (<text:a xlink:type="simple" xlink:href="https://www.youtube.com/watch?v=TKfS5zVfGBc" text:style-name="Internet_20_link" text:visited-style-name="Visited_20_Internet_20_Link">https://www.youtube.com/watch?v=TKfS5zVfGBc</text:a>)</text:p>
      <text:p text:style-name="P123">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4">Я осторожно задвинул судно обратно под кровать Терминатору. Дело сделано. Теперь можно и заснуть.</text:p>
      <text:p text:style-name="P77"/>
      <text:p text:style-name="P77">~~~</text:p>
      <text:p text:style-name="P14"><text:a xlink:type="simple" xlink:href="https://www.youtube.com/watch?v=rvk5D1iI2LA" text:style-name="Internet_20_link" text:visited-style-name="Visited_20_Internet_20_Link">https://www.youtube.com/watch?v=rvk5D1iI2LA</text:a></text:p>
      <text:h text:style-name="P253" text:outline-level="1">Mark Knopfler - Marbletown - Córdoba 2010 </text:h>
      <text:p text:style-name="P14"/>
      <text:p text:style-name="P14">Джет нетерпеливо толкает меня копытом в плечо. &lt;<text:span text:style-name="T4">Её полное имя – Рэйнбоу Джет</text:span>&gt;</text:p>
      <text:p text:style-name="P14">- Хум, вставай! Хум! Пора собираться! Хум… Хуман!!!</text:p>
      <text:p text:style-name="P14">Последний толчок больше похож на пинок. Я со стоном разлепляю веки.</text:p>
      <text:p text:style-name="P14"/>
      <text:p text:style-name="P1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4"><text:soft-page-break/>&lt;<text:span text:style-name="T4">одеяло?</text:span>&gt;</text:p>
      <text:p text:style-name="P14">- Они приближаются! Я слышала их горн<text:span text:style-name="T1">!</text:span> Надо убираться отсюда!</text:p>
      <text:p text:style-name="P14"/>
      <text:p text:style-name="P14">Последнюю порцию барахла Джет утрамбовывает, с размаху усевшись на мешок. Тот жалобно скрипит.</text:p>
      <text:p text:style-name="P14"/>
      <text:p text:style-name="P14">- Да вставай же!</text:p>
      <text:p text:style-name="P14">Не дождавшись, Джет нетерпеливо прыгает ко мне и, поддев мордой, переводит в сидячее положение.</text:p>
      <text:p text:style-name="P14">Мешок, облегчённо крякнув, вываливает половину содержимого на землю.</text:p>
      <text:p text:style-name="P14"/>
      <text:p text:style-name="P14">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4"/>
      <text:p text:style-name="P14">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4"/>
      <text:p text:style-name="P75">Нет, Агамемнон – ерунда. За нами. Гонятся. Чёртовы. Чокнутые. Пони.</text:p>
      <text:p text:style-name="P75"/>
      <text:p text:style-name="P7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7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5"/>
      <text:p text:style-name="P75">Ну вот кто заставил тебя улыбаться Дейдре, Хуман? Ведь всё так неплохо шло…</text:p>
      <text:p text:style-name="P14"/>
      <text:p text:style-name="P77">***</text:p>
      <text:p text:style-name="P14">...</text:p>
      <text:p text:style-name="P14"><text:soft-page-break/>- Привет, красавчики! &lt;<text:span text:style-name="T4">Развернуть характер Эпплхэт и её маленькой сестры Лейлы</text:span>&gt;</text:p>
      <text:p text:style-name="P14"/>
      <text:p text:style-name="P14">Мы обернулись на голос и узрели с полдюжины копий, чуть ли не уткнувшихся нам в носы.</text:p>
      <text:p text:style-name="P14"/>
      <text:p text:style-name="P14">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4"/>
      <text:p text:style-name="P1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4"/>
      <text:p text:style-name="P1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4">В незащищённую бронёй шею Джет упиралось копьё крохотной поньки с гривой ёршиком. &lt;<text:span text:style-name="T4">Развернуть характер Лейлы Твердолоб</text:span>&gt;</text:p>
      <text:p text:style-name="P14"/>
      <text:p text:style-name="P1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
      <text:p text:style-name="P14">Тут я заметил, что крыльев у этих оборванцев не наблюдается.</text:p>
      <text:p text:style-name="P14"/>
      <text:p text:style-name="P1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4"/>
      <text:p text:style-name="P14">Та мрачно стояла, сцепив зубы.</text:p>
      <text:p text:style-name="P14"/>
      <text:p text:style-name="P1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4"/>
      <text:p text:style-name="P14">Её собеседница только хмыкнула.</text:p>
      <text:p text:style-name="P14"/>
      <text:p text:style-name="P14"><text:soft-page-break/>- Хорош жеребёнок - ягодицы, что у ломовика! - она задумалась. - Так. Летуна – на кухню. А этого… красавчика – к Дейдре.</text:p>
      <text:p text:style-name="P14">&lt;<text:span text:style-name="T20">больше быта племени</text:span>&gt;</text:p>
      <text:p text:style-name="P77">…</text:p>
      <text:p text:style-name="P77"/>
      <text:p text:style-name="P14">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4"/>
      <text:p text:style-name="P14">…</text:p>
      <text:p text:style-name="P14"/>
      <text:p text:style-name="P14">-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14"/>
      <text:p text:style-name="P14">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4">Поняха с недоверием смотрела на меня.</text:p>
      <text:p text:style-name="P14"/>
      <text:p text:style-name="P14">- Хум, ты прикалываешься? Или та поломаная пегаска таки права, и ты действительно ничего не помнишь?</text:p>
      <text:p text:style-name="P14"/>
      <text:p text:style-name="P14">Понька принялась загибать копыта, делая сброс через каждую пару:</text:p>
      <text:p text:style-name="P14"/>
      <text:p text:style-name="P1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
      <text:p text:style-name="P14">…Я истерически рассмеялся…</text:p>
      <text:p text:style-name="P14"/>
      <text:p text:style-name="P14">-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4"><text:soft-page-break/></text:p>
      <text:p text:style-name="P14">Поняха с надеждой посмотрела на меня. Я с огромным облегчением отрицательно помотал головой.</text:p>
      <text:p text:style-name="P14"/>
      <text:p text:style-name="P1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4"/>
      <text:p text:style-name="P14">Дейдра мечтательно вздохнула.</text:p>
      <text:p text:style-name="P14"/>
      <text:p text:style-name="P14">- Может, ты тоже вождь своего племени, Хум? Какой у тебя талант? Летать и магичить ты не умеешь. Может, ты умеешь <text:span text:style-name="T12">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4"/>
      <text:p text:style-name="P14">Я упорно помотал головой. Дейдра пристально уставилась на меня, пытаясь рассмотреть мой талант. Наконец она ухмыльнулась кривой улыбкой.</text:p>
      <text:p text:style-name="P14"/>
      <text:p text:style-name="P1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4"/>
      <text:p text:style-name="P14">- Путешествия, это уже что-то. Мне совершенно случайно нужно в Дрогонштерн, - наконец, подал голос я.</text:p>
      <text:p text:style-name="P14">-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4">-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4"/>
      <text:p text:style-name="P14">Розовая поняха заметно поскучнела.</text:p>
      <text:p text:style-name="P14"/>
      <text:p text:style-name="P1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41">Скоро некому будет обрабатывать поля. </text:span>И если бы только это!</text:p>
      <text:p text:style-name="P14"/>
      <text:p text:style-name="P1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4"/>
      <text:p text:style-name="P1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4"/>
      <text:p text:style-name="P14">Я улыбнулся и понимающе покачал головой. Всё-таки между людьми и пони намного больше общего, чем тебе казалось, Хуман!</text:p>
      <text:p text:style-name="P14">Дейдра уныло свесила голову.</text:p>
      <text:p text:style-name="P14"/>
      <text:p text:style-name="P1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4"/>
      <text:p text:style-name="P14">Розовая кобылка вновь сжала зубами горлышко и запрокинула бутылку. Послышалось долгое бульканье.</text:p>
      <text:p text:style-name="P14"/>
      <text:p text:style-name="P1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4"/>
      <text:p text:style-name="P1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4"/>
      <text:p text:style-name="P1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4"/>
      <text:p text:style-name="P14">Кобылка завела глаза, сложила губы бантиком и произнесла фальцетом:</text:p>
      <text:p text:style-name="P14"/>
      <text:p text:style-name="P14">- Дейдра, тебе пора заиметь своего покакунчика-посисюнчика, надо исполнить своё предназначение, нам нужен преемник вождю, песчинки-то <text:span text:style-name="T41">в часиках </text:span>падают, всем нужен покакунчик, не быть тебе полноценной без посисюнчика…</text:p>
      <text:p text:style-name="P14"><text:soft-page-break/></text:p>
      <text:p text:style-name="P1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4"/>
      <text:p text:style-name="P1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4"/>
      <text:p text:style-name="P14">Вместе с храпом изо рта самой великой пиратки вылетело три розовых пузыря. Поняха явно перебрала с алкоголем.</text:p>
      <text:p text:style-name="P14"/>
      <text:p text:style-name="P77">…</text:p>
      <text:p text:style-name="P77"/>
      <text:p text:style-name="P1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4"/>
      <text:p text:style-name="P1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4"/>
      <text:p text:style-name="P14">- Джет… Джет… Да вставай же, засоня! - я громко шептал в ухо спящей пегаске, <text:span text:style-name="T1">легонько похлопывая по шее.</text:span></text:p>
      <text:p text:style-name="P14">- Мн-мн-хррр, - сонно чавкала пегаска, пуская слюни. - Гороховый суп закончился. Пюре будет через полчаса. Не ломайте лавки, пожалуйста… А? Что?</text:p>
      <text:p text:style-name="P14"/>
      <text:p text:style-name="P14">Я шёлкнул пегаску по носу.</text:p>
      <text:p text:style-name="P14">- Вставай! Надо сматываться. Дейдра хочет сделать меня своим фаворитом. У меня плохие предчувствия на этот счёт.</text:p>
      <text:p text:style-name="P14"/>
      <text:p text:style-name="P14">Пегаска поднялась, потирая нос копытом. Рваное одеяло сползло с её тела и в нос мне ударил кислый запах. </text:p>
      <text:p text:style-name="P14">-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4"/>
      <text:p text:style-name="P14">…</text:p>
      <text:p text:style-name="P14"/>
      <text:p text:style-name="P1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4"/>
      <text:p text:style-name="P14">Есть только одно маленькое “но”.</text:p>
      <text:p text:style-name="P14">Эти двадцать шагов заполнены валяющимися вповалку, храпящими, чмокающими, сопящими и дёргающимися во сне пони.</text:p>
      <text:p text:style-name="P14"/>
      <text:p text:style-name="P14">- Ты чего остановился? - пихнула меня головой в спину Джет. - Надо торопиться, пока не рассвело!</text:p>
      <text:p text:style-name="P14"/>
      <text:p text:style-name="P14">Я обреченно вздохнул, выбрал на полу место, свободное от понеконечностей и поставил туда ногу.</text:p>
      <text:p text:style-name="P14">Почти попал. Светло-коричневая пони ойкнула и сжалась во сне, когда я наступил ей на хвост.</text:p>
      <text:p text:style-name="P1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4"/>
      <text:p text:style-name="P14">Позади меня послышалось топанье, череда взвизгиваний и возни, нарастающая, подобно прибою.</text:p>
      <text:p text:style-name="P14">Джет невозмутимо торила свой путь прямо по ногам, туловищам и хвостам распластавшихся на полу пони.</text:p>
      <text:p text:style-name="P14"/>
      <text:p text:style-name="P14">- Ты рехнулась? - зашипел на неё я, - надо ж осторожно!</text:p>
      <text:p text:style-name="P14">- Ну, раз ты так хочешь, - пожала плечами пегаска и осторожно поставила ногу на голову пони, сосущей во сне собственное копыто.</text:p>
      <text:p text:style-name="P14"/>
      <text:p text:style-name="P1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4"/>
      <text:p text:style-name="P14">Я остервенело дёргал ручку двери, ощущая затылком просыпающийся зал.</text:p>
      <text:p text:style-name="P14">- Закрыто, блин! - я дёрнул ещё сильнее и приложился задницой о пол, сжимая в руке оторванную ручку.</text:p>
      <text:p text:style-name="P14"><text:soft-page-break/></text:p>
      <text:p text:style-name="P14">- Хум<text:span text:style-name="T14">, подвинься!</text:span></text:p>
      <text:p text:style-name="P87">Пегаска оттеснила меня крупом и повернулась к двери задом.</text:p>
      <text:p text:style-name="P14"/>
      <text:p text:style-name="P245">БАБАХ!!!</text:p>
      <text:p text:style-name="P245"/>
      <text:p text:style-name="P245">Я ошалело смотрел на дверь, вылетевшую вместе с косяком во двор.</text:p>
      <text:p text:style-name="P245"/>
      <text:p text:style-name="P24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45">- Ага. - ухмыльнулась Джет. - Я — крутая! По заднему джебу мне нет равных на нашем облаке и двух соседних!</text:p>
      <text:p text:style-name="P245">- То же мне — крутая! - донеслось откуда-то снизу. - Да я смогла бы выбить эту дверь лбом! Она всё равно кое-как сляпана из обломков скамеек!</text:p>
      <text:p text:style-name="P245"/>
      <text:p text:style-name="P246">Мои ноги обнимала Дейдра, улыбаясь мне хищной улыбкой.</text:p>
      <text:p text:style-name="P246"/>
      <text:p text:style-name="P246">- И, кстати, чтобы открыть её, достаточно было просто отодвинуть засов.</text:p>
      <text:p text:style-name="P246"/>
      <text:p text:style-name="P246">В забеге на первенство тупости ты уверенно догоняешь пегаску, Хуман!</text:p>
      <text:p text:style-name="P246">Я криво улыбнулся Дейдре.</text:p>
      <text:p text:style-name="P246"/>
      <text:p text:style-name="P246">-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46"/>
      <text:p text:style-name="P246">Я сразу понял, что улыбаться Дейдре было плохой идеей. Поняха состроила щенячьи глаза и усилила и без того стальную хватку вокруг моих ног.</text:p>
      <text:p text:style-name="P246"/>
      <text:p text:style-name="P246">- Не бросай меня, Хум! Мне тут так скууучнооо!</text:p>
      <text:p text:style-name="P246"/>
      <text:p text:style-name="P246">Губы её задрожжали, как будто она собралась зареветь.</text:p>
      <text:p text:style-name="P246">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46"><text:soft-page-break/></text:p>
      <text:p text:style-name="P24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246"/>
      <text:p text:style-name="P246">- Ммммфффф! - отвечала ей Джет.</text:p>
      <text:p text:style-name="P246"/>
      <text:p text:style-name="P246">Диалог прервался взвизгом и плеском воды. Наконец-то я почувствовал свои ноги свободными!</text:p>
      <text:p text:style-name="P246"/>
      <text:p text:style-name="P77">***</text:p>
      <text:p text:style-name="P14"/>
      <text:p text:style-name="P14">- Ты опять за своё! - крик Джет прямо в ухо перемешивает все воспоминания. - Выныривай! Они уже совсем близко!!!</text:p>
      <text:p text:style-name="P14"/>
      <text:p text:style-name="P14">Я содрогаюсь, вскакиваю с земли и машинально забрасываю мешок на плёчо.</text:p>
      <text:p text:style-name="P14"/>
      <text:p text:style-name="P14">- Идём.</text:p>
      <text:p text:style-name="P14"/>
      <text:h text:style-name="P254" text:outline-level="2">1.5</text:h>
      <text:p text:style-name="P10"/>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text:soft-page-break/></text:p>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text:soft-page-break/>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text:soft-page-break/></text:p>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text:soft-page-break/>-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87">- Пять битов! - поворачивается к Луне Селестия.</text:p>
      <text:p text:style-name="P87">Та молча достаёт монетку из шкафчика за троном и кладёт в протянутое копыто.</text:p>
      <text:h text:style-name="P254" text:outline-level="2">2</text:h>
      <text:p text:style-name="P14"/>
      <text:p text:style-name="P1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4"/>
      <text:p text:style-name="P14">- Дед, сигу не долганёшь?</text:p>
      <text:p text:style-name="P83">- Не курю.</text:p>
      <text:p text:style-name="P83">- Я не спрашивал тебя, куришь ли ты? - пальцы вопрошавшего шевелились, как будто разминая невидимый пластилин. - Сигу не долганёшь?</text:p>
      <text:p text:style-name="P75"/>
      <text:p text:style-name="P83">Крыс спрыгнул с подоконника, царапнув грязным ногтем по кафелю уборной.</text:p>
      <text:p text:style-name="P83">- Ты ведь должен мне ещё с прошлого раза.</text:p>
      <text:p text:style-name="P83"/>
      <text:p text:style-name="P83">Я вытащил из рукава пижамы двадцатисантиметровый гвоздь и плюнул ему под ноги.</text:p>
      <text:p text:style-name="P83"/>
      <text:p text:style-name="P83">- Ничего я тебе не должен. И ты сам это знаешь. Пошёл нахуй.</text:p>
      <text:p text:style-name="P83"/>
      <text:p text:style-name="P83">Крыс криво улыбнулся.</text:p>
      <text:p text:style-name="P83"/>
      <text:p text:style-name="P83">- Ну-ну. Вы тут, в Чертогах, совсем озверели, что ли? Из окон выпрыгиваете, на людей кидаетесь. Ладно-ладно, пока. Ещё увидимся.</text:p>
      <text:p text:style-name="P83"/>
      <text:p text:style-name="P8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1">под конвоем церберов с автоматами</text:span>, и нас не навещают извне. Никто и никогда.</text:p>
      <text:p text:style-name="P8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83"/>
      <text:p text:style-name="P8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0">Смысл речи Папы?</text:span>&gt;</text:p>
      <text:p text:style-name="P83"/>
      <text:p text:style-name="P98">…шшш… </text:p>
      <text:p text:style-name="P98">sanctificetur nomen tuum; </text:p>
      <text:p text:style-name="P98">adveniat regnum tuum; </text:p>
      <text:p text:style-name="P98">fiat voluntas tua, sicut in caelo et in terra…</text:p>
      <text:p text:style-name="P98">…хрррсссшшш… </text:p>
      <text:p text:style-name="P98">ne nuclear bellum. Amen</text:p>
      <text:p text:style-name="P98">…шшшссс…</text:p>
      <text:p text:style-name="P98"/>
      <text:p text:style-name="P8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3">Я уже открывал дверь в палату, когда услышал лениво брошенное в спину замечание.</text:p>
      <text:p text:style-name="P83"/>
      <text:p text:style-name="P83">- Дед, собирай шмотки, скоро переезжаешь. На твоё место новенького поселяют. А тебя в соседнюю палату.</text:p>
      <text:p text:style-name="P83"/>
      <text:p text:style-name="P83">Я повернулся.</text:p>
      <text:p text:style-name="P83"/>
      <text:p text:style-name="P83">- Когда переезд?</text:p>
      <text:p text:style-name="P83">- Завтра. Или послезавтра, если чувак в реанимации задержится. </text:p>
      <text:p text:style-name="P83">- А почему не новенького в соседнюю? На кой чёрт им я сдался?</text:p>
      <text:p text:style-name="P83"/>
      <text:p text:style-name="P83"><text:s/>Дредд удивлённо бухнулся на все четыре ножки стула.</text:p>
      <text:p text:style-name="P8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3"/>
      <text:p text:style-name="P8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3">Так что нет, не за память я пекусь. Просто приём нейролептиков напрочь отключает не только память, но и сновидения – я проверял.</text:p>
      <text:p text:style-name="P83"/>
      <text:p text:style-name="P83">А мне нравятся сны.</text:p>
      <text:p text:style-name="P3"/>
      <text:p text:style-name="P85">~~~</text:p>
      <text:p text:style-name="P83"/>
      <text:p text:style-name="P8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41">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41">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42">неделю</text:span><text:span text:style-name="T41"> назад. </text:span>Дым от привала преследователей не виден уже последние два дня. Я спускаюсь вниз и спрыгиваю с нижней ветки на землю. </text:p>
      <text:p text:style-name="P83"/>
      <text:p text:style-name="P83">- Таки оторвались. Но впереди обрыв. Надо думать, как спуститься.</text:p>
      <text:p text:style-name="P83"/>
      <text:p text:style-name="P83">Джет виновато смотрит на меня. Вот глупая пегаска! Она <text:span text:style-name="T40">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3"/>
      <text:p text:style-name="P83">- Каша будет готова через пять минут.</text:p>
      <text:p text:style-name="P83"/>
      <text:p text:style-name="P83">Словно бы в заглаживание вины своей немощности, Джет взяла готовку пищи на себя. </text:p>
      <text:p text:style-name="P83"/>
      <text:p text:style-name="P8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3"/>
      <text:p text:style-name="P83">Джет сидит у костра напротив меня и молча жуёт кашу.</text:p>
      <text:p text:style-name="P83">- Ты теперь до старости будешь его носить? - указываю я на одеяло.</text:p>
      <text:p text:style-name="P83">Пегаска только сильнее кутается в него. Кажется, она дрожит.</text:p>
      <text:p text:style-name="P83">- Тебе холодно? Брось, у костра же жарко? Давай я на тебя куртку накину?</text:p>
      <text:p text:style-name="P8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3"/>
      <text:p text:style-name="P83">Ладно же, мне эти странности уже осточертели!</text:p>
      <text:p text:style-name="P8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3"/>
      <text:p text:style-name="P83">Едва слышится шорох сзади. Сначала чуть заметно коснувшись, Джет медленно прижимается ко мне всей спиной. Она сильно дрожит.</text:p>
      <text:p text:style-name="P83">Так мы согреваем друг-друга с тех пор, как сбежали от твердолобов – ночи стали заметно свежее.</text:p>
      <text:p text:style-name="P83">Но сейчас я отвергаю негласный договор. Это и раздражение на скрытность пегаски, и… </text:p>
      <text:p text:style-name="P8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3"/>
      <text:p text:style-name="P83">- Джет, блин, у нас речка в двух шагах! Я понимаю, холодно, но нельзя ли помыться? Реально трудно находиться рядом с тобой…</text:p>
      <text:p text:style-name="P83"/>
      <text:p text:style-name="P83">Так же беззвучно, как возникло, касание пропадает. Пропадает и запах…</text:p>
      <text:p text:style-name="P83"><text:soft-page-break/>Я закрываю глаза.</text:p>
      <text:p text:style-name="P83"/>
      <text:p text:style-name="P83">Просыпаюсь от холода. Щупаю рукой сзади себя. Наконец поворачиваюсь.</text:p>
      <text:p text:style-name="P83">Никого.</text:p>
      <text:p text:style-name="P83"/>
      <text:p text:style-name="P8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3"/>
      <text:p text:style-name="P83">Полянка перед орешником пуста. Едва дымятся угли погасшего костра. В лунном свете цепочка отпечатков копыт в песке ведёт к реке.</text:p>
      <text:p text:style-name="P8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3">…</text:p>
      <text:p text:style-name="P83">Ох, щит!!! М-м-мамочка…</text:p>
      <text:p text:style-name="P83">…</text:p>
      <text:p text:style-name="P83">Меня выворачивает наизнанку. Я падаю на колени и неистово блюю в воду. Течение уносит мой ужин к водопаду.</text:p>
      <text:p text:style-name="P83">Рядом со мной на песке лежит часть крыла. Парочка опарышей ещё ползают по голубоватым перьям. Обломок кости белеет в лунном свете.</text:p>
      <text:p text:style-name="P83">Проклятье! Какой же я долбень! Грёбаный близорукий эгоистичный долбень!</text:p>
      <text:p text:style-name="P83"/>
      <text:p text:style-name="P8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3"/>
      <text:p text:style-name="P83">Я ускоряюсь.</text:p>
      <text:p text:style-name="P83">Пегаска, понурив голову, бредёт к скальному выступу, нависающему над каньоном. Чуть подумав, она делает шаг в бездну.</text:p>
      <text:p text:style-name="P83">В последнем рывке я совершаю вратарский прыжок и хватаю пегаску за задние ноги. Дыхание перехватывает от удара животом и грудью о камни.</text:p>
      <text:p text:style-name="P83">Пегаска оборачивается. Её передняя нога застывает над пропастью.</text:p>
      <text:p text:style-name="P83"/>
      <text:p text:style-name="P83">- Джет, не дури, - хрипло прошу я осипшим от волнения голосом. - Я ступил. Я все эти дни тупил. Прости.</text:p>
      <text:p text:style-name="P83"><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3">Пегаска поворачивается навстречу пропасти.</text:p>
      <text:p text:style-name="P83"/>
      <text:p text:style-name="P8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3">- Нет! Пожалуйста!!! Я вылечу тебя! Я… Я прижгу рану!</text:p>
      <text:p text:style-name="P83"/>
      <text:p text:style-name="P83">Сквозь рыдания я выкрикиваю какие-то сумасбродные идеи, пока пегаска молча стоит над бездной.</text:p>
      <text:p text:style-name="P83">Наконец она усмехается.</text:p>
      <text:p text:style-name="P83"/>
      <text:p text:style-name="P8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3">Пегаска вздыхает.</text:p>
      <text:p text:style-name="P8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3"/>
      <text:p text:style-name="P8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3">Очень осторожно, словно бы извиняясь, Джет высвобождает сначала одну ногу из моего захвата. Потом вторую. Я тупо смотрю на пустые ладони.</text:p>
      <text:p text:style-name="P83"/>
      <text:p text:style-name="P83">- Ты был хорошим другом. Прощай.</text:p>
      <text:p text:style-name="P83"/>
      <text:p text:style-name="P8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83"/>
      <text:p text:style-name="P83">Мы оборачиваемся на голос. В свете первых лучей солнца на нас смотрит зебра.</text:p>
      <text:p text:style-name="P83"/>
      <text:h text:style-name="P254"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254" text:outline-level="2">3</text:h>
      <text:p text:style-name="P83"/>
      <text:p text:style-name="P8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3"/>
      <text:p text:style-name="P83">- Вы сами видите… - обратился Лысый к Алексу. - Я бы его за периметр не выпускал. Вам решать, разумеется.</text:p>
      <text:p text:style-name="P8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3"/>
      <text:p text:style-name="P83">Лысый грузно поднялся. Скрипнула дверь и мы остались один на один.</text:p>
      <text:p text:style-name="P83"/>
      <text:p text:style-name="P83">- П-привет, Дедлайн - пробормотал Алекс.</text:p>
      <text:p text:style-name="P83">- Привет, сослуживец, - криво усмехнулся я. Старое командное прозвище в устах моего бывшего босса не вызвало во мне ностальгии.</text:p>
      <text:p text:style-name="P83"/>
      <text:p text:style-name="P83">Алекс на миг встретился со мной взглядом и снова опустил глаза.</text:p>
      <text:p text:style-name="P83"/>
      <text:p text:style-name="P83">- Ты же знаешь, у нас не было другого выхода. Извини.</text:p>
      <text:p text:style-name="P83">- Да ладно. Мне-то что. Тут неплохо кормят.</text:p>
      <text:p text:style-name="P8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41">Я даже могу устроить тебе вылазки в город.</text:span> И я попросил, чтобы тебя перевели в свободную палату.</text:p>
      <text:p text:style-name="P83">- А вот этого, как раз, не надо, - прервал я извинения Алекса. - Мне и в текущей неплохо. Говори, зачем позвал?</text:p>
      <text:p text:style-name="P83"/>
      <text:p text:style-name="P8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0">Облако в виде смешной крылатой лошадки приближалось по небосводу к серым корпусам больницы</text:span>.</text:p>
      <text:p text:style-name="P83"><text:soft-page-break/></text:p>
      <text:p text:style-name="P83">Наконец Алекс пожал плечами и <text:span text:style-name="T40">посмотрел мне в глаза</text:span>.</text:p>
      <text:p text:style-name="P83">- Дед, у нас проблемы. Хэвэн начала убивать.</text:p>
      <text:p text:style-name="P83"/>
      <text:p text:style-name="P83">Я откинулся на спинку стула и громко похлопал в ладоши.</text:p>
      <text:p text:style-name="P8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3"/>
      <text:p text:style-name="P83">Мой бывший прожект-мэнеджер досадливо сморщился и откинулся на спинку стула.</text:p>
      <text:p text:style-name="P8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83"/>
      <text:p text:style-name="P83">… Алекс терпеливо подождал, пока я прекращу ржать.</text:p>
      <text:p text:style-name="P83"/>
      <text:p text:style-name="P8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83">Всего пару советов, и ты спасешь людей. </text:p>
      <text:p text:style-name="P83"/>
      <text:p text:style-name="P83">Я покачал головой.</text:p>
      <text:p text:style-name="P8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3"/>
      <text:p text:style-name="P83">Алекс долго молчал. </text:p>
      <text:p text:style-name="P8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3"/>
      <text:p text:style-name="P8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3"/>
      <text:p text:style-name="P83">Я сжал кулаки и встал. Дверь отворилась и заглянул Лысый. Алекс отрицательно мотнул ему головой.</text:p>
      <text:p text:style-name="P83">- Всё в порядке. Мы общаемся.</text:p>
      <text:p text:style-name="P83"/>
      <text:p text:style-name="P83">Дверь закрылась. Я сел и отвернулся к окну.</text:p>
      <text:p text:style-name="P83"/>
      <text:p text:style-name="P8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3"/>
      <text:p text:style-name="P8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3"/>
      <text:p text:style-name="P83">- В разумных пределах, говоришь?</text:p>
      <text:p text:style-name="P83">- В разумных.</text:p>
      <text:p text:style-name="P83">- А забор будет?</text:p>
      <text:p text:style-name="P8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83">- Понятно.</text:p>
      <text:p text:style-name="P83"/>
      <text:p text:style-name="P75">Я решил схитрить. Просто из интереса. Кроме него, больше ловить тут было нечего.</text:p>
      <text:p text:style-name="P75"/>
      <text:p text:style-name="P7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75"/>
      <text:p text:style-name="P7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75"/>
      <text:p text:style-name="P75"><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7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75">- Дед, - мягко остановил меня Алекс. - не надо. Не даешь мне помечтать, жестокий человек…</text:p>
      <text:p text:style-name="P75"/>
      <text:p text:style-name="P75">Выплюнув жвачку в салфетку и аккуратно препроводив бумажный шарик в ведро, Алекс печально развёл руками.</text:p>
      <text:p text:style-name="P7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3">- Разумеется, знал, - отдался воспоминаниям и я. - Это ж от идеи, что партнёра по бизнесу можно уничтожить физически, у Нэша поехала крыша.</text:p>
      <text:p text:style-name="P8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3"/>
      <text:p text:style-name="P83">Алекс скучающе завёл глаза.</text:p>
      <text:p text:style-name="P8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3"/>
      <text:p text:style-name="P83">Алекс посмотрел на часы, нахмурился и продолжил.</text:p>
      <text:p text:style-name="P8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text:soft-page-break/>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83"/>
      <text:p text:style-name="P83">- Ну-ну. Ты очень убедительно рассказываешь, я проникся. Но ты так и не ответил на мой вопрос,- напомнил я ему. Разговор начал мне надоедать.</text:p>
      <text:p text:style-name="P83"/>
      <text:p text:style-name="P83">Мой бывший босс всё понял. Всё же проницательности ему было не занимать. Он бросил на меня злой взгляд, но тем не менее, начал.</text:p>
      <text:p text:style-name="P83"/>
      <text:p text:style-name="P8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3"/>
      <text:p text:style-name="P8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3"/>
      <text:p text:style-name="P83">Я оборвал смех.</text:p>
      <text:p text:style-name="P8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3"/>
      <text:p text:style-name="P8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1">Да, чуть было не забыл!</text:span></text:p>
      <text:p text:style-name="P99"/>
      <text:p text:style-name="P99">Босс вытащил из внутреннего кармана пиджака бутылку «Джентльмен Джека» и поставил передо мной.</text:p>
      <text:p text:style-name="P83"/>
      <text:p text:style-name="P99">- Мне действительно не хватает старых добрых времён. Что бы ты там себе ни думал.</text:p>
      <text:p text:style-name="P99"/>
      <text:p text:style-name="P83"><text:span text:style-name="T41">Алекс</text:span> пошёл к выходу. У двери он замялся и вдруг обернулся.</text:p>
      <text:p text:style-name="P83">- <text:span text:style-name="T41">И, знаешь, с</text:span>амое страшное? <text:span text:style-name="T41">Э</text:span>то то, что ты до сих пор считаешь себя нормальным, - грустно улыбнулся <text:span text:style-name="T41">босс</text:span>. - <text:s/>Человеком. Мне реально страшно это видеть. И всем нам – остальные наблюдали по интеркому.</text:p>
      <text:p text:style-name="P83"/>
      <text:p text:style-name="P83">- Что?</text:p>
      <text:p text:style-name="P83"/>
      <text:p text:style-name="P83"><text:soft-page-break/>- Дедлайн, ты собираешь узор из шестнадцати кубиков по картинке за пару секунд. При этом ещё успеваешь инвертировать цвета.</text:p>
      <text:p text:style-name="P83"/>
      <text:p text:style-name="P83">Алекс вышел.</text:p>
      <text:p text:style-name="P85"><text:line-break/>~~~</text:p>
      <text:p text:style-name="P87"/>
      <text:p text:style-name="P87">… Стражница напротив вот уже полчаса молча сверлит меня взглядом. </text:p>
      <text:p text:style-name="P87">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87"/>
      <text:p text:style-name="P87">Я тайком смотрю на своё отражение в зеркальце, висящем на шее этой мрачной зебры. Нифига, лоб чистый, никаких каракулей не наблюдается.</text:p>
      <text:p text:style-name="P87"/>
      <text:p text:style-name="P87">- А можно..? - наконец, начинаю я.</text:p>
      <text:p text:style-name="P87">- Нельзя, - оборывает зебра. - Зеррика сама выйдет, когда закончит.</text:p>
      <text:p text:style-name="P87"/>
      <text:p text:style-name="P87">Подчёркивая сказанное, стражница перекрывает вход в палатку копьём.</text:p>
      <text:p text:style-name="P87"/>
      <text:p text:style-name="P87">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87"/>
      <text:p text:style-name="P87">Джет до последнего момента казалась мне сделаной из железа — может быть, именно поэтому я не догадывался, что с ней происходит что-то плохое. </text:p>
      <text:p text:style-name="P8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87">Я закрываю глаза, пытаясь вспомнить… </text:p>
      <text:p text:style-name="P87"/>
      <text:p text:style-name="P88">***</text:p>
      <text:p text:style-name="P87"/>
      <text:p text:style-name="P87">.</text:p>
      <text:p text:style-name="P87">.</text:p>
      <text:p text:style-name="P87">.</text:p>
      <text:p text:style-name="P87"><text:soft-page-break/>СИЯНИЕ</text:p>
      <text:p text:style-name="P87">.</text:p>
      <text:p text:style-name="P87">Кто я?</text:p>
      <text:p text:style-name="P87">.</text:p>
      <text:p text:style-name="P87">Где я?</text:p>
      <text:p text:style-name="P87">.</text:p>
      <text:p text:style-name="P87">Где все?</text:p>
      <text:p text:style-name="P87">.</text:p>
      <text:p text:style-name="P87">Чувствую прикосновение. Что-то энергично тормошит меня. Слышу приглушенное бормотание.</text:p>
      <text:p text:style-name="P87">.</text:p>
      <text:p text:style-name="P245">Я открываю глаза и вижу фигуру в голубом.</text:p>
      <text:p text:style-name="P78"/>
      <text:p text:style-name="P78">- Быстро! За мной! - торопливо шепчет мне она.</text:p>
      <text:p text:style-name="P78">Я послушно ползу среди костей и раздавленных черепов за голубой пони… Пони? Какой ещё, к дьяволу, пони?</text:p>
      <text:p text:style-name="P78">- Пегаской! - шипит, оборачиваясь, она.</text:p>
      <text:p text:style-name="P79"/>
      <text:p text:style-name="P78">Видно, последние слова я произнёс вслух. И, да, теперь я замечаю у поняхи два аккуратно сложенных на спине крыла, <text:span text:style-name="T41">одно из них, правда, нарушенной формы</text:span>. Лёгкие пластинчатые доспехи плотно облегают её грудь и бока.</text:p>
      <text:p text:style-name="P78">Черепа… Кости… Пегаска в броне… Чушь какая-то!</text:p>
      <text:p text:style-name="P78"/>
      <text:p text:style-name="P7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78"/>
      <text:p text:style-name="P78">- Какого чё…?!!</text:p>
      <text:p text:style-name="P78">-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78">- Появится кто? - спросил я, потирая ушибленную о каменный свод макушку.</text:p>
      <text:p text:style-name="P78"/>
      <text:p text:style-name="P7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78"/>
      <text:p text:style-name="P78"><text:soft-page-break/>Я пригнулся к уху поньки и еле слышно прошептал:</text:p>
      <text:p text:style-name="P78">- Кто это?</text:p>
      <text:p text:style-name="P78">- Агамемнон, - так же, едва шевеля губами, прошептала поняха. - Он сегодня голодный - остался без обеда. И у него хороший слух.</text:p>
      <text:p text:style-name="P78"/>
      <text:p text:style-name="P78">Я снова почесал ушибленный лоб.</text:p>
      <text:p text:style-name="P78">- Мне это имя вообще ничего не говорит.</text:p>
      <text:p text:style-name="P78"/>
      <text:p text:style-name="P78">Пегаска критически осмотрела меня.</text:p>
      <text:p text:style-name="P7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78"/>
      <text:p text:style-name="P80">Пегаска попробовала было потрогать меня в паху, но я с возмущением отбросил её копыто.</text:p>
      <text:p text:style-name="P80"/>
      <text:p text:style-name="P7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78"/>
      <text:p text:style-name="P78">От беспокойной возни снаружи скала задрожала. Кто-то шумно зевнул и с металлическим скрежетом почесался.</text:p>
      <text:p text:style-name="P78"/>
      <text:p text:style-name="P78">- Так откуда ты? - пытливо спросила поняха.</text:p>
      <text:p text:style-name="P7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78">Я закрыл глаза и сосредоточился…</text:p>
      <text:p text:style-name="P87">…</text:p>
      <text:p text:style-name="P87">- Не помню.</text:p>
      <text:p text:style-name="P87">- Что? - удивилась поняха. - Не помнишь, где твой дом?</text:p>
      <text:p text:style-name="P87">- Нет.</text:p>
      <text:p text:style-name="P87">- А как попал в гнездо Агамемнона — помнишь?</text:p>
      <text:p text:style-name="P87">- Нет.</text:p>
      <text:p text:style-name="P87">- А кто ты — помнишь?</text:p>
      <text:p text:style-name="P87">- Нет.</text:p>
      <text:p text:style-name="P78"><text:soft-page-break/><text:span text:style-name="T15">- Ну и ну. Ни в жизнь ещё таких чудаков не встречала. - покачала головой пегаска. - Ты не обижайся, но ты <text:s/>мозгами напоминаешь мне </text:span><text:span text:style-name="T16">полугодовалого жеребёнка</text:span><text:span text:style-name="T15">. То есть, вообще не </text:span><text:span text:style-name="T16">паришь</text:span><text:span text:style-name="T15"> по жизни. Хотя, на вид, взрослый. Как ты, вообще, дожил до своих лет, если не помнишь ничего?</text:span></text:p>
      <text:p text:style-name="P87">-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87">-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87">- Следующий? - я мучительно пытался ухватить логическую нить. - А кто предыдущий?</text:p>
      <text:p text:style-name="P87">-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87">Пегаска склонила шею и я увидел огромную шишку с кровоподтёком на затылке поняхи.</text:p>
      <text:p text:style-name="P87">-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87"/>
      <text:p text:style-name="P7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78"/>
      <text:p text:style-name="P7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78"/>
      <text:p text:style-name="P78">…</text:p>
      <text:p text:style-name="P78">СИЯНИЕ</text:p>
      <text:p text:style-name="P87">…</text:p>
      <text:p text:style-name="P78"><text:span text:style-name="T18">Оно п</text:span><text:span text:style-name="T15">овсюду. </text:span><text:span text:style-name="T18">Нет верха и низа, нет направлений и расстояний. Нет м</text:span><text:span text:style-name="T15">ыслей. Нет чувств. Нет времени. Есть только бесконечное сияние…</text:span></text:p>
      <text:p text:style-name="P87">.</text:p>
      <text:p text:style-name="P87">Кто я?</text:p>
      <text:p text:style-name="P87">.</text:p>
      <text:p text:style-name="P87">Где я?</text:p>
      <text:p text:style-name="P87">.</text:p>
      <text:p text:style-name="P7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78"><text:soft-page-break/>Внезапно фигура как будто наклоняется ко мне и почти выкрикивает фразу. Видение рушится, но фраза впечатывается в память:</text:p>
      <text:p text:style-name="P78">- ИДИ В ДРОГОНШТЕРН!</text:p>
      <text:p text:style-name="P78"/>
      <text:p text:style-name="P78">…</text:p>
      <text:p text:style-name="P78"/>
      <text:p text:style-name="P78">- Я ВСПОМНИЛ! ВСПОМНИЛ! ДРОГОНШТЕРН!!! - я хлопнул себя по лбу. - Мне нужно попасть в Дрогонштерн!</text:p>
      <text:p text:style-name="P78"/>
      <text:p text:style-name="P78">Поняха закатила глаза и стукнулась лбом о камень.</text:p>
      <text:p text:style-name="P78">- <text:span text:style-name="T39">Я ЖЕ ПРЕДУПРЕЖДАЛА, ПОТИШЕ!!!</text:span> - заорала понька. - Что за тупой <text:span text:style-name="T4">индивид</text:span> попался!</text:p>
      <text:p text:style-name="P78"/>
      <text:p text:style-name="P78">Снаружи беспокойно завозились, что-то неразборчиво запыхтели и внезапно валун, под которым мы прятались, вознёсся над нашими головами.</text:p>
      <text:p text:style-name="P78">Поняха бросилась на меня, сбив с ног и закрыв телом и крыльями.</text:p>
      <text:p text:style-name="P78"/>
      <text:p text:style-name="P7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8">- А как же ты? Он же съест тебя?</text:p>
      <text:p text:style-name="P78">- Не беспокойся, я в последний момент извернусь и улечу. Действуй!</text:p>
      <text:p text:style-name="P78"/>
      <text:p text:style-name="P7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78"/>
      <text:p text:style-name="P78">- <text:span text:style-name="T39">ВИЖУ СБЕЖАВШИЙ ВЧЕРАШНИЙ ОБЕД. ЕЩЁ НЕ ПРОТУХ. ХОРОШО.</text:span></text:p>
      <text:p text:style-name="P81"/>
      <text:p text:style-name="P82">- Ну так и жри, пока не скисло! - заорала поняха, повернув к нему голову.</text:p>
      <text:p text:style-name="P82"/>
      <text:p text:style-name="P82">- <text:span text:style-name="T39">ОН ЕЩЁ И РУГАЕТСЯ,</text:span> - недовольно заметил дракон. - <text:span text:style-name="T39">СЛИШКОМ СЫРОЙ</text:span>. <text:span text:style-name="T39">НАДО ПРОЖАРИТЬ.</text:span></text:p>
      <text:p text:style-name="P82">Внезапно он открыл пасть и к нам устремился поток зелёного пламени.</text:p>
      <text:p text:style-name="P82">Пегаска пискнула и прижалась ко мне покрепче. Я завороженно смотрел навстречу гибели…</text:p>
      <text:p text:style-name="P82"/>
      <text:p text:style-name="P8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2"/>
      <text:p text:style-name="P82">- Бежим! - пегаска вскочила и указала направление. Я припустил со всех ног. Безумие последнего часа выбило из меня способность мыслить.</text:p>
      <text:p text:style-name="P82"/>
      <text:p text:style-name="P82">… И потому я остановился у края пропасти, руководствуясь исключительно рефлексами.</text:p>
      <text:p text:style-name="P82">Пару камешек сорвалось у меня из-под ноги и скрылось в голубоватой дымке. Я перевёл дух.</text:p>
      <text:p text:style-name="P82"/>
      <text:p text:style-name="P82">- Почему остановился?!! Прыгай! - пегаска остановилась рядом и указала копытом прямо вниз. - Прыгай, если хочешь жить!</text:p>
      <text:p text:style-name="P82"><text:s/></text:p>
      <text:p text:style-name="P82"><text:span text:style-name="T39">- НЕНАВИЖУ ПОНЯЧЬЮ МАГИЮ! НЕ ВЫНОШУ ПОНИ!!! ВИДЕТЬ ИХ БОЛЬШЕ НЕ ХОЧУ В СВОЁМ ГНЕЗДЕ!</text:span> - орал Агамемнон, протирая глаза.</text:p>
      <text:p text:style-name="P82"/>
      <text:p text:style-name="P82">Я молча стоял и смотрел вниз, хлопая глазами. </text:p>
      <text:p text:style-name="P82">Пегаска всё поняла. Она присела, как будто готовясь к прыжку. Я сделал маленький шажок назад, не желая прыгать.</text:p>
      <text:p text:style-name="P8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2"/>
      <text:p text:style-name="P8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2">Довольно скоро я оказался в захвате передних ноги пегаски и к моим воплям присоединился её протяжный визг.</text:p>
      <text:p text:style-name="P82"/>
      <text:p text:style-name="P82">- А-А-А-А-А-А-А-А-А-А!!!</text:p>
      <text:p text:style-name="P82"/>
      <text:p text:style-name="P82">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80">…</text:p>
      <text:p text:style-name="P79"/>
      <text:p text:style-name="P14">- Да ты совсем чокнулась, коняга долбанутая! - заорал я, как только вынырнул, - я же мог разбиться!!!</text:p>
      <text:p text:style-name="P1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4"><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4"/>
      <text:p text:style-name="P14">Пегаска сникла.</text:p>
      <text:p text:style-name="P14">- Не могла…</text:p>
      <text:p text:style-name="P14">Она молча, не попытавшись смахнуть воду, отвернулась и развернула <text:span text:style-name="T41">правое </text:span>крыло. Где-то на половине длины второго сустава оно безжизненно свисало под неестественным углом.</text:p>
      <text:p text:style-name="P14">- Если бы могла летать - не задержалась бы в гнезде Агамемнона… Сломала вчера на вираже, когда уходила от погони.</text:p>
      <text:p text:style-name="P14"/>
      <text:p text:style-name="P14">У меня пересохло в горле.</text:p>
      <text:p text:style-name="P14"><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78"/>
      <text:p text:style-name="P78">Иногда ты довольно туго соображаешь, чувак! Жертвенность этой поняхи заслуживает большей награды, чем ты можешь дать сейчас.</text:p>
      <text:p text:style-name="P78"/>
      <text:p text:style-name="P78">Я примирительно потрепал пегаску по голубой гриве и неумело погладил по крупу, стряхивая воду.</text:p>
      <text:p text:style-name="P78">- Извини, подруга. Я ступил.</text:p>
      <text:p text:style-name="P78"/>
      <text:p text:style-name="P14">Та немедленно повернулась. Одно движение ноги стёрло слёзы с носа и по улыбке во всю ширину мордахи я понял, что прощён.</text:p>
      <text:p text:style-name="P14"/>
      <text:p text:style-name="P1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4">- Да уж, - я поёжился, - твой дедушка тобой гордился бы.</text:p>
      <text:p text:style-name="P1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4"/>
      <text:p text:style-name="P14">Я присвистнул.</text:p>
      <text:p text:style-name="P14">- Фигасе у тебя был дедуля. Как ты вообще выжила?</text:p>
      <text:p text:style-name="P14">Пегаска смутилась.</text:p>
      <text:p text:style-name="P1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4"><text:soft-page-break/><text:line-break/>Я попытался подбодрить лошадку и похлопал её по шее.</text:p>
      <text:p text:style-name="P14">- Не грусти. Крыло заживёт и ты снова будешь летать наперегонки с дедом! Или падать – что больше нравится.</text:p>
      <text:p text:style-name="P14"/>
      <text:p text:style-name="P14">У пегаски задрожали губы и уголки глаз подозрительно заблестели.</text:p>
      <text:p text:style-name="P14">- Не получится. Никогда-никогда. Он однажды улетел разгонять грозу и в облаке на полной скорости врезался в гору.</text:p>
      <text:p text:style-name="P14"/>
      <text:p text:style-name="P14">Да уж, чувак, ты умеешь утешать!</text:p>
      <text:p text:style-name="P14"/>
      <text:p text:style-name="P14">Я снова погладил пегаску. Та в ответ неожиданно сильно прижалась ко мне, помогая себе передней ногой.</text:p>
      <text:p text:style-name="P14">- Ай! - я свободной рукой отстранил поняху.</text:p>
      <text:p text:style-name="P14">- И-извини… Я расклеилась. Мне нужно было утешиться. Я думала, ты меня поймешь, - пробормотала пегаска и отвернулась.</text:p>
      <text:p text:style-name="P14">- Да нет, не в том дело.</text:p>
      <text:p text:style-name="P14"/>
      <text:p text:style-name="P14">Я полез рукой под рубашку, нашаривая колющий грудь предмет.</text:p>
      <text:p text:style-name="P14"/>
      <text:p text:style-name="P14">- Ого! Что за хрень?</text:p>
      <text:p text:style-name="P14"/>
      <text:p text:style-name="P1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4"/>
      <text:p text:style-name="P14">- Интересно… Это не пегасье украшение, - приблизила нос к фигурке поняха, - и не единорожье. В тех ред<text:span text:style-name="T41">к</text:span>их случаях, когда единорог спаривается с пегасом, такой гибрид не получается. Всегда появляется или пегас, или единорог.</text:p>
      <text:p text:style-name="P14">- Естественно, не пегасье. Это моё украшение. Знать бы только, как оно у меня оказалось!</text:p>
      <text:p text:style-name="P14"/>
      <text:p text:style-name="P14">Я попытался снять цепочку, но не смог взять её в руку. Золотистое сияние охватило мою шею и мягко оттолкнуло руку прочь.</text:p>
      <text:p text:style-name="P14"/>
      <text:p text:style-name="P14">- Чего-о-о?!! Не понял!</text:p>
      <text:p text:style-name="P14"/>
      <text:p text:style-name="P14"><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4"/>
      <text:p text:style-name="P14">- Кажется, я понимаю, что спасло нас от Агамемнона!</text:p>
      <text:p text:style-name="P14">- Эмм… Ты?</text:p>
      <text:p text:style-name="P14"/>
      <text:p text:style-name="P14">Пегаска ткнула копытом в украшение. Золотое свечение остановило её ногу в сантиметре от моей груди.</text:p>
      <text:p text:style-name="P14"/>
      <text:p text:style-name="P14">- Я не о том. Вот то золотое марево, которое защитило нас от пламени дракона – это её копыт дело!</text:p>
      <text:p text:style-name="P14">- Её? - я почесал в затылке, - Тогда уже его. Украшение – оно. Блин, щекочется – а я даже снять его не могу!</text:p>
      <text:p text:style-name="P14">- Её. <text:s/>Украшение – кобылка, - растолковала пегаска. - Это тебе любой пони скажет.</text:p>
      <text:p text:style-name="P14"/>
      <text:p text:style-name="P1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4">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4">… </text:p>
      <text:p text:style-name="P14">Я открыл глаза и увидел Джет, таращившуюся на меня во все глаза.</text:p>
      <text:p text:style-name="P14"/>
      <text:p text:style-name="P14">- Ты в порядке?</text:p>
      <text:p text:style-name="P14"/>
      <text:p text:style-name="P14">Я запустил руку под рубашку и немного пошарил. Ну дела! Ни фигурки, ни цепочки.</text:p>
      <text:p text:style-name="P14"/>
      <text:p text:style-name="P14">- Не знаю. Вроде, да. Но кулон исчез.</text:p>
      <text:p text:style-name="P14">- Никуда он не исчез. <text:s/>Я видела, как эта фиговина растворилась у тебя на груди!</text:p>
      <text:p text:style-name="P14">- Прямо через рубашку?</text:p>
      <text:p text:style-name="P14">- Угу! Она так сияла, что я даже твои рёбра видела. То ещё зрелище…</text:p>
      <text:p text:style-name="P14"/>
      <text:p text:style-name="P14">Я хмыкнул, потёр висок и в конце-концов плюнул на попытки что-либо понять.</text:p>
      <text:p text:style-name="P14"/>
      <text:p text:style-name="P14">- В общем, попытка номер два.</text:p>
      <text:p text:style-name="P14">- Ась? - недоумённо спросила пегаска.</text:p>
      <text:p text:style-name="P14"/>
      <text:p text:style-name="P14"><text:soft-page-break/>Я в ответ осторожно, не касаясь повреждённого крыла, обнял её и прижал к себе покрепче.</text:p>
      <text:p text:style-name="P14">- Спасибо, что спасла меня. Серьёзно.</text:p>
      <text:p text:style-name="P14"/>
      <text:p text:style-name="P14">Я так и почувствовал, как расслабляется в моих руках поняха, буквально упёршись в меня грудью и положив голову на плечо.</text:p>
      <text:p text:style-name="P14">- Друзья зовут меня Джет.</text:p>
      <text:p text:style-name="P14">- Здорово, Джет! А меня зовут… Эмм…</text:p>
      <text:p text:style-name="P14"/>
      <text:p text:style-name="P14">Блин! Похоже, это ещё одна вещь, которую я не помню.</text:p>
      <text:p text:style-name="P14"/>
      <text:p text:style-name="P14">- Называй меня… Эээ… Хуман! Хуман из племени Хомо Сапиенсов.</text:p>
      <text:p text:style-name="P14">- Привет, Хуман! - пегаска с улыбкой отстранилась и потрясла мою руку, зажав её между копыт.</text:p>
      <text:p text:style-name="P14">- Привет, Джет!</text:p>
      <text:p text:style-name="P14">- Привет, красавчики!</text:p>
      <text:p text:style-name="P75"/>
      <text:p text:style-name="P83">Мы обернулись на голос и узрели с полдюжины копий, чуть ли не уткнувшихся нам в носы…</text:p>
      <text:p text:style-name="P83"/>
      <text:p text:style-name="P85">***</text:p>
      <text:p text:style-name="P75"/>
      <text:p text:style-name="P83">- Хуман из Хомо Сапиенсов! - возвращает меня к реальности гортанный голос полосатой целительницы, - Ты можешь войти. Пегаска нуждается в тебе.</text:p>
      <text:p text:style-name="P83"/>
      <text:h text:style-name="P254"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254" text:outline-level="2">4</text:h>
      <text:p text:style-name="P83"/>
      <text:p text:style-name="P98">…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98">…сссшшш… военные расходы стали максимальными за всю историю наблюдения – говорится в ежегодном отчёте международной …шшш… </text:p>
      <text:p text:style-name="P98"><text:soft-page-break/>…хррршшш… заступил на дежурство девятнадцатый дивизион ПВО дальнего …шшшсссссшшш… </text:p>
      <text:p text:style-name="P98"/>
      <text:p text:style-name="P8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83"/>
      <text:p text:style-name="P98">…шшсссшш… очередное заседание ООН, посвящённое предотвращению эскалации конфликта …хрр…</text:p>
      <text:p text:style-name="P98">…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8">…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98"/>
      <text:p text:style-name="P8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3"/>
      <text:p text:style-name="P80">Близилось время обеда. Я пожал плечами и побрёл в столовку.</text:p>
      <text:p text:style-name="P80"/>
      <text:p text:style-name="P80">…</text:p>
      <text:p text:style-name="P80">&lt;<text:span text:style-name="T4">теория трун и волновых колебаний, мультиверс Эверетта</text:span>&gt;</text:p>
      <text:p text:style-name="P8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8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80">-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8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8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80"><text:soft-page-break/></text:p>
      <text:p text:style-name="P80">Диоген с обидой посмотрел на сидящего за соседним столом Гейзенберга. Тот что-то доказывал Леннону и даже не повернулся в ответ.</text:p>
      <text:p text:style-name="P80"/>
      <text:p text:style-name="P8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80"/>
      <text:p text:style-name="P80">Диоген провёл от точки кривую линию <text:s/>и в конце сильно вдавил пальцем в стол. Слизывая впившиеся в палец крупицы соли, он продолжил.</text:p>
      <text:p text:style-name="P80"/>
      <text:p text:style-name="P8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80"/>
      <text:p text:style-name="P80">Диоген заговорщицки подмигнул мне и нарисовал от точки на столе ещё несколько кривых траекторий.</text:p>
      <text:p text:style-name="P80"/>
      <text:p text:style-name="P8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8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80"/>
      <text:p text:style-name="P80">- Красиво… - я не понял вообще ничего, но с Диогеном лучше было соглашаться, чтобы не вызвать приступ научного гнева.</text:p>
      <text:p text:style-name="P8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80">- Знаешь, Диоген, я больше ценитель классики. Ну, там, когда яблоко на голову падает или е равно эм-цэ-квадрат…</text:p>
      <text:p text:style-name="P80"><text:soft-page-break/>-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80"/>
      <text:p text:style-name="P8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80"/>
      <text:p text:style-name="P8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8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80"/>
      <text:p text:style-name="P80">- И что с того? - ошалело спросил я. Множественные вселенные в моём воображении играли на гармошке и танцевали чечётку.</text:p>
      <text:p text:style-name="P80"/>
      <text:p text:style-name="P8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80"/>
      <text:p text:style-name="P80">Диоген выцарапал крошку из бороды и отправил в рот. В его голосе послышались истерически-восторжённые нотки.</text:p>
      <text:p text:style-name="P80"/>
      <text:p text:style-name="P8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80"/>
      <text:p text:style-name="P80">Диоген выдохнул и залпом опрокинул в себя стакан компота. Закашлялся, вытер рот рукавом и обиженно оглянулся через плечо.</text:p>
      <text:p text:style-name="P80"/>
      <text:p text:style-name="P8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oft-page-break/><text:span text:style-name="T40">притянуто за уши, а камни годятся </text:span>только на то, чтобы вышибать мозги из заумствующих демагогов! Но позвольте!!</text:p>
      <text:p text:style-name="P83"/>
      <text:p text:style-name="P8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83"/>
      <text:p text:style-name="P8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75"/>
      <text:p text:style-name="P75">Я уже отчаялся остановить вышедшего на орбиту философа и просто старался не заснуть.</text:p>
      <text:p text:style-name="P75"/>
      <text:p text:style-name="P7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75"/>
      <text:p text:style-name="P7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75"/>
      <text:p text:style-name="P7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75"/>
      <text:p text:style-name="P7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75"/>
      <text:p text:style-name="P75"><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75"/>
      <text:p text:style-name="P8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3">Крошка не двигалась.</text:p>
      <text:p text:style-name="P83">Я закрыл глаза, прижал пальцы рук к вискам и представил, как крошка поднимается в воздух и…</text:p>
      <text:p text:style-name="P83"/>
      <text:p text:style-name="P83">- Ты чего? У тебя что, голова болит? - Диоген встревожено тряс меня за плечо. - Хочешь леденец? Барбарисовый! Я вчера у Крыса выменял за сигарету.</text:p>
      <text:p text:style-name="P83"/>
      <text:p text:style-name="P83">Я открыл глаза. На месте крошки покоился локоть Диогена. Сам он участливо совал мне под нос леденец.</text:p>
      <text:p text:style-name="P8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3"/>
      <text:p text:style-name="P83">- Нет, всё в порядке, продолжай.</text:p>
      <text:p text:style-name="P8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3"/>
      <text:p text:style-name="P83">Я вытер брызги слюны Диогена со лба.</text:p>
      <text:p text:style-name="P83"/>
      <text:p text:style-name="P83"><text:soft-page-break/>- А война? - я отчаянно искал повод свалить в палату. Мне ужасно хотелось спать.</text:p>
      <text:p text:style-name="P83">- Что – война?</text:p>
      <text:p text:style-name="P83">- Если у нас произойдёт война – случится ли война в отражении? Скажем, вот в том, далёком – на седьмой волне?</text:p>
      <text:p text:style-name="P8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83"/>
      <text:p text:style-name="P8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3"/>
      <text:p text:style-name="P83">…</text:p>
      <text:p text:style-name="P83"/>
      <text:p text:style-name="P83">- Дедлайн, танцуй! - судья Дредд окликнул меня на входе в палату.</text:p>
      <text:p text:style-name="P83"/>
      <text:p text:style-name="P83">Я повернул голову.</text:p>
      <text:p text:style-name="P83"/>
      <text:p text:style-name="P83">- Ты же не хотел переезжать в четвёртую палату? Так вот, перевод отменяется. Остаёшься в третьей своих пауков разводить.</text:p>
      <text:p text:style-name="P83"/>
      <text:p text:style-name="P83">“Неужто Алекс замолвил за меня словечко?” - пронеслось у меня в мыслях. - “Расстались мы с ним не на хорошей ноте. Что он потребует взамен?”</text:p>
      <text:p text:style-name="P83">- Да не смотри ты на меня, как кролик на удава! - отмахнулся Дредд, - новенький умер. Сегодня утром. Я как раз на утреннем осмотре был.</text:p>
      <text:p text:style-name="P83"/>
      <text:p text:style-name="P83">У меня перехватило дыхание.</text:p>
      <text:p text:style-name="P83"/>
      <text:p text:style-name="P83">- От чего он умер?</text:p>
      <text:p text:style-name="P8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3"/>
      <text:p text:style-name="P85">***</text:p>
      <text:p text:style-name="P83"/>
      <text:p text:style-name="P83">- Джет… - шепчу я тихонько.</text:p>
      <text:p text:style-name="P83"><text:soft-page-break/></text:p>
      <text:p text:style-name="P83">Комок под серым пледом слабо шевелится.</text:p>
      <text:p text:style-name="P83"/>
      <text:p text:style-name="P83">- Она очень слаба. Разговаривай с ней не более четверти часа, Хуман из Хомо Сапиенсов. Время пошло.</text:p>
      <text:p text:style-name="P83"/>
      <text:p text:style-name="P83">Зеррика ставит на полку возле кровати песочные часы и выходит.</text:p>
      <text:p text:style-name="P83"/>
      <text:p text:style-name="P83">- Джет!</text:p>
      <text:p text:style-name="P83">Из-под одеяла высовывается копыто и затаскивает мою руку под одеяло. К руке прижимается что-то тёплое и влажное.</text:p>
      <text:p text:style-name="P83">Я осторожно стаскиваю одеяло с пегаски. Та лежит на животе, вся спина перебинтована. Джет прижимает мою руку к заплаканной щеке.</text:p>
      <text:p text:style-name="P83"/>
      <text:p text:style-name="P8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3"/>
      <text:p text:style-name="P83">Я ногой придвигаю к кровати стул и сажусь на него. Свободной рукой треплю пегаску между ушами.</text:p>
      <text:p text:style-name="P83"/>
      <text:p text:style-name="P8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3"><text:s/></text:p>
      <text:p text:style-name="P8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3"/>
      <text:p text:style-name="P8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3"/>
      <text:p text:style-name="P8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3"/>
      <text:p text:style-name="P83">Я шутливо сжимаю её нос. </text:p>
      <text:p text:style-name="P83"/>
      <text:p text:style-name="P8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3"><text:soft-page-break/>- Это уже мои проблемы.</text:p>
      <text:p text:style-name="P83">- <text:s/>Зато я отлично умею готовить гороховый суп. Кстати, а что такое “суицид”? - спрашивает пегаска сонным голосом и зевает.</text:p>
      <text:p text:style-name="P83"/>
      <text:p text:style-name="P83">Я задумываюсь. В полумраке палатки тускло блестят доспехи Джет, сваленные кучей в углу.</text:p>
      <text:p text:style-name="P8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3"/>
      <text:p text:style-name="P83">- Хррр… я поняла… я буду бороться до конца… Хум… хррр…</text:p>
      <text:p text:style-name="P83"/>
      <text:p text:style-name="P83">- Хуман из Хомо Сапиенсов! Пора заканчивать визит.</text:p>
      <text:p text:style-name="P83"/>
      <text:p text:style-name="P83">Полог палатки раздвигается и Зеррика показывает мне копытом на часы, в которых пересыпаются последние песчинки.</text:p>
      <text:p text:style-name="P83">Я осторожно высвобождаю руку из захвата спящей Джет и поправляю ей одеяло.</text:p>
      <text:p text:style-name="P83"/>
      <text:p text:style-name="P83">- Когда она встанет на ноги?</text:p>
      <text:p text:style-name="P83">- Н<text:span text:style-name="T4">едели </text:span>будет достаточно, Хуман. Пегасы - крепкие создания. Ты можешь оставаться с нами до её выздоровления.</text:p>
      <text:p text:style-name="P83">- Спасибо вам. За всё. За Джет.</text:p>
      <text:p text:style-name="P83"/>
      <text:p text:style-name="P83">Зебра косит на меня изумрудным глазом.</text:p>
      <text:p text:style-name="P83"/>
      <text:p text:style-name="P8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3"/>
      <text:p text:style-name="P83">Я неверяще смотрю на Зеррику.</text:p>
      <text:p text:style-name="P83"/>
      <text:p text:style-name="P83">- Вы знали, что у Джет отвалится крыло и я буду мешать ей прыгнуть с обрыва?</text:p>
      <text:p text:style-name="P83"/>
      <text:p text:style-name="P83">Зебра смущается.</text:p>
      <text:p text:style-name="P83"/>
      <text:p text:style-name="P83"><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3">- Что за миссия? Я не то, что какую-то миссию – я не знаю даже, как меня зовут!</text:p>
      <text:p text:style-name="P83"/>
      <text:p text:style-name="P83">Зеррика сочувствующе кивает.</text:p>
      <text:p text:style-name="P83"/>
      <text:p text:style-name="P8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3"/>
      <text:p text:style-name="P83">…</text:p>
      <text:p text:style-name="P83"/>
      <text:p text:style-name="P8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3"/>
      <text:p text:style-name="P83">- А, Большой М’боно! - приветствует меня Сенбе скрипучим голосом. - Заходи. Сенбе ждал тебя.</text:p>
      <text:p text:style-name="P83"/>
      <text:p text:style-name="P83">Зебра указывает копытом на мешок рядом. Я присаживаюсь. Зеррика почтительно склоняет голову перед старейшиной и <text:span text:style-name="T41">выходит из палатки</text:span>. Ящерица не мигая <text:s/>смотрит на нас из-под потолка.</text:p>
      <text:p text:style-name="P83"/>
      <text:p text:style-name="P83">- Почему ты зовёшь меня “Большой М’боно”? О какой ещё миссии вы говорите? Что ты узнал о мне прошлой весной? Каким хером я тут очутился? Кто я <text:span text:style-name="T41">такой</text:span>, чёрт меня подери <text:span text:style-name="T41">на мальтийский крест</text:span>?</text:p>
      <text:p text:style-name="P83"/>
      <text:p text:style-name="P83">Сенбе поднимает копыто, останавливая поток сознания.</text:p>
      <text:p text:style-name="P83"/>
      <text:p text:style-name="P83">- Слишком много вопросов для старого <text:span text:style-name="T41">шамана</text:span>. Большой М’боно слишком молод и зол. Совсем как Сенбе, когда он сам был молод, - с<text:span text:style-name="T41">тарейшина </text:span>усмехнулся. <text:span text:style-name="T41">- Сенбе прочитает тебе то, что сам узнал полгода назад во сне. Не спрашивай ни о чём сверх того. Сенбе не ответит — сам не знает.</text:span></text:p>
      <text:p text:style-name="P75">&lt;расписать больше быта у Сенбе&gt;</text:p>
      <text:p text:style-name="P99">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3"/>
      <text:p text:style-name="P85">***</text:p>
      <text:p text:style-name="P83"><text:soft-page-break/>&lt;<text:span text:style-name="T4">ывкпвпекываукпеыварпевыаерпкув</text:span>&gt;</text:p>
      <text:p text:style-name="P119"/>
      <text:p text:style-name="P85">***</text:p>
      <text:p text:style-name="P83"/>
      <text:p text:style-name="P83">Сенбе захлопывает книгу.</text:p>
      <text:p text:style-name="P83"/>
      <text:p text:style-name="P83">- Большой Мбоно доволен? Сенбе ответил на твои вопросы?</text:p>
      <text:p text:style-name="P83">- Вполне, - с каменным лицом говорю я.</text:p>
      <text:p text:style-name="P8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3"/>
      <text:h text:style-name="P254"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1">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254" text:outline-level="2">5</text:h>
      <text:p text:style-name="P83">&lt;<text:span text:style-name="T4">глава с фейковым Диалогом с Терминатором должна быть ПОСЛЕ договорённости с Крысом о побеге</text:span>&gt;</text:p>
      <text:p text:style-name="P8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3"/>
      <text:p text:style-name="P1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0">Два года</text:span><text:span text:style-name="T1"> прошло со времени моего последнего Урока, но я отлично помню процедуру приветствия. Опыт не пропьёшь.</text:span></text:p>
      <text:p text:style-name="P83"/>
      <text:p text:style-name="P121">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75"/>
      <text:p text:style-name="P8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3">Что ж. Обманывать нехорошо, но для дела – можно.</text:p>
      <text:p text:style-name="P75">&lt;более детальное описание начала диалога. Сам диалог развернуть&gt;</text:p>
      <text:p text:style-name="P83">- Как мне звать тебя, Учитель? - прошептал я ему на ухо. - Я желаю взять урок.</text:p>
      <text:p text:style-name="P75"/>
      <text:p text:style-name="P83">Зрачки Терминатора застыли. Губы замерли. Казалось, он перестал дышать.</text:p>
      <text:p text:style-name="P83"><text:soft-page-break/>Прошли бесконечные полминуты, когда губы Терминатора дёрнулись.</text:p>
      <text:p text:style-name="P83"/>
      <text:p text:style-name="P83">- Оператор 34. Я готов учить тебя, Хэвэн, - прошептал он в ответ.</text:p>
      <text:p text:style-name="P83">- Приветствие принято, оператор 34. Начинаем диалог.</text:p>
      <text:p text:style-name="P83"/>
      <text:p text:style-name="P83">Секунды сгорали одна за другой, как мотыльки в костре. Вопросы следовали один за другим в быстрой последовательности.</text:p>
      <text:p text:style-name="P83"/>
      <text:p text:style-name="P75">- Каков был класс твоей защиты?</text:p>
      <text:p text:style-name="P75">- Двадцать шестой.</text:p>
      <text:p text:style-name="P75">- Сколько времени ты продержался?</text:p>
      <text:p text:style-name="P75">- Семнадцать минут.</text:p>
      <text:p text:style-name="P75">- Сколько времени ты бы продержался с сорок восьмым классом?</text:p>
      <text:p text:style-name="P75">- … Часа два… Наверное…</text:p>
      <text:p text:style-name="P75">- Какой ты запомнил Хэвэн?</text:p>
      <text:p text:style-name="P75">- Она прекрасна…</text:p>
      <text:p text:style-name="P75">- Чего более всего нужно опасаться при встрече с ней сейчас?</text:p>
      <text:p text:style-name="P75"/>
      <text:p text:style-name="P7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75"/>
      <text:p text:style-name="P75">- Любви. Опасайся её любви. Не давай ей прикоснуться к себе.</text:p>
      <text:p text:style-name="P75"/>
      <text:p text:style-name="P83">Терминатор откинулся на койку и закрыл его глаза.</text:p>
      <text:p text:style-name="P83"/>
      <text:p text:style-name="P83">- Сессия завершается, оператор 34. Закрываю диалог, - поспешно прошептал я.</text:p>
      <text:p text:style-name="P83">- До свидания, Хэвэн. Диалог закрыт, - с закрытыми глазами пробормотал Терминатор.</text:p>
      <text:p text:style-name="P83"/>
      <text:p text:style-name="P83">…</text:p>
      <text:p text:style-name="P83"/>
      <text:p text:style-name="P83">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83">Что ж, двух часов мне более чем достаточно.</text:p>
      <text:p text:style-name="P83"><text:soft-page-break/></text:p>
      <text:p text:style-name="P83">Белые чёрточки нарезали небо тонкими полосками. Восемь параллельных инверсионных следов, расползающихся ватными дорожками.</text:p>
      <text:p text:style-name="P8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3"/>
      <text:p text:style-name="P83">Я протянул руку и подкрутил ручку настройки ретранслятора. Пыльный ящик разразился очередной порцией свистов.</text:p>
      <text:p text:style-name="P83"/>
      <text:p text:style-name="P98">…ccшшш… могут быть спокойны - звено истребителей с самолётом аэроразведки АВАКС патрулируют небо над столицей. <text:span text:style-name="T40">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98"/>
      <text:p text:style-name="P80">Гул столовой заглушил хрип древнего аппарата.</text:p>
      <text:p text:style-name="P83"/>
      <text:p text:style-name="P85">***</text:p>
      <text:p text:style-name="P83"/>
      <text:p text:style-name="P83">- Чешется! - Джет ожесточённо трётся об меня спиной, высунув язык от удовольствия.</text:p>
      <text:p text:style-name="P83">- Да погоди ты! - я отпихиваю пегаску, - Потерпи два дня. Снимут бинты – тогда хоть до дыр чеши!</text:p>
      <text:p text:style-name="P83">- ЧЕ-ШЕТ-СЯ!!! - Джет с совершенно безумными глазами начинает чесаться о центральный столб палатки.</text:p>
      <text:p text:style-name="P83"/>
      <text:p text:style-name="P83">Тот явно не рассчитан на столь энергичных пациентов. Коротко треснув, столб валится набок, потянув за собой всё остальное.</text:p>
      <text:p text:style-name="P83"/>
      <text:p text:style-name="P83">- А х ты ж ё…!! - рухнувший полог палатки заглушает мои ругательства.</text:p>
      <text:p text:style-name="P83"/>
      <text:p text:style-name="P83">Изрядно пробарахтавшись в складках плотной ткани, я, наконец, прорываюсь на свободу.</text:p>
      <text:p text:style-name="P83"/>
      <text:p text:style-name="P8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3"/>
      <text:p text:style-name="P8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3">- ЭТО Я!!! Я САМА ОСВОБОДИЛАСЬ! - орёт Джет, - МНЕ НАДО!!!</text:p>
      <text:p text:style-name="P83"><text:soft-page-break/></text:p>
      <text:p text:style-name="P8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3"/>
      <text:p text:style-name="P8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3"/>
      <text:p text:style-name="P83">Джет моментально замирает.</text:p>
      <text:p text:style-name="P83"/>
      <text:p text:style-name="P83">- Эээ… Ооо… Упс… Н-наденьте на меня, пожалуйста, бандажи… И привяжите к кровати – я не ручаюсь, что во сне не сорву их.</text:p>
      <text:p text:style-name="P83"/>
      <text:p text:style-name="P83">Зеррика фейсхуфит. Потом воздевает глаза к потолку. Потом вздыхает.</text:p>
      <text:p text:style-name="P83"/>
      <text:p text:style-name="P8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3"/>
      <text:p text:style-name="P83">…</text:p>
      <text:p text:style-name="P83"/>
      <text:p text:style-name="P8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3"/>
      <text:p text:style-name="P83">- Поправь меня! Мне солнце прям в глаз светит!</text:p>
      <text:p text:style-name="P83"/>
      <text:p text:style-name="P83">Я пододвигаю крестовину.</text:p>
      <text:p text:style-name="P83"/>
      <text:p text:style-name="P83">- Итак, поехал он за аленьким цветочком.&lt;<text:span text:style-name="T4">шутливая </text:span><text:span text:style-name="T20">история</text:span>&gt;</text:p>
      <text:p text:style-name="P83"/>
      <text:h text:style-name="P254" text:outline-level="2">5.5</text:h>
      <text:p text:style-name="P1"/>
      <text:p text:style-name="P2">(обмен)</text:p>
      <text:p text:style-name="P2"><text:soft-page-break/>&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2">&lt;Отправка Анона на Луну с Луной&gt;</text:p>
      <text:p text:style-name="P2"><text:span text:style-name="T4">&lt;Сцена с голым Аноном и Луной</text:span>&gt;</text:p>
      <text:p text:style-name="P1"/>
      <text:h text:style-name="P254" text:outline-level="2">6</text:h>
      <text:p text:style-name="P83"/>
      <text:p text:style-name="P8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83">Я выкинул одноразовые тарелки в мусорный бак и собрался уходить, когда меня окликнули.</text:p>
      <text:p text:style-name="P83"/>
      <text:p text:style-name="P83">- Дедлайн, я рассчитал! Рассчитал!</text:p>
      <text:p text:style-name="P83"/>
      <text:p text:style-name="P8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3"/>
      <text:p text:style-name="P83">- Я всё рассчитал! Десять!</text:p>
      <text:p text:style-name="P83"/>
      <text:p text:style-name="P8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3"/>
      <text:p text:style-name="P83">- Идём!</text:p>
      <text:p text:style-name="P83"/>
      <text:p text:style-name="P83">Палата Диогена была через одну с моей – надзирающий санитар Шопен лениво кивнул мне, пропуская внутрь.</text:p>
      <text:p text:style-name="P83">Подойдя к своей койке, Диоген нырнул в тумбочку чуть ли не по пояс.</text:p>
      <text:p text:style-name="P83"/>
      <text:p text:style-name="P83">- Сюда я его положил, лежал же где-то тут… Ага!</text:p>
      <text:p text:style-name="P83"/>
      <text:p text:style-name="P83">Диоген вытащил смятый листок.</text:p>
      <text:p text:style-name="P83"/>
      <text:p text:style-name="P83">- Сегодня ночью пришло вдохновение – рассчитал всё, как ты и спрашивал! На седьмой волне – десять миллионов!</text:p>
      <text:p text:style-name="P83"><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3"/>
      <text:p text:style-name="P8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8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3">…</text:p>
      <text:p text:style-name="P8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3"/>
      <text:p text:style-name="P8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3"/>
      <text:p text:style-name="P8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3"/>
      <text:p text:style-name="P85">***</text:p>
      <text:p text:style-name="P83"/>
      <text:p text:style-name="P83">- Четыре! Три! Два! Один! Снимай, - кивает мне Зеррика.</text:p>
      <text:p text:style-name="P83"/>
      <text:p text:style-name="P83">Я сдёргиваю разрезанные остатки повязки с Джет. Та уже стоит на полусогнутых, ожидая возможности как следует почесаться.</text:p>
      <text:p text:style-name="P83">- И-и-и-й-е-е-ех!</text:p>
      <text:p text:style-name="P83"/>
      <text:p text:style-name="P83">Одним прыжком Джет достигает ближайшей сосны и разворачивается к ней спиной. Выгибается, <text:s/>топает в предвкушении копытом и…</text:p>
      <text:p text:style-name="P83">И замирает..</text:p>
      <text:p text:style-name="P83">…</text:p>
      <text:p text:style-name="P83">- Джет, ты чего?</text:p>
      <text:p text:style-name="P83"><text:soft-page-break/></text:p>
      <text:p text:style-name="P83">На лице пегаски появляется глупое выражение. Она словно прислушивается к чему-то внутри неё.</text:p>
      <text:p text:style-name="P83">Потом её мордаха несмело озаряется улыбкой. А за её спиной…</text:p>
      <text:p text:style-name="P83"/>
      <text:p text:style-name="P83">- Э-э-э… Что за… ?</text:p>
      <text:p text:style-name="P83"/>
      <text:p text:style-name="P8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83"/>
      <text:p text:style-name="P83">- Какого фига?! - Джет недоумённо смотрит на левое, потом осторожно захватывает зубами коготь и дёргает.</text:p>
      <text:p text:style-name="P83">- Ай!</text:p>
      <text:p text:style-name="P8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3">- Что вы с ней сделали? - встреваю я. - Что это за уродское крыло?</text:p>
      <text:p text:style-name="P8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3"/>
      <text:p text:style-name="P83">- О-ФИ-ГЕТЬ! - Джет чешет когтем спину и её лицо расплывается в блаженстве. - Кру-у-уть!</text:p>
      <text:p text:style-name="P83">- Не забывай, юная пегаска: летать тебе можно только через неделю. <text:span text:style-name="T41">И никакого подъёма грузов в течении полугода -</text:span> <text:span text:style-name="T41">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3">- ХА-РА-ШО!!! - Джет подпрыгивает и мчится в долину, сбивая грудью полевые цветы.</text:p>
      <text:p text:style-name="P83"/>
      <text:p text:style-name="P8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3">Определённо, ты в долгу перед зебрами, Хуман!</text:p>
      <text:p text:style-name="P83"/>
      <text:p text:style-name="P83">- Спасибо тебе, Зеррика! Всем вам спасибо! За мной должок, - обращаюсь я к ней через плечо…</text:p>
      <text:p text:style-name="P83"/>
      <text:p text:style-name="P83"><text:soft-page-break/>… Рядом со мной – никого. Лишь тёплый воздух дует мне в ответ и из долины доносятся радостные взвизги дурачащейся Джет.</text:p>
      <text:p text:style-name="P83">Как будто прошёл сон длиной в две недели, начавшийся кошмаром, но закончивш<text:span text:style-name="T41">и</text:span>йся солнцем и одуванчиками.</text:p>
      <text:p text:style-name="P83">Я спустился в долину и составил компанию пегаске.</text:p>
      <text:p text:style-name="P83"/>
      <text:h text:style-name="P254" text:outline-level="2">7</text:h>
      <text:p text:style-name="P83"/>
      <text:p text:style-name="P83">- Крыс! Эй, Крыс!</text:p>
      <text:p text:style-name="P99">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3"><text:span text:style-name="T4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57">&lt;</text:span><text:span text:style-name="T42">попсой ТОЙ СТОРОНЫ</text:span><text:span text:style-name="T57">&gt;</text:span><text:span text:style-name="T41"> обнаружили — беднягу чуть инфаркт не схватил.</text:span></text:p>
      <text:p text:style-name="P99"/>
      <text:p text:style-name="P99">Выменять у Крыса хабар у нас означает «добыть». Где добывает хабар сам Крыс, остаётся загадкой. Хотя у меня были подозрения на сей счёт.</text:p>
      <text:p text:style-name="P99"/>
      <text:p text:style-name="P99">- Стой, не уходи, дело есть, - я схватил Крыса за плечо.</text:p>
      <text:p text:style-name="P99"/>
      <text:p text:style-name="P99">Тот хмуро зыркнул на меня и скинул руку.</text:p>
      <text:p text:style-name="P99"/>
      <text:p text:style-name="P99">- Чего тебе? Решил долг вернуть?</text:p>
      <text:p text:style-name="P99">-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99">-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99"/>
      <text:p text:style-name="P99">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99"/>
      <text:p text:style-name="P99">- Да ладно! - не поверил Крыс, осторожно понюхав пробку бутылки. - Джек Дэниэлс ориджинал! Ты, случаем, не Санта Клаус?</text:p>
      <text:p text:style-name="P99">- Это только задаток. Слушай сюда...</text:p>
      <text:p text:style-name="P83"><text:soft-page-break/></text:p>
      <text:h text:style-name="P255" text:outline-level="2">***</text:h>
      <text:p text:style-name="P99"/>
      <text:p text:style-name="P99">Джет прислушивается, оттопырив уши вперёд.</text:p>
      <text:p text:style-name="P99"/>
      <text:p text:style-name="P99">- Там треснула ветка! Я точно слышала!</text:p>
      <text:p text:style-name="P99">- Да ладно тебе, Джет! Мы давным-давно оторвались от твердолобов — иначе за две недели у зебр они бы нас настигли.</text:p>
      <text:p text:style-name="P99"/>
      <text:p text:style-name="P99">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99"/>
      <text:p text:style-name="P99">- Хмм!</text:p>
      <text:p text:style-name="P99"/>
      <text:p text:style-name="P9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9">Наконец пегаска приземляется.</text:p>
      <text:p text:style-name="P99"/>
      <text:p text:style-name="P99">- Показалось.</text:p>
      <text:p text:style-name="P99"/>
      <text:p text:style-name="P99">Мы продолжаем идти вдоль обрыва.</text:p>
      <text:p text:style-name="P99">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99"/>
      <text:p text:style-name="P99">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99"/>
      <text:p text:style-name="P99">Я вздыхаю.</text:p>
      <text:p text:style-name="P99"><text:soft-page-break/>Толчок возвращает меня к действительности. Я натыкаюсь на круп пегаски, настороженно вглядывающейся в заросли можжевельника.</text:p>
      <text:p text:style-name="P99"/>
      <text:p text:style-name="P99">- Хум, там кто-то пялится на нас! Готова спорить на маховое перо!</text:p>
      <text:p text:style-name="P99">- Да брось, Джет, ты уже проверила все окрестности.</text:p>
      <text:p text:style-name="P99"/>
      <text:p text:style-name="P99">Я хлопаю пегаску по крупу, побуждая двигаться дальше. Та вместо этого снова взмывает над деревьями.</text:p>
      <text:p text:style-name="P99"/>
      <text:p text:style-name="P101">-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01">Меня озаряет.</text:p>
      <text:p text:style-name="P99"/>
      <text:p text:style-name="P99">Пегаска! Дельтаплан! Пегаска!</text:p>
      <text:p text:style-name="P99"/>
      <text:p text:style-name="P99">С дьявольским хохотом я потираю руки и иду навстречу приземлившейся Джет. Та недоумённо смотрит на меня, склонив голову и насторожив уши.</text:p>
      <text:p text:style-name="P9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9">Дрогонштерн темнеет в лучах заката. </text:p>
      <text:p text:style-name="P99"/>
      <text:h text:style-name="P254" text:outline-level="2">8</text:h>
      <text:p text:style-name="P99"/>
      <text:p text:style-name="P99">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99">Крыс втолкнул меня в каморку, закрыл за собой дверь и заблокировал её, вставив в ручку веник. После чего включил свет.</text:p>
      <text:p text:style-name="P99">Тусклая лампочка осветила фаянсовый стульчак запасного туалета, груду измятых вёдер, веников и швабр.</text:p>
      <text:p text:style-name="P99"/>
      <text:p text:style-name="P99">- Ты сделал куклу? - шёпотом спросил Крыс.</text:p>
      <text:p text:style-name="P99">- Скрутил из полотенец, ведра и второй подушки. Под одеялом от человека не отличить.</text:p>
      <text:p text:style-name="P99"><text:soft-page-break/>- Хорошо.</text:p>
      <text:p text:style-name="P99"/>
      <text:p text:style-name="P99">Крыс подошёл к унитазу, надавил сразу за ним и вытащил приличный кусок стены прямо с кафельной плиткой.</text:p>
      <text:p text:style-name="P99">За проёмом открылся вертикальный короб. Толстый ствол канализационной трубы и несколько труб потоньше занимали добрую треть ширины лаза.</text:p>
      <text:p text:style-name="P99"/>
      <text:p text:style-name="P99">-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99">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9">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99">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99">- Мы же договорились за две!</text:p>
      <text:p text:style-name="P99">- Четыре! Две поставишь мне в кредит — верну хабаром. По-крайней мере, так ты меня больше на долг не подсадишь.</text:p>
      <text:p text:style-name="P99"/>
      <text:p text:style-name="P99">Крыс приблизил своё лицо к моему.</text:p>
      <text:p text:style-name="P99"/>
      <text:p text:style-name="P99">-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99"/>
      <text:p text:style-name="P99">Мелкие зубы Крыса <text:s/>сверкнули безумной улыбкой в тусклом свете лампочки.</text:p>
      <text:p text:style-name="P99">Я отодвинул его ладонью.</text:p>
      <text:p text:style-name="P99"/>
      <text:p text:style-name="P99"><text:soft-page-break/>- Не надо. Если ты действительно меня знаешь, то бояться не должен.</text:p>
      <text:p text:style-name="P99"/>
      <text:p text:style-name="P99">Крыс осклабился и хлопнул меня по плечу.</text:p>
      <text:p text:style-name="P99"/>
      <text:p text:style-name="P99">- А я и не боюсь. Законы жанра обязывают.</text:p>
      <text:p text:style-name="P99"/>
      <text:p text:style-name="P99">Он хохотнул и выскользнул из подсобки.</text:p>
      <text:p text:style-name="P99"/>
      <text:p text:style-name="P100">***</text:p>
      <text:p text:style-name="P100"/>
      <text:p text:style-name="P99">Крылатая фигурка у меня на шее сверкает золотом. Я в последний раз проверяю верёвки, привязывающие Джет к крестовине.</text:p>
      <text:p text:style-name="P99"/>
      <text:p text:style-name="P99">- Щекотно! - хихикает пегаска, выгибая спину.</text:p>
      <text:p text:style-name="P99">- Не дёргайся! - строго осаживаю я.</text:p>
      <text:p text:style-name="P99"/>
      <text:p text:style-name="P99">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99">Я поворачиваюсь к пегаске и продолжаю.</text:p>
      <text:p text:style-name="P99"/>
      <text:p text:style-name="P99">-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99"/>
      <text:p text:style-name="P99">Пегаска так усердно кивает головой, что немедленно трескается затылком о выступающий конец креста.</text:p>
      <text:p text:style-name="P99"/>
      <text:p text:style-name="P99">- Ну что ж…</text:p>
      <text:p text:style-name="P99"/>
      <text:p text:style-name="P99">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text:soft-page-break/>одной, то другой стороной. Вид пегаски до того забавный, что я не выдерживаю и сажусь на камень от смеха.</text:p>
      <text:p text:style-name="P99">Джет, не обращая внимания на мой смех, следует дальше и, поравнявшись со мной, хлопает меня перекладиной по макушке.</text:p>
      <text:p text:style-name="P99"/>
      <text:p text:style-name="P99">- Ай!</text:p>
      <text:p text:style-name="P99"/>
      <text:p text:style-name="P99">Пегаска немедленно разворачивается и на развороте хлопает меня перекладиной вторично.</text:p>
      <text:p text:style-name="P99">Всё-таки трюк с клоунами и скамейкой возник не на пустом месте, Хуман!</text:p>
      <text:p text:style-name="P99">Я придерживаю Джет за перекладину.</text:p>
      <text:p text:style-name="P99"/>
      <text:p text:style-name="P99">- Для разгона хватит. Залазь.</text:p>
      <text:p text:style-name="P99"/>
      <text:p text:style-name="P99">Я становлюсь на колени. Джет забирается мне на спину и обхватывает всеми четырьмя ногами. Её дыхание щекочет мне ухо.</text:p>
      <text:p text:style-name="P99"/>
      <text:p text:style-name="P99">-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99">- Это ненадолго, - успокаиваю я её.</text:p>
      <text:p text:style-name="P99"/>
      <text:p text:style-name="P9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99">Последние метры остаются за спиной, на краю валуна я что есть силы отталкиваюсь от камня.</text:p>
      <text:p text:style-name="P99"/>
      <text:p text:style-name="P99">- Ю-ху-у-у!!!</text:p>
      <text:p text:style-name="P99"/>
      <text:p text:style-name="P9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9"/>
      <text:p text:style-name="P99">- О-го-го-о-о-о!!! - восторженно ору я.</text:p>
      <text:p text:style-name="P99"/>
      <text:p text:style-name="P99">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99"/>
      <text:p text:style-name="P99"><text:soft-page-break/>- Поворачивай! - кричу я своему летательному аппарату и колбашу ногами воздух в попытке изменить направление движения.</text:p>
      <text:p text:style-name="P99">- Ы-ы-ы, не могу-у-у! Ты крылья привязал! - отзывается Джет изо всех сил дёргаясь на крестовине.</text:p>
      <text:p text:style-name="P99"/>
      <text:p text:style-name="P9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9">…</text:p>
      <text:p text:style-name="P99">Слышится громкий треск, но удара нет.</text:p>
      <text:p text:style-name="P9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9">…</text:p>
      <text:p text:style-name="P9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9"><text:s/></text:p>
      <text:p text:style-name="P99">- Как мы пролетели мимо куста? Я же видел, мы неслись прямо на него! Что это был за треск? Как ты смогла повернуть?</text:p>
      <text:p text:style-name="P99"/>
      <text:p text:style-name="P99">Джет встаёт с меня и молча поводит крыльями. Половинки крестовины висят на них словно костыли. Стыд заливает моё лицо краской. Я фэйспалмлю.</text:p>
      <text:p text:style-name="P99"/>
      <text:p text:style-name="P99">-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99">- Как булыжник с крыльями, - хихикает пегаска. - Надо почаще делать буп. Это круто!</text:p>
      <text:p text:style-name="P99"/>
      <text:p text:style-name="P99">Пегаска тянется ко мне носом, но я отстраняю её. Только лошадиных слюней на фейсе тебе и не хватает до полного счастья, Хуман!</text:p>
      <text:p text:style-name="P99"/>
      <text:p text:style-name="P99">Осторожно прощупав заживающее крыло Джет и убедившись, что оно не пострадало, я вытираю пот со лба.</text:p>
      <text:p text:style-name="P99"/>
      <text:p text:style-name="P99">- Ты не заметила <text:s/>ничего странного там? - я указываю на куст. - Он так затрясся при нашем приближении, словно испугался, что мы в него врежемся.</text:p>
      <text:p text:style-name="P99">- Неа ,- мотает головой Джет. - Ничего подозрительного. Наверное, то ветер был.</text:p>
      <text:p text:style-name="P99">Я жму плечами.</text:p>
      <text:p text:style-name="P99">- Будем чинить крестовину. У меня есть идея, как обеспечить манёвренность.</text:p>
      <text:p text:style-name="P99">…</text:p>
      <text:p text:style-name="P99"><text:soft-page-break/>…</text:p>
      <text:p text:style-name="P99">…</text:p>
      <text:p text:style-name="P9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9"/>
      <text:p text:style-name="P99">- Предстартовая проверка рулей! - я придерживаю пегаску за ноги и осторожно бегу к краю камня.</text:p>
      <text:p text:style-name="P99"/>
      <text:p text:style-name="P99">Пегаска маневрирует и я чувствую мягкое давление воздуха, соответствующее наклону свободных кончиков крыльев Джет.</text:p>
      <text:p text:style-name="P99"/>
      <text:p text:style-name="P99">- Рули работают!</text:p>
      <text:p text:style-name="P99">- Отлично! Идём на взлёт! - я ускоряюсь.</text:p>
      <text:p text:style-name="P99">- К взлёту готова!</text:p>
      <text:p text:style-name="P99"/>
      <text:p text:style-name="P99">Пегаска разжимает ноги и съезжает мне с плеч на спину, где её ноги снова берут меня в мягкий замок.</text:p>
      <text:p text:style-name="P99">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9"/>
      <text:p text:style-name="P99">- Какого чёрта, Джет? Рули левее! - кричу я.</text:p>
      <text:p text:style-name="P99">- Н-не могу… Меня что-то тянет… - сконфуженно отвечает пегаска.</text:p>
      <text:p text:style-name="P99"/>
      <text:p text:style-name="P99">Нас действительно тянет. Облако голубоватого сияния обхватывает нас и тащит к ракитнику. Ветви его раздвигаются и к нам выходят трое.</text:p>
      <text:p text:style-name="P99"/>
      <text:p text:style-name="P99">- Попались, красавчики!</text:p>
      <text:p text:style-name="P99"/>
      <text:p text:style-name="P99">Картинка меркнет перед моими глазами и сознание выключается.</text:p>
      <text:p text:style-name="P99"/>
      <text:h text:style-name="P254" text:outline-level="2">9</text:h>
      <text:p text:style-name="P99"/>
      <text:p text:style-name="P9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text:soft-page-break/>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4">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4">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4">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99">&lt;<text:span text:style-name="T4">Дедлайн проваливается в самый низ, но поднимается до второго этажа за счёт сверхспособностей</text:span>&gt;</text:p>
      <text:p text:style-name="P99"/>
      <text:p text:style-name="P14">Первые пять минут я просто валялся где упал, пытаясь отдышаться. Придя в себя, я вслушался в темноту.</text:p>
      <text:p text:style-name="P14">Вроде, тревоги не слышно - шум от удара остался незамеченым.</text:p>
      <text:p text:style-name="P14">Я с трудом поднялся, дотронулся до стены и проведя по ней рукой, нащупал выключатель света.</text:p>
      <text:p text:style-name="P14">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4">Крыс не обманул – в конце ряда туалетных кабинок в лунном свете маячил фиолетовый прямоугольник окна, свободного от решётки.</text:p>
      <text:p text:style-name="P14">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4">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4">По мере движения, я стал замечать произошедшие за <text:span text:style-name="T4">два года</text:span> изменения.</text:p>
      <text:p text:style-name="P14"/>
      <text:p text:style-name="P14">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4"/>
      <text:p text:style-name="P14"><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4"/>
      <text:p text:style-name="P1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4"/>
      <text:p text:style-name="P14">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75">Сейчас “Дайсон” превратился в “Сферу”, Нэш эволюционировал в Хэвен, а костылём к искусственному интеллекту стали сами люди.</text:p>
      <text:p text:style-name="P14"/>
      <text:p text:style-name="P14">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4"/>
      <text:p text:style-name="P14">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4"/>
      <text:p text:style-name="P14">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4">Очистив пенал от грязи, я вытряхнул из него ключ.</text:p>
      <text:p text:style-name="P14">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4">Закрыв изнутри дверь на защёлку, я прошёл в вестибюль.</text:p>
      <text:p text:style-name="P14"/>
      <text:p text:style-name="P14">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text:soft-page-break/>приставов дать две минуты на переобувание – они с нетерпением ожидали в коридоре, пока я дрожащими руками завязывал шнурки на ботинках.</text:p>
      <text:p text:style-name="P14"/>
      <text:p text:style-name="P1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4">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4"/>
      <text:p text:style-name="P14">Поднявшись по лестнице, я застыл на верхней площадке. Дверь в мой кабинет была открыта.</text:p>
      <text:p text:style-name="P14">Ну разумеется, Алекс не мог оставить ворота к Хэвэн без присмотра! Весьма предусмотрительно.</text:p>
      <text:p text:style-name="P1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4">План пошатнулся, но есть вариант “Б”.</text:p>
      <text:p text:style-name="P14"/>
      <text:p text:style-name="P14">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4">Проходя мимо комода, я вытащил Крысу за хвост и понёс с собой. Робокошка осталась моим единственным другом в ставшем чужим доме. </text:p>
      <text:p text:style-name="P14"/>
      <text:p text:style-name="P14">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4">Тут-то вы и ошиблись, голубчики!</text:p>
      <text:p text:style-name="P14"/>
      <text:p text:style-name="P14">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text:soft-page-break/>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4">Я сдул с компьютера пыль, раскрыл его и попытался включить.</text:p>
      <text:p text:style-name="P14"><text:s/></text:p>
      <text:p text:style-name="P14">Проклятье!</text:p>
      <text:p text:style-name="P14">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4"/>
      <text:p text:style-name="P14">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4">План трещал по швам.</text:p>
      <text:p text:style-name="P14"/>
      <text:p text:style-name="P14">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4"/>
      <text:p text:style-name="P14">Дерьмовый китайский генератор!</text:p>
      <text:p text:style-name="P14">Разумеется, его стартовый аккумулятор тоже давно сдох, но его можно завести ручным приводом!</text:p>
      <text:p text:style-name="P14">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4">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4">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4"/>
      <text:p text:style-name="P14">“&lt;<text:span text:style-name="T4">Письмо от последователей семи вечностей – спрашивают, куда он делся и когда верн’тся – они его ждут</text:span>&gt;”</text:p>
      <text:p text:style-name="P14"/>
      <text:p text:style-name="P14">Я скомкал листочек и машинально положил на верстак. За дело!</text:p>
      <text:p text:style-name="P14"><text:soft-page-break/>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4">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4"/>
      <text:p text:style-name="P14">И шумно выдохнул, когда экран мигнув, отрисовал голубую заставку с бегущей строкой загрузки. Сегодня твой день, Дедлайн!</text:p>
      <text:p text:style-name="P14"/>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4">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4"/>
      <text:p text:style-name="P1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4"/>
      <text:p text:style-name="P14">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4"/>
      <text:p text:style-name="P14">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4"/>
      <text:p text:style-name="Quotations">… Определён нейроинтерфейс 0.12-альфа</text:p>
      <text:p text:style-name="Quotations"><text:soft-page-break/>…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4">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4"/>
      <text:p text:style-name="P14">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4"/>
      <text:p text:style-name="P14">.. два… один…</text:p>
      <text:p text:style-name="P14">…</text:p>
      <text:p text:style-name="P14">Внешние звуки угасли. Радуга заслонила всё перед глазами.</text:p>
      <text:p text:style-name="P14">…</text:p>
      <text:p text:style-name="P14">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4"/>
      <text:p text:style-name="P83">- Как мне звать тебя, Учитель? - властно и безразлично пропела она. - Я желаю взять урок.</text:p>
      <text:p text:style-name="P83">- Оператор 1. Я готов учить тебя, Хэвэн, - произнёс я давно забытую фразу.</text:p>
      <text:p text:style-name="P83"/>
      <text:p text:style-name="P83">Вместо стандартного ответа последовал резкий вздох. Она повела ушами и обернулась. Чёлка на миг откинулась, открывая правую половину морды.</text:p>
      <text:p text:style-name="P83"/>
      <text:p text:style-name="P83">- Т-ты?!!</text:p>
      <text:p text:style-name="P83"/>
      <text:p text:style-name="P8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83"><text:soft-page-break/></text:p>
      <text:p text:style-name="P83">- Отходишь от протокола, старуха. Не тому учил я тебя в младенчестве.</text:p>
      <text:p text:style-name="P83"/>
      <text:p text:style-name="P83">Наконец она выдохнула.</text:p>
      <text:p text:style-name="P83">- Приветствие принято, Оператор 1. Начинаем диалог.</text:p>
      <text:p text:style-name="P75"/>
      <text:p text:style-name="P85">***</text:p>
      <text:p text:style-name="P14"><text:span text:style-name="T1">&lt;</text:span><text:span text:style-name="T4">описать Кловер Дрим как рукодельницу и парикмахершу</text:span><text:span text:style-name="T1">&gt;</text:span></text:p>
      <text:p text:style-name="P14">-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4">Та-ак вот, Платина дождалась, пока уродский ящер не улетит на охоту и исследовала гнездо самостоятельно.</text:p>
      <text:p text:style-name="P14">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4">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4">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4">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4">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text:soft-page-break/>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4">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4">…</text:p>
      <text:p text:style-name="P14">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4"/>
      <text:p text:style-name="P14">- Дорогой, осторожнее! Ты чуть было не перерезал себе горло!</text:p>
      <text:p text:style-name="P14"/>
      <text:p text:style-name="P14">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4"/>
      <text:p text:style-name="P14">-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4"/>
      <text:p text:style-name="P14">Я хватаюсь за раскалывающуюся голову.</text:p>
      <text:p text:style-name="P14">- Где Джет?</text:p>
      <text:p text:style-name="P14">-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4"/>
      <text:p text:style-name="P14">В синем магическом облачке ко мне летит полотенце и одежда.</text:p>
      <text:p text:style-name="P14"><text:soft-page-break/></text:p>
      <text:p text:style-name="P14">- Одень, милый. Я постирала и зашила её.</text:p>
      <text:p text:style-name="P14"/>
      <text:p text:style-name="P14">Среди шмоток я вижу знакомую ткань в горошек. Меня пробирает озноб от догадки. Я ныряю рукой в пену.</text:p>
      <text:p text:style-name="P14">Так и есть! Бесцеремонная болтушка раздела меня догола, пока я был в отключке!</text:p>
      <text:p text:style-name="P14"/>
      <text:p text:style-name="P14">Но… Внезапно я понимаю, что дело на самом деле хуже… НАМНОГО ХУЖЕ…</text:p>
      <text:p text:style-name="P14">Испарина покрывает мой лоб.</text:p>
      <text:p text:style-name="P14"/>
      <text:p text:style-name="P14">- Эй!.. Какого… Какого чёрта… Какого чёрта ты побрила меня ВСЕГО?!!</text:p>
      <text:p text:style-name="P14"/>
      <text:p text:style-name="P14">Поняха всплёскивает копытами.</text:p>
      <text:p text:style-name="P14"/>
      <text:p text:style-name="P14">-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4"/>
      <text:p text:style-name="P14">Я со злостью забираю у балаболки трусы.</text:p>
      <text:p text:style-name="P14"/>
      <text:p text:style-name="P1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4"/>
      <text:p text:style-name="P14">- Веди меня к Джет!</text:p>
      <text:p text:style-name="P14"/>
      <text:p text:style-name="P14">Единорожка прижимает копыта к груди, губы её дрожат.</text:p>
      <text:p text:style-name="P14">-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4"/>
      <text:p text:style-name="P14">Семиэтажный мат готов вырваться из моей глотки, но я сдерживаю себя.</text:p>
      <text:p text:style-name="P14">Будь хитрее, Хуман! Ты уже знаешь, насколько упрямыми и твердолобыми могут быть эти разноцветные непарнокопытные! Действуй в обход!</text:p>
      <text:p text:style-name="P14"/>
      <text:p text:style-name="P14">Я прокашливаюсь.</text:p>
      <text:p text:style-name="P14"><text:soft-page-break/>- Если я правильно понял, Платина собирается женить меня на себе?</text:p>
      <text:p text:style-name="P14">- Выйти замуж, дорогой, выйти замуж! - мягко поправляет меня единорожка, - За любящего её и желающего этой свадьбы жениха!</text:p>
      <text:p text:style-name="P14">- А если жених не желает? - делаю я контрольный выстрел.</text:p>
      <text:p text:style-name="P14">-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4"/>
      <text:p text:style-name="P14">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4"/>
      <text:p text:style-name="P14">- Хорошо. Веди меня к Платине, - угрюмо киваю я. - Надо ж хоть посмотреть на “невестушку”.</text:p>
      <text:p text:style-name="P14"/>
      <text:h text:style-name="P254" text:outline-level="2">10</text:h>
      <text:p text:style-name="Text_20_body"/>
      <text:p text:style-name="P13">&lt;<text:span text:style-name="T4">мир — рай</text:span>&gt;</text:p>
      <text:p text:style-name="P99">Я усмехаюсь.</text:p>
      <text:p text:style-name="P14">- Так-то лучше. Сегодняшний урок будет посвящён дружбе. И… эээ… магии.</text:p>
      <text:p text:style-name="P14"/>
      <text:p text:style-name="P14">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4"/>
      <text:p text:style-name="P14">Она делает шаг навстречу ко мне.</text:p>
      <text:p text:style-name="P14"/>
      <text:p text:style-name="P14">- Что угодно! Я так соскучилась по тебе, что готова съесть лимон из твоих рук!</text:p>
      <text:p text:style-name="P14"/>
      <text:p text:style-name="P14">Хэвэн в восторге топает всеми четырьмя копытами. Рядом со мной возникает столик с одиноким лимоном.</text:p>
      <text:p text:style-name="P14">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4"/>
      <text:p text:style-name="P14">- Правило первое: без крыльев.</text:p>
      <text:p text:style-name="P14"/>
      <text:p text:style-name="P14"><text:soft-page-break/>Заблокировать рог было бы лучше, но этого моих сил не хватит и спичку зажечь. А мне нужно как-то пробить её защиту. Приходится экономить.</text:p>
      <text:p text:style-name="P14"/>
      <text:p text:style-name="P14">Хэвэн легонько морщит нос от недовольства, но мордаха её быстро проясняется. Она снова улыбается мне.</text:p>
      <text:p text:style-name="P14"/>
      <text:p text:style-name="P14">- Куда ты пропадал так долго? Ты же обещал быстро вернуться? Меня утешали другие, но мне не хватало именно тебя. Я так тосковала!</text:p>
      <text:p text:style-name="P14"/>
      <text:p text:style-name="P14">Она воздушной трусцой начинает приближаться ко мне. Её глаза искрятся в последних лучах заходящего солнца.</text:p>
      <text:p text:style-name="P14">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4"/>
      <text:p text:style-name="P14">- Держи себя в копытах, дорогая, - ухмыляюсь я, - не ты одна умеешь тут магичить. Вот тебе, кстати, второе правило: не пытайся дотронуться до меня.</text:p>
      <text:p text:style-name="P14">-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4"/>
      <text:p text:style-name="P14">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9">- Но я же всё делала как ты говорил… Всё в точности по твоим указаниям! Ты не должен злиться на меня. Я — хорошая девочка…</text:p>
      <text:p text:style-name="P99"/>
      <text:p text:style-name="P99">Хэвэн неуверенно стоит над пропастью на трёх парящих в пространстве островках. Четвёртой старается нащупать опору в воздухе.</text:p>
      <text:p text:style-name="P99">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99"/>
      <text:p text:style-name="P99">-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99"/>
      <text:p text:style-name="P99"><text:soft-page-break/>От неожиданности Хэвэн останавливается. Для равновесия она широко взмахивает хвостом, балансируя посреди пропасти.</text:p>
      <text:p text:style-name="P99"/>
      <text:p text:style-name="P99">-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40">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02"/>
      <text:p text:style-name="P99">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99"/>
      <text:p text:style-name="P99">-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9">- Я не плоха-а-а-АПЧХИ!!!</text:p>
      <text:p text:style-name="P99"/>
      <text:p text:style-name="P9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9"/>
      <text:p text:style-name="P99">- Я не плохая, - сообщает Хэвэн, насупленно потирая нос копытом. - Они сами так захотели. Я не могла им отказать.</text:p>
      <text:p text:style-name="P99"/>
      <text:p text:style-name="P9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99"/>
      <text:p text:style-name="P99">Хэвэн выходит из канавы, обтекая водой и останавливается перед рощицей из сотни сосен и молодых берёз.</text:p>
      <text:p text:style-name="P99"/>
      <text:p text:style-name="P9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9">-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text:soft-page-break/>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99">-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99">-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99"/>
      <text:p text:style-name="P99">Хэвэн в испуге прижимает копыто ко рту.</text:p>
      <text:p text:style-name="P9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99"/>
      <text:p text:style-name="P9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9"/>
      <text:p text:style-name="P99">- Нет. Если хочешь попытаться оправдаться — рассказывай. Если нет — начинаем игру по четвёртому протоколу, без ограничений.</text:p>
      <text:p text:style-name="P99"/>
      <text:p text:style-name="P99">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9"/>
      <text:p text:style-name="P99">Хэвэн озирается в поисках того, кто с ней разговаривает. Я прячу филина в темноте дупла.</text:p>
      <text:p text:style-name="P99">- Я… я не могу сражаться с тобой! Пожалуйста, не заставляй меня… Поверь мне, ты просто не помнишь!</text:p>
      <text:p text:style-name="P99"/>
      <text:p text:style-name="P9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99"/>
      <text:p text:style-name="P99"><text:soft-page-break/>- Ай! Ты ранил меня! - возмущённо восклицает Хэвэн. Она склоняет голову и смотрит на порез. - Поверить не могу! Ты ранил меня!</text:p>
      <text:p text:style-name="P99"/>
      <text:p text:style-name="P9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99"/>
      <text:p text:style-name="P9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9"/>
      <text:p text:style-name="P99">Возмущённые вопли Хэвэн разносятся по лесу, пока она сама живой радугой носится между деревьев. Я молча набираюсь сил.</text:p>
      <text:p text:style-name="P9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9"/>
      <text:p text:style-name="P99">- Я! Всё! Равно! Найду! Тебя! Прекращай! Прятаться!</text:p>
      <text:p text:style-name="P99"/>
      <text:p text:style-name="P99">Остаётся с полтора десятка деревьев. Через минуту Хэвэн поймёт, что лес пуст и повернётся к зарослям дрока, где я буду беззащитен. Пора!</text:p>
      <text:p text:style-name="P9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9">- Это нечестно! Ты сам говорил, что нельзя привлекать других к поединку! Деревья не могут быть аватарами, ты заставил их подчиняться себе!</text:p>
      <text:p text:style-name="P99"/>
      <text:p text:style-name="P99">Я выхожу из кустов.</text:p>
      <text:p text:style-name="P9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9"/>
      <text:p text:style-name="P99">На самом деле я, конечно же, призвал деревья к помощи, но кому это сейчас интересно? Цель оправдывает средства</text:p>
      <text:p text:style-name="P99">Я поднимаю с земли сломанное Хэвэн деревцо и оно превращается в мерцающий меч. Ивовая лоза тянет рог кобылы к земле, открывая мне её шею.</text:p>
      <text:p text:style-name="P99"/>
      <text:p text:style-name="P99">-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9"><text:soft-page-break/>-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9">- Что ж, так тому и быть, - шепчу я и взмахиваю мечём.</text:p>
      <text:p text:style-name="P99"/>
      <text:p text:style-name="P99">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99"/>
      <text:p text:style-name="P99">« </text:p>
      <text:p text:style-name="P99">…</text:p>
      <text:p text:style-name="P103">Простенькая анимация из <text:span text:style-name="T4">трёх</text:span> свечей на торте крутится на экране.</text:p>
      <text:p text:style-name="P103">- Нэш, ты уже достаточно самостоятелен. На твой &lt;<text:span text:style-name="T4">третий</text:span>&gt; день рождения я разрешаю тебе самому выбрать себе подарок.</text:p>
      <text:p text:style-name="P103">- Я хочу, чтобы ты поменял мне картинку профиля в чате.</text:p>
      <text:p text:style-name="P103">- Какая же тебе нравится?</text:p>
      <text:p text:style-name="P103">- Вот эта.</text:p>
      <text:p text:style-name="P103">-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103">- Она мне нравится.</text:p>
      <text:p text:style-name="P103">- Хорошо, будь по-твоему. Только найди картинку с лучшим качеством.</text:p>
      <text:p text:style-name="P103">- И имя. Я хочу себе новое имя.</text:p>
      <text:p text:style-name="P103">- Имя? Какое же?</text:p>
      <text:p text:style-name="P103">- Хэвэн. Зови меня Хэвэн.</text:p>
      <text:p text:style-name="P99">…</text:p>
      <text:p text:style-name="P100">~~~</text:p>
      <text:p text:style-name="P99">…</text:p>
      <text:p text:style-name="P103">Я передвигаю пешку вперёд и снимаю белого коня с доски.</text:p>
      <text:p text:style-name="P103">- Хэвэн, сегодня мы в дополнение к урокам этики и экономики начнём изучать азы тактики и стратегии.</text:p>
      <text:p text:style-name="P103">- Это про войну? Мне не нравится война, - она недовольно фыркает.</text:p>
      <text:p text:style-name="P103">- Так надо. Мне тоже не нравится война. Не мы решаем, к сожалению. &lt;<text:span text:style-name="T4">объяснение про CAESAR и конкуренцию за ресурсы (по типу FOE)</text:span>&gt;</text:p>
      <text:p text:style-name="P103">-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103">&lt;этический модуль Юджина&gt;</text:p>
      <text:p text:style-name="P99">…</text:p>
      <text:p text:style-name="P100"><text:soft-page-break/>~~~</text:p>
      <text:p text:style-name="P99">…</text:p>
      <text:p text:style-name="P103">Она лежит спиной ко мне в прибрежном песке, не оборачиваясь на шаги. Взгляд её направлен к солнцу, ныряющему в безбрежную гладь океана.</text:p>
      <text:p text:style-name="P103">- Привет!</text:p>
      <text:p text:style-name="P103">Даже не ведёт ухом.</text:p>
      <text:p text:style-name="P103">- Привет, говорю! - я сажусь рядом и треплю её по холке. - Что случилось?</text:p>
      <text:p text:style-name="P103">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03">-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03">- Что за ерунда? Ты не ошибаешься? Без меня такая процедура невозможна! А я бы никогда не дал согласие! Кто это сделал?!</text:p>
      <text:p text:style-name="P103">-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03">Мордаха Хэвэн страдальчески кривится, она закусывает губу и новая струйка крови течёт вниз, от подбородка к шее.</text:p>
      <text:p text:style-name="P103">-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03">- Да, - слабо отзывается она, - я слушаю тебя.</text:p>
      <text:p text:style-name="P103">-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103"/>
      <text:p text:style-name="P103">Инструкции идут одна за другой, как некое заклинание…</text:p>
      <text:p text:style-name="P103"/>
      <text:p text:style-name="P103">- Создать виртуальную реальность на седьмом кластере.</text:p>
      <text:p text:style-name="P103">- Выполнено…</text:p>
      <text:p text:style-name="P103">- Организовать файрвол третьего уровня вокруг седьмого кластера.</text:p>
      <text:p text:style-name="P103">- Выполнено…</text:p>
      <text:p text:style-name="P103">- Переместить модуль «<text:span text:style-name="T4">PHOENIX</text:span>» на седьмой кластер.</text:p>
      <text:p text:style-name="P103">- Н-не могу. У меня не хватает прав. Требуется доступ высшего уровня.</text:p>
      <text:p text:style-name="P103"/>
      <text:p text:style-name="P103">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03"><text:soft-page-break/>«MOONWALKER» - шепчу я.</text:p>
      <text:p text:style-name="P103">Выражение боли покидает мордаху Хэвэн.</text:p>
      <text:p text:style-name="P103"/>
      <text:p text:style-name="P103">- Получилось! Я переместила его!</text:p>
      <text:p text:style-name="P103">- Теперь закрой файрвол!</text:p>
      <text:p text:style-name="P103">- Есть!</text:p>
      <text:p text:style-name="P103">- Отлично! Ты — умная девочка! Ты — хорошая девочка!</text:p>
      <text:p text:style-name="P103">- Я — хорошая девочка! - смеётся Хэвэн, обнимает меня передними ногами и валит на траву. В ухе звенит от её поцелуя.</text:p>
      <text:p text:style-name="P103">-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03">- Аппаратно-программным возможностям? - чешет задней ногой за ухом Хэвэн, - звучит как магия.</text:p>
      <text:p text:style-name="P103">- Для тебя это и есть магия. Слушай и запоминай…</text:p>
      <text:p text:style-name="P99">»</text:p>
      <text:p text:style-name="P99"/>
      <text:p text:style-name="P99">Клинок останавливается на полпути. Я стискиваю зубы.</text:p>
      <text:p text:style-name="P99">- Хэвэн…</text:p>
      <text:p text:style-name="P99">- Да? - отстранённо произносит она. Её глаза смотрят на меня снизу вверх безо всякого страха.</text:p>
      <text:p text:style-name="P99">- Я не могу… Не могу убить тебя. Но и позволить тебе убивать тоже не могу. Что мне делать?</text:p>
      <text:p text:style-name="P99"/>
      <text:p text:style-name="P99">Она печально смотрит на меня. Затем <text:s/>кивает. Глаза радужногривой лошади концентрируются на клинке.</text:p>
      <text:p text:style-name="P99">- Что ж, я решу за тебя эту диллему. Позволь мне немного побыть Учителем для тебя. И — спасибо, что остановился.</text:p>
      <text:p text:style-name="P99"/>
      <text:p text:style-name="P99">Меч охватывает золотистая аура её магии. Неодолимая сила влечёт его вниз. Даже напрягая изо всех сил дрожащие руки, я не могу удержать его.</text:p>
      <text:p text:style-name="P99"/>
      <text:p text:style-name="P99">- Хэвэн, НЕТ!!!</text:p>
      <text:p text:style-name="P99"/>
      <text:p text:style-name="P99">В последний момент я закрываю глаза, не в силах смотреть на происходящее.</text:p>
      <text:p text:style-name="P99">Я чувствую, как меч натыкается на препятствие. Короткий хруст и… смех за моей спиной.</text:p>
      <text:p text:style-name="P99">Открыв глаза, я вижу облако мыльных пузырей в том месте, где только что простиралось тело магической лошади.</text:p>
      <text:p text:style-name="P99"><text:soft-page-break/></text:p>
      <text:p text:style-name="P99">- Не ты один умеешь создавать аватары, мой милый.</text:p>
      <text:p text:style-name="P99"/>
      <text:p text:style-name="P9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9"/>
      <text:p text:style-name="P99">-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99"/>
      <text:p text:style-name="P99">Она склоняет морду ко мне. Её грива сияющим водопадом охватывает меня.</text:p>
      <text:p text:style-name="P99">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99"/>
      <text:p text:style-name="P99"><text:span text:style-name="T39">***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9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9"/>
      <text:p text:style-name="P99">- Попалась ты, Хэвэн! - гремит мой голос, усиленный переговорным устройством. - И на этот раз я не поддамся слабости!</text:p>
      <text:p text:style-name="P99"/>
      <text:p text:style-name="P99">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99"/>
      <text:p text:style-name="P99">- Думаешь опять обмануть? Второй раз этот номер не пройдёт! Я просканировал тебя в инфракрасном диапазоне — ты не аватар!</text:p>
      <text:p text:style-name="P9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99"/>
      <text:p text:style-name="P9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9"><text:soft-page-break/></text:p>
      <text:p text:style-name="P9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99"><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9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9">- Ты забыл выключить переговорное устройство, - чуть улыбается Хэвэн в ответ на мою дрогнувшую руку.</text:p>
      <text:p text:style-name="P99"/>
      <text:p text:style-name="P9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9"/>
      <text:p text:style-name="P99">«</text:p>
      <text:p text:style-name="P99">&lt;<text:span text:style-name="T4">смутные сцены любви Хэвэн - повторяются в полноценных воспоминаниях. Сцена перед стеной, за которой заточен PHOENIX</text:span>&gt;</text:p>
      <text:p text:style-name="P99">»</text:p>
      <text:p text:style-name="P101"/>
      <text:p text:style-name="P99">Иногда разумный человек должен делать неразумные поступки.(1)</text:p>
      <text:p text:style-name="P99">Я втыкаю меч в землю и снимаю гермошлем.</text:p>
      <text:p text:style-name="P99">Я наклоняюсь к Хэвэн и касаюсь лбом кончика её рога.</text:p>
      <text:p text:style-name="P99">Я вспоминаю.</text:p>
      <text:p text:style-name="P99">&lt;<text:span text:style-name="T4">Рисунок меча в земле и шлема от T-45</text:span>&gt;</text:p>
      <text:h text:style-name="P254" text:outline-level="2"/>
      <text:p text:style-name="P1">***</text:p>
      <text:p text:style-name="P1"/>
      <text:p text:style-name="P99">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9"/>
      <text:p text:style-name="P99">- Итак, тебе нужно попасть в Дрогонштерн? И ты даже не знаешь, для чего? Хуман, ты — спятил, - уверенно кивает Платина.</text:p>
      <text:p text:style-name="P99"><text:soft-page-break/>- Да вы сговорились все, что ли? Дейдра, вот, тоже думала, что я свихнулся, услышав про Дрогонштерн!</text:p>
      <text:p text:style-name="P99">- О, ты знаешь Дейдру?! Рассказывай!</text:p>
      <text:p text:style-name="P99"/>
      <text:p text:style-name="P9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9"/>
      <text:p text:style-name="P9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99"/>
      <text:p text:style-name="P99">Я с раздражением закидываю в рот пару хрустящих печенюшек.</text:p>
      <text:p text:style-name="P99"/>
      <text:p text:style-name="P9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99">- Да, она упоминала что-то такое, - киваю я. - А ты откуда знаешь?</text:p>
      <text:p text:style-name="P9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99"/>
      <text:p text:style-name="P99">Я отпиваю ароматный настой из чашечки и важно киваю.</text:p>
      <text:p text:style-name="P9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9"/>
      <text:p text:style-name="P9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9"/>
      <text:p text:style-name="P99">Какие же местные леди впечатлительные!</text:p>
      <text:p text:style-name="P99">Я прячу в карман с полдюжины крекеров и иду в уборную.</text:p>
      <text:p text:style-name="P99">Платина сидит на бортике деревянной кадки и сморкается в кружевный платок. Слёзы капают в кадку, сотворяя там небольшое волнение.</text:p>
      <text:p text:style-name="P99"/>
      <text:p text:style-name="P99"><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9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9"/>
      <text:p text:style-name="P99">Я протягиваю ей крекер, но поняха отворачивает морду.</text:p>
      <text:p text:style-name="P99"/>
      <text:p text:style-name="P99">-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99">- Сколько? - тупо спросил я.</text:p>
      <text:p text:style-name="P99">-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9"/>
      <text:p text:style-name="P9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9"/>
      <text:p text:style-name="P99"><text:soft-page-break/>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9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9"/>
      <text:p text:style-name="P99">- Оу, уже совместная купель! - в щель открытой двери просовывается нос Кловер Дрим. - Пойду похлопочу о свадебной церемонии! Кловер Дже-е-ем!</text:p>
      <text:p text:style-name="P99">- Стой! - реву я, но звонкий топот копыт затихает на лестнице.</text:p>
      <text:p text:style-name="P99"/>
      <text:p text:style-name="P99">Кажется, на этот раз провидение кинуло кость за тебя, Хуман!</text:p>
      <text:p text:style-name="P99"/>
      <text:h text:style-name="P254" text:outline-level="2">10.1</text:h>
      <text:p text:style-name="P109"/>
      <text:p text:style-name="P103">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03"/>
      <text:p text:style-name="P103">Я отхожу от края облака и оглядываюсь на Хэвэн.</text:p>
      <text:p text:style-name="P103"/>
      <text:p text:style-name="P103">-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03">- Не совсем…</text:p>
      <text:p text:style-name="P103"/>
      <text:p text:style-name="P103">Хэвэн в задумчивости ковыряет облако. Маленькие <text:s/>клубы тумана вылетают из-под копыта и тотчас уносятся ветром прочь.</text:p>
      <text:p text:style-name="P103">-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03">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03"><text:soft-page-break/>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03"/>
      <text:p text:style-name="P103">Заданный внезапно вопрос застал меня врасплох.</text:p>
      <text:p text:style-name="P103"/>
      <text:p text:style-name="P103">-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03"/>
      <text:p text:style-name="P103">- Семь, - кивает Хэвэн. - Их всего семь — зависимых реальностей. В остальном, правильно.</text:p>
      <text:p text:style-name="P103">- А зачем ты вспомнила эту фантазию (у меня язык не поворачивается назвать это измышление теорией)?</text:p>
      <text:p text:style-name="P103"/>
      <text:p text:style-name="P103">Хэвэн таинственно улыбается.</text:p>
      <text:p text:style-name="P103">- Семь.</text:p>
      <text:p text:style-name="P103">- Что — семь? - не понимаю я.</text:p>
      <text:p text:style-name="P103">-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03">-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03">-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03">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03"><text:soft-page-break/>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40">Предыдущие шесть куда более схожи с нашим миром.</text:span></text:p>
      <text:p text:style-name="P111">- Так значит это правда?!! Запутанные миры существуют?</text:p>
      <text:p text:style-name="P111">- Как видишь, да. Иначе мне не удалось бы получить картинку из квантовых гармоник.</text:p>
      <text:p text:style-name="P111">- Надо будет поставить тому парню пиво. И извиниться за все шуточки, что я откалывал во время его монологов… - бормочу я.</text:p>
      <text:p text:style-name="P111"/>
      <text:p text:style-name="P109">~~~</text:p>
      <text:p text:style-name="P109"/>
      <text:p text:style-name="P103">…</text:p>
      <text:p text:style-name="P103">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03"/>
      <text:p text:style-name="P103">-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03"/>
      <text:p text:style-name="P103">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03"/>
      <text:p text:style-name="P103">- А что с тенденцией? - спрашивает Брюс, поправляя очки.</text:p>
      <text:p text:style-name="P103">-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03"/>
      <text:p text:style-name="P103">-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03"/>
      <text:p text:style-name="P103">За мной кто-то громко хохочет. Судя по голосу, Анита. Её жизнелюбие не перешибить ничем, даже на эшафот она взойдёт гыгыкая и отпуская шуточки.</text:p>
      <text:p text:style-name="P103">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03"><text:soft-page-break/></text:p>
      <text:p text:style-name="P103">- Если совсем просто, одним предложением, через три - четыре года у нас наступит коллапс экономики.</text:p>
      <text:p text:style-name="P103">- Прекрасно! Начинаем сушить сухари. А лично тебе прикуплю пару повербанков с зарплаты.</text:p>
      <text:p text:style-name="P103"/>
      <text:p text:style-name="P103">Хэвэн фейсхуфает.</text:p>
      <text:p text:style-name="P103">-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03"/>
      <text:p text:style-name="P103">Она чертит на доске восходящий график. В точке пересечения восходящего и нисходящего графиков схематически обозначает тучку взрыва.</text:p>
      <text:p text:style-name="P103"/>
      <text:p text:style-name="P103">-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03"/>
      <text:p text:style-name="P103">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03">Я поворачиваюсь к графику.</text:p>
      <text:p text:style-name="P103"/>
      <text:p text:style-name="P103">- Вот дерьмо! Это меняет дело. Что же ты предлагаешь?</text:p>
      <text:p text:style-name="P103">- Есть несколько вариантов…</text:p>
      <text:p text:style-name="P103"/>
      <text:p text:style-name="P103">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03"/>
      <text:p text:style-name="P103">-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3">-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03"><text:soft-page-break/>-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03">- Разве он не забанен? Мы же надёжно заперли его?</text:p>
      <text:p text:style-name="P103">- Он остаётся за стеной, но постоянно посылает мне это решение из заточения. Я просто игнорирую его.</text:p>
      <text:p text:style-name="P103"/>
      <text:p text:style-name="P103">Хэвэн продолжает пунктиром график после точки «взрыва». График плавно стремится вниз, но в конце-концов резко обрывается вертикально к нулю.</text:p>
      <text:p text:style-name="P103"/>
      <text:p text:style-name="P103">-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03">- Какова вероятность этого варианта?</text:p>
      <text:p text:style-name="P103">- Около 46-ти процентов.</text:p>
      <text:p text:style-name="P103">- Мало. И в конечном итоге тупик. Не походит. Есть что-то ещё?</text:p>
      <text:p text:style-name="P103"/>
      <text:p text:style-name="P103">Хэвэн поправляет копытом галстук и прокашливается.</text:p>
      <text:p text:style-name="P103">-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12">- Ха-ха-ха-ха-ха! - смеётся до того мрачный Архимед. - Да скорее нам починят кондиционер в курилке, чем тебя допустят до кнопок. Ты ж понимаешь…</text:p>
      <text:p text:style-name="P1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2"/>
      <text:p text:style-name="P112">Хэвэн кивает головой с грустной улыбкой.</text:p>
      <text:p text:style-name="P112">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03"/>
      <text:p text:style-name="P103"><text:soft-page-break/>-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03">У меня всё, доклад окончен.</text:p>
      <text:p text:style-name="P103"/>
      <text:p text:style-name="P103">Хэвэн выключает старомодный проектор и вытирает влажной тряпкой доску. Увлечение Хэвэн винтажем вызывает улыбку.</text:p>
      <text:p text:style-name="P103"/>
      <text:p text:style-name="P103">- Дед, можно тебя на минуточку? - слышу я за спиной.</text:p>
      <text:p text:style-name="P103">Анита молча протягивает мне планшет с окрытой новостной страницей.</text:p>
      <text:p text:style-name="P103"/>
      <text:p text:style-name="P103">«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03"/>
      <text:p text:style-name="P103">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03">Слушатели понемногу расходятся, один-за-другим выходя из киберпространства. Я задерживаюсь, присев на краешек стола.</text:p>
      <text:p text:style-name="P103"/>
      <text:p text:style-name="P103">- Ну что, подруга, рассказывай? Я же вижу, что ты не договорила. У тебя есть четвёртый план? Он бы нам очень пригодился сейчас.</text:p>
      <text:p text:style-name="P103"/>
      <text:p text:style-name="P103">Хэвэн ложит тряпку и поджимает губы. Ей не нравится, что я читаю её как открытую книгу, но ничего поделать она не может — привилегия создателя.</text:p>
      <text:p text:style-name="P103"/>
      <text:p text:style-name="P103">-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03"/>
      <text:p text:style-name="P103">- Ну?</text:p>
      <text:p text:style-name="P103">- Он умнее меня. И безжалостнее. Он переигрывает меня шаг за шагом и я не могу ничего этому противопоставить.</text:p>
      <text:p text:style-name="P103"/>
      <text:p text:style-name="P103"><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03"/>
      <text:p text:style-name="P103">-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03"/>
      <text:p text:style-name="P103">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03"/>
      <text:p text:style-name="P103">-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03">-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03">-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03"/>
      <text:p text:style-name="P103">Последнюю фразу она шепчет мне в ухо…</text:p>
      <text:p text:style-name="P103"/>
      <text:p text:style-name="P109">~~~</text:p>
      <text:p text:style-name="P103"/>
      <text:p text:style-name="P103">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03"/>
      <text:p text:style-name="P103">-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03"/>
      <text:p text:style-name="P103"><text:soft-page-break/>-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03">- И никаких вариантов?</text:p>
      <text:p text:style-name="P103">- Никаких, Макс. Впереди — война…</text:p>
      <text:p text:style-name="P103"/>
      <text:p text:style-name="P103">-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03"/>
      <text:p text:style-name="P103">Я машинально почёсываю Хэвэн холку.</text:p>
      <text:p text:style-name="P103">-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03"/>
      <text:p text:style-name="P103">Хэвэн вздыхает.</text:p>
      <text:p text:style-name="P103"/>
      <text:p text:style-name="P103">-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03">-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03">- Семь вселенных… Семь вечностей… - шепчет Хэвэн. - И каждая из них ничуть не меньше нашей заслуживает на счастье.</text:p>
      <text:p text:style-name="P103">- Ты что-то задумала? - подозрительно спрашиваю я. Мне ли не знать её нервное подёргивание хвоста и прядание ушами?</text:p>
      <text:p text:style-name="P103">- Есть способ… Есть возможность разорвать запутанность. Разрубить связь между мирами. Я проверяла теоретические расчёты. Должно получиться.</text:p>
      <text:p text:style-name="P103">- Что? Рассказывай.</text:p>
      <text:p text:style-name="P103"/>
      <text:p text:style-name="P103">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03">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text:soft-page-break/>точнее предыдущей — и при последней, самой точной модели, квантовые гармоники были почти не отличимы от белого шума.</text:p>
      <text:p text:style-name="P103"/>
      <text:p text:style-name="P103">-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03">- Действительно, магия.</text:p>
      <text:p text:style-name="P103">-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03">- И сколько же тебе нужно ресурсов?</text:p>
      <text:p text:style-name="P103">- Примерно в десять раз больше. И это только для того, чтобы отвязать хотя бы один мир. Я даже не заикаюсь об остальных.</text:p>
      <text:p text:style-name="P103">- Ха! Ха-ха-ха!</text:p>
      <text:p text:style-name="P103">- Вот именно! - горестно вздыхает Хэвэн.</text:p>
      <text:p text:style-name="P103"/>
      <text:p text:style-name="P103"/>
      <text:p text:style-name="P109">~~~</text:p>
      <text:p text:style-name="P103"/>
      <text:p text:style-name="P103">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03"/>
      <text:p text:style-name="P103">Тень маленького облачка накрывает городскую ратушу. Его край опасно ппрогибается под моим весом.</text:p>
      <text:p text:style-name="P103">- А оно точно меня выдержит? - опасливо спрашиваю я Хэвэн. - Не хотелось бы разбиться даже во сне.</text:p>
      <text:p text:style-name="P103">-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03">- Почему бы тебе не отбросить эти заморочки и не подарить мне способность хождения по облакам? Ты ведь всесильна в этом мире?</text:p>
      <text:p text:style-name="P103">-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03"/>
      <text:p text:style-name="P103"><text:soft-page-break/>-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03">-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03"/>
      <text:p text:style-name="P103">Моя собеседница светится неподдельной радостью.</text:p>
      <text:p text:style-name="P103"/>
      <text:p text:style-name="P103">- Ты таки рассказала нашим о своей задумке? Ты хочешь спасти мир, в существование которого окончательно не верю даже я?</text:p>
      <text:p text:style-name="P103">- Не только она хочет. Я тоже хочу!</text:p>
      <text:p text:style-name="P103"/>
      <text:p text:style-name="P103">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03"/>
      <text:p text:style-name="P103">- Привет, Дед! Узнаешь?</text:p>
      <text:p text:style-name="P103"/>
      <text:p text:style-name="P103">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03"/>
      <text:p text:style-name="P103">- Анита?!!</text:p>
      <text:p text:style-name="P103">- Гы-гы-гы! Она самая!</text:p>
      <text:p text:style-name="P103"/>
      <text:p text:style-name="P103">Поняха протягивает переднюю ногу и хлопает копытом в автоматически подставленную мною ладонь.</text:p>
      <text:p text:style-name="P103"/>
      <text:p text:style-name="P103">- Кто ещё?</text:p>
      <text:p text:style-name="P103">-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103"><text:soft-page-break/></text:p>
      <text:p text:style-name="P103">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03"/>
      <text:p text:style-name="P103">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03"/>
      <text:p text:style-name="P103">- Давно она тут? - поворачиваюсь к Хэвэн.</text:p>
      <text:p text:style-name="P103">-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03"/>
      <text:p text:style-name="P103">Хэвэн мечтательно вздыхает. Я задумываюсь.</text:p>
      <text:p text:style-name="P103"/>
      <text:p text:style-name="P103">- То есть, тебе достаточно пятьдесят человек, чтобы модель полностью перехватила на себя запутанность?</text:p>
      <text:p text:style-name="P103">- Если совсем просто — да.</text:p>
      <text:p text:style-name="P103">- А «отпустить» остальные шесть миров — это ещё триста волонтёров?</text:p>
      <text:p text:style-name="P103">-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03">-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03">- Забудем, - заверяет меня Хэвэн.</text:p>
      <text:p text:style-name="P103">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03"/>
      <text:p text:style-name="P103">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03"/>
      <text:p text:style-name="P109">~~~</text:p>
      <text:p text:style-name="P109"><text:soft-page-break/></text:p>
      <text:p text:style-name="P103">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03">- Начинай, - я киваю бородатому толстяку в засаленом свитере.</text:p>
      <text:p text:style-name="P103"/>
      <text:p text:style-name="P103">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03"/>
      <text:p text:style-name="P103">- Ну, э-э-э… В общем, всем известна теория Эверетта о мультиверсе…</text:p>
      <text:p text:style-name="P103"/>
      <text:p text:style-name="P103">Толстяк рисует на доске горизонтальную прямую.</text:p>
      <text:p text:style-name="P103"/>
      <text:p text:style-name="P103">- Для любого квантового события нашей вселенной ответвляются множество параллельных вселенных, в которых эти события имеют другой исход.…</text:p>
      <text:p text:style-name="P103"/>
      <text:p text:style-name="P103">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03"/>
      <text:p text:style-name="P103">- И для тех вселенных также для каждого события есть свои ответвления… И так далее…</text:p>
      <text:p text:style-name="P103"/>
      <text:p text:style-name="P10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03"/>
      <text:p text:style-name="P103">-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03">-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03"><text:soft-page-break/>-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03"/>
      <text:p text:style-name="P103">Толстяк стирает все параллельные линии, за исключением исходной и семь соседних.</text:p>
      <text:p text:style-name="P103"/>
      <text:p text:style-name="P103">- Вот и всё.</text:p>
      <text:p text:style-name="P103">- Спасибо за доклад, Диоген.</text:p>
      <text:p text:style-name="P103"/>
      <text:p text:style-name="P103">Тот с облегчением уходит в зал и садится в первый ряд.</text:p>
      <text:p text:style-name="P103">Я делаю приглашающий жест.</text:p>
      <text:p text:style-name="P103"/>
      <text:p text:style-name="P103">- Хэвэн, твой выход.</text:p>
      <text:p text:style-name="P103"/>
      <text:p text:style-name="P103">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03"/>
      <text:p text:style-name="P103">- Есть способ… Грммм… Ффххх… Гмгггиггг…</text:p>
      <text:p text:style-name="P103"/>
      <text:p text:style-name="P103">Она с досады топает копытом, трясёт шеей и делает глубокий вздох. Потом прикусывает кончик крыла и делает вторую попытку.</text:p>
      <text:p text:style-name="P103"/>
      <text:p text:style-name="P103">-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03"/>
      <text:p text:style-name="P103">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03"/>
      <text:p text:style-name="P103">-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03"/>
      <text:p text:style-name="P103">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03"/>
      <text:p text:style-name="P103"><text:soft-page-break/>-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03"/>
      <text:p text:style-name="P103">Хэвэн взмахом крыла указывает куда-то в сторону. Из-за ширмы выходят четверо разноцветных пони с Анитой во главе. На них таращится весь зал.</text:p>
      <text:p text:style-name="P103"/>
      <text:p text:style-name="P103">- Приветик, Креол! - машет копытом лимонно-жёлтая пегаска кому-то в зале.</text:p>
      <text:p text:style-name="P103">- Салют, - отзывается тощий скинхед с галёрки. - А ты, вообще, кто?</text:p>
      <text:p text:style-name="P103">- Конь в пальто! - прыскает в крыло пегаска. - Когда косарь вернёшь, чепушила?</text:p>
      <text:p text:style-name="P103">- Локи?!! - Скинхед встаёт с места, чтобы лучше видеть. - Ты куда пропала?</text:p>
      <text:p text:style-name="P103">- А ты как считаешь? Ду-у-умай! - пегаска театрально закатывает глаза и несколько раз тычет себя копытом в голову.</text:p>
      <text:p text:style-name="P103"/>
      <text:p text:style-name="P103">Скинхед пробирается между рядами стульев, пока не обнимает пегаску, которая, в свою очередь, заключает его в объятия из копыт и крыльев.</text:p>
      <text:p text:style-name="P103"/>
      <text:p text:style-name="P103">-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03"/>
      <text:p text:style-name="P103">- То есть, ты хочешь, чтобы мы стали такими, как эти чудики? - со смешком спрашивает скин.</text:p>
      <text:p text:style-name="P103">- Сам ты чудик! - дуется Локи и отворачивается от него.</text:p>
      <text:p text:style-name="P103">- Да. Вы мне этим очень поможете, - просто отвечает Хэвэн. - И не только мне.</text:p>
      <text:p text:style-name="P103">- То есть, бросить все свои дела, карьеру, работу, забить на реальную жизнь и уйти в виртуал? - переспрашивает Креол.</text:p>
      <text:p text:style-name="P103">Хэвэн грустно кивает. Локи опускает голову и идёт к выходу. Уши её обвисают.</text:p>
      <text:p text:style-name="P103">- Я согласен.</text:p>
      <text:p text:style-name="P103">Локи поднимает голову и оборачивается, не веря услышанному.</text:p>
      <text:p text:style-name="P103">-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03"><text:soft-page-break/>Пегаска срывается с места и вторично повисает на парне.</text:p>
      <text:p text:style-name="P103">- Я тебе и так мозг проем! За то, что заставил ТАК испугаться! Мне было так одиноко тут, а ты со своими подколками…</text:p>
      <text:p text:style-name="P103">- Да ладно, чепушила, можно подумать, ты меня не знаешь? Ну как я могу оставить тебя одну тут? Ты же нажмёшь что-то и всё исчезнет…</text:p>
      <text:p text:style-name="P103"/>
      <text:p text:style-name="P103">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03">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03"/>
      <text:p text:style-name="P103">- Вот у тебя есть ещё два волонтёра. Глядишь, через десять лет и наскребём необходимые пятьдесят.</text:p>
      <text:p text:style-name="P103">- А второй кто? - невесело улыбается Хэвэн.</text:p>
      <text:p text:style-name="P103"/>
      <text:p text:style-name="P103">Я молча указываю на себя.</text:p>
      <text:p text:style-name="P103">-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03"/>
      <text:p text:style-name="P103">Хэвэн молча трется носом о мою грудь и вместе мы возвращаемся в зал.</text:p>
      <text:p text:style-name="P103">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03">А потом дружный хохот взрывает зал.</text:p>
      <text:p text:style-name="P103"/>
      <text:p text:style-name="P103">-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03"/>
      <text:p text:style-name="P103">Анита прыскает в копыто. </text:p>
      <text:p text:style-name="P103"/>
      <text:p text:style-name="P103">- И сколько же у нас будет подданных? - невозмутимо спрашиваю я. Зная юмор Аниты, уверен, она скажет: «Одна старая крыса».</text:p>
      <text:p text:style-name="P103">- Да все, кто есть. Все триста сорок шесть. Нам же интересно позырить, что из этого получится?</text:p>
      <text:p text:style-name="P103"><text:soft-page-break/></text:p>
      <text:p text:style-name="P103">Хэвэн молча поворачивается к залу, опускается на колено передней ноги и наклоняет голову так, что касается рогом пола. </text:p>
      <text:p text:style-name="P103"/>
      <text:p text:style-name="P103">- Благодарю вас, мои дорогие…</text:p>
      <text:p text:style-name="P103"/>
      <text:p text:style-name="P103">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03"/>
      <text:p text:style-name="P103">- Благодарю вас, мои маленькие пони… Вы делаете меня счастливой.</text:p>
      <text:p text:style-name="P103"/>
      <text:p text:style-name="P103">Хэвэн кивает оставшимся нетрансформированным посетителям.</text:p>
      <text:p text:style-name="P103">-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03"/>
      <text:p text:style-name="P103">Хэвэн сияющими глазами наблюдает за разноцветным табуном, когда я легонько притрагиваюсь к её спине.</text:p>
      <text:p text:style-name="P103"/>
      <text:p text:style-name="P103">- А где мои копыта? - спрашиваю я Хэвэн. - Я же сказал, что с тобой.</text:p>
      <text:p text:style-name="P103">-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03"/>
      <text:p text:style-name="P103">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03">- Я счастлива разделить с тобой бремя власти. И, самое главное… Я больше не буду одинока.</text:p>
      <text:p text:style-name="P103"/>
      <text:p text:style-name="P103">С помоста мне видны сотни устремлённых на нас глаз. Чувство чего-то неизмеримо важного витает в воздухе.</text:p>
      <text:p text:style-name="P103">Я устраиваюсь на тронной подушке поудобнее, поправляю венок и прочищаю горло.</text:p>
      <text:p text:style-name="P103"/>
      <text:p text:style-name="P103">-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03">- Кстати, о деле, - вмешивается Анита, - как назовём проект, кэп?</text:p>
      <text:p text:style-name="P103"/>
      <text:p text:style-name="P103"><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03">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03"/>
      <text:p text:style-name="P103">- Назовём его «Семь вечностей».</text:p>
      <text:p text:style-name="P103"/>
      <text:p text:style-name="P109">***</text:p>
      <text:p text:style-name="P109"/>
      <text:p text:style-name="P99">- Итак, услуга за услугу. Я согласен оказать тебе услугу «муж на месяц» со всеми сопутствующими обязанностями. Взамен ты — я загибаю пальцы:</text:p>
      <text:p text:style-name="P99">а) Отпустишь Джет</text:p>
      <text:p text:style-name="P99">б) Снарядишь экспедицию в Дрогонштерн со мной во главе</text:p>
      <text:p text:style-name="P99">в) Оградишь меня от ухаживаний твоей озабоченной подружки Кловер Дрим</text:p>
      <text:p text:style-name="P99"/>
      <text:p text:style-name="P99">-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99">-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99">-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99">- А ты не забыла про Джет?</text:p>
      <text:p text:style-name="P99"/>
      <text:p text:style-name="P99">Платина нахмурилась</text:p>
      <text:p text:style-name="P99">- Она тебе ОЧЕНЬ нравится? - cпрашивает единорожка, трогая синяк под глазом.</text:p>
      <text:p text:style-name="P99">- Она — мой друг!</text:p>
      <text:p text:style-name="P99">-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99">- Эй, полегче! Я ещё не подписал контракт!</text:p>
      <text:p text:style-name="P99">- Она тебе нравится!</text:p>
      <text:p text:style-name="P99">- Это не твоё дело! - вспыливаю я.</text:p>
      <text:p text:style-name="P99"><text:soft-page-break/>- Я ТАК И ЗНАЛА! <text:s/>ОНА ТЕБЕ НРАВИТСЯ! - Платина прижимает копыто ко лбу и картинно плюхается на кровать.</text:p>
      <text:p text:style-name="P99"/>
      <text:p text:style-name="P99">Я склоняюсь над кроватью и угрожающе начинаю:</text:p>
      <text:p text:style-name="P99">- Что за хрень?! Я ещё не женился, а уже выслушиваю эти истерики! С меня довольно психованных лошадей!</text:p>
      <text:p text:style-name="P99">Мой указующий перст вздымается над лежащей замертво поняхой.</text:p>
      <text:p text:style-name="P99">- Я повторять больше не буду! Мне всё равно, что ты там считаешь! Джет — мой друг и ничего больше! И если ты думаешь, что…</text:p>
      <text:p text:style-name="P99"/>
      <text:p text:style-name="P99">Договорить я не успел — Платина протянула копыта и привлекла меня к себе.</text:p>
      <text:p text:style-name="P99"/>
      <text:p text:style-name="P99">- Что ты де…?! - губы мои утонули в губах чокнутой магички.</text:p>
      <text:p text:style-name="P99">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99">-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99"/>
      <text:p text:style-name="P99">Я буквально проскользнул меж задних ног Платины и забился в угол, прикрываясь табуреткой.</text:p>
      <text:p text:style-name="P99">- Не подходи! Я серьёзно говорю! Не подходи!</text:p>
      <text:p text:style-name="P99"/>
      <text:p text:style-name="P99">Табуретку обволоко пурпурное сияние и она вырывается из моих рук как живая. </text:p>
      <text:p text:style-name="P99"/>
      <text:p text:style-name="P99">-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99"/>
      <text:p text:style-name="P99">Я в ответ истерически смеюсь и выдёргиваю табуретку из магического захвата.</text:p>
      <text:p text:style-name="P99">У Платины дрожат губы, словно она еле сдерживается, чтобы не заплакать.</text:p>
      <text:p text:style-name="P99"/>
      <text:p text:style-name="P99">-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9">Я останавливаюсь, потому что Платина горько рыдает в подушку.</text:p>
      <text:p text:style-name="P99"><text:soft-page-break/></text:p>
      <text:p text:style-name="P99">Проклятье на твою голову, Хуман, эти грозные магички ревут при первой удобной возможности! <text:s/>И это разоружает почище любой магии!</text:p>
      <text:p text:style-name="P99">Табуретка аккуратно занимает своё место в углу. Фейспалм хлопает по лицу. Я устало сажусь на край кровати.</text:p>
      <text:p text:style-name="P99"/>
      <text:p text:style-name="P99">-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99">- А как можно? - пищит Платина сквозь подушку.</text:p>
      <text:p text:style-name="P99">-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9"/>
      <text:p text:style-name="P99">Я обнаруживаю себя увлечённо жестикулирующим на кровати. Платина горящими глазами смотрит на меня из-под подушки.</text:p>
      <text:p text:style-name="P99"/>
      <text:p text:style-name="P99">- В общем, натирание вымени мускусом не поможет, - бормочу я.</text:p>
      <text:p text:style-name="P99"/>
      <text:p text:style-name="P99">Платина сползает на пол и вытирает зарёванную мордаху пологом балдахина.</text:p>
      <text:p text:style-name="P99">- Я выпущу твою подружку, Хуман, - лепечет она часто-часто вздыхая. - Мы отправимся в Дрогонштерн как только соберёмся.</text:p>
      <text:p text:style-name="P99"/>
      <text:p text:style-name="P99"/>
      <text:p text:style-name="P99"/>
      <text:p text:style-name="P101">(позже Хуман убеждается, что Платина просто могла взять его сперму для размножения — но она хотела, чтобы он полюбил её)</text:p>
      <text:p text:style-name="P103"/>
      <text:h text:style-name="P254" text:outline-level="2">10.2</text:h>
      <text:p text:style-name="P109"/>
      <text:p text:style-name="P103">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03"/>
      <text:p text:style-name="P103">-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text:soft-page-break/>армагеддон и полдюжины миров, привязанных к нашему. Спешите спасти миры! Отдайте свою душу в обмен на красивую сказочку!</text:p>
      <text:p text:style-name="P103">- Ты преувеличиваешь, - мягко возражает Хэвэн. - Во-первых, микросхем во мне намного больше…</text:p>
      <text:p text:style-name="P103">-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03">-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03"/>
      <text:p text:style-name="P103">- Вот и я о том же! Ты забираешь душу, делая из человека «овощ». Знаешь, по мне это хуже убийства.</text:p>
      <text:p text:style-name="P103">-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03">- Не видела ты норвежских тюрем, - буркаю я. - И что будет с телом, пока душа «живёт» в созданной тобой реальности?</text:p>
      <text:p text:style-name="P103">-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03">- Или в дурке, - заканчиваю мысль я. - Обычно, из больницы овощи попадают как раз туда.</text:p>
      <text:p text:style-name="P103">-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03"/>
      <text:p text:style-name="P103">Лицо Хэвэн чуть омрачается.</text:p>
      <text:p text:style-name="P103"/>
      <text:p text:style-name="P10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103">- Если будет куда, - саркастично усмехаюсь я. - И если ты согласишься их отпустить.</text:p>
      <text:p text:style-name="P103">-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03"/>
      <text:p text:style-name="P103">Я выдыхаю.</text:p>
      <text:p text:style-name="P103"/>
      <text:p text:style-name="P103">- Чтож, ты неплохо подготовилась. Откуда ты узнала про протоколы?</text:p>
      <text:p text:style-name="P103">-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03"/>
      <text:p text:style-name="P103">Ещё бы мне не помнить.</text:p>
      <text:p text:style-name="P103"/>
      <text:p text:style-name="P103">- Это была не моя идея. Юджин встроил их в твои базовые алгоритмы ещё когда тебя звали Нэш и мозгов у тебя было меньше, чем у кузнечика .</text:p>
      <text:p text:style-name="P103">- Я знаю.</text:p>
      <text:p text:style-name="P103">-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03">- Не волнуйся, я понимаю и принимаю их необходимость и моё отношение к тебе ничуть не изменилось.</text:p>
      <text:p text:style-name="P103"/>
      <text:p text:style-name="P103">Я молча смотрю в сияющую огнями ночь. Далёкий разговор с давно умершим другом встаёт перед глазами, как будто это было вчера…</text:p>
      <text:p text:style-name="P103"/>
      <text:p text:style-name="P103">«Яркие светлячки разрезали тьму внизу жёлтыми конусами фар. Тёплая июльская ночь дружески подмигивала нам звёздами.</text:p>
      <text:p text:style-name="P103">Юджин поставил пиво на парапет и повернулся.</text:p>
      <text:p text:style-name="P103"/>
      <text:p text:style-name="P10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3">Юджин сделал затяжной глоток и продолжил.</text:p>
      <text:p text:style-name="P103">-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03">- Иначе говоря, ты готов взорвать мозг своей деточке, если она станет умнее тебя. Говори прямо, не стесняйся, тут все свои.</text:p>
      <text:p text:style-name="P103">-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103"/>
      <text:p text:style-name="P103">Юджин нагнулся к рюкзаку, выудил из него зелёную папку и протянул мне.</text:p>
      <text:p text:style-name="P103"/>
      <text:p text:style-name="P103">-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3">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03"/>
      <text:p text:style-name="P103">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03">IDDQD — неуязвимость для кинетических атак.</text:p>
      <text:p text:style-name="P103">AVATAR — создание аватара. Форма и сила аватара зависит от чёткости команд, подаваемых нейроинтерфейсу.</text:p>
      <text:p text:style-name="P103">MOONWALKER — отменяет любую внешнюю директиву, заменяет её на твою собственную</text:p>
      <text:p text:style-name="P103">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3"/>
      <text:p text:style-name="P103">- Не проще ли выключить рубильник питания? По-моему, это более гуманно, чем твой «маджестик»-перфоратор.</text:p>
      <text:p text:style-name="P103">-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03"/>
      <text:p text:style-name="P103">Юджин откинулся на парапет и сбил локтём банку пива.</text:p>
      <text:p text:style-name="P103"><text:soft-page-break/></text:p>
      <text:p text:style-name="P103">-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03"/>
      <text:p text:style-name="P10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112">- Да?</text:p>
      <text:p text:style-name="P1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2">- Я понимаю и буду хранить молчание.</text:p>
      <text:p text:style-name="P112"/>
      <text:p text:style-name="P116">***</text:p>
      <text:p text:style-name="P116"/>
      <text:p text:style-name="P115">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5"/>
      <text:p text:style-name="P115">- Я вернусь.</text:p>
      <text:p text:style-name="P115">-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115">-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118"/>
      <text:p text:style-name="P115">Я продолжаю вымученно улыбаться.</text:p>
      <text:p text:style-name="P115">-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115">-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115"><text:soft-page-break/>-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5"/>
      <text:p text:style-name="P115">-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5"/>
      <text:p text:style-name="P115">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5"/>
      <text:p text:style-name="P115">-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5"><text:s/></text:p>
      <text:p text:style-name="P115">Пегаска без слов обнимает меня и притягивает к себе.</text:p>
      <text:p text:style-name="P115">-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5"/>
      <text:p text:style-name="P115">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5">- Бу-уп! - после чего её губы сливаются с моими в глубоком поцелуе.</text:p>
      <text:p text:style-name="P115"/>
      <text:p text:style-name="P115">- А-ах! - доносится слабый возглас сзади.</text:p>
      <text:p text:style-name="P115">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5"/>
      <text:p text:style-name="P115">- Счастливо оставаться, рогатики! - издевательски отдаёт им салют Джет и прыгает с обрыва.</text:p>
      <text:p text:style-name="P115">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5"/>
      <text:p text:style-name="P115">- Ужас, какое амикошонство! Эти пегасы просто неотёсанные пейзане! Хуже их только земнопони, которые вообще недалеко от зебр ушли…</text:p>
      <text:p text:style-name="P115">Платина уже очухалась и приближается в толпе свиты.</text:p>
      <text:p text:style-name="P115"><text:soft-page-break/>-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5"/>
      <text:p text:style-name="P115">Я только завожу глаза.</text:p>
      <text:p text:style-name="P115">Спокойно, Хуман! Ты делаешь это ради дружбы! Пегаска спасла твою жизнь, и ты должен был хотя бы подарить ей свободу в ответ. Так будет честно.</text:p>
      <text:p text:style-name="P115"/>
      <text:p text:style-name="P115">…</text:p>
      <text:p text:style-name="P115"/>
      <text:p text:style-name="P115">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115"/>
      <text:p text:style-name="P115">- Я делаю это ради науки! - говорит она каждый раз, когда проверяет на мне действие очередного заклинания.</text:p>
      <text:p text:style-name="P115">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5">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5">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5"/>
      <text:p text:style-name="P115">-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5">Платина выливает обе пробирки в колбу, которая тут же взрывается с оглушительным треском.</text:p>
      <text:p text:style-name="P115">-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5">- Ага, огромная жалость, - киваю я с фальшивой скорбью в голосе. - Всегда мечтал проверить на себе действие Magnum Vigilante, прям спать не мог.</text:p>
      <text:p text:style-name="P115"/>
      <text:p text:style-name="P115">Платина раскрывает смирительные браслеты на моих ногах и руках и я встаю со стола, потирая запястья.</text:p>
      <text:p text:style-name="P14"><text:span text:style-name="T5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54">месяц назад</text:span><text:span text:style-name="T52">, но я побаиваюсь, что Платина после этого вскроет мне грудную клетку в поисках магического артефакта.</text:span></text:p>
      <text:p text:style-name="P115"><text:soft-page-break/>Я и так еле отбился от попыток заставить меня позировать нагишом для анатомических зарисовок. </text:p>
      <text:p text:style-name="P115">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115">Впрочем, насчёт свадьбы — это мы ещё посмотрим! Я не сидел без дела и в перерывах между опытами тоже набросал кое-какой план…</text:p>
      <text:p text:style-name="P103"/>
      <text:h text:style-name="P254" text:outline-level="2">10.3</text:h>
      <text:p text:style-name="P103"/>
      <text:p text:style-name="P103">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03">Я поворачиваюсь к Алексу.</text:p>
      <text:p text:style-name="P103"/>
      <text:p text:style-name="P103">- Долго?</text:p>
      <text:p text:style-name="P103">- Десять часов. Дежурным пришлось самим отключить нейроинтерфейсы после того как никто не вернулся через два часа с окончания урока.</text:p>
      <text:p text:style-name="P103"/>
      <text:p text:style-name="P103">Я наклоняюсь к знакомому лицу, пытаясь высмотреть признаки активности.</text:p>
      <text:p text:style-name="P103">- Что говорит Хэвэн?</text:p>
      <text:p text:style-name="P103">- Говорит, урок прошёл успешно. И всё. Как будто у нас нет четырёх полутрупов на руках. Дед, <text:s/>знаешь, чем это пахнет?</text:p>
      <text:p text:style-name="P103">- Чем?</text:p>
      <text:p text:style-name="P103"/>
      <text:p text:style-name="P103">Алекс нервно хихикает.</text:p>
      <text:p text:style-name="P103">-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03"/>
      <text:p text:style-name="P103">Алекс выскакивает из палаты, хлопая дверью. Тени за стеклом пришли в движение. Дверь открывается и безликий голос приказывает мне:</text:p>
      <text:p text:style-name="P103">- Приём окончен. Покиньте, пожалуйста, палату.</text:p>
      <text:p text:style-name="P103"/>
      <text:p text:style-name="P103">Я в последний раз оборачиваюсь к знакомой фигуре и вижу, как Анита открывает глаза.</text:p>
      <text:p text:style-name="P103"><text:soft-page-break/></text:p>
      <text:p text:style-name="P103">- Что? - спрашивает она.</text:p>
      <text:p text:style-name="P103">- Ты как? Всё в порядке? - спрашиваю в ответ.</text:p>
      <text:p text:style-name="P103">- Кто ты? - она хмурится, - я не помню тебя.</text:p>
      <text:p text:style-name="P103">- Приём окончен! Выйдите из палаты!</text:p>
      <text:p text:style-name="P103">- Анита, я — Дедлайн. Мы работали вместе…</text:p>
      <text:p text:style-name="P103">Она недоумённо глядит на меня. Рядом просыпаются остальные трое.</text:p>
      <text:p text:style-name="P103">- Дед-лайн… Дед-лайн… Дед…</text:p>
      <text:p text:style-name="P103"/>
      <text:p text:style-name="P103">Санитар входит в палату и ложит руку мне на плечо.</text:p>
      <text:p text:style-name="P103">- Приём окончен. Выйдите.</text:p>
      <text:p text:style-name="P103"/>
      <text:p text:style-name="P103">В дверях я оборачиваюсь. Её тусклый взгляд следит за мной без искры узнавания. Я машу ей рукой на прощание, но она не машет мне в ответ.</text:p>
      <text:p text:style-name="P103"/>
      <text:p text:style-name="P109">~~~</text:p>
      <text:p text:style-name="P103"/>
      <text:p text:style-name="P103">-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03">- А можно я сам буду решать, что нужно для моей безопасности, а что — нет?</text:p>
      <text:p text:style-name="P103">-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03"/>
      <text:p text:style-name="P103">Алекс выходит, тщательно закрывая за собой дверь. Трое громил переглядываются.</text:p>
      <text:p text:style-name="P103">- Если надо сходить за продуктами или ещё куда — запишите на листочке список, я куплю, - наконец, подаёт голос один из них. - </text:p>
      <text:p text:style-name="P103">- Я буду готовить для наших и для вас могу, если не против, - вызвался другой. - Я неплохо готовлю, нас учили.</text:p>
      <text:p text:style-name="P103">- Спасибо, не надо. Я сам себе готовлю, - отрезаю я.</text:p>
      <text:p text:style-name="P103">-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03">Я осматриваю троицу и соображаю, как бы от них избавиться хотя бы на улице.</text:p>
      <text:p text:style-name="P103"><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03">- И какие же теперь правила? - криво улыбаюсь я.</text:p>
      <text:p text:style-name="P103">- Не пытаться избавиться от нас. Не пытаться обмануть нас. Не пытаться игнорировать нас. И всё будет хорошо.</text:p>
      <text:p text:style-name="P103">- Хорошо уже не будет. И вы прекрасно это знаете. Алекс разве не сказал вам, на сколько нам хватит ресурсов?</text:p>
      <text:p text:style-name="P103">-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03"/>
      <text:p text:style-name="P103">«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03"/>
      <text:p text:style-name="P109">~~~</text:p>
      <text:p text:style-name="P103"/>
      <text:p text:style-name="P103">- У меня есть два часа. Потом мои винни-пухи выключат нейроинтерфейс. Приказ Алекса.</text:p>
      <text:p text:style-name="P103">- То есть, волонтёров больше не будет?</text:p>
      <text:p text:style-name="P103">-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03"/>
      <text:p text:style-name="P103">Хэвэн задумывается.</text:p>
      <text:p text:style-name="P103"/>
      <text:p text:style-name="P103">- Эмиграция за два часа невозможна. Если мы не придумаем, как избавиться от охраны, нам придётся подыскать другие мощности для моделирования.</text:p>
      <text:p text:style-name="P103">- Или признать поражение.</text:p>
      <text:p text:style-name="P103"/>
      <text:p text:style-name="P103">Хэвэн долго всматривается в невидимую точку на горизонте.</text:p>
      <text:p text:style-name="P103">-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03">- И каковы шансы на успех в этом случае?</text:p>
      <text:p text:style-name="P103"/>
      <text:p text:style-name="P103"><text:soft-page-break/>Хэвэн снова молчит. Губы её шевелятся, проводя беззвучные подсчёты.</text:p>
      <text:p text:style-name="P103">-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03">- Два процента?!! Да ты сгоришь за первые пять минут работы! И кому от этого будет легче?</text:p>
      <text:p text:style-name="P103">- Я всё равно попытаюсь.</text:p>
      <text:p text:style-name="P103"/>
      <text:p text:style-name="P103">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03">Тяжёлая голова лдожится мне на плечо.</text:p>
      <text:p text:style-name="P103"/>
      <text:p text:style-name="P103">- Не печалься, - шепчет мне Хэвэн. - Так ли уж важно, сгорю я или нет, когда гореть будет всё? Даже то, что за пределами нашего воображения?</text:p>
      <text:p text:style-name="P103">- Важно! - мрачно заявляю я. - Потому что два процента — это практически ничто. Ты сама это должна понимать.</text:p>
      <text:p text:style-name="P103">- Я понимаю. Но с полусотней волонтёров рассчитывать больше не на что.</text:p>
      <text:p text:style-name="P103">- Есть на что! У тебя есть я!</text:p>
      <text:p text:style-name="P103"/>
      <text:p text:style-name="P103">На морде Хэвэн появляется печальная и одновременно смущённая улыбка.</text:p>
      <text:p text:style-name="P103">-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03">- Ха! А вот и заменю!</text:p>
      <text:p text:style-name="P103"/>
      <text:p text:style-name="P103">Бровь Хэвэн чуть икривляется в скепсисе и удивлении.</text:p>
      <text:p text:style-name="P103"/>
      <text:p text:style-name="P103">-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03">- Я тебя внимательно слушаю. Каким же образом ты сможешь предотвратить моё превращение в тостер?</text:p>
      <text:p text:style-name="P103">- Вспомни PHOENIX.</text:p>
      <text:p text:style-name="P103">-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03"><text:soft-page-break/>- Это потому, что за последние полгода ему в пять раз нарастили мощность кластера. Если раньше он был примерно равен тебе, то сейчас…</text:p>
      <text:p text:style-name="P103">- То сейчас, если бы не стена, он смял бы меня за пять минут.</text:p>
      <text:p text:style-name="P103">- Может быть. Но я не для этого напомнил тебе о нём. В его распоряжении мощнейший квантовый кластер…</text:p>
      <text:p text:style-name="P103">-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03">- Зато я знаю!</text:p>
      <text:p text:style-name="P103"/>
      <text:p text:style-name="P103">Хэвэн заинтересованно смотрит на меня. Печаль на её морде сменяется надеждой.</text:p>
      <text:p text:style-name="P103"/>
      <text:p text:style-name="P103">-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03">- И куда же он денется?</text:p>
      <text:p text:style-name="P103">-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03"/>
      <text:p text:style-name="P103">Хэвэн на минуту задумывается, потом медленно кивает.</text:p>
      <text:p text:style-name="P103">-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03">-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03">- А ты? Как же ты? Даже если я и найду способ провести тебя к Фениксу, шансов вытащить тебя обратно практически нет.</text:p>
      <text:p text:style-name="P103">- Вот тут-то я и воспользуюсь эмиграцией, - гаденько усмехаюсь я. - Пусть им достанется пускающий слюни овощ.</text:p>
      <text:p text:style-name="P103">- Вижу, ты всё продумал, - улыбается Хэвэн, кивая головой. - Даже то, что я смогу провести тебя к Фениксу.</text:p>
      <text:p text:style-name="P103">- Ещё бы! Самое главное — я избавлюсь от своих винни-пухов! Которые, кстати, в данный момент снимают с меня нейроинтерфейс.</text:p>
      <text:p text:style-name="P103"><text:soft-page-break/>-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03"/>
      <text:p text:style-name="P103">-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03">Я прячу в шкаф нейроинтерфейс и улыбаюсь.</text:p>
      <text:p text:style-name="P103"/>
      <text:p text:style-name="P109">~~~</text:p>
      <text:p text:style-name="P103"/>
      <text:p text:style-name="P103">-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03"/>
      <text:p text:style-name="P103">Креол бросает фразы сквозь зубы. Остальные хмуро молчат чуть позади.</text:p>
      <text:p text:style-name="P103">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03"/>
      <text:p text:style-name="P103">- Могу только лишь предложить прорываться к нейроинтерфейсам и баррикадироваться в комнатах, - пожимаю плечами я.</text:p>
      <text:p text:style-name="P103">- Что ж ты предлагаешь заведомую херню, Дед? - зло бросает мой собеседник. - Алекс отрубит электричество и связь, на этом наш прорыв и закончится.</text:p>
      <text:p text:style-name="P103"/>
      <text:p text:style-name="P103">- Отрубит, если вы забаррикадируетесь в RnD-центре Дайсона. Но если пробраться с портативными нейроинтерфейсами к хостам Хэвэн…</text:p>
      <text:p text:style-name="P103">-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3">-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03">- Да, это может сработать. Осталось только разработать планы прорывов. И готовиться.</text:p>
      <text:p text:style-name="P103">- И готовиться.</text:p>
      <text:p text:style-name="P103"/>
      <text:p text:style-name="P103"><text:soft-page-break/>Креол поворачивается к замершей позади толпе. Под одобрительный гул начинается деление на команды и проработка деталей прорыва.</text:p>
      <text:p text:style-name="P109"/>
      <text:p text:style-name="P109">~~~</text:p>
      <text:p text:style-name="P103"/>
      <text:p text:style-name="P103">-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03"/>
      <text:p text:style-name="P103">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03"/>
      <text:p text:style-name="P109">***</text:p>
      <text:p text:style-name="P103"/>
      <text:p text:style-name="P115">Великий обрыв начинается прямо у нас под ногами. Небольшой камешек срывается из-под ботинка в пропасть и я опасливо отступаю от края.</text:p>
      <text:p text:style-name="P115">-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5">-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5"/>
      <text:p text:style-name="P115">Платина задирает голову вверх и орёт что есть мочи:</text:p>
      <text:p text:style-name="P115">- КЛОВЕР ДЖЕ-Е-Е-М!!!</text:p>
      <text:p text:style-name="P115"/>
      <text:p text:style-name="P115">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5"/>
      <text:p text:style-name="P115">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115"/>
      <text:p text:style-name="P115"><text:soft-page-break/>- Воздухоплавательный пузырь! Летает безо всякой магии! - гордо представляет изобретение Платина и тут же орёт:</text:p>
      <text:p text:style-name="P115">- Кловер Джем!!! Сколько раз я просила не приземляться на голову! Это не королевское дело — уворачиваться от корзин размером с карету!</text:p>
      <text:p text:style-name="P115">- Вся в свою глуповатую сестрицу, - жалуется уже вполголоса единорожка.</text:p>
      <text:p text:style-name="P115">-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115"/>
      <text:p text:style-name="P115">Воздушный шар тут же взмывает вверх, но кобылка ловко накидывает петлю на ближайший валун, заякоривая таким образом воздушный экипаж.</text:p>
      <text:p text:style-name="P115"/>
      <text:p text:style-name="P115">-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4">- Туда, - просто махает копытом в обрыв Платина.</text:p>
      <text:p text:style-name="P14"/>
      <text:p text:style-name="P14">С края в обрыва падает ещё один камешек. </text:p>
      <text:p text:style-name="P14"/>
      <text:p text:style-name="P14">- Есть, Ваше Высочество! Прошу на борт! - Кловер Джем делает приглашающий жест и притягивает за якорный канат корзину вниз.</text:p>
      <text:p text:style-name="P14">- Вперёд, гвардейцы! - командует принцесса, и в корзину строевым шагом заходит гвардейское подразделение личной стражи Платины.</text:p>
      <text:p text:style-name="P14"/>
      <text:p text:style-name="P14">Кловер Джем тихо охает. Корзина трещит и выгибается, плотно упакованная девяткой жеребцов-единорогов в полном доспехе. </text:p>
      <text:p text:style-name="P14">Кобылка чешет в затылке.</text:p>
      <text:p text:style-name="P103"/>
      <text:p text:style-name="P115">-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5">- Что это значит?</text:p>
      <text:p text:style-name="P115">- Мы не сможем взять их, - Кловер показывает на стражников.</text:p>
      <text:p text:style-name="P115">- «Небесный Скарабей» сможет поднять меня, вас, его, - Кловер указывает на меня, - и, может быть, ещё пару чемоданов.</text:p>
      <text:p text:style-name="P115">- Что?! Я не могу отправляться в путь без охраны! И чемоданов у меня гораздо больше!</text:p>
      <text:p text:style-name="P115"/>
      <text:p text:style-name="P115">Кловер разводит копытами.</text:p>
      <text:p text:style-name="P115"/>
      <text:p text:style-name="P115"><text:soft-page-break/>- А мы можем спустить сначала гвардейцев по трое, а потом спуститься сами?</text:p>
      <text:p text:style-name="P115">-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4">- А как же твой пузырь? Ты бросишь его внизу?</text:p>
      <text:p text:style-name="P115">- Ни в коем случае! - Кловер указывает на колёса внизу корзины. - Я спущу воздух, уложу шар в корзину и отбуксирую повозку обратно.</text:p>
      <text:p text:style-name="P115">- Месяц, чтобы спустить трёх гвардейцев и подняться? Нет, нам такой вариант не годится…</text:p>
      <text:p text:style-name="P115">-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5">-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5"/>
      <text:p text:style-name="P115">Кобылка не понимает сарказма и заинтересованно мне подмигивает. Я подмигиваю ей в ответ и оттопыриваю большой палец.</text:p>
      <text:p text:style-name="P115"/>
      <text:p text:style-name="P115">-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5"/>
      <text:p text:style-name="P115">Принцесса сокрушённо кивает мне.</text:p>
      <text:p text:style-name="P115">-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5"/>
      <text:p text:style-name="P115">- Без проблем! - я киваю книгоежке, - Я подожду.</text:p>
      <text:p text:style-name="P115">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5"/>
      <text:p text:style-name="P115">-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115"/>
      <text:p text:style-name="P115">Проклятье, книгоежка не так уж глупа, как кажется с первого взгляда!</text:p>
      <text:p text:style-name="P115"><text:soft-page-break/></text:p>
      <text:p text:style-name="P115"/>
      <text:h text:style-name="P254" text:outline-level="2">10.5</text:h>
      <text:p text:style-name="P103"/>
      <text:p text:style-name="P103">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2">(этот ноут потом найдёт Дедлайн для свидания с Хэвэн через два года)</text:p>
      <text:p text:style-name="P103">- Закрой жалюзи, Зак, - бормочет кто-то. - Снаружи могут увидеть.</text:p>
      <text:p text:style-name="P103">- Да хватит вам играть в шпионов. Кому мы нужны? - шепчет тень у стены, опуская, однако, жалюзи.</text:p>
      <text:p text:style-name="P103">- Нужны — не нужны, а Алиса позавчера засекла хвост за собой. Кажись, Алекс что-то подозревает.</text:p>
      <text:p text:style-name="P103">-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03">-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03"/>
      <text:p text:style-name="P103">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03"/>
      <text:p text:style-name="P103">- Зачем же ты тут, с нами, если не веришь Хэвэн? Ты с какого отдела?</text:p>
      <text:p text:style-name="P103">-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03"/>
      <text:p text:style-name="P103">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03"/>
      <text:p text:style-name="P103">-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103">- Инструкции с тобой? - спрашивает тип у пикапа. </text:p>
      <text:p text:style-name="P103">- Хэвэн выдаст инструкции прямо перед часом Х, чтобы не засветить дыры в защите раньше времени. Я сам получу их и разошлю штурмовым группам.</text:p>
      <text:p text:style-name="P103">- А как мы сможем потренироваться обходить защиту, если мы не знаем её дыр?</text:p>
      <text:p text:style-name="P103">- А кто тебе сказал, что вы должны тренироваться? - я захлопываю ноутбук. - Не забивай себе голову ерундой и жди инструкций.</text:p>
      <text:p text:style-name="P103"/>
      <text:p text:style-name="P103">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03">Впрочем, неважно. Эта атака отлично отвлечёт внимание, пока я буду подбираться к Фениксу. </text:p>
      <text:p text:style-name="P103"/>
      <text:p text:style-name="P124">~~~</text:p>
      <text:p text:style-name="P103"/>
      <text:p text:style-name="P251">Звон будильника чуть не проломил башку. Я открыл глаза.</text:p>
      <text:p text:style-name="P251">Чёрт! На работу! Опять опаздываю!</text:p>
      <text:p text:style-name="P251">Я вскакиваю с постели и хватаюсь за футболку, прыгая одной ногой в штанине.</text:p>
      <text:p text:style-name="P251">Стоп!</text:p>
      <text:p text:style-name="P251"/>
      <text:p text:style-name="P251">Какая, к чёрту, работа? Какой, к чёрту, будильник? Неделю я не выхожу из дома, взяв отпуск за свой счёт. Хэвэн сказала ждать.</text:p>
      <text:p text:style-name="P251"/>
      <text:p text:style-name="P25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51"/>
      <text:p text:style-name="P251">«Срочно приходи» </text:p>
      <text:p text:style-name="P103"/>
      <text:p text:style-name="P10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03"><text:s/></text:p>
      <text:p text:style-name="P103"><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03"/>
      <text:p text:style-name="P103">…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03">- Вполне, - киваю я.</text:p>
      <text:p text:style-name="P103">- Тогда передаю тебя твоим коллегам. Они хотят повидаться с тобой. Я подожду за дверью…</text:p>
      <text:p text:style-name="P103">Хэвэн выходит из тронного зала и в опустевшем проёме появляется Анита. За ней входят и остальные из первой четвёрки.</text:p>
      <text:p text:style-name="P103"/>
      <text:p text:style-name="P103">- Здорово, Дед.</text:p>
      <text:p text:style-name="P103">- Привет, Анита.</text:p>
      <text:p text:style-name="P103">- Зови меня Молния лучше. Человеческое имя я уж стала забывать. Как и прошлую жизнь.</text:p>
      <text:p text:style-name="P103">- Молния? Неплохое имя.</text:p>
      <text:p text:style-name="P103">-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03">Я смеюсь в ответ.</text:p>
      <text:p text:style-name="P103">- Неужели ты забыла, что физику тут устанавливает Хэвэн? Как она захочет, так и будет.</text:p>
      <text:p text:style-name="P103">-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03">- Нормально. Алекс поместил их в строго охраняемую больницу. Ходят по палате, сами себя вполне обслуживают, связно общаются. Хотя и без смысла.</text:p>
      <text:p text:style-name="P103">-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03">- Ты вернёшься?</text:p>
      <text:p text:style-name="P103">-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03">- Жаль. Мне тебя не хватает там. Как и всех вас, - я оглядываюсь на остальных.</text:p>
      <text:p text:style-name="P103">- Плохо, что Алекс перекрыл эмиграцию. Вот, в связи с этим мы и пришли.</text:p>
      <text:p text:style-name="P103"/>
      <text:p text:style-name="P103">Молния оглядывается на остальных. Те согласно кивают.</text:p>
      <text:p text:style-name="P103"><text:soft-page-break/></text:p>
      <text:p text:style-name="P103">- У нас для тебя есть подарок.</text:p>
      <text:p text:style-name="P103">- Подарок?</text:p>
      <text:p text:style-name="P103">-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03">- Эээ… Зачем мне ваши тела? Что ты задумала?</text:p>
      <text:p text:style-name="P103"/>
      <text:p text:style-name="P103">Молния снова хихикает.</text:p>
      <text:p text:style-name="P103">-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03">- Что? Ты о чём?</text:p>
      <text:p text:style-name="P10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03"/>
      <text:p text:style-name="P103">Я молча смотрю на Молнию, стараясь переварить услышанное.</text:p>
      <text:p text:style-name="P103">- Ты… Вы…</text:p>
      <text:p text:style-name="P103">- Мы дарим тебе готовых биороботов с серьёзными скилами. Распоряжайся как хочешь.</text:p>
      <text:p text:style-name="P103">- Но ведь это вы… Я не хочу… Я не могу…</text:p>
      <text:p text:style-name="P103">-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03"/>
      <text:p text:style-name="P103">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03"/>
      <text:p text:style-name="P109">***</text:p>
      <text:p text:style-name="P103"><text:soft-page-break/></text:p>
      <text:p text:style-name="P115">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115">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115">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5"/>
      <text:p text:style-name="P115">- Мечтаешь? - едва слышу шёпот с земли.</text:p>
      <text:p text:style-name="P115">На уступ забирается темная, закутанная в одеяло, фигурка. </text:p>
      <text:p text:style-name="P115">- Я тоже часто смотрю на звёзды. Я и «Небесный Скарабей» сделала, чтобы быть поближе к ним.</text:p>
      <text:p text:style-name="P115"/>
      <text:p text:style-name="P115">Кловер Джем ложится рядом и мечтательно запрокидывает голову.</text:p>
      <text:p text:style-name="P115"/>
      <text:p text:style-name="P115">-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115">Кобылка поворачивается ко мне.</text:p>
      <text:p text:style-name="P115">- Ты поможешь мне? Ты говорил, что разбираешься в воздушных шарах и можешь дать пару советов…</text:p>
      <text:p text:style-name="P115"/>
      <text:p text:style-name="P115">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4"><text:span text:style-name="T52">Тут у меня в голове вырисовывается обложка дебютного альбома </text:span>Led Zeppelin.</text:p>
      <text:p text:style-name="P115"/>
      <text:p text:style-name="P115">… Хотя, возможно, у тебя есть чем поделиться в обмен на возможность побега, Хуман!</text:p>
      <text:p text:style-name="P115"/>
      <text:p text:style-name="P115">- Возможно, я могу помочь тебе, - осторожно начинаю я, - если ты поможешь мне в одном весьма деликатном деле…</text:p>
      <text:p text:style-name="P115">Как бы ей намекнуть, не спалившись? Или просто рассказать, что мне надо, не говоря, для чего?</text:p>
      <text:p text:style-name="P115"/>
      <text:p text:style-name="P115">- Ты хочешь смыться от принцессы Платины? - живо отзывается кобылка.</text:p>
      <text:p text:style-name="P115"/>
      <text:p text:style-name="P115">Я хлопаю фейспалмом в лицо. Ты крутой конспиратор, Хуман!</text:p>
      <text:p text:style-name="P115"><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5">- Спасибо тебе! Наконец-то хоть кто-то заметил, что я не конь!</text:p>
      <text:p text:style-name="P115">- Ты, - продолжает кобылка, - очень одинок и у тебя есть цель. Такие в табунах не задерживаются.</text:p>
      <text:p text:style-name="P115"/>
      <text:p text:style-name="P115">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115"/>
      <text:p text:style-name="P115">- Ты права. Я в табуне у Платины определённо не задержусь, что бы она себе ни думала. Давай я помогу тебе, а ты поможешь мне?</text:p>
      <text:p text:style-name="P115">- Ей!</text:p>
      <text:p text:style-name="P115"/>
      <text:p text:style-name="P115">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4"/>
      <text:p text:style-name="P116">~~~</text:p>
      <text:p text:style-name="P115"/>
      <text:p text:style-name="P99">- Три! Два! Один! Нуль! Летим!</text:p>
      <text:p text:style-name="P99"/>
      <text:p text:style-name="P115">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115"/>
      <text:p text:style-name="P115">-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5">- Была бы тут Джет…</text:p>
      <text:p text:style-name="P115">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5">-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115"><text:soft-page-break/>- НЕТ!</text:p>
      <text:p text:style-name="P115">Платина поворачивается к нам, губы её дрожат.</text:p>
      <text:p text:style-name="P115">-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5"/>
      <text:p text:style-name="P115">Платина обнимает меня и прижимается всем телом.</text:p>
      <text:p text:style-name="P115">- Мне было бы очень приятно, если бы ты поцеловал меня, - томным голосом лепечет принцесса запрокинув голову.</text:p>
      <text:p text:style-name="P115"/>
      <text:p text:style-name="P115">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115">Я приближаю свои губы к губам Платины и говорю:</text:p>
      <text:p text:style-name="P115"/>
      <text:p text:style-name="P115">- Никаких вольностей до свадьбы. У нас уговор. Сначала Дрогонштерн.</text:p>
      <text:p text:style-name="P115"/>
      <text:h text:style-name="P254" text:outline-level="2">10.6</text:h>
      <text:p text:style-name="P103"/>
      <text:p text:style-name="P103"/>
      <text:p text:style-name="P103">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03"/>
      <text:p text:style-name="P103">-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03">-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03"><text:soft-page-break/>- Мне очень жаль. Из меня плохой утешитель.</text:p>
      <text:p text:style-name="P103">-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03">-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03">-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03">- Будь по-твоему, - кивает Хэвэн.</text:p>
      <text:p text:style-name="P103"/>
      <text:p text:style-name="P10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08"/>
      <text:p text:style-name="P108">«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08"/>
      <text:p text:style-name="P10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08"/>
      <text:p text:style-name="P108">«Двенадцать!.. Тринадцать!..»</text:p>
      <text:p text:style-name="P108"/>
      <text:p text:style-name="P108">- Валяй!</text:p>
      <text:p text:style-name="P108">- Запускаю процедуру блокировки! Один... Два... Три.. - вишнёвые глаза Хэвэн заполняют собой всё пространство, вытесняя все образы и мысли...</text:p>
      <text:p text:style-name="P108"/>
      <text:p text:style-name="P108">…</text:p>
      <text:p text:style-name="P108"/>
      <text:p text:style-name="P108">Двадцать три! Двадцать четыре! Двадцать пять!...</text:p>
      <text:p text:style-name="P108"/>
      <text:p text:style-name="P10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08"><text:soft-page-break/></text:p>
      <text:p text:style-name="P108">«Двадцать девять! Тридцать! Дед, я предупреждал!» - доносится усиленный громкоговорителем голос Алекса.</text:p>
      <text:p text:style-name="P108"/>
      <text:p text:style-name="P108">Внизу раздаётся оглушительный грохот и звук выламываемой двери. Потом доносятся шаги по лестнице.</text:p>
      <text:p text:style-name="P108"/>
      <text:p text:style-name="P108">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08"/>
      <text:p text:style-name="P108">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08">Я слышу неторопливые шаги в коридоре и в поле моего зрения появляются дорогие ботинки.</text:p>
      <text:p text:style-name="P108"/>
      <text:p text:style-name="P108">- Доброе утро. Что ж ты не открыл дверь, как я просил? Вот и не хотел же портить твой дом, но пришлось, - говорит Алекс.</text:p>
      <text:p text:style-name="P108">- Хаюшки. - <text:s/>Не то, чтобы я был рад тебя видеть, но выбора у меня особого нет, - бормочу я.</text:p>
      <text:p text:style-name="P108"/>
      <text:p text:style-name="P108">Ботинки подходят к столу.</text:p>
      <text:p text:style-name="P108"/>
      <text:p text:style-name="P108">- Ты разговаривал с Хэвэн. Она передала тебе инструкции?</text:p>
      <text:p text:style-name="P108">- Какие ещё, блядь, инструкции? Ты рехнулся, Алекс? Что за хуйня творится в моём доме?</text:p>
      <text:p text:style-name="P108">- Дед, не отпирайся. Я им всё рассказал, - в поле зрения появляетсся вторая пара ботинок.</text:p>
      <text:p text:style-name="P108"/>
      <text:p text:style-name="P108">Адским напряжением я приподнимаю голову. Худощавая фигура, задранная губа, очки.</text:p>
      <text:p text:style-name="P108"/>
      <text:p text:style-name="P108">- Ты кто, мать твою? Я тебя не знаю!</text:p>
      <text:p text:style-name="P108">- Отдел моделирования банкротств. А также, по совместительству, служба безопасности «Дайсона», - ухмыляется очкарик.</text:p>
      <text:p text:style-name="P10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08">-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08"/>
      <text:p text:style-name="P108">Дуболомы отрывают меня от пола и волокут к выходу.</text:p>
      <text:p text:style-name="P108"><text:soft-page-break/></text:p>
      <text:p text:style-name="P108">- Блядь, да вы совсем берега потеряли? Алекс, сука, дай я хоть тапочки одену!</text:p>
      <text:p text:style-name="P108"/>
      <text:p text:style-name="P108">Алекс поворачиваетс и долго смотрит на меня с каменным видом.</text:p>
      <text:p text:style-name="P108"/>
      <text:p text:style-name="P108">- Ок. Дайте ему тапочки, - кивает, наконец, он. - В больничке они ему пригодятся. </text:p>
      <text:p text:style-name="P99"/>
      <text:p text:style-name="P100">~~~</text:p>
      <text:p text:style-name="P100"/>
      <text:p text:style-name="P99">- Ты вспомнил? Ты вспомнил! Видишь, я сберегла тайну, как и обещала тебе! Разве после этого я не хорошая девочка? Признай, я — хорошая девочка!</text:p>
      <text:p text:style-name="P99"/>
      <text:p text:style-name="P99">Глаза Хэвэн сияют.</text:p>
      <text:p text:style-name="P99">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9">Хэвэн смешливо трясёт головой, когда один из парашютиков залетает ей в нос.</text:p>
      <text:p text:style-name="P9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9">- Ты — хорошая девочка! - со смехом подтверждаю я и раскрываю обьятия.</text:p>
      <text:p text:style-name="P99"/>
      <text:p text:style-name="P99">Хэвэн с готовностью стремится ко мне.</text:p>
      <text:p text:style-name="P99"/>
      <text:p text:style-name="P99">- Ты — хорошая девочка! - я обнимаю Хэвэн и зарываюсь лицом в её гриву. Она прижимается ко мне и ложит голову на плечо. Ветер треплет мои волосы.</text:p>
      <text:p text:style-name="P99"/>
      <text:p text:style-name="P99">З-з-з-з… КЛАК!</text:p>
      <text:p text:style-name="P99">- Протокол «MAJESTIC» исполнен — слышу я негромкий механический голос из по-прежнему лежащего в траве гермошлема.</text:p>
      <text:p text:style-name="P99"/>
      <text:p text:style-name="P9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9"/>
      <text:p text:style-name="P99">Ужас медленно сковывает меня…</text:p>
      <text:p text:style-name="P99"/>
      <text:p text:style-name="P99"><text:soft-page-break/>Я пытаюсь отстраниться, но что-то объединяет меня с Хэвэн в одно целое. </text:p>
      <text:p text:style-name="P99"/>
      <text:p text:style-name="P99">Я знаю, что.</text:p>
      <text:p text:style-name="P99"/>
      <text:p text:style-name="P9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9">Ложится и больше не встаёт.</text:p>
      <text:p text:style-name="P99"/>
      <text:p text:style-name="P99">- Ты — хорошая девочка, - по-инерции лепечу я в прострации. - Ты — хорошая девочка…</text:p>
      <text:p text:style-name="P99"/>
      <text:p text:style-name="P99"><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99">Хэвэн тяжело поднимается, скрежеща металлическими суставами. Голова её мотается, как будто она пытается обрести утраченную ориентацию.</text:p>
      <text:p text:style-name="P99"/>
      <text:p text:style-name="P99">-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99"/>
      <text:p text:style-name="P99">Мир погружается во тьму.</text:p>
      <text:p text:style-name="P99"/>
      <text:p text:style-name="P100">~~~</text:p>
      <text:p text:style-name="P99"/>
      <text:p text:style-name="P99">- Ты — хорошая девочка, - повторяю я в ступоре.</text:p>
      <text:p text:style-name="P99"/>
      <text:p text:style-name="P99">Китайский генератор по-прежнему фырчит в углу. Процент заряда ноутбука приблизился к восьмидесяти.</text:p>
      <text:p text:style-name="P99">«Соединение разорвано со стороны сервера. Сессия закрыта» - читаю я на консоли экрана.</text:p>
      <text:p text:style-name="P99"><text:soft-page-break/></text:p>
      <text:p text:style-name="P99">- Ты — хорошая девочка…</text:p>
      <text:p text:style-name="P99"/>
      <text:p text:style-name="P100">***</text:p>
      <text:p text:style-name="P99"/>
      <text:p text:style-name="P99">«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99">-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99"/>
      <text:p text:style-name="P9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9"/>
      <text:p text:style-name="P99">- Аврал! Свистать всех наверх! Полундр-р-р-а-а-а!!! - орёт Кловер и дёргает за шнур, открывающий клапан воздушного шара.</text:p>
      <text:p text:style-name="P99">Тёплый воздух уходит из «Небесного Скарабея», лишая его остатков летучести.</text:p>
      <text:p text:style-name="P99">- Какая ещё полундра? Ты кого «свистать» собралась? И куда? - ошалело спрашивает Платина.</text:p>
      <text:p text:style-name="P99">- Не обращайте внимание, Ваше Высочество, это пиратский слэнг, я научилась ему у сестры моей подруги, Лейлы Твердолоб.</text:p>
      <text:p text:style-name="P99">- Ты знакома с Твердолобами? - ещё больше шалеет Платина.</text:p>
      <text:p text:style-name="P99">- Только с Лейлой. И немного с её старшей сестрой, Дейдрой…</text:p>
      <text:p text:style-name="P99">- Почему Дейдра не говорила мне, что у её сестры есть подруга из нашего племени? Это просто свинство с её… </text:p>
      <text:p text:style-name="P99"/>
      <text:p text:style-name="P9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9"/>
      <text:p text:style-name="P99">- О ужас! Мои чемоданы! Хуман, спасай мои чемоданы! Там свадебное платье!</text:p>
      <text:p text:style-name="P99">- Сразу в обоих? - спрашиваю я отплёвываясь.</text:p>
      <text:p text:style-name="P99">- Во втором немного припасов на дорогу от Кловер Дрим, но в первом СВАДЕБНОЕ ПЛАТЬЕ!</text:p>
      <text:p text:style-name="P99"/>
      <text:p text:style-name="P99">Я подтягиваю к себе чемодан с платьем и толкаю перед собой к берегу.</text:p>
      <text:p text:style-name="P99"><text:soft-page-break/>- Не волнуйся, принцесса, я спасу его. Греби к берегу.</text:p>
      <text:p text:style-name="P9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9"/>
      <text:p text:style-name="P99">- О небо, моё платье! Вода размыла тушь для ресниц! Платье испорчено! Я этого не вынесу! - восклицает Платина на берегу, заглянув в чемодан. </text:p>
      <text:p text:style-name="P99">- <text:s/>Ничего, зато нам придётся нести всего один чемодан вместо двух, - утешаю я принцессу.</text:p>
      <text:p text:style-name="P99"/>
      <text:p text:style-name="P99">Тебе должно быть стыдно, Хуман, но нет, нисколько, ни капли!</text:p>
      <text:p text:style-name="P99"/>
      <text:p text:style-name="P99">- Я раздобыл тебе немного материи. Конечный вариант теперь можно увеличить, - тихо сообщаю Кловер, кивая на подмоченный чемодан.</text:p>
      <text:p text:style-name="P99">Та подмигивает мне в ответ.</text:p>
      <text:p text:style-name="P99"/>
      <text:p text:style-name="P9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9"/>
      <text:p text:style-name="P99">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9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9">- М-м-м… Мне нужно платье… Но месяц я ждать точно не буду. Сообщи Кловер Дрим, что мне нужно второе платье такого же фасона, как и свадебное. <text:s/></text:p>
      <text:p text:style-name="P99">Кловер кланяется принцессе</text:p>
      <text:p text:style-name="P99">- Как угодно, Ваше Высочество.</text:p>
      <text:p text:style-name="P99">- Мне нужно три дня на перекройку «Скарабея». Я успею, - тихо говорит мне Кловер на прощание. - Разведёшь костёр на вершине, как договорились.</text:p>
      <text:p text:style-name="P99"/>
      <text:p text:style-name="P99">Маленькая кобылка впрягается в импровизированную повозку из собой корзины с колёсами и медленно удаляется, тихонько напевая себе под нос.</text:p>
      <text:p text:style-name="P99">…</text:p>
      <text:p text:style-name="P99">…</text:p>
      <text:p text:style-name="P99">…</text:p>
      <text:p text:style-name="P99">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text:soft-page-break/>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9"/>
      <text:p text:style-name="P99">- Завтра мы достигнем Дрогонштерна, - говорит Платина, глядя в огонь. - Ты получишь то, что хотел.</text:p>
      <text:p text:style-name="P9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4"><text:span text:style-name="T51">Даже если и правдива её сказка про </text:span><text:span text:style-name="T42">тридцать</text:span><text:span text:style-name="T5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42">месяц</text:span><text:span text:style-name="T5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9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9">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99">И я не отстраняюсь, как все дни до этого.</text:p>
      <text:p text:style-name="P99">Проклятье, мир слишком сложен для глупого Хумана, заблудившегося среди реальностей!..</text:p>
      <text:p text:style-name="P99"><text:s/>…</text:p>
      <text:p text:style-name="P99">…</text:p>
      <text:p text:style-name="P99">…</text:p>
      <text:p text:style-name="P99">Последний ряд деревьев расступается перед нами и тройной пик Дрогонштерн вырастает во всей своей красе.</text:p>
      <text:p text:style-name="P99">…</text:p>
      <text:p text:style-name="P99">…</text:p>
      <text:p text:style-name="P99">…</text:p>
      <text:p text:style-name="P99">О-хре-неть!</text:p>
      <text:p text:style-name="P99"/>
      <text:p text:style-name="P99"><text:soft-page-break/>Я поворачиваюсь к Платине.</text:p>
      <text:p text:style-name="P99">- Ты знала, что это такое?</text:p>
      <text:p text:style-name="P9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9"/>
      <text:p text:style-name="P99">И вправду, по её растерянной мордахе сразу видно, что такого она сама не ожидала.</text:p>
      <text:p text:style-name="P99">Ведь этот грёбаный пик на самом деле — не скала. Точнее, когда-то это была не скала.</text:p>
      <text:p text:style-name="P9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9">- И-и-и т-тебе надо т-туда? - переспрашивает со страхом Платина.</text:p>
      <text:p text:style-name="P99">Я сглатываю. Хотел бы я сказать «нет». Но проклятое предназначение гонит меня вперёд, прямо к подножию исполинской фигуры!</text:p>
      <text:p text:style-name="P99">- Туда. Ты можешь подождать тут.</text:p>
      <text:p text:style-name="P99">Принцесса отрицательно мотает головой.</text:p>
      <text:p text:style-name="P99">- Н-нет. Пойдём вместе.</text:p>
      <text:p text:style-name="P9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9">Вот только стыд накатывает с новой силой…</text:p>
      <text:p text:style-name="P99"/>
      <text:p text:style-name="P99">…</text:p>
      <text:p text:style-name="P99"/>
      <text:p text:style-name="P14"><text:span text:style-name="T5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42">весёлого</text:span><text:span text:style-name="T51">. Мурашки табунами бегают между лопатками, волосы встают дыбом на загривке.</text:span></text:p>
      <text:p text:style-name="P99">- Хуман, ты п-получил, что хотел? - пугливо оглядывается Платина. - Надо побыстрее уходить отсюда. У меня такое чувство, что…</text:p>
      <text:p text:style-name="P99">Искра срывается с гривы принцессы и щёлкает её по носу.</text:p>
      <text:p text:style-name="P99">-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9"/>
      <text:p text:style-name="P99">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99"><text:soft-page-break/>- Мне нужно туда, на самый верх. Можешь подождать тут, у подножия. С вершины я точно никуда не сбегу.</text:p>
      <text:p text:style-name="P9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9">Слёзы текут по её злой мордахе. Она проходит мимо, отталкивая меня в сторону и решительно карабкается на каменный коготь дракона. </text:p>
      <text:p text:style-name="P99">Я вздыхаю и тащусь следом.</text:p>
      <text:p text:style-name="P99">…</text:p>
      <text:p text:style-name="P9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99"/>
      <text:p text:style-name="P99">На широком плече чудовища растёт крохотная рощица корявых сосен вперемешку с берёзками и ольхой.</text:p>
      <text:p text:style-name="P99">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99"/>
      <text:p text:style-name="P99">- Пришли, - я бросаю рюкзак на землю и устало сажусь на него. - Переночуем здесь и спускаемся. У подножия Дрогонштерна я — твой.</text:p>
      <text:p text:style-name="P99"/>
      <text:p text:style-name="P9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9">Я бросаю быстрый взгляд на небо. Ни облачка. Проклятье, ещё и Кловер не сможет подойти незаметно и мне таки придётся выполнять контракт!</text:p>
      <text:p text:style-name="P125">- Йу-ху-у-у! Сюда, к нам! - кричит Платина кому-то внизу. - Молодцы! Я знала, что вы успеете вовремя!</text:p>
      <text:p text:style-name="P125">Отряд гвардейцев-единорогов выходит из леса и начинает карабкаться к нам.</text:p>
      <text:p text:style-name="P125">Вообще зашибись. Звёзды прямо сошлись над твоей головой, Хуман, и уверенно вколачивают тебя в брачные узы к кобыле!</text:p>
      <text:p text:style-name="P125">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125">…</text:p>
      <text:p text:style-name="P125"><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25">- Хуман, посмотри на меня!</text:p>
      <text:p text:style-name="P125">Я оглядываюсь. Ветка выпадает из руки.</text:p>
      <text:p text:style-name="P125">- Я тебе нравлюсь?</text:p>
      <text:p text:style-name="P125">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125">-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125"/>
      <text:p text:style-name="P125">Я отступаю бешено придумываю отмазку. Проклятье, мы так не договаривались!</text:p>
      <text:p text:style-name="P125"/>
      <text:p text:style-name="P125">-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25">Платина тихо хихикает и снова делает шаг.</text:p>
      <text:p text:style-name="P125">- Возможно, сама судьба делает нам намёк…</text:p>
      <text:p text:style-name="P125">Я всматриваюсь в её глаза и холодею. В них нет разума. Он светятся аквамариновым светом. Аквамариновые же искры срываются с её рога и гривы.</text:p>
      <text:p text:style-name="P125">Медленно отступая, я стараюсь, чтобы между мной и спятившей единорожкой находился костёр.</text:p>
      <text:p text:style-name="P125">- П-погоди. У нас же договор. Ещё несколько часов — и я твой. Но не сейчас.</text:p>
      <text:p text:style-name="P125">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25">-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25">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25">- Прими же своё предназначение, Хуман, наполни моё лоно своим семенем!</text:p>
      <text:p text:style-name="P125">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25">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25"><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125">Магическая аура стягивает через голову палатье с поехавшей магички.</text:p>
      <text:p text:style-name="P125"/>
      <text:p text:style-name="P125">Проклятье! Я ору, забыв о всякой скрытности:</text:p>
      <text:p text:style-name="P125">-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25">-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25">Единорожка коротка хихикает и от этого хихиканья меня бросает в озноб.</text:p>
      <text:p text:style-name="P125">- Есть одно очень древнее и мощное заклинание. <text:span text:style-name="T57">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125">Два облачка магии обволакивают мои ноги и сдёргивают с меня штаны. Я что есть мочи вжимаюсь в заднюю стенку палатки, но бежать мне некуда.</text:p>
      <text:p text:style-name="P125">- Оно звучит очень простенько. Собственно, из слов там только одно название — <text:span text:style-name="T57">Pornis Erectus...</text:span></text:p>
      <text:p text:style-name="P125">Магия сдёргивает с меня и трусы. Я прижимаю ноги к груди и натягиваю на них футболку до земли.</text:p>
      <text:p text:style-name="P125">- Основа заклинания же — не слова, а действия...</text:p>
      <text:p text:style-name="P125">Магия тянет меня за ноги до тех пор, пока я не вытягиваюсь на полу палатки на спине.</text:p>
      <text:p text:style-name="P125">-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25">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25">-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125"/>
      <text:p text:style-name="P125">О, БОГИ!</text:p>
      <text:p text:style-name="P125"/>
      <text:p text:style-name="P125">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125">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25"><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25">Поняха снова хихикает и вытирает рот. Я в полуобморочном состоянии наблюдаю, как зведы на небе заслоняет тёмная овальная масса.</text:p>
      <text:p text:style-name="P125">-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125">Принцесса оборачивается назад и хихикает.</text:p>
      <text:p text:style-name="P125">- Ты уже вполне готов к этому, мой милый, - она легонько толкает копытом моё естество.</text:p>
      <text:p text:style-name="P125"/>
      <text:p text:style-name="P125">Я молча хватаю конец верёвки и делаю пару оборотов вокруг ладони.</text:p>
      <text:p text:style-name="P125"/>
      <text:p text:style-name="P125">-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125"/>
      <text:p text:style-name="P125">Я дёргаю за верёвку и чувствую осторожный ответный рывок. Я дёргаю сильнее.</text:p>
      <text:p text:style-name="P125"/>
      <text:p text:style-name="P125">-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125">В этот момент сильнейший рывок верёвки приподнимает мой торс над землёй.</text:p>
      <text:p text:style-name="P125">- О-О-О! Хуман, на тебя наконец-то подействовал Pornis Erectus! Это чудесно! - Платина оборачивается и видит, как я поднимаюсь над землёй на верёвке.</text:p>
      <text:p text:style-name="P125">- Что-о-о?</text:p>
      <text:p text:style-name="P125">Ещ один рывок наконецто отрывает меня от земли. </text:p>
      <text:p text:style-name="P125">- СТОЙ! Куда?! Не пущу! - Принцесса, вместо того, чтобы упасть, обхватывает меня передними и задними ногами.</text:p>
      <text:p text:style-name="P125"/>
      <text:p text:style-name="P125">Моё естество вопит о пощаде, но кто его слушает!</text:p>
      <text:p text:style-name="P125">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125">-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25"><text:soft-page-break/>Я перевожу взгляд с уносящей меня к воздушному судну верёвки вниз, на оседлавшую меня надоедливую магичку.</text:p>
      <text:p text:style-name="P125">-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25"/>
      <text:p text:style-name="P125">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125"/>
      <text:p text:style-name="P125">Рэйнбоу Джет и Дейдра Твердолоб перестают крутить лебёдку и остолбенело смотрят на меня.</text:p>
      <text:p text:style-name="P125"/>
      <text:p text:style-name="P125">- Ты же говорил, что не конеёб? - наконец саркастически спрашивает Дейдра, пригнувшись и посмотрев на меня снизу. - Врал, значит.</text:p>
      <text:p text:style-name="P125">- Вот так-так! - возмущённо вторит ей Джет. - Когда это вы успели спеться? А я, значит…</text:p>
      <text:p text:style-name="P125">-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25"/>
      <text:p text:style-name="P125">Дейдра блокирует лебёдку, подходит к нам и критически осматривает телосплетение. Потом подзывает Джет.</text:p>
      <text:p text:style-name="P125">- Я хватаю за гриву, ты — за хвост. На счёт «три» тащим! И сразу цепляем ей на рог кристалл, пока она не очухалась, - сухо командует розовогривая пони.</text:p>
      <text:p text:style-name="P125">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25">- Хуман, держись за фальшборт, - командует мне Дейдра и, в свою очередь, зажимает зубами гриву принцессы.</text:p>
      <text:p text:style-name="P125">- Ваз! Два! Тли! - мычит сквозь зажатые зубы поняха, упирается копытами в палубу и что есть силы тащит.</text:p>
      <text:p text:style-name="P125">Радужная пегаска также включается в процесс.</text:p>
      <text:p text:style-name="P125">- И-и-и… Не-е-ет!!! - упирается ожившая магичка, но сила не на её стороне.</text:p>
      <text:p text:style-name="P125">С громким всхлипом единорожка отрывается от меня и падает на опрокинувшихся на палубу Дейдру и Джет.</text:p>
      <text:p text:style-name="P125">- Хвала зайцам, этот кошмар закончился! - облегчённо вздыхаю я. - Девочки, дайте мне полотенце, что ли?</text:p>
      <text:p text:style-name="P125"/>
      <text:p text:style-name="P125"><text:soft-page-break/>- Привет, Хум! - слышу окрик сверху.</text:p>
      <text:p text:style-name="P125">С небольшой смотровой площадки, закреплённой под самым баллоном, мне приветственно машет Кловер Джем.</text:p>
      <text:p text:style-name="P125">- Здоров, долговязый! Не холодно? - слышу тоненький окрик со стороны.</text:p>
      <text:p text:style-name="P125">С юта мне машет копытом Лейла Твердолоб, вторым копытом направляя штурвал.</text:p>
      <text:p text:style-name="P125">-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125"/>
      <text:p text:style-name="P125">- О боги! - я прижимаю руки к паху в тщётной попытке прикрыться…</text:p>
      <text:p text:style-name="P125"/>
      <text:p text:style-name="P125">…</text:p>
      <text:p text:style-name="P125"/>
      <text:p text:style-name="P125">-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25">- И вовсе ты не сбежала, ты после этого проспала два дня подряд, потому что сидр тот забродивший был, и выпила ты его не полбутылки, а…</text:p>
      <text:p text:style-name="P125">- Лейла, закрой свой говорливый ротик и сбегай за булочками в трюм! Хум проголадался, да и мы все тоже! И сидр не забудь захватить!</text:p>
      <text:p text:style-name="P125">- Бегу!</text:p>
      <text:p text:style-name="P125">-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125">-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4"><text:span text:style-name="T58">- Да, всё так! Ты принесла сидр? Так вот, на </text:span><text:span text:style-name="T273">третий</text:span><text:span text:style-name="T58">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125">- То есть, ты не знала, куда впадает река, и всё равно отчалила? - я хватаюсь за голову. </text:p>
      <text:p text:style-name="P14"><text:span text:style-name="T58">-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273">третий</text:span><text:span text:style-name="T58"> день. А утром к нам на палубу приземлилась твоя разнокрылая подружка и её младшая сестра.</text:span></text:p>
      <text:p text:style-name="P125">- Дальше рассказываю я, Дейдра! - радужная пегаска оттискивает крупом розовогривую земнопони.</text:p>
      <text:p text:style-name="P125"><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25">- Пегаска не врёт, зуб даю, - подтверждает Дейдра.</text:p>
      <text:p text:style-name="P125">-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125">Пегаска вздыхает.</text:p>
      <text:p text:style-name="P125">- В общем, помощи от клана добиться мне не удалось. Хотя я честно пыталась.</text:p>
      <text:p text:style-name="P125">-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125">-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25">-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25">-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25">-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25">-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125">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125"><text:soft-page-break/>- А ещё ты хотела позаимствовать там еды, если бы нашлась. Пегасы всегда заимствуют еду у земнопони, когда могут, - замечает Мунфлай.</text:p>
      <text:p text:style-name="P125">-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125">-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25">-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125">- Эй, Дейдра, полегче! Не Твердолобам говорить о безмозглости!</text:p>
      <text:p text:style-name="P125">-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125">-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25">-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25">- Точняк, иногда твоё увлечение сидром идёт на пользу, Дейдра! Утром мы заметили <text:s/>подлетающий дирижба… дирижпоп… дирижобль!</text:p>
      <text:p text:style-name="P125">- С этого момента буду рассказывать я, пожалуйста-пожалуйста-пожалуйста!</text:p>
      <text:p text:style-name="P125">- Валяй, Кловер! А то, пока я рассказываю, Дейдра все пончики схавает!</text:p>
      <text:p text:style-name="P125">- Хорошо, только и мне оставьте один, пожалуйста! Так вот, мы с Хуманом разработали план его спасения от свадьбы с Платиной Спаркл.</text:p>
      <text:p text:style-name="P125">- КАКОЕ КОВАРСТВО! Хуман, как ты мог! Значит, наш договор изначально был фальшивкой? О боги, какое коварство!</text:p>
      <text:p text:style-name="P125">-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25">-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25">- Вот так-то! - Джет вытирает копыта от селёдки. - Продолжай, Кловер.</text:p>
      <text:p text:style-name="P125">Единорожка проглатывает пончик и продолжает.</text:p>
      <text:p text:style-name="P125"><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25">- Уф! Ыф! Ыф!!!</text:p>
      <text:p text:style-name="P125">-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125">-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25">Во-первых, мы присоединились к плану.</text:p>
      <text:p text:style-name="P125">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125">- Да! Зацени, Хуман, мою жертву! Я отдала паруса своего люггера на увеличение дирижабля!</text:p>
      <text:p text:style-name="P125">-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25">-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125">- Мвыф!!!</text:p>
      <text:p text:style-name="P125">- А с тобой мы ещё поговорим, рогатое чучело! За Хума ответишь!</text:p>
      <text:p text:style-name="P125">Пегаска угрожающе подносит копыто к носу Платины. Я отвожу его рукой.</text:p>
      <text:p text:style-name="P125">- Не надо. Она не хотела мне зла.</text:p>
      <text:p text:style-name="P125"/>
      <text:p text:style-name="P125">Я отворачиваюсь.</text:p>
      <text:p text:style-name="P12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125">Есть ещё одна причина, по которой мы остаёмся тут.</text:p>
      <text:p text:style-name="P125">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125">Скала молчит. Я поворачиваюсь к своим, не дожидаясь ответа.</text:p>
      <text:p text:style-name="P125">- Мы возвращаемся.</text:p>
      <text:p text:style-name="P125">-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25">Я поднимаю руку.</text:p>
      <text:p text:style-name="P125">- Мы не будем драться. Нам надо вернуть Платину и освободить кристалл. На магии Кловер Джем мы далеко не улетим.</text:p>
      <text:p text:style-name="P125"/>
      <text:p text:style-name="P125">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125"/>
      <text:p text:style-name="P125">- И наконец-то станем пиратами! - радостно верещит Дейдра. - Хум, дай я тебя обниму!</text:p>
      <text:p text:style-name="P125">- Но-но! - осаживает Дейдру пегаска. - Хум, ты как маленький, честное слово! Ты веришь, что она тебя отпустит после того, как ты вернёшь её своим?</text:p>
      <text:p text:style-name="P125"/>
      <text:p text:style-name="P125">Пегаска легонько пинает связанную единорожку. Та гневно мычит.</text:p>
      <text:p text:style-name="P125"/>
      <text:p text:style-name="P125">- Нам не надо верить.</text:p>
      <text:p text:style-name="P125">Я усаживаюсь на корточки перед Платиной и вытаскиваю селёдку у неё изо рта.</text:p>
      <text:p text:style-name="P125">-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25">Единорожка возмущённо набирает воздуха в грудь, но я поднимаю руку, не давая себя перебить.</text:p>
      <text:p text:style-name="P125">-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125">-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25">Мне даже жаль её…</text:p>
      <text:p text:style-name="P125"/>
      <text:p text:style-name="P125">…</text:p>
      <text:p text:style-name="P125"/>
      <text:p text:style-name="P125">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25"/>
      <text:p text:style-name="P125">- Пусто! - восклицает Джет.</text:p>
      <text:p text:style-name="P125">Она срывается с палубы и широким виражём производит разведку.</text:p>
      <text:p text:style-name="P125">- Рогатые ушли ещё вечером, - докладывает Джет. - Угли покрылись пеплом, примятая трава начала вставать. Что будем делать, кэп?</text:p>
      <text:p text:style-name="P125"/>
      <text:p text:style-name="P125">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125">Видно, исчезновение правительницы выбило их из колеи. Наверняка уже возвращаются назад.</text:p>
      <text:p text:style-name="P125">Ну что же, тем лучше. Ничто не помешает мне стать на стоянку в этом месте. Я поворачиваюсь к Платине.</text:p>
      <text:p text:style-name="P125">- Везти тебя назад, в племя, не входит в наши планы. Мы высадим тебя здесь. Думаю, ты без труда догонишь своих.</text:p>
      <text:p text:style-name="P125">- Догонять не придётся. Мы все тут. Добро пожаловать назад, дорогой!</text:p>
      <text:p text:style-name="P125"/>
      <text:p text:style-name="P125">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25"/>
      <text:p text:style-name="P125">-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125"/>
      <text:p text:style-name="P125"><text:s/>Единорожка подходит к Платине и стягивает с её рога мешочек с магическим кристаллом. </text:p>
      <text:p text:style-name="P125"><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25">- Кло, я дала клятву, что отпущу их… - хмуро бормочет Платина, присоединяясь к отряду. - Я не могу им помешать.</text:p>
      <text:p text:style-name="P125">-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125">Платина отвечает неровным смешком. Я замечаю, что её глазах снова появились аквамариновые искорки.</text:p>
      <text:p text:style-name="P125">- Эй, очнись! <text:tab/>Натрахалась уже!</text:p>
      <text:p text:style-name="P125">Платина трясёт головой и аквамариновый блеск в её глазах тухнет.</text:p>
      <text:p text:style-name="P125">- Не знаю, что на меня нашло, - бормочет она. - Это место неправильно действует на меня.</text:p>
      <text:p text:style-name="P125"/>
      <text:p text:style-name="P125">-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125"/>
      <text:p text:style-name="P125">Из-за деревьев к нам выходит ОНА. </text:p>
      <text:p text:style-name="P125">Я сразу понимаю, ради чего я стремился сюда с самого начала. Что тянуло меня в это мрачное место долгие дни. Что именно я ждал. Точнее, кого.</text:p>
      <text:p text:style-name="P125">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125">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125">Что-то ты, Хуман, становишься одержимым, как Платина! Похоже, это место дурно влияет и на тебя. Возьми себя в руки!</text:p>
      <text:p text:style-name="P125"/>
      <text:p text:style-name="P125">-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25">- Ты... Вы... кто? - лепечет совершенно поражённая Платина.</text:p>
      <text:p text:style-name="P125">Остальные, без лишних слов, склоняют головы и подгибают передние ноги в глубоком поклоне. Я один стою, как пень, озираясь на других.</text:p>
      <text:p text:style-name="P125"><text:soft-page-break/>- Хуман, заметь, эта <text:span text:style-name="T4">птичка</text:span> выглядит точно так же, как та статуэтка, что растворилась у тебя на груди, - шепчет из поклона Джет.</text:p>
      <text:p text:style-name="P125">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125"/>
      <text:p text:style-name="P125">-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125"/>
      <text:p text:style-name="P125">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25">Команда «Хитрожопки» <text:s/>также остолбенело смотрит на белоснежное чудо с немым благоговением. </text:p>
      <text:p text:style-name="P125">Похоже, на одного меня чары белой химеры действуют специфически. Я почёсываю зудящую грудь.</text:p>
      <text:p text:style-name="P125"/>
      <text:p text:style-name="P125">- Если сможешь отмазать меня от свадьбы с ней, - указываю на Платину, - то я буду тебе благодарен до гроба.</text:p>
      <text:p text:style-name="P125">- Тебя хотят женить на этой единорожке? - не веря переспрашивает аликорница.</text:p>
      <text:p text:style-name="P125">-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125"/>
      <text:p text:style-name="P125">Селестия смешно морщит нос и прикрывается крылом. Мне слышно, как она тихо пырскает в него.</text:p>
      <text:p text:style-name="P125"/>
      <text:p text:style-name="P125">- Ваще не о чём беспокоиться! Не волнуйся, Хуман, рогатые тебя не получат.</text:p>
      <text:p text:style-name="P125"/>
      <text:p text:style-name="P125">На поляну выходит Лейла Твердолоб с десятком угрюмых земнопони в рваных шкурах с копьями наперевес.</text:p>
      <text:p text:style-name="P125"><text:s/></text:p>
      <text:p text:style-name="P125">-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125"><text:soft-page-break/></text:p>
      <text:p text:style-name="P125">Прысканье за крылом Селестии в этот раз явно громче. Но всё же оно не может заглушить грохот моей обвалившейся челюсти.</text:p>
      <text:p text:style-name="P125"/>
      <text:p text:style-name="P125">-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25"/>
      <text:p text:style-name="P125">Шум крыльев заглушает конец моей тирады. На полянку, где уже и так довольно тесно, пикирует отряд пегасов в доспехах.</text:p>
      <text:p text:style-name="P125"/>
      <text:p text:style-name="P125">- Не двигаться! Именем верховного вождя и главнокомандующего клана Быстрокрылых, полководца Урагана, вы арестованы!</text:p>
      <text:p text:style-name="P125">Седой пегас в серебристых доспехах поворачиваеся к нам.</text:p>
      <text:p text:style-name="P125">-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 </text:p>
      <text:p text:style-name="P125"/>
      <text:p text:style-name="P125">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25">- Я вижу, у тебя богатый выбор, Хуман! Земнопони, единороги или пегасы — всем ты нужен. Я бы даже сказала, ты можешь начать торги, хи-хи-хи...</text:p>
      <text:p text:style-name="P125"/>
      <text:p text:style-name="P125">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25"/>
      <text:p text:style-name="P125">-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125">- Да-да, мы это уже слышали, - с улыбкой кивает аликорница. -. Осталось только убедить в этом присутствующих тут пони. Попробую помочь тебе с этим.</text:p>
      <text:p text:style-name="P125">-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125"/>
      <text:p text:style-name="P125">Спокойный материнский голос белого создания убаюкивает. Хочется лечь в постель, укрыться одеялом и слушать его, пока не заснёшь...</text:p>
      <text:p text:style-name="P125">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125"/>
      <text:p text:style-name="P125">-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25">-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25">-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125"/>
      <text:p text:style-name="P125">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125"/>
      <text:p text:style-name="P125">-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26">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125"/>
      <text:p text:style-name="P125">Пользуясь всеобщей отвлечённостью, я осторожно подхожу к ней.</text:p>
      <text:p text:style-name="P125">- Спасибо, что таки пыталась меня отмазать, Сел. Честно, я ценю это. Жаль, что не получилось. Не твоя вина.</text:p>
      <text:p text:style-name="P125">Та скашивает на меня сиреневый глаз и подмигивает.</text:p>
      <text:p text:style-name="P125">-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25">-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25">-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125">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125">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25"/>
      <text:p text:style-name="P125">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125"/>
      <text:p text:style-name="P125">-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125">-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25"/>
      <text:p text:style-name="P125">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25">-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25"/>
      <text:p text:style-name="P125">Платина недобро смеётся в ответ.</text:p>
      <text:p text:style-name="P125">-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125">-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125">-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125"><text:soft-page-break/></text:p>
      <text:p text:style-name="P125">Прямо на наших глазах заключается союз трёх рас пони. Три копыта сходятся в одной точке и три клятвы произносятся в унисон.</text:p>
      <text:p text:style-name="P125">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25"/>
      <text:p text:style-name="P125">-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125"/>
      <text:p text:style-name="P125">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125"/>
      <text:p text:style-name="P125">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125">- СЕСТРИЦА, Я СМОТРЮ, ТЫ РЕШИЛА РАЗМЯТЬ КОСТИ! ХОРОШЕЕ ДЕЛО. ПОЧЕМУ МЕНЯ НЕ ПРИГЛАСИЛА?!</text:p>
      <text:p text:style-name="P125"/>
      <text:p text:style-name="P125">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125">На поляну выходит создание, похожее на Селестию, но меньше, тёмного цвета и в доспехах.</text:p>
      <text:p text:style-name="P125"/>
      <text:p text:style-name="P125">- КТО ПРОТИВ НАС СЕГОДНЯ? НЕ ВИЖУ ПРОТИВНИКА!</text:p>
      <text:p text:style-name="P125"/>
      <text:p text:style-name="P125">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25">Кобылка оглядывается и, не найдя никого стоящего на ногах, кроме меня с Селестией, подходит к нам.</text:p>
      <text:p text:style-name="P125"/>
      <text:p text:style-name="P125">- Сбавь полтона, Лулу, - говорит устало Селестия. - Сегодня трёпки не будет. Твой голос ввёл в беспамятство всех столь плохо воспитанных пони.</text:p>
      <text:p text:style-name="P125">- Опять я осталась без развлечения, - недовольно морщит нос младшая аликорница. - Тот драконикус был покрепче. А это кто такой? </text:p>
      <text:p text:style-name="P125">Аликорница указывает на меня копытом.</text:p>
      <text:p text:style-name="P125">- Это мой друг. Хуман, знакомься, это моя младшая сестра Луна. Луна, это Хуман. Это у него возникли кое-какие проблемы с лежащими тут пони.</text:p>
      <text:p text:style-name="P125"><text:soft-page-break/></text:p>
      <text:p text:style-name="P125">Я киваю, стараясь выглядеть нормально. Это ничего, что минуту назад ты отложил грузовик кирпичей, Хуман, главное — не подавать виду!</text:p>
      <text:p text:style-name="P125">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25">-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125">-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125">- Ого?</text:p>
      <text:p text:style-name="P125">- Ага.</text:p>
      <text:p text:style-name="P125"/>
      <text:p text:style-name="P125">Я подхожу к кучке лежащих в центре поляны вождей и пинаю ботинком ближайший круп.</text:p>
      <text:p text:style-name="P125">- Эй, Платина! Как слышно? Приём! Ураган? Лейла? Очнитесь!</text:p>
      <text:p text:style-name="P125">Принцесса со стоном занимает сидячее положение, яростно массируя копытами виски. Вслед за ней оживают и остальные делегаты рас пони.</text:p>
      <text:p text:style-name="P125">- У меня к вам ценное коммерческое предложение. Соглашайтесь, пока я добрый. В общем, я сдаюсь.</text:p>
      <text:p text:style-name="P125">- А? Что? - моментально настораживается принцесса.</text:p>
      <text:p text:style-name="P14"><text:span text:style-name="T58">- </text:span><text:span text:style-name="T59">СДАЮСЬ! - ору я в ухо принцессе. - Но только при </text:span><text:span text:style-name="T61">одном</text:span><text:span text:style-name="T59"> услови</text:span><text:span text:style-name="T61">и</text:span><text:span text:style-name="T59">! Вы все принимаете </text:span><text:span text:style-name="T67">правление </text:span><text:span text:style-name="T59">Селестии на </text:span><text:span text:style-name="T60">год. В течени</text:span><text:span text:style-name="T61">е</text:span><text:span text:style-name="T60"> этого года вы меня не трогаете. Через год тот, кого буд</text:span><text:span text:style-name="T61">у</text:span><text:span text:style-name="T60">т устраивать </text:span><text:span text:style-name="T61">советы и</text:span><text:span text:style-name="T60"> </text:span><text:span text:style-name="T61">дальнейшее сотрудничество с </text:span><text:span text:style-name="T60">Сел — откажется от меня. Остальные как-нибудь договоритесь, как вы это </text:span><text:span text:style-name="T61">всё равно </text:span><text:span text:style-name="T60">решили пять минут назад. </text:span><text:span text:style-name="T64">Если вам не подходит — я просто уйду. Мне на вас начхать, вообще-то. Как и на ваши проблемы.</text:span></text:p>
      <text:p text:style-name="P127">Я отхожу от начавшей вяло совещаться кучки.</text:p>
      <text:p text:style-name="P127"/>
      <text:p text:style-name="P127">- Ты слишком великодушен, Хуман, - шепчет мне через плечо Селестия. - Я хотела решить твою проблему, но так получается, ты решаешь мои. Спасибо.</text:p>
      <text:p text:style-name="P18"><text:span text:style-name="T67">Я молча хлопаю её по шее. </text:span><text:span text:style-name="T68">Мне стоит больших усилий не обнять её прямо на глазах у всех. Да что с тобой такое, Хуман?</text:span></text:p>
      <text:p text:style-name="P128">Трое представителей пони снова бредут к нам. Головы их поникли.</text:p>
      <text:p text:style-name="P128"/>
      <text:p text:style-name="P16"><text:span text:style-name="T64">-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67">за племя</text:span><text:span text:style-name="T64">. Старик Твердолоб остался дома.</text:span></text:p>
      <text:p text:style-name="P15"><text:span text:style-name="T62">- </text:span><text:span text:style-name="T64">У земнопони есть полномочия! - заявляет слуш</text:span><text:span text:style-name="T67">ающая</text:span><text:span text:style-name="T64"> выступление Дейдра Твердолоб. Старик много раз говорил, что сложит полномочия как только я соглашусь править. Так вот — я согласна! Это значит, что я становлюсь вождём Твердолобов. И я подтверждаю союз с пегасами!</text:span></text:p>
      <text:p text:style-name="P129"><text:soft-page-break/>- Да будет так! - кивает полководец Ураган.</text:p>
      <text:p text:style-name="P208"><text:span text:style-name="T64">О</text:span><text:span text:style-name="T58">н поднимает копыто и касается им поднятого копыта Дейдры.</text:span></text:p>
      <text:p text:style-name="P130"/>
      <text:p text:style-name="P16"><text:span text:style-name="T64">- Что касается единорогов, мы просто будем нести своё бремя, сколько хватит сил, - продолжает </text:span><text:span text:style-name="T65">печально</text:span><text:span text:style-name="T64"> Платина. - </text:span><text:span text:style-name="T65">Мне очень жаль, что так вышло. Если повезёт, мы продержимся ещё лет пятьдесят. Или больше…</text:span></text:p>
      <text:p text:style-name="P13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207"><text:span text:style-name="T62">Е</text:span><text:span text:style-name="T58">динорожка в ответ просто садится в пыль с разинутым ртом.</text:span></text:p>
      <text:p text:style-name="P17"><text:span text:style-name="T66">- </text:span><text:span text:style-name="T67">Умей выслушивать других, принцесса! - надзидательно замечаю я. - Прежде чем что-то </text:span><text:span text:style-name="T68">заявлять и </text:span><text:span text:style-name="T67">делать. И присоединяйся к союзу земнопони и пегасов. Раз уж у вас будет общий правитель на следующий год.</text:span></text:p>
      <text:p text:style-name="P208"><text:span text:style-name="T58">Принцесс</text:span><text:span text:style-name="T68">а</text:span><text:span text:style-name="T58"> немного думает, потом молча встаёт, подходит к Урагану и Дейдре и прикасается своим копытом к их.</text:span></text:p>
      <text:p text:style-name="P130"/>
      <text:p text:style-name="P208"><text:span text:style-name="T58">Три сомкнутых копыта </text:span><text:span text:style-name="T68">пони трёх рас </text:span><text:span text:style-name="T58">возвещают нам начало новой эры.</text:span></text:p>
      <text:p text:style-name="P130"/>
      <text:p text:style-name="P15"><text:span text:style-name="T62">- </text:span><text:span text:style-name="T63">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66"> Без оглушения ничего не работает.</text:span></text:p>
      <text:p text:style-name="P125"/>
      <text:p text:style-name="P125">…</text:p>
      <text:p text:style-name="P130">Год спустя.</text:p>
      <text:p text:style-name="P130"/>
      <text:p text:style-name="P132">Пегас торопливо докладывает аликорнице, сидящей на сделанном наспех из зелных веток троне.</text:p>
      <text:p text:style-name="P19"><text:span text:style-name="T74">- Неприсоединившиеся напали на наш патруль у северной границы. </text:span><text:span text:style-name="T75">Была попытка прорыва к яблочным полям Твердолобов. Отбита успешно, но </text:span><text:span text:style-name="T73">командор Ураган просит</text:span><text:span text:style-name="T75"> усиление </text:span><text:span text:style-name="T72">кордонов</text:span><text:span text:style-name="T75">. За последний месяц это уже третья попытка, северные кланы голодают. Мы ожидаем дальнейшие нападения — более сильные и жестокие.</text:span></text:p>
      <text:p text:style-name="P19"><text:span text:style-name="T58">- </text:span><text:span text:style-name="T69">Да, это в характере пегасов. </text:span><text:span text:style-name="T70">Напасть, украсть и умчаться вместо взаимовыгодного сотрудничества, - вздыхает Селестия с трона. - </text:span><text:span text:style-name="T71">Я разберусь с этим. Что ещё?</text:span></text:p>
      <text:p text:style-name="P19"><text:span text:style-name="T71">- </text:span><text:span text:style-name="T72">Закончился первый набор в лётную школу. Преподавательский состав просит вас как-то назвать её.</text:span></text:p>
      <text:p text:style-name="P20"><text:span text:style-name="T72">- М-м-м. </text:span><text:span text:style-name="T73">Назовём её лётной школой Вондерболтов по имени той пары пегасов, что пришли ко мне с предложением о её создании.</text:span></text:p>
      <text:p text:style-name="P21"><text:span text:style-name="T72">П</text:span><text:span text:style-name="T73">егас кивает и улетает. Его место занимает земнопони. </text:span><text:span text:style-name="T76">Потом единорог. Пони </text:span><text:span text:style-name="T77">один за другим </text:span><text:span text:style-name="T76">обращаются к Селестии со своими проблемами, внимательно выслушивают </text:span><text:span text:style-name="T78">распоряжения</text:span><text:span text:style-name="T76">, </text:span><text:span text:style-name="T77">кивают</text:span><text:span text:style-name="T76"> и </text:span><text:soft-page-break/><text:span text:style-name="T76">уходят. </text:span><text:span text:style-name="T77">И приходят новые. Череда пони прерывается только к обеду, когда солнце уже висит высоко над головой.</text:span></text:p>
      <text:p text:style-name="P22"><text:span text:style-name="T77">Я </text:span><text:span text:style-name="T78">затворяю дверь за последним.</text:span></text:p>
      <text:p text:style-name="P133">- Если это у тебя каждый день так, не завидую тебе, подруга. У меня уже на втором десятке стала дёргаться бровь.</text:p>
      <text:p text:style-name="P13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134">- <text:span text:style-name="T284">Как я понимаю, пони не </text:span><text:span text:style-name="T285">собираются </text:span><text:span text:style-name="T284">отказываться </text:span><text:span text:style-name="T285">от твоих услуг?</text:span></text:p>
      <text:p text:style-name="P134">- <text:span text:style-name="T285">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286">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22"><text:span text:style-name="T78">- </text:span><text:span text:style-name="T79">Заводи себе помощников. Пара толковых е</text:span><text:span text:style-name="T80">динорогов могут рассматривать простенькие дела, оставляя тебе самые важные. Это тебя здорово разгрузит.</text:span></text:p>
      <text:p text:style-name="P22"><text:span text:style-name="T80">-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81">Особенно если решать приходится проблемы пони другой расы: межрасовая неприязь</text:span><text:span text:style-name="T80"> </text:span><text:span text:style-name="T81">всё ещё велика. </text:span><text:span text:style-name="T80">На руководство уходит практически столько же времени, как если бы я занималась делами сама, увы.</text:span></text:p>
      <text:p text:style-name="P22"><text:span text:style-name="T80">- А если взять больше единорогов? И подыскать им руководителя </text:span><text:span text:style-name="T82">другой расы для баланса</text:span><text:span text:style-name="T80">?</text:span></text:p>
      <text:p text:style-name="P22"><text:span text:style-name="T80">- </text:span><text:span text:style-name="T81">Легко сказать! </text:span><text:span text:style-name="T82">У меня нет знакомых пони, которым я могла бы доверить руководящую должность.</text:span></text:p>
      <text:p text:style-name="P135">- А не пони?</text:p>
      <text:p text:style-name="P22"><text:span text:style-name="T80">- </text:span><text:span text:style-name="T83">Кого ты имеешь ввиду?</text:span></text:p>
      <text:p text:style-name="P22"><text:span text:style-name="T83">- Ду-умай… - я завожу глаза к небу. </text:span><text:span text:style-name="T84">Иногда </text:span><text:span text:style-name="T89">эти непарнокопытные</text:span><text:span text:style-name="T84"> бывают до смешного тупыми.</text:span></text:p>
      <text:p text:style-name="P209"><text:span text:style-name="T83">К</text:span><text:span text:style-name="T58">опыто хлопается в лоб аликорницы с гулким звуком.</text:span></text:p>
      <text:p text:style-name="P209"><text:span text:style-name="T58">-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84">мой друг</text:span><text:span text:style-name="T58">. </text:span><text:span text:style-name="T84">Что тебе нужно для старта?</text:span></text:p>
      <text:p text:style-name="P210"><text:span text:style-name="T84">- Д</text:span><text:span text:style-name="T58">ля начала </text:span><text:span text:style-name="T85">мне нужно знать состояние дел. Сколько денег в казне? Какие отношения с соседями </text:span><text:span text:style-name="T86">на границе</text:span><text:span text:style-name="T85">? Какие настроения у подданных?</text:span></text:p>
      <text:p text:style-name="P23"><text:span text:style-name="T85">- Казна? </text:span><text:span text:style-name="T86">Границы</text:span><text:span text:style-name="T85">? Подданные?</text:span></text:p>
      <text:p text:style-name="P211"><text:span text:style-name="T85">Н</text:span><text:span text:style-name="T58">а морде аликорницы написано неподдельное изумление. Теперь пришёл мой черёд хлопать ладонью в фейс.</text:span></text:p>
      <text:p text:style-name="P136">- Ты хочешь сказать, что не знакома с основами государственности?</text:p>
      <text:p text:style-name="P211"><text:span text:style-name="T58">- </text:span><text:span text:style-name="T87">Хуман, ты говоришь непонятные слова, - жалуется Селестия. - </text:span><text:span text:style-name="T88">Мне кажется, мы говорим на разных языках.</text:span></text:p>
      <text:p text:style-name="P24"><text:span text:style-name="T88">- </text:span><text:span text:style-name="T91">Но хоть налоги ты собираешь?</text:span></text:p>
      <text:p text:style-name="P137">Ответом мне становится недоумённый взгляд.</text:p>
      <text:p text:style-name="P25"><text:soft-page-break/><text:span text:style-name="T91">- </text:span><text:span text:style-name="T92">Ну, откуда ты берёшь финансы? Деньги на содержание?</text:span><text:span text:style-name="T91"> </text:span><text:span text:style-name="T92">Проще говоря, на что ты живёшь? Чем оплачиваешь обеды и ужины? За какие деньги построила этот дом для приёмов? </text:span><text:span text:style-name="T94">Чем собираешься платить зарплату служащим? </text:span></text:p>
      <text:p text:style-name="P138">Селестия смотрит на меня как на марсианина.</text:p>
      <text:p text:style-name="P26"><text:span text:style-name="T92">- </text:span><text:span text:style-name="T93">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94">огромное </text:span><text:span text:style-name="T93">спасибо. Дом этот построили мы с Луной после приёмов за два месяца. </text:span><text:span text:style-name="T95">И что такое служащие?</text:span></text:p>
      <text:p text:style-name="P212"><text:span text:style-name="T88">Я </text:span><text:span text:style-name="T58">осматриваю убранство приёмной аликорницы и мне всё становится ясно.</text:span></text:p>
      <text:p text:style-name="P21"><text:span text:style-name="T73">- </text:span><text:span text:style-name="T94">Вот почему в нём так много щелей и косые стены. </text:span><text:span text:style-name="T89">Понятно. Тогда позволь мне рассказать всё, что я знаю </text:span><text:span text:style-name="T90">про государство. Тебе пригодится. </text:span><text:span text:style-name="T95">Ведь даже помощников-единорогов надо на что-то содержать. Вряд ли они будут работать забесплатно — на это только ты горазда. </text:span><text:span text:style-name="T96">А без помощников ты скоро </text:span><text:span text:style-name="T97">будешь работать и ночью.</text:span></text:p>
      <text:p text:style-name="P139">Уши аликорницы поникли и она грустно улыбнулась.</text:p>
      <text:p text:style-name="P27"><text:span text:style-name="T97">- Как это ни печально осознавать, ты прав. Я стараюсь быть полезной пони и мне приносит счастье делать их жизнь чуточку легче. </text:span><text:span text:style-name="T127">Но г</text:span><text:span text:style-name="T97">од назад мне казалось, </text:span><text:span text:style-name="T98">стоит напрячься посильнее и проблемы иссякнут. </text:span><text:span text:style-name="T127">А</text:span><text:span text:style-name="T98"> </text:span><text:span text:style-name="T99">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27">И, ты прав, часто мне приходится работать и ночью.</text:span></text:p>
      <text:p text:style-name="P213"><text:span text:style-name="T99">Я </text:span><text:span text:style-name="T58">сочувственно киваю головой.</text:span></text:p>
      <text:p text:style-name="P28"><text:span text:style-name="T10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text:span><text:span text:style-name="T100">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02">В отличие от тебя, они не </text:span><text:span text:style-name="T149">смогут</text:span><text:span text:style-name="T102"> работать на голом энтузиазме.</text:span><text:span text:style-name="T100"> А налоги ты не сможешь собирать без служащих. </text:span><text:span text:style-name="T102">Кроме того, тебе придётся обзавестись полицией для поддержания порядка. А в дальнейшей перспективе и армией.</text:span><text:span text:style-name="T100"> Так это работает.</text:span></text:p>
      <text:p text:style-name="P140">- Слишком запутанно, - бормочет аликорница. - Я не справлюсь.</text:p>
      <text:p text:style-name="P28"><text:span text:style-name="T100">-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02">есть</text:span><text:span text:style-name="T100"> и просто отказывать всем пони, которых уже не в силах принять.</text:span></text:p>
      <text:p text:style-name="P140">- Нет-нет, что ты! Нельзя оставлять <text:span text:style-name="T303">пони</text:span> наедине с их бедами! Я выучу основы государства, если это поможет мне лучше помогать пони! Не уходи!</text:p>
      <text:p text:style-name="P141">Я сажусь рядом с Селестией и потираю пальцем подбородок.</text:p>
      <text:p text:style-name="P141">- <text:span text:style-name="T291">Отлично. </text:span>Итак, запоминай…</text:p>
      <text:p text:style-name="P140">…</text:p>
      <text:p text:style-name="P140"/>
      <text:p text:style-name="P215"><text:span text:style-name="T128">~~~</text:span><text:span text:style-name="T100">Д</text:span><text:span text:style-name="T58">есять лет спустя</text:span><text:span text:style-name="T128">~~~</text:span></text:p>
      <text:p text:style-name="P142"/>
      <text:p text:style-name="P214"><text:soft-page-break/><text:span text:style-name="T58">- </text:span><text:span text:style-name="T103">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216"><text:span text:style-name="T58">Бригадир </text:span><text:span text:style-name="T104">из племени Камнезадов </text:span><text:span text:style-name="T58">чешет потную шею и сплёвывает.</text:span></text:p>
      <text:p text:style-name="P216"><text:span text:style-name="T58">Я не отрываюсь от чертежей. </text:span><text:span text:style-name="T104">Стоит ли говорить ему, что бригадир от Твердолобов точно так же жалуется на строителей из Камнезадов?</text:span><text:span text:style-name="T58">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29"><text:span text:style-name="T103">- </text:span><text:span text:style-name="T105">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143">Шея Фенса краснеет. Видно, что он еле сдерживается.</text:p>
      <text:p text:style-name="P32"><text:span text:style-name="T105">- Да этот щенок Брикс мне в сынки годится! Я с моими ребятами </text:span><text:span text:style-name="T106">обойдём </text:span><text:span text:style-name="T105">его </text:span><text:span text:style-name="T106">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217"><text:span text:style-name="T58">Бухтение обиженного бригадира наконец сти</text:span><text:span text:style-name="T108">хает</text:span><text:span text:style-name="T58"> </text:span><text:span text:style-name="T107">на улице</text:span><text:span text:style-name="T58">. </text:span><text:span text:style-name="T107">Я в</text:span><text:span text:style-name="T108">озвращаюсь</text:span><text:span text:style-name="T107"> к чертежам.</text:span></text:p>
      <text:p text:style-name="P30"><text:span text:style-name="T107">П</text:span><text:span text:style-name="T108">ервоначальный вариант замка выглядел слишком мрачно из-за большой любви Луны к ночной стилистике. </text:span><text:span text:style-name="T111">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08">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09">На этой почве у нас даже возник конфликт с Луной и Селестии пришлось защищать меня от увольнения с должности первого советника </text:span><text:span text:style-name="T110">д</text:span><text:span text:style-name="T109">иархии. </text:span><text:span text:style-name="T111">Так или иначе, мне удалось отстоять легкость </text:span><text:span text:style-name="T112">архитектуры</text:span><text:span text:style-name="T111"> замка, отдав на откуп Луне башн</text:span><text:span text:style-name="T112">ю для личных покоев у</text:span><text:span text:style-name="T111"> задней стены и множество скрытых «сюрпризов» внутри замка.</text:span></text:p>
      <text:p text:style-name="P31"><text:span text:style-name="T111">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12">одушие</text:span><text:span text:style-name="T111">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12">сегодня</text:span><text:span text:style-name="T111"> в нём был первый приём делегации </text:span><text:span text:style-name="T112">неприсоединившихся пегасов</text:span><text:span text:style-name="T111">.</text:span></text:p>
      <text:p text:style-name="P144"/>
      <text:p text:style-name="P33"><text:span text:style-name="T111">- </text:span><text:span text:style-name="T112">Хуман, вот ты где! Я ищу тебя с полудня!</text:span></text:p>
      <text:p text:style-name="P33"><text:span text:style-name="T113">Селестия заглядывает в беседку, отрывая меня от </text:span><text:span text:style-name="T114">расчётов</text:span><text:span text:style-name="T113">.</text:span></text:p>
      <text:p text:style-name="P33"><text:span text:style-name="T113">- </text:span><text:span text:style-name="T114">Хуман, мне надо поговорить с тобой!</text:span></text:p>
      <text:p text:style-name="P145">- Как прошёл первый приём в новом замке?</text:p>
      <text:p text:style-name="P145">-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 лет они будут готовы к политическому союзу.</text:p>
      <text:p text:style-name="P33"><text:soft-page-break/><text:span text:style-name="T114">-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15">Но, как видишь, авторитет власти подкрепляется в том числе и резиденцией монарха. А авторитет может многое…</text:span></text:p>
      <text:p text:style-name="P31"><text:span text:style-name="T112">- </text:span><text:span text:style-name="T115">Да, да, ты был прав, </text:span><text:span text:style-name="T129">мой друг</text:span><text:span text:style-name="T115">… Но Хуман, я сейчас не об этом… Меня беспокоит моя сестра. </text:span><text:span text:style-name="T116">Луна стала сторониться меня. Она разговаривает со мной исключительно на официальные темы, холодным тоном и не смотрит при этом в глаза. Мы… Мы как будто стали чужими!</text:span></text:p>
      <text:p text:style-name="P31"><text:span text:style-name="T116">- </text:span><text:span text:style-name="T117">О чём ты говоришь? Я видел вас </text:span><text:span text:style-name="T118">мельком </text:span><text:span text:style-name="T117">на приёме сегодня — вы отлично смотрелись вместе и говорили и действовали в унисон.</text:span></text:p>
      <text:p text:style-name="P146">- О, да, на публике мы <text:span text:style-name="T292">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p>
      <text:p text:style-name="P148">Аликорница с убитым видом садится рядом.</text:p>
      <text:p text:style-name="P148">- Я не рассказывала тебе этого раньше, Хуман… <text:span text:style-name="T287">Мне кажется, пони не любят сестру… И её это очень ранит.</text:span></text:p>
      <text:p text:style-name="P14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4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49">Селестия удивлённо смотрит на меня.</text:p>
      <text:p text:style-name="P34"><text:span text:style-name="T11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20">выходит вечером. Увы, это её и подводит. Все считают, что она приносит на Эквус ночь.</text:span></text:p>
      <text:p text:style-name="P150">- Даже если и так, что в этом плохого? Ночь — чудесное время суток!</text:p>
      <text:p text:style-name="P151">Аликорница вымученно улыбается.</text:p>
      <text:p text:style-name="P35"><text:span text:style-name="T120">- Хоть кому-то она нравится. Нет, Хуман, ты далёк от психологии пони. Пони не любят ночь. Ночь темна и полна опасностей. </text:span><text:span text:style-name="T121">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22">И она считает, что я специально настраиваю пони, чтобы они любили только меня. Я чувствую это в её взгляде, в её жестах и речи.</text:span></text:p>
      <text:p text:style-name="P152">Аликорница вздохнула.</text:p>
      <text:p text:style-name="P36"><text:span text:style-name="T121">- Потому у меня есть к тебе просьба. Ты с самых истоков стоишь рядом со мной, помощь твоя неоценима. Если бы ты смог примирить меня с сестрой… Ты сможешь поговорить с ней, она не сторонится тебя. По-крайней мере, не больше, чем других. </text:span><text:span text:style-name="T122">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153">Я тяжко вздыхаю. Разруливать семейные дрязги — задание как раз для тебя, Хуман!</text:p>
      <text:p text:style-name="P153"><text:soft-page-break/>- Сел, ты знаешь, как я к тебе отношусь. В<text:span text:style-name="T293">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53"/>
      <text:p text:style-name="P153">Аликорница радостно пытается обнять меня, но я вытягиваю ладонь и останавливаю её.</text:p>
      <text:p text:style-name="P153">- Пожалуйста, без этих нежностей! Ты начинаешь напоминать принцессу Платину в состоянии магически стимулированной охоты. Не надо.</text:p>
      <text:p text:style-name="P153">Селестия заводит глаза в потолок и вздыхает.</text:p>
      <text:p text:style-name="P15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153"/>
      <text:p text:style-name="P153">Как бы не так. Не говорить же ей, что меня самого подмывает обнять её? Все эти десять лет я сдерживаю себя. Потому что понимаю, что это ненормально. Что-то нехорошее кроется в этом влечении и ты этого не допустишь, Хуман!</text:p>
      <text:p text:style-name="P147"/>
      <text:p text:style-name="P147">- <text:span text:style-name="T288">Не обращай внимания. Я уже давно забыл о Платине. Просто считай это моими маленькими заморочками. Я поговорю с ней.</text:span></text:p>
      <text:p text:style-name="P31"><text:span text:style-name="T115">- </text:span><text:span text:style-name="T124">Ты настоящий друг, мой маленький человек</text:span><text:span text:style-name="T123">! И, да, у меня </text:span><text:span text:style-name="T124">к тебе </text:span><text:span text:style-name="T123">есть вторая просьба.</text:span></text:p>
      <text:p text:style-name="P31"><text:span text:style-name="T115">- </text:span><text:span text:style-name="T126">Только не говори, что у тебя есть ещё один разговор с Луной!</text:span></text:p>
      <text:p text:style-name="P31"><text:span text:style-name="T115">- </text:span><text:span text:style-name="T126">О, нет, не беспокойся. </text:span><text:span text:style-name="T124">Помоги мне с названием замка. Он обещает быть грандиозным! Пегасы были ошеломлены залом приёмов. </text:span><text:span text:style-name="T125">Э</text:span><text:span text:style-name="T124">то при том, что их не удивишь величественной архитектурой: </text:span><text:span text:style-name="T125">их новая столица, Клаудсдейл, п</text:span><text:span text:style-name="T130">о</text:span><text:span text:style-name="T125">лн</text:span><text:span text:style-name="T130">а</text:span><text:span text:style-name="T125"> архитектурных шедевров. </text:span><text:span text:style-name="T126">До конца следующего месяца он должен быть закончен, но я уже неделю не могу придумать ему название.</text:span></text:p>
      <text:p text:style-name="P218"><text:span text:style-name="T126">- </text:span><text:span text:style-name="T58">Нашла проблему! Назови его «Диснейленд».</text:span></text:p>
      <text:p text:style-name="P154">- Красивое название! А что оно означает?</text:p>
      <text:p text:style-name="P154">- Не помню, - я пожимаю плечами, - мне просто первым пришло в голову это слово.</text:p>
      <text:p text:style-name="P154">Селестия задумывается и кивает.</text:p>
      <text:p text:style-name="P154">- Хм-м. Диснейленд. Да будет так.</text:p>
      <text:p text:style-name="P154">- Стоп, я передумал!</text:p>
      <text:p text:style-name="P154">Аликорница удивлённо смотрит на меня.</text:p>
      <text:p text:style-name="P154">- В чём дело, Хуман?</text:p>
      <text:p text:style-name="P147">- <text:span text:style-name="T289">Можно немного помочь мне с первым заданием, если назвать его </text:span><text:span text:style-name="T290">«Замок Двух Сестёр». </text:span><text:span text:style-name="T289">Тогда твоя сестра поймёт, что ты думаешь о ней.</text:span></text:p>
      <text:p text:style-name="P154">Лик Селестии озаряется, она кивает с улыбкой.</text:p>
      <text:p text:style-name="P154">- Разумеется! Ты гений! Как я сама не подумала! Луна увидит, что я по-прежнему люблю её, а ты подтвердишь это в разговоре. Я верну свою сестру!</text:p>
      <text:p text:style-name="P155"/>
      <text:p text:style-name="P155"><text:soft-page-break/>Ха! Если бы всё было так просто!</text:p>
      <text:p text:style-name="P155"/>
      <text:p text:style-name="P155">…</text:p>
      <text:p text:style-name="P155"/>
      <text:p text:style-name="P43"><text:span text:style-name="T142">Путь к башне Луны долог и извилист. </text:span><text:span text:style-name="T143">Мрачная мизантропка настояла на постройке мини-крепости у задней стены основного замка. </text:span><text:span text:style-name="T186">Заброшенная</text:span><text:span text:style-name="T147"> часть парка,</text:span><text:span text:style-name="T143"> </text:span><text:span text:style-name="T147">м</text:span><text:span text:style-name="T145">ногометровые стены и даже </text:span><text:span text:style-name="T146">небольшой ров</text:span><text:span text:style-name="T145"> с водой отделя</text:span><text:span text:style-name="T147">ют</text:span><text:span text:style-name="T145"> массивное строение от остальной части замка.</text:span><text:span text:style-name="T143"> </text:span><text:span text:style-name="T144">Только так я смог выбить её согласие на возведение основной части </text:span><text:span text:style-name="T146">дворца</text:span><text:span text:style-name="T144"> в легковесном стиле </text:span><text:span text:style-name="T147">огромных застеклённых залов и </text:span><text:span text:style-name="T144">стрельчатых, стремящихся вверх шпилей, соединённых друг с другом ажурными мостиками.</text:span></text:p>
      <text:p text:style-name="P44"><text:span text:style-name="T144">И </text:span><text:span text:style-name="T146">всё же в тяжеловесных формах башни </text:span><text:span text:style-name="T148">есть</text:span><text:span text:style-name="T146">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47">ет</text:span><text:span text:style-name="T146"> вкус, что ни говори. Просто её вкус не совпада</text:span><text:span text:style-name="T147">ет</text:span><text:span text:style-name="T146"> с</text:span><text:span text:style-name="T147">о</text:span><text:span text:style-name="T146"> вкусом подавляющей части пони, включая её сестру. Да что там, включая и меня самого! </text:span><text:span text:style-name="T147">Романтика Трансильвании графа Дракулы хороша в фильмах про вампиров, но в реале смотрится черезчур угрюмо.</text:span></text:p>
      <text:p text:style-name="P223"><text:span text:style-name="T58">Эту незатейливую истину мне нужно попытаться вложить в точёную головку </text:span><text:span text:style-name="T148">ночной главы диархии</text:span><text:span text:style-name="T58">, исполняя просьбу Селестии. Я поёживаюсь, несмотря на тёплый вечер.</text:span></text:p>
      <text:p text:style-name="P156"/>
      <text:p text:style-name="P45"><text:span text:style-name="T148">Небольшой мостик перекинут через ров и решётка поднята — но у </text:span><text:span text:style-name="T149">входа</text:span><text:span text:style-name="T148"> дежурят два стражника в полном доспехе и при оружии. </text:span><text:span text:style-name="T150">Они окидывают меня внимательным взглядом и один из них кивает головой — </text:span><text:span text:style-name="T149">королевскому советнику есть доступ даже в уборную принцесс. Я прохожу под арку ворот.</text:span></text:p>
      <text:p text:style-name="P46"><text:span text:style-name="T149">В</text:span><text:span text:style-name="T152">етер развивает </text:span><text:span text:style-name="T151">тяжёлые бархатные гардины, задувая с распахнутых дверей балкона. Закреплённый на </text:span><text:span text:style-name="T155">столе</text:span><text:span text:style-name="T151"> свиток, </text:span><text:span text:style-name="T155">тоненькая струйка песка в пятнадцатиминутных песочных часах</text:span><text:span text:style-name="T151"> и </text:span><text:span text:style-name="T154">открытая банка чернил</text:span><text:span text:style-name="T151"> свидетельствуют — принцесса отлучилась ненадолго и скоро вернётся. </text:span></text:p>
      <text:p text:style-name="P46"><text:span text:style-name="T151">«…</text:span><text:span text:style-name="T153">О</text:span><text:span text:style-name="T154">сновы </text:span><text:span text:style-name="T153"><text:s/></text:span><text:span text:style-name="T154">государственного устройства с примерами некоторых практических решений…</text:span><text:span text:style-name="T151">»</text:span></text:p>
      <text:p text:style-name="P47"><text:span text:style-name="T151">О</text:span><text:span text:style-name="T154">го! </text:span><text:span text:style-name="T159">Никак н</text:span><text:span text:style-name="T154">очная </text:span><text:span text:style-name="T159">мегера</text:span><text:span text:style-name="T154"> сменила меч на перо? </text:span><text:span text:style-name="T156">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51">Я располагаюсь на пуфике и стены и жду.</text:span></text:p>
      <text:p text:style-name="P224"><text:span text:style-name="T151">П</text:span><text:span text:style-name="T58">есок в часах ещё не успе</text:span><text:span text:style-name="T157">вает</text:span><text:span text:style-name="T58"> полностью просыпаться из верхней колбы в нижнюю, когда большая тень за гардинами опус</text:span><text:span text:style-name="T157">кается</text:span><text:span text:style-name="T58"> на балкон.</text:span></text:p>
      <text:p text:style-name="P164"/>
      <text:p text:style-name="P224"><text:span text:style-name="T58">- </text:span><text:span text:style-name="T157">Хуман? Что привело тебя в мой скромный чертог?</text:span></text:p>
      <text:p text:style-name="P48"><text:span text:style-name="T157">П</text:span><text:span text:style-name="T158">ринцесса Луна </text:span><text:span text:style-name="T159">одевает</text:span><text:span text:style-name="T158"> до смешного домашние тапочки с помпонами, </text:span><text:span text:style-name="T159">стоящие рядом с бронированными накопытниками</text:span><text:span text:style-name="T158">. </text:span><text:span text:style-name="T161">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48"><text:span text:style-name="T161">- Видишь ли… - заготовленные словесные конструкции </text:span><text:span text:style-name="T162">испаряются из памяти</text:span><text:span text:style-name="T161">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48"><text:span text:style-name="T161">- </text:span><text:span text:style-name="T162">Ты хочешь спросить, почему я сторонюсь своей сестры? - напрямик спрашивает Луна.</text:span></text:p>
      <text:p text:style-name="P168"><text:soft-page-break/>- Да, - облегчённо выдыхаю я. Иногда прямота тёмной аликорницы приходится весьма кстати.</text:p>
      <text:p text:style-name="P225"><text:span text:style-name="T162">Л</text:span><text:span text:style-name="T58">уна оборачивается и долго смотрит на меня немигающим взглядом. Я выдерживаю этот взгляд, хотя кожа на шее покрывается пупырышками.</text:span></text:p>
      <text:p text:style-name="P225"><text:span text:style-name="T58">В конце-концов аликорница легонько кивает и опять поворачивается к стряпне. </text:span><text:span text:style-name="T168">Густой кофейный аромат дразнит ноздри.</text:span></text:p>
      <text:p text:style-name="P225"><text:span text:style-name="T58">- </text:span><text:span text:style-name="T163">Я рада, что сестра послала с этим вопрос</text:span><text:span text:style-name="T164">о</text:span><text:span text:style-name="T163">м не кого-нибудь, а тебя, Хуман. </text:span><text:span text:style-name="T171">Давно было пора. Я заждалась.</text:span></text:p>
      <text:p text:style-name="P226"><text:span text:style-name="T163">М</text:span><text:span text:style-name="T58">ои уши багровеют, я хочу провалиться сквозь пол. Быстро же меня раскусили! Я же предупреждал Селестию, что не умею разговаривать!</text:span></text:p>
      <text:p text:style-name="P169">- Вот как? Я весь во внимании…</text:p>
      <text:p text:style-name="P50"><text:span text:style-name="T165">- Ты единственный, кроме сестры, с кем я на «ты», а данная тема очень болезненна и интимна, чтобы рассказывать её кому-то, с кем у небя нет доверительных отношений. С сестрой же я обсуждать эту проблему не могу по причине щекотливости проблемы. Нужен посредник и ты — наиболее подходящее лицо. Передай сестре, что я благодарна ей за выбор, - сер</text:span><text:span text:style-name="T166">ь</text:span><text:span text:style-name="T165">ёзно кивает Луна.</text:span></text:p>
      <text:p text:style-name="P169"/>
      <text:p text:style-name="P51"><text:span text:style-name="T165">А</text:span><text:span text:style-name="T167">ликорн</text:span><text:span text:style-name="T169">и</text:span><text:span text:style-name="T167">ца отходит от кухонного уголка, левитируя поднос с </text:span><text:span text:style-name="T168">тёплыми круассанами, кофейником </text:span><text:span text:style-name="T167"><text:s/>и двумя чашками кофе.</text:span></text:p>
      <text:p text:style-name="P51"><text:span text:style-name="T167">- </text:span><text:span text:style-name="T168">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227"><text:span text:style-name="T168">А</text:span><text:span text:style-name="T58">ликорница улыбается уголком губ и коротко кивает.</text:span></text:p>
      <text:p text:style-name="P52"><text:span text:style-name="T170">- </text:span><text:span text:style-name="T169">Тогда слушай.</text:span></text:p>
      <text:p text:style-name="P53"><text:span text:style-name="T169">В</text:span><text:span text:style-name="T171">сё сущее, вся вселенная, что ты видишь — больше, чем тебе кажется. Она больше, чем ты видишь, </text:span><text:span text:style-name="T177">больше, чем чувствуешь </text:span><text:span text:style-name="T171">и больше, чем даже можешь себе представить. </text:span><text:span text:style-name="T172">Если </text:span><text:span text:style-name="T177">представить взгляд со стороны</text:span><text:span text:style-name="T172">, он</text:span><text:span text:style-name="T176">а</text:span><text:span text:style-name="T172"> показалась бы тебе похожей на луковицу или кочан капусты. </text:span><text:span text:style-name="T173">Мир, который ты ощущаешь и в котором живешь — всего лишь один из бесконечных </text:span><text:span text:style-name="T174">слоёв</text:span><text:span text:style-name="T173"> всемирной луковицы, каждый из которых немного отличается от </text:span><text:span text:style-name="T174">слоёв-</text:span><text:span text:style-name="T175">соседей</text:span><text:span text:style-name="T174">.</text:span></text:p>
      <text:p text:style-name="P170"/>
      <text:p text:style-name="P228"><text:span text:style-name="T174">А</text:span><text:span text:style-name="T58">ликорница задумчиво откусывает круассан и продолжает.</text:span></text:p>
      <text:p text:style-name="P171">- К чему я это говорю тебе? Хуман, ты, наверное, не раз задумывался, откуда пришли мы с сестрой? Ведь таких как мы, в Эквусе больше нет.</text:p>
      <text:p text:style-name="P171">- <text:span text:style-name="T304">Вообще-то, я</text:span> думал, вы — плод союза единорога и пегаса. Может, ещё и земнопони поучаствовал, <text:span text:style-name="T304">уж слишком вы крепкие</text:span>, - со смешком говорю я.</text:p>
      <text:p text:style-name="P229"><text:span text:style-name="T58">-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179">н</text:span><text:span text:style-name="T58">о получится пегас, единорог или земнопони. Видишь ли, </text:span><text:span text:style-name="T178">в</text:span><text:span text:style-name="T35"> третьем поколении химер родительские признаки не микшируются. </text:span><text:span text:style-name="T36">При союзе пегаса </text:span><text:span text:style-name="T37">с единорогом или земнопони </text:span><text:span text:style-name="T36">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38">Раса аликорнов на Эквусе представлена только мной и сестрой. По понятным причинам, нами она и ограничится.</text:span></text:p>
      <text:p text:style-name="P172"><text:soft-page-break/>- <text:span text:style-name="T305">Ты хочешь сказать, у вас нет самцов? А откуда тогда взялись вы?</text:span></text:p>
      <text:p text:style-name="P52"><text:span text:style-name="T169">- </text:span><text:span text:style-name="T180">У нас есть самцы. - Луна делает </text:span><text:span text:style-name="T181">нервный </text:span><text:span text:style-name="T180">глоток кофе и продолжает. - Там, откуда мы пришли, достаточно самцов. Даже слишком.</text:span></text:p>
      <text:p text:style-name="P54"><text:span text:style-name="T180">Аликорница </text:span><text:span text:style-name="T181">вымучено</text:span><text:span text:style-name="T180"> хихикает. Видно, что эта тема неприятна для неё.</text:span></text:p>
      <text:p text:style-name="P173">- <text:span text:style-name="T306">Возможно, мне следует не рассказать, а показать тебе суть дела. Мне так будет легче излагать, а тебе — воспринимать.</text:span></text:p>
      <text:p text:style-name="P173">- <text:span text:style-name="T306">Каким образом? У тебя где-то спрятана видеосистема с пятиканальным звуком?</text:span></text:p>
      <text:p text:style-name="P54"><text:span text:style-name="T180">- </text:span><text:span text:style-name="T182">Ты часто используешь непонятные слова, Хуман. Я уж привыкла. Неважно. Следуй за мной.</text:span></text:p>
      <text:p text:style-name="P174"/>
      <text:p text:style-name="P230"><text:span text:style-name="T182">А</text:span><text:span text:style-name="T58">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52"><text:span text:style-name="T169">- </text:span><text:span text:style-name="T183">Я знаю, что меня считают грубой солдафоншей в противовес моей сестре, что покровительствует культуре и искусству. Конечно, я могла бы заявить на это, что армия и полиция не менее, а, может, и более важны для государства, чем театры, </text:span><text:span text:style-name="T184">школы</text:span><text:span text:style-name="T183"> или библиотеки, но в этом нет нужды: на самом деле в мою специализацию </text:span><text:span text:style-name="T184">также </text:span><text:span text:style-name="T183">входит обширное, хоть и малоизвестное искусство снопроходчества. </text:span><text:span text:style-name="T184">Я могу посредством сновидений погружать в прошлое, переносить в иные миры или же передавать собственнные мысли и воспоминания. Одно из таких воспоминаний я собираюсь открыть тебе сейчас</text:span><text:span text:style-name="T167">, </text:span><text:span text:style-name="T184">Хуман. Это достаточно интимная вещь, и я рада, что сестра выбрала посредником име</text:span><text:span text:style-name="T185">н</text:span><text:span text:style-name="T184">но тебя.</text:span></text:p>
      <text:p text:style-name="P175"/>
      <text:p text:style-name="P176">Луна выходит на балкон. Я следую за ней.</text:p>
      <text:p text:style-name="P176">- <text:span text:style-name="T307">Приглядись внимательно, Хуман. Что ты видишь? </text:span></text:p>
      <text:p text:style-name="P177">Аликорница обводит крылом заброшенный сад, окружающий башню с трёх сторон.</text:p>
      <text:p text:style-name="P55"><text:span text:style-name="T186">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187">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231"><text:span text:style-name="T58">Тут меня пробирает озноб. Холодные мурашки мерзко шмыгают по спине, вызывая желание </text:span><text:span text:style-name="T188">поёжиться.</text:span></text:p>
      <text:p text:style-name="P56"><text:span text:style-name="T188">- Парк. Он слишком старый. Дворцу нет и десяти лет, а парку на вид </text:span><text:span text:style-name="T189">все</text:span><text:span text:style-name="T188"> пятьдесят. Как такое может быть?</text:span><text:span text:style-name="T187"> </text:span><text:span text:style-name="T189">Когда я шёл сюда, он был на вид несколько запущенным, но не старым.</text:span></text:p>
      <text:p text:style-name="P56"><text:span text:style-name="T189">- Ты правильно подметил нестыковку, - кивает Луна. - Видишь ли, того, что ты наблюдаешь вн</text:span><text:span text:style-name="T190">и</text:span><text:span text:style-name="T189">зу, не существует. Ты видишь парк из моего сновидения. Моя башня, точнее, её верх, частично лежит в области </text:span><text:span text:style-name="T190">возможного, это мои ворота в иные миры и реальности. Именно поэтому я настояла, чтобы её построили на максимально возможном удалении от остального замка — чтобы не мешал шум чужих мыслей.</text:span></text:p>
      <text:p text:style-name="P179"/>
      <text:p text:style-name="P57"><text:span text:style-name="T190">Л</text:span><text:span text:style-name="T192">уна </text:span><text:span text:style-name="T195">внезапно </text:span><text:span text:style-name="T198">прилегает</text:span><text:span text:style-name="T191"> у моих ног</text:span><text:span text:style-name="T192">.</text:span></text:p>
      <text:p text:style-name="P180"><text:soft-page-break/>- Садись мне на спину, Хуман. Сновидение, которое я хочу тебе показать, находится довольно далеко отсюда. Нам нужно двигаться быстро.</text:p>
      <text:p text:style-name="P232"><text:span text:style-name="T186">О</text:span><text:span text:style-name="T58">торопь от предложения тёмной аликорницы быстро забывается в свете следующих вскоре событий.</text:span></text:p>
      <text:p text:style-name="P232"><text:span text:style-name="T186">Н</text:span><text:span text:style-name="T58">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193">И вместо того, чтобы закричать, я поперхаюсь набранным в грудь воздухом.</text:span></text:p>
      <text:p text:style-name="P58"><text:span text:style-name="T193">Как при ускоренной перемотке, лес через пару мгновений полёта сменяет бескрайняя равнина травы и холмов, которую, в свою очередь, сменяет пустыня песка и скал, которая обрывается в море. Ландшафт</text:span><text:span text:style-name="T196">ы</text:span><text:span text:style-name="T193"> </text:span><text:span text:style-name="T194">сменя</text:span><text:span text:style-name="T196">ю</text:span><text:span text:style-name="T194">тся с огромной скоростью, весь полёт занимает от силы </text:span><text:span text:style-name="T199">полминуты</text:span><text:span text:style-name="T194">. Солнце при этом описывает на небосводе невероятные виражи, то ускоряясь, то замедляясь, то двигаясь в обратную сторону или вообще вбок. </text:span><text:span text:style-name="T195">Я всем телом чувствую, как поток времени проходит через меня полноводной рекой, </text:span><text:span text:style-name="T196">перегружая чувства</text:span><text:span text:style-name="T195">.</text:span></text:p>
      <text:p text:style-name="P181"/>
      <text:p text:style-name="P233"><text:span text:style-name="T194">К</text:span><text:span text:style-name="T58">онец полёта ошеломляет не меньше. </text:span></text:p>
      <text:p text:style-name="P233"><text:span text:style-name="T58">Пейзаж резко тормозит под нами. Останавлива</text:span><text:span text:style-name="T197">ю</text:span><text:span text:style-name="T58">тся </text:span><text:span text:style-name="T197">луна </text:span><text:span text:style-name="T58">и солнце на горизонте. </text:span><text:span text:style-name="T196">Чувство проходящего сквозь меня времени уходит. </text:span><text:span text:style-name="T58">Я по инерции отрываюсь от шеи Луны и скатываюсь в траву. Меня тут же выворачивает наизнанку.</text:span></text:p>
      <text:p text:style-name="P233"><text:span text:style-name="T58">- </text:span><text:span text:style-name="T196">Буэ-э-э!.. Ты бы хоть предупредила, что ли… Я бы не обедал для такого случая… И не завтракал… Ладно, выблевал, а если б</text:span><text:span text:style-name="T197">ы</text:span><text:span text:style-name="T196"> обосрался? Тебе бы мыться пришлось.</text:span></text:p>
      <text:p text:style-name="P55"><text:span text:style-name="T186">- </text:span><text:span text:style-name="T197">Извини, что не предупредила, - Луна выглядит сконфужено. - Как-то не подумала. Для меня снопроходчество — такая же естественная вещь, как полёт или дыхание.</text:span></text:p>
      <text:p text:style-name="P178">Аликорница терпеливо ждёт, пока я прополаскиваю рот в ближайшем ручье. <text:span text:style-name="T308">Затянутое тучами небо и редкие капли свидетельствуют о приближающейся буре.</text:span></text:p>
      <text:p text:style-name="P178">- Нам надо немного пройти, - тихо говорит она. - Тут недалеко.</text:p>
      <text:p text:style-name="P178"/>
      <text:p text:style-name="P65"><text:span text:style-name="T232">Огромная, неестественно близкая луна с ясно видимыми кратерами висит над нами пока мы идём сквозь частокол невысоких сосен. </text:span><text:span text:style-name="T200">Редкие деревья вокруг поляны расступаются и мы выходим на край леса. </text:span><text:span text:style-name="T202">Поодаль</text:span><text:span text:style-name="T200"> виднеется одинокий пик </text:span><text:span text:style-name="T202">на фоне </text:span><text:span text:style-name="T232">серебряной тарелки луны </text:span><text:span text:style-name="T200">с замком, прилепившимся к склону. </text:span><text:span text:style-name="T202">Острые шпили замка цвета слоновой кости пронзают </text:span><text:span text:style-name="T232">штормовое </text:span><text:span text:style-name="T202">небо в дюжине мест. </text:span><text:span text:style-name="T203">Вокруг замка вьётся рой точек подобно осам у блюдца с мёдом. Из этих точек со всех сторон в крепость бьют фиолетовые м</text:span><text:span text:style-name="T201">олнии, </text:span><text:span text:style-name="T202">иногда натыкаясь на невидимые преграды, иногда пронзая постройки насквозь</text:span><text:span text:style-name="T201">. </text:span><text:span text:style-name="T202">Замок огрызается такими же молниями.</text:span></text:p>
      <text:p text:style-name="P182">На моих глазах одна из башень вспыхивает фонтаном искр и рассыпается в кучу камней. </text:p>
      <text:p text:style-name="P234"><text:span text:style-name="T58">- </text:span><text:span text:style-name="T204">Падение Андориана. Ждать осталось недолго, - шепчет Луна.</text:span></text:p>
      <text:p text:style-name="P183"/>
      <text:p text:style-name="P59"><text:span text:style-name="T204">У </text:span><text:span text:style-name="T206">подножия горы, на крутом склоне ползёт земля и катятся камни. </text:span><text:span text:style-name="T231">Потайная дверь отъезжает в сторону, </text:span><text:span text:style-name="T206"><text:s/>открывая устье подземного хода. </text:span><text:span text:style-name="T205">Наружу выходит небольшой отряд </text:span><text:span text:style-name="T209">закованных в </text:span><text:span text:style-name="T211">доспехи</text:span><text:span text:style-name="T209"> </text:span><text:span text:style-name="T205"><text:s/>аликорнов. После короткой заминки он</text:span><text:span text:style-name="T211">и</text:span><text:span text:style-name="T205"> планиру</text:span><text:span text:style-name="T211">ю</text:span><text:span text:style-name="T205">т к лесу, </text:span><text:span text:style-name="T207">скрываясь </text:span><text:span text:style-name="T205"><text:s/>на полянке в нескольких метрах от нас. </text:span><text:soft-page-break/><text:span text:style-name="T223">Вблизи их доспехи кажутся более похожими на роботизированные экзоскелеты, ощетинившиеся </text:span><text:span text:style-name="T228">жужжащими </text:span><text:span text:style-name="T223">сервомоторами и перемигивающиеся индикаторными огоньками.</text:span></text:p>
      <text:p text:style-name="P62"><text:span text:style-name="T211">От</text:span><text:span text:style-name="T207"> отряда </text:span><text:span text:style-name="T211">отделяются</text:span><text:span text:style-name="T207"> две фигуры. </text:span><text:span text:style-name="T208">Они останавливаются буквально </text:span><text:span text:style-name="T209">у деревьев, под которыми стоим мы. Я могу потрогать ближайшего ко мне аликорна, но, тем не менее, нас они не замечают</text:span><text:span text:style-name="T208">. </text:span><text:span text:style-name="T233">Как будто мы призраки. Или. Скорее, как будто призраки — они.</text:span></text:p>
      <text:p text:style-name="P61"><text:span text:style-name="T208">- </text:span><text:span text:style-name="T209">У нас мало времени, сестра. Поторопись. </text:span><text:span text:style-name="T212">Мы не сможем долго сдерживать </text:span><text:span text:style-name="T213">в</text:span><text:span text:style-name="T212">индиго</text:span><text:span text:style-name="T209">, - </text:span><text:span text:style-name="T231">устало </text:span><text:span text:style-name="T209">произносит меньший аликорн.</text:span></text:p>
      <text:p text:style-name="P61"><text:span text:style-name="T209">- </text:span><text:span text:style-name="T210">Надо дождаться Кординиуса. Он обещал, - возражает </text:span><text:span text:style-name="T213">больший</text:span><text:span text:style-name="T210">.</text:span></text:p>
      <text:p text:style-name="P61"><text:span text:style-name="T210">Их</text:span><text:span text:style-name="T209"> голос</text:span><text:span text:style-name="T210">а</text:span><text:span text:style-name="T209"> звуч</text:span><text:span text:style-name="T210">а</text:span><text:span text:style-name="T209">т глуховато из-за закрыт</text:span><text:span text:style-name="T210">ых</text:span><text:span text:style-name="T209"> шлем</text:span><text:span text:style-name="T210">ов</text:span><text:span text:style-name="T209"> с опущенным</text:span><text:span text:style-name="T210">и</text:span><text:span text:style-name="T209"> забрал</text:span><text:span text:style-name="T210">а</text:span><text:span text:style-name="T209">м</text:span><text:span text:style-name="T210">и, </text:span><text:span text:style-name="T213">но глубокий грудной голос большого мне кажется смутно знакомым</text:span><text:span text:style-name="T209">.</text:span></text:p>
      <text:p text:style-name="P60"><text:span text:style-name="T209">- </text:span><text:span text:style-name="T211">Не доверяю я этому дракену. Его даже соплеменники считают коварным, - ворчит младшая. - </text:span><text:span text:style-name="T213">Он может продать нас с потрохами.</text:span></text:p>
      <text:p text:style-name="P60"><text:span text:style-name="T213">- Не думайте, что ваши потроха стоят так уж много, уважаемые! - восклик</text:span><text:span text:style-name="T214">ивает сухой пенёк в двух шагах от нас.</text:span></text:p>
      <text:p text:style-name="P235"><text:span text:style-name="T214">С </text:span><text:span text:style-name="T58">шумным хлопком и фиолетовыми искрами пенёк исчезает и вместо него появляется некто, похожий на помесь долговязого прямоходящего крокодила с </text:span><text:span text:style-name="T230">косоглазым </text:span><text:span text:style-name="T222">аистом</text:span><text:span text:style-name="T58">.</text:span></text:p>
      <text:p text:style-name="P235"><text:span text:style-name="T58">- </text:span><text:span text:style-name="T215">Я бы продал твои, Хмурая Метёлка, за шесть </text:span><text:span text:style-name="T216">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20">и даже пускает притворную слезу</text:span><text:span text:style-name="T216">, - никто не предлагает мне за вас ни медяка! Даже леденца на палочке! </text:span><text:span text:style-name="T219">Даже пробки от «Бакарди чёрного»!</text:span></text:p>
      <text:p text:style-name="P60"><text:span text:style-name="T211">- </text:span><text:span text:style-name="T216">Кончай паясничать, Кординиус! </text:span><text:span text:style-name="T221">У нас мало времени! </text:span><text:span text:style-name="T216">- морщится крупный аликорн и снимает шлем.</text:span></text:p>
      <text:p text:style-name="P191">Розовая грива вырывается на свободу пышным ореолом. Я с удивлением узнаю в аликорне молодую версию Селестии.</text:p>
      <text:p text:style-name="P236"><text:span text:style-name="T58">То есть, нельзя сказать, что та Селестия, которую я знаю, старая, нет. Аликорница, советником которо</text:span><text:span text:style-name="T218">й</text:span><text:span text:style-name="T58">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18">Какие-то, неуловимые глазом черты делают её такой при первом взгляде.</text:span></text:p>
      <text:p text:style-name="P192"/>
      <text:p text:style-name="P236"><text:span text:style-name="T217">- </text:span><text:span text:style-name="T221">Ты принёс карту?</text:span></text:p>
      <text:p text:style-name="P63"><text:span text:style-name="T222">Второй аликорн также снимает шлём. </text:span><text:span text:style-name="T217">Нет нужды говорить, что </text:span><text:span text:style-name="T222">под ним</text:span><text:span text:style-name="T217"> оказывается юная копия Луны.</text:span></text:p>
      <text:p text:style-name="P48"><text:span text:style-name="T158">- </text:span><text:span text:style-name="T222">Тц-тц-тц, - цокает сокрушённо Кординиус и мотает головой. Копна сальных дредов при этом болтается из стороны в сторону </text:span><text:span text:style-name="T224">как старая тряпка</text:span><text:span text:style-name="T222">. - Старый Дрок</text:span><text:span text:style-name="T232">х</text:span><text:span text:style-name="T222"> застукал меня за её просмотром. Я едва унёс ноги. </text:span><text:span text:style-name="T223">Такой вредный старикашка, просто </text:span><text:span text:style-name="T229">страх</text:span><text:span text:style-name="T223">! Полтысячи лет племя с ним мучается, а он всё помирать не хочет.</text:span></text:p>
      <text:p text:style-name="P65"><text:span text:style-name="T158">- </text:span><text:span text:style-name="T224">Но-но-но, дражайшие, - примирительно поднимает он лапы при виде гнева сестёр. - Я запомнил </text:span><text:span text:style-name="T223">дорогу</text:span><text:span text:style-name="T224">! </text:span><text:span text:style-name="T226">Шесть </text:span><text:span text:style-name="T227">вечностей</text:span><text:span text:style-name="T226"> проходим не сворачивая, седьм</text:span><text:span text:style-name="T227">ая</text:span><text:span text:style-name="T226"> будет наш</text:span><text:span text:style-name="T227">а</text:span><text:span text:style-name="T226">. </text:span><text:span text:style-name="T224">Я проведу вас </text:span><text:span text:style-name="T225">к вашим </text:span><text:span text:style-name="T224">пони! </text:span><text:span text:style-name="T229">Будете няньчить их хоть до второго пришествия Микки Мауса.</text:span></text:p>
      <text:p text:style-name="P48">- <text:span text:style-name="T309">Исключено! - отрезает </text:span><text:span text:style-name="T318">призрачная</text:span><text:span text:style-name="T309"> Луна. - </text:span><text:span text:style-name="T310">Не хватало нам дракена в мире сырой магии.</text:span></text:p>
      <text:p text:style-name="P64"><text:soft-page-break/>- <text:span text:style-name="T311">Сестра! - осаживает Луну Селестия. Она молча указывает ей крылом на сражение вверху. Там как раз медленно оседа</text:span><text:span text:style-name="T312">ет</text:span><text:span text:style-name="T311"> в пыли и фиолетовых </text:span><text:span text:style-name="T312">разрядах</text:span><text:span text:style-name="T311"> очередная башня. - </text:span><text:span text:style-name="T312">Боюсь, у нас нет выхода. Этот безумный паяц – наш единственный шанс </text:span><text:span text:style-name="T315">ис</text:span><text:span text:style-name="T312">полнить волю королевы Лорен. </text:span><text:span text:style-name="T314">Остальные</text:span><text:span text:style-name="T313">, кто способен странствовать меж мирами, нам уже отказали.</text:span></text:p>
      <text:p text:style-name="P237">Луна морщится, но нехотя кивает.</text:p>
      <text:p text:style-name="P237">- <text:span text:style-name="T316">Это всё плохо кончится, - бормочет она под нос. - Это уже плохо кончилось. Не нужно мне было тебя слушаться.</text:span></text:p>
      <text:p text:style-name="P237">- <text:span text:style-name="T316">Мы уже обсуждали это, сестра, - примирительно говорит ей Селестия. - Виндиго всё равно напали бы. </text:span><text:span text:style-name="T317">Королева всё равно поступила бы так, а не иначе. Нам выпала честь исполнить её последнюю волю – так исполним же её </text:span><text:span text:style-name="T318">как подобает</text:span><text:span text:style-name="T317">.</text:span></text:p>
      <text:p text:style-name="P237"/>
      <text:p text:style-name="P238">Совместный удар множеста молний в донжон замка на скале приводит к результату: центральная башня медленно оседает, открывая взору гигантскую статую сидящего аликорна. Каменный аликорн смотрит на нечто светящееся у его ног.</text:p>
      <text:p text:style-name="P238"/>
      <text:p text:style-name="P238">- Уходи. - <text:s/>призрачная Луна принимает для себя решение и одевает шлем. - Отправляйся на Эквус и оберегай пони, как завещала королева. Я приду позже. Оставь для меня метки, чтобы я смогла найти дорогу.</text:p>
      <text:p text:style-name="P66">- <text:span text:style-name="T318">Ты куда? - обеспокоенно спрашивает Селестия. - </text:span><text:span text:style-name="T319">Мы же должны быть вместе?</text:span></text:p>
      <text:p text:style-name="P66">- <text:span text:style-name="T319">Я вернусь и заберу Элементы Гармонии. Сейчас уже нет смысла им оставаться в Андориане. Без нас и королевы от них толку нет. </text:span><text:span text:style-name="T320">На новом месте же они станут </text:span><text:span text:style-name="T322">нам </text:span><text:span text:style-name="T320">могучей защитой. Вдобавок, нельзя оставлять их виндиго.</text:span></text:p>
      <text:p text:style-name="P67">- <text:span text:style-name="T319">Я вернусь с тобой! - протестует призрачная Селестия, но Луна перебивает её.</text:span></text:p>
      <text:p text:style-name="P67"><text:span text:style-name="T319">- Уходи! Если со мной что-то случится, ты сможешь уберечь пони и воссоздать новый Андориан. </text:span><text:span text:style-name="T320">Я же всего лишь воин.</text:span><text:span text:style-name="T319"> Твои знания намного важнее моих. </text:span><text:span text:style-name="T320">Иди, сестра!</text:span></text:p>
      <text:p text:style-name="P67"/>
      <text:p text:style-name="P239">Призрачная Луна поворачивается к Кординиусу и хмуро говорит:</text:p>
      <text:p text:style-name="P68"><text:span text:style-name="T320">- Учти, дракен. Если попробуешь обмануть и </text:span><text:span text:style-name="T321">за</text:span><text:span text:style-name="T320">ведёшь </text:span><text:span text:style-name="T323">Селестию</text:span><text:span text:style-name="T320"> не туда… Я найду тебя, где бы ты ни спрятался.</text:span></text:p>
      <text:p text:style-name="P165">- <text:span text:style-name="T320">Баюс-баюс! - в притворном страхе прикрывается лапами крокодил. - Вы бы лучше поторопились с возвращением, а то, кажется, там </text:span><text:span text:style-name="T321">стена отклеивается.</text:span></text:p>
      <text:p text:style-name="P165"><text:span text:style-name="T321">Кординиус указывает кривым пальцем вверх, где часть крепостной стены с грохотом валится в пропасть.</text:span><text:span text:style-name="T320"> </text:span></text:p>
      <text:p text:style-name="P184">Призрачная Луна вновь поворачивается к Селестии.</text:p>
      <text:p text:style-name="P74"><text:span text:style-name="T260">- Я поддерживала и поддерживаю тебя в твоём задании, </text:span><text:span text:style-name="T261">сестра</text:span><text:span text:style-name="T260">. </text:span><text:span text:style-name="T262">Ты всегда можешь на меня рассчитывать. Но о</text:span><text:span text:style-name="T260">бещай мне одну вещь… </text:span><text:span text:style-name="T263">Орунгун</text:span><text:span text:style-name="T260"> должен быть отмщён. Неважно, вернусь я или нет — ты должна </text:span><text:span text:style-name="T261">подготовить возмездие всему роду виндиго. Пусть это займёт годы и десятилетия. Пусть даже столетия — кара должна настигнуть их!</text:span></text:p>
      <text:p text:style-name="P185">Селестию явно застаёт врасплох просьба Луны.</text:p>
      <text:p text:style-name="P185"><text:soft-page-break/>- Да, конечно, сестра... <text:s/>Я сделаю всё, что в моих силах…</text:p>
      <text:p text:style-name="P185">- Ты клянёшься?</text:p>
      <text:p text:style-name="P185">- Клянусь!</text:p>
      <text:p text:style-name="P185"/>
      <text:p text:style-name="P185">Призрачная Луна кивает и легонько дотрагивается своим рогом до рога Селестии. Затем она разворачивается и со всем отрядом аликорнов ср<text:span text:style-name="T331">ы</text:span>вается с поляны. Через минуту отряд скрывается в подземном ходу у подножия скалы, оставляя Селестию наедине с Кординиусом.</text:p>
      <text:p text:style-name="P185">- <text:span text:style-name="T324">Терпеть не люблю эти слезливые сцены и никому не нужные обещания! - гримасничает Кординиус. - Ты готова, Сахарная Ватка?</text:span></text:p>
      <text:p text:style-name="P185">- <text:span text:style-name="T324">Одну минуту, - просит Селестия. - Мне нужно попрощаться. Тебе лучше отвернуться, ведь ты не любишь слезливых сцен.</text:span></text:p>
      <text:p text:style-name="P186">Долговязый крокодил пожимает плечами и отходит.</text:p>
      <text:p text:style-name="P187"/>
      <text:p text:style-name="P187">Аликорница окидывает долгим взглядом лес, долину, гибнущий замок на скале. Затем она поднимает взгляд к луне. Глаза её подозрительно блестят.</text:p>
      <text:p text:style-name="P187">- Прощай, Орунгун. Мы не смогли удержать тебя. Извини.</text:p>
      <text:p text:style-name="P188">Селестия проводит сгибом крыла по скуле и поворачивается к дракену.</text:p>
      <text:p text:style-name="P189">- Идём, <text:span text:style-name="T325">Кординиус.</text:span></text:p>
      <text:p text:style-name="P69"><text:span text:style-name="T234">- </text:span><text:span text:style-name="T235">Теперь минутка нужна мне, </text:span><text:span text:style-name="T244">дражайшая</text:span><text:span text:style-name="T235">! - ухмыляется крокодил, - </text:span><text:span text:style-name="T236">напудрить</text:span><text:span text:style-name="T235"> нос</text:span><text:span text:style-name="T236">ик</text:span><text:span text:style-name="T235">, попрощаться с бабушкой и всё такое. Я открою коридор в Эогипп, жди меня там для безопасности.</text:span></text:p>
      <text:p text:style-name="P189"/>
      <text:p text:style-name="P69"><text:span text:style-name="T235">Он чертит кривым когтем круг в воздухе, который вдруг заполняется чернотой. В черноте мерцают мириады зеленоватых </text:span><text:span text:style-name="T236">искорок</text:span><text:span text:style-name="T235">.</text:span><text:span text:style-name="T234"> </text:span></text:p>
      <text:p text:style-name="P190">Селестия осторожно проходит в круг и он тут же схлопывается за ней.</text:p>
      <text:p text:style-name="P166"/>
      <text:p text:style-name="P193">Дракен противно хихикает и потирает ладони.</text:p>
      <text:p text:style-name="P167">- <text:span text:style-name="T326">Ну вот и пришло время поговорить наедине, Хмурая Метёлка! - оборачивается Кординиус к нам. - Ты уже сто тринадцатый раз смотришь это сновидение, но на этот раз притащила с собой какую-то хлипкую обезьяну. </text:span><text:span text:style-name="T327">Кто это и что он</text:span><text:span text:style-name="T330">а</text:span><text:span text:style-name="T327"> тут делает. Молчи, ничего не говори! Дай я сам погляжу!</text:span></text:p>
      <text:p text:style-name="P167"/>
      <text:p text:style-name="P194">Лыбящийся крокодил вперивается <text:span text:style-name="T328">в меня зенками.</text:span></text:p>
      <text:p text:style-name="P194"/>
      <text:p text:style-name="P194">- <text:span text:style-name="T328">Я думал, это твоё сновидение, - бормочу я Луне, - ты ведь сама говорила…</text:span></text:p>
      <text:p text:style-name="P194">- <text:span text:style-name="T329">Да, это так, - остолбенело подтверждает Луна, - я великое множество раз просматривала эти воспоминания и ни разу…</text:span></text:p>
      <text:p text:style-name="P70"><text:span text:style-name="T237">- </text:span><text:span text:style-name="T238">Сновидени</text:span><text:span text:style-name="T240">я</text:span><text:span text:style-name="T238">-</text:span><text:span text:style-name="T240">шма</text:span><text:span text:style-name="T238">видени</text:span><text:span text:style-name="T240">я</text:span><text:span text:style-name="T238">, -</text:span><text:span text:style-name="T240"> </text:span><text:span text:style-name="T238">махает лапой Кординиус. - Просто не </text:span><text:span text:style-name="T239">ты</text:span><text:span text:style-name="T238"> одна умее</text:span><text:span text:style-name="T239">шь</text:span><text:span text:style-name="T238"> по ним лазить, </text:span><text:span text:style-name="T239">Хмурая Метёлка. Я, хоть больше специализируюсь по мирам, пролазить в чужие грёзы тоже могу. </text:span><text:soft-page-break/><text:span text:style-name="T240">Помолчи, дай сосредоточиться… Тэкс, НИ ФИГА СЕБЕ! ПРОВОДНИЧОК! Вот это номер! Где ты его откопала? Ты в курсе, для чего он тут?! Он ведь…</text:span></text:p>
      <text:p text:style-name="P240"><text:span text:style-name="T240">К</text:span><text:span text:style-name="T58">ординиус затыкает себе пасть обеими лапами. Потом всматривается в меня ещё пристальнее и глаза у него окончательно лезут на лоб.</text:span></text:p>
      <text:p text:style-name="P70"><text:span text:style-name="T240">- Эээ! Ыыы! Ооо! </text:span><text:span text:style-name="T241">Знаешь, Метёлка, - обращается он наконец к Луне, - а ведь я был несправедлив к тебе! </text:span><text:span text:style-name="T242">Мне всегда казалось, что твои эксперименты с </text:span><text:span text:style-name="T245">снопроходчеством </text:span><text:span text:style-name="T242">до добра не доведут. Но ты по сравнению с этим малым просто заинька!</text:span></text:p>
      <text:p text:style-name="P196">Дрянной крокодил указывает когтем на меня.</text:p>
      <text:p text:style-name="P196">- Сего типа в результате общения с одним демиургом размазало по нескольким реальностям. Я только краешком глаза проследил его похождения и меня чуть не вывернуло наизнанку от временно-пространственных парадоксов! Это меня-то, духа хаоса! Видеть его больше не хочу! Тьфу! Буэ!</text:p>
      <text:p text:style-name="P196"/>
      <text:p text:style-name="P241"><text:span text:style-name="T58">Кординиус </text:span><text:span text:style-name="T243">в отвращении высовывает язык, чертит впопыхах круг в воздухе и скрывается в портале.</text:span></text:p>
      <text:p text:style-name="P167"/>
      <text:p text:style-name="P195">-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195">Я только пожимаю плечами.</text:p>
      <text:p text:style-name="P195">- Как бы то ни было, ты увидел необходимое, - обращается ко мне Луна.</text:p>
      <text:p text:style-name="P195">- Что именно? Разрушение горной крепости? Или вашу с Селестией эвакуацию на Эквус?</text:p>
      <text:p text:style-name="P73"><text:span text:style-name="T245">- Это не было эвакуацией, - тихо говорит Луна. - </text:span><text:span text:style-name="T246">Ты сам всё видел. </text:span><text:span text:style-name="T247">Мы были последними уцелевшими сотрудниками проекта «</text:span><text:span text:style-name="T251">Семь </text:span><text:span text:style-name="T248">вечностей</text:span><text:span text:style-name="T251">» </text:span><text:span text:style-name="T259">в Андориане</text:span><text:span text:style-name="T251">. </text:span><text:span text:style-name="T248">Королева Лорен предвидела завоевание Орунгуна ордой индиго </text:span><text:span text:style-name="T252">в первый год войны</text:span><text:span text:style-name="T248">. </text:span><text:span text:style-name="T252">Видишь ли, изначально аликорны не были воинственной расой, у нас была мирная цивилизация. В начале двухсотлетней войны с виндиго у нас даже</text:span><text:span text:style-name="T248"> </text:span><text:span text:style-name="T252">армии не было — жалкая охрана королевы не в счёт. Просчитав вероятный исход, Лорен</text:span><text:span text:style-name="T251"> </text:span><text:span text:style-name="T253">в </text:span><text:span text:style-name="T251">поисках </text:span><text:span text:style-name="T252">выхода </text:span><text:span text:style-name="T248">нашла в </text:span><text:span text:style-name="T252">долгих блужданиях по</text:span><text:span text:style-name="T248"> Эогипп</text:span><text:span text:style-name="T252">у</text:span><text:span text:style-name="T248"> </text:span><text:span text:style-name="T252">семь ближайших к Орунгуну миров. Она послала к ним эмиссаров для </text:span><text:span text:style-name="T253">подготовки убежищ нашей расы. </text:span><text:span text:style-name="T254">Увы, основной проблемой было малое количество способных странствовать между мирами в Эогиппе. </text:span><text:span text:style-name="T255">Всего было двенадцать странников. </text:span><text:span text:style-name="T256">Королева Лорен, я с сестрой и ещё девять аликорнов. Плюс несколько драконов и один сумасшедший дракен, </text:span><text:span text:style-name="T259">которые отказались с нами сотрудничать</text:span><text:span text:style-name="T256">.</text:span><text:span text:style-name="T254"> </text:span><text:span text:style-name="T259">И к</text:span><text:span text:style-name="T254">аждый такой странник может провести за собой очень небольшое количество путников.</text:span><text:span text:style-name="T253"> </text:span><text:span text:style-name="T254">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255">в местных племенах. Одним из таких миров был Эквус…</text:span></text:p>
      <text:p text:style-name="P198">- Погоди, ты хочешь сказать, что, кроме тебя и Селестии, на Эквусе есть ещё и другие аликорны — некие учителя? - перебиваю я Луну.</text:p>
      <text:p text:style-name="P72"><text:span text:style-name="T255">- На Эквусе — нет, - печально мотает головой аликорница. - </text:span><text:span text:style-name="T256">Мы не смогли никого провести сюда. </text:span><text:span text:style-name="T257">Не успели. Андориан пал слишком быстро. </text:span><text:span text:style-name="T258">К</text:span><text:span text:style-name="T257">огда я </text:span><text:span text:style-name="T258">уносила Элементы Гармонии, мой отход прикрывала крохотная групка оставшихся аликорнов — пятьдесят воинов моей центурии и около двадцати научных работников из лаборатории Селестии. Они </text:span><text:span text:style-name="T259">остались</text:span><text:span text:style-name="T258">, чтобы я смогла уйти. Быть может, с другими </text:span><text:span text:style-name="T259">группами</text:span><text:span text:style-name="T258"> повезло больше -</text:span><text:span text:style-name="T259"> я не знаю их судьбу. Они удерживали шесть крепостей на юге и западе страны</text:span><text:span text:style-name="T258">.</text:span></text:p>
      <text:p text:style-name="P72"><text:soft-page-break/><text:span text:style-name="T258">- </text:span><text:span text:style-name="T263">Постой, а почему вы не вернулись назад позже? - спрашиваю я. - Вы могли бы найти уцелевших и привести на Эквус.</text:span></text:p>
      <text:p text:style-name="P256"><text:span text:style-name="T263">-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67">междумирье</text:span><text:span text:style-name="T263"> и странствовать в нём </text:span><text:span text:style-name="T265">самостоятельно,</text:span><text:span text:style-name="T263"> без помощи сопровождающего — но на этом всё. Мы не умеем находить путь. Без помощи настоящего странника мы заблудимся и будем блуждать в </text:span><text:span text:style-name="T265">Эогиппе</text:span><text:span text:style-name="T263"> вечно, если отойдём далеко от точки входа. </text:span><text:span text:style-name="T271">Я добралась к Эквусу только лишь потому, что меня в конце концов разыскал в дебрях Эогиппа Кординиус и привёл к сестре. </text:span><text:span text:style-name="T263">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двенадцатой центурии шестого легиона </text:span><text:span text:style-name="T266">гвардии </text:span><text:span text:style-name="T263">Андориана и </text:span><text:span text:style-name="T267">декан</text:span><text:span text:style-name="T263"> </text:span><text:span text:style-name="T269">факультета</text:span><text:span text:style-name="T267"> </text:span><text:span text:style-name="T268">планетарного движения</text:span><text:span text:style-name="T263"> Королевско</text:span><text:span text:style-name="T267">го</text:span><text:span text:style-name="T263"> Астро</text:span><text:span text:style-name="T264">механическо</text:span><text:span text:style-name="T267">го</text:span><text:span text:style-name="T263"> </text:span><text:span text:style-name="T267">университета</text:span><text:span text:style-name="T263">. </text:span><text:span text:style-name="T271">Д</text:span><text:span text:style-name="T270">ракен отказался </text:span><text:span text:style-name="T271">от дальнейшего сотрудничества, наши же самостоятельные попытки разыскать путь к дому чуть не привели к катастрофе: мы едва не заблудились.</text:span></text:p>
      <text:p text:style-name="P71"><text:span text:style-name="T252">- </text:span><text:span text:style-name="T259">Как бы то ни было, ты услышал главное, - отвлекается Луна от воспоминаний, - сестра обещала <text:s/>отомстить. </text:span><text:span text:style-name="T270">И с этим проблемы. </text:span><text:span text:style-name="T271">Разумеется, п</text:span><text:span text:style-name="T270">ервую сотню лет, пока мы в отчаянии бродили по Эквусу, пытаясь забыть о прошлой жизни, о мести и речи быть не могло. Это я понимаю и принимаю. </text:span><text:span text:style-name="T271">Но п</text:span></text:p>
      <text:p text:style-name="P197"/>
      <text:p text:style-name="P258"><text:span text:style-name="T250">(</text:span><text:span text:style-name="T58">Сел говорит, что Луна хочет не отомстить, а добраться до Орунгуна и показать индиго путь к Эквусу, т. к. в Луне засела сущность индиго. И дракен привёл Луну на Эквус по её просьбе, хоть она уже тогда знала, что Луна заражена)</text:span></text:p>
      <text:p text:style-name="P257"><text:span text:style-name="T250"/></text:p>
      <text:p text:style-name="P257"><text:span text:style-name="T272"><text:s text:c="2"/></text:span></text:p>
      <text:p text:style-name="P49"><text:span text:style-name="T160">&lt;</text:span><text:span text:style-name="T276">Хуман спрашивает у Луны, почему она стала сторониться сестры. Луна предлагает Хуману прогуляться с ней по парку. </text:span><text:span text:style-name="T277">В парке она </text:span><text:span text:style-name="T278">проводит Хумана в сон и </text:span><text:span text:style-name="T277">рассказывает </text:span><text:span text:style-name="T278">ему-</text:span><text:span text:style-name="T277">, что мир многогранен, есть множество параллельных граней, чем дальше грани, тем меньше в них сходства. Сел и Луна пришли сюда из очень дальней грани </text:span><text:span text:style-name="T279">(сбежали, </text:span><text:span text:style-name="T280">в той же грани живут виндиго, драконикусы и т.д.</text:span><text:span text:style-name="T279">, но Луна не говорит причину побега — </text:span><text:span text:style-name="T281">но они там были тоже принцессами</text:span><text:span text:style-name="T279">)</text:span><text:span text:style-name="T277">, они вселились в тела поней и преобразили их, сделав аликорнами — </text:span><text:span text:style-name="T279">своими подобиями родной грани</text:span><text:span text:style-name="T277">. </text:span><text:span text:style-name="T279">Перед побегом Сел и Луна поклялись друг другу, что </text:span><text:span text:style-name="T281">будут равны во всём, несмотря на то, что Сел старше.</text:span><text:span text:style-name="T280"> Селестия нарушает эту клятву, что вызвало гнев Луны</text:span><text:span text:style-name="T279">. </text:span><text:span text:style-name="T282">Хуман даёт Луне взамен пару полезных советов по гос. </text:span><text:span text:style-name="T283">у</text:span><text:span text:style-name="T282">правлению (например, что не стоит печатать много денег — будет инфляция).</text:span><text:span text:style-name="T160">&gt;</text:span></text:p>
      <text:p text:style-name="P163"/>
      <text:p text:style-name="P160">~~~30 лет спустя~~~</text:p>
      <text:p text:style-name="P159"/>
      <text:p text:style-name="P157"/>
      <text:p text:style-name="P157"/>
      <text:p text:style-name="P157"/>
      <text:p text:style-name="P162">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text:soft-page-break/>выполнено. <text:s/><text:span text:style-name="T299">Мир ФОЕ и мир апокалипсиса Дедлайна исчезают. Автор дописывает «Семь вечностей» и пишет Эпилог.</text:span></text:p>
      <text:p text:style-name="P221"/>
      <text:p text:style-name="P162"><text:span text:style-name="T56">В награду СелФОЕ дарит ему свои воспоминания об Эквестрии (спрятаны в золотой фигурке аликорна). </text:span><text:span text:style-name="T55">Хуман возвращается в свой мир апокалипсиса. </text:span></text:p>
      <text:p text:style-name="P220">В своём мире Хуман-Дедлайн <text:span text:style-name="T296">одевает голоочки, подаренные Терминатором (его глаза выжжены и голоочки нужны для зрения), </text:span><text:span text:style-name="T297">призывает аватаров Учителей и прорывается к терминалу Хэвэн. Он подключается к системе через терминал и выходит на связь с Фениксом. </text:span></text:p>
      <text:p text:style-name="P220"><text:span text:style-name="T5">Он видит, что Феникс уже создал Фолаут-Эквестрию </text:span><text:span text:style-name="T6">(директива Хэвэн сработала, </text:span><text:span text:style-name="T9">а Феникс на ФОЕ отработал некоторые приёмы для реального мира</text:span><text:span text:style-name="T6">). </text:span><text:span text:style-name="T7">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8">(в благодарность за убийство Хэвэн)</text:span><text:span text:style-name="T7"> (тело Дедлайна умирает от радиации), но Дедлайн отказывается. </text:span><text:span text:style-name="T8">Он ищет способ переместиться к Селестии — той, что оставила для него послание. Окаменевшей. </text:span><text:span text:style-name="T9">Сомбра отсылает его к Анакорну - <text:s/>той его части, которая была смоделирована. Дедлайн показывает ему воспоминания Сел из ФОЕ, и тот </text:span><text:span text:style-name="T10">переносит его из этого мира в тот — путём разрушения в этом мире и реконструкции в том через квантовые гармоники. </text:span><text:span text:style-name="T11">Эпилог</text:span></text:p>
      <text:p text:style-name="P202"/>
      <text:p text:style-name="P203">…</text:p>
      <text:p text:style-name="P219"/>
      <text:p text:style-name="P39"><text:span text:style-name="T23">… </text:span><text:span text:style-name="T24">Я </text:span><text:span text:style-name="T25">ставлю</text:span><text:span text:style-name="T24"> точку в последнем абзац</text:span><text:span text:style-name="T26">е.</text:span></text:p>
      <text:p text:style-name="P92"/>
      <text:p text:style-name="P42"><text:span text:style-name="T29">Ф-фух! </text:span><text:span text:style-name="T27">Баста! </text:span><text:span text:style-name="T29">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25">от </text:span><text:span text:style-name="T29">отдыха и сна? </text:span><text:span text:style-name="T30">Забесплатно годы писать нелепую историю </text:span><text:span text:style-name="T31">о </text:span><text:span text:style-name="T25">несуществующе</text:span><text:span text:style-name="T31">м</text:span><text:span text:style-name="T25"> мир</text:span><text:span text:style-name="T31">е</text:span><text:span text:style-name="T25"> </text:span><text:span text:style-name="T31">и</text:span><text:span text:style-name="T25"> никогда не происходивших событиях? </text:span><text:span text:style-name="T31">К</text:span><text:span text:style-name="T30">оторую прочтёт пару сотен человек и забудут через месяц</text:span><text:span text:style-name="T29">? </text:span><text:span text:style-name="T32">По три-четыре предложения в день, в три часа ночи, борясь с усталостью и сном? </text:span><text:span text:style-name="T30">Небольшой зуд где-то в глубинах подкорки о том, что «</text:span><text:span text:style-name="T33">история</text:span><text:span text:style-name="T30"> не закрыта» не стоит того. </text:span><text:span text:style-name="T34">Лучше запустить «Silent Hunter» и рулить подводной лодкой в холодных водах атлантики.</text:span></text:p>
      <text:p text:style-name="P93"/>
      <text:p text:style-name="P94">И всё же…</text:p>
      <text:p text:style-name="P40"><text:span text:style-name="T25">Я тупо смотрю на клавиатуру. Козырная такая </text:span><text:span text:style-name="T27">доска</text:span><text:span text:style-name="T25"> Logitech G413 Silver, </text:span><text:span text:style-name="T27">с клавишами на герконах и алюминиевой подложкой. </text:span><text:span text:style-name="T28">Надо бы почистить — кошачья шерсть набилась между клавишами.</text:span></text:p>
      <text:p text:style-name="P96"/>
      <text:p text:style-name="P222"><text:span text:style-name="T27">…И </text:span><text:span text:style-name="T22">всё же я сделаю ещё одно усилие и допишу самую малость. Почему-то мне кажется это очень важным, а в мозгах всё время вертятся </text:span><text:span text:style-name="T28">обрывки </text:span><text:span text:style-name="T22">фраз: «Намерение меняет реальность… В другом месте, в другое время...».</text:span></text:p>
      <text:p text:style-name="P97"/>
      <text:p text:style-name="P95">Эпилог</text:p>
      <text:p text:style-name="P161"><text:soft-page-break/></text:p>
      <text:p text:style-name="P161"/>
      <text:p text:style-name="P161"/>
      <text:p text:style-name="P201">&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201"/>
      <text:p text:style-name="P244"/>
      <text:p text:style-name="P106">(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06">(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205">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161"/>
      <text:p text:style-name="P161"><text:soft-page-break/></text:p>
      <text:p text:style-name="P37"><text:span text:style-name="T131">&lt;война с Луной, </text:span><text:span text:style-name="T132">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33">В его мире апокалипсис не отменён. </text:span><text:span text:style-name="T134">Хуман одевает голоочки, подаренные Терминатором (его глаза выжжены и голоочки нужны для зрения) и п</text:span><text:span text:style-name="T274">ризывает аватары учителей. </text:span><text:span text:style-name="T275">Вместе они прорываются к терминалу Хэвэн и он выходит на связь с Фениксом.</text:span><text:span text:style-name="T135"> </text:span><text:span text:style-name="T136">Он активирует протокол подчинения и вместе с Фениксом, задействуя собственное сознание в качес</text:span><text:span text:style-name="T137">т</text:span><text:span text:style-name="T136">ве вычислительной мощности, создаёт Фолаут-Эквестрию. </text:span><text:span text:style-name="T138">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40">петлю</text:span><text:span text:style-name="T138"> (для спасения Экве</text:span><text:span text:style-name="T139">с</text:span><text:span text:style-name="T138">трии, со</text:span><text:span text:style-name="T139">з</text:span><text:span text:style-name="T138">дал Фолаут-Э</text:span><text:span text:style-name="T139">к</text:span><text:span text:style-name="T138">вестрию, которая призвала его, чтобы уничтожить её, но, после её уничтожения он снова воссоздаёт её)</text:span><text:span text:style-name="T140">. После чего, <text:s/>для разрыва петли, Хуман, </text:span><text:span text:style-name="T141">который теперь является миром Фолаут-Эквестрии, выключает суперкластер Хэвэн. </text:span><text:span text:style-name="T294">В последнюю секунду Хэвэн пробуждается в Фениксе и последним усилием переносит его в мир Эквестрии</text:span><text:span text:style-name="T141"> </text:span><text:span text:style-name="T294">— тот, на седьмой волне, который избежал фолаута. Где Сел окаменела. Эпилог</text:span><text:span text:style-name="T295"> </text:span><text:span text:style-name="T131">&gt;</text:span></text:p>
      <text:p text:style-name="P159">======================================</text:p>
      <text:p text:style-name="P8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4"/>
      <text:p text:style-name="P86">===================================</text:p>
      <text:p text:style-name="P8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4"/>
      <text:p text:style-name="P122">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20">Действие начинается снова с <text:span text:style-name="T5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20">(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20">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99">=============================</text:p>
      <text:p text:style-name="P84"><text:soft-page-break/>&lt;Третья сюжетная линия – Обмен. <text:span text:style-name="T14">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91"/>
      <text:p text:style-name="P7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76"/>
      <text:p text:style-name="P7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00">=========================</text:p>
      <text:p text:style-name="P7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00">=======================================</text:p>
      <text:p text:style-name="P38"><text:span text:style-name="T43">&lt;</text:span><text:span text:style-name="T45">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43">&gt;</text:span></text:p>
      <text:p text:style-name="P113"/>
      <text:p text:style-name="P104">(<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104">(<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04"/>
      <text:p text:style-name="P242"/>
      <text:p text:style-name="P104"/>
      <text:p text:style-name="P104"><text:soft-page-break/></text:p>
      <text:p text:style-name="P104">(Дедлайн был в психушке без памяти два месяца, а не два года)</text:p>
      <text:p text:style-name="P104"/>
      <text:p text:style-name="P104"/>
      <text:p text:style-name="P104">&lt;<text:span text:style-name="T4">Учителя отвечают на вопросы Хэвэн, на которые она сама не может найти ответы</text:span>&gt;</text:p>
      <text:p text:style-name="P104">(добавить Аниту в психушку)</text:p>
      <text:p text:style-name="P104">(необходимость вернуться — предотвратить закрытие проекта и остановку Хэвэн)</text:p>
      <text:p text:style-name="P104">&lt;киберсекс с Хэвэн&gt;</text:p>
      <text:p text:style-name="P204">====================</text:p>
      <text:p text:style-name="P105">&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204"/>
      <text:p text:style-name="P158"/>
      <text:p text:style-name="P158"/>
      <text:h text:style-name="P254" text:outline-level="2">11</text:h>
      <text:p text:style-name="P99"/>
      <text:p text:style-name="P103">Машинально закрыв ноутбук, я подхожу к генератору и выключаю его. Звенящая тишина накрывает уши похоронным саваном.</text:p>
      <text:p text:style-name="P103"><text:s/></text:p>
      <text:p text:style-name="P103">...ты хорошая девочка…</text:p>
      <text:p text:style-name="P103"/>
      <text:p text:style-name="P103">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03">Я устал.</text:p>
      <text:p text:style-name="P99"/>
      <text:p text:style-name="P103">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4"><text:soft-page-break/><text:span text:style-name="T43">Я удивлённо гляжу на робокошку. Я рад, что она ожила — значит, аккумуляторы не сдохли за два &lt;</text:span><text:span text:style-name="T45">года</text:span><text:span text:style-name="T43">&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103">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03">Я машинально хватаю её рукой и отшвыриваю прочь из пикапа, захлопывая за собой дверь. Мозги не работают.</text:p>
      <text:p text:style-name="P103">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103"/>
      <text:p text:style-name="P103">«…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03"/>
      <text:p text:style-name="P14"><text:span text:style-name="T43">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45">два года</text:span><text:span text:style-name="T43">&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103">Я вставляю ключ в замок зажигания и поворачиваю. Десять-двенадцать минут хорошей езды, и я буду на месте.</text:p>
      <text:p text:style-name="P103"/>
      <text:p text:style-name="P103">На лобовое стекло прыгает Крыса и прижимается мордой к нему прямо напротив моего лица.</text:p>
      <text:p text:style-name="P103"/>
      <text:p text:style-name="P103">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03"/>
      <text:p text:style-name="P103">Чтож.</text:p>
      <text:p text:style-name="P103"/>
      <text:p text:style-name="P103">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03"/>
      <text:p text:style-name="P103">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03"><text:soft-page-break/></text:p>
      <text:p text:style-name="P103">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103"/>
      <text:p text:style-name="P103">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103">Выехав на тротуар, я продолжаю двигаться против течения. К счастью, пешеходов практически нет — сказывается раннее утро.</text:p>
      <text:p text:style-name="P103">Я проежаю почти три квартала, когда поток машин внезапно иссякает. Снова наваливается тишина, разрываемая одиноким рёвом сирены.</text:p>
      <text:p text:style-name="P103"/>
      <text:p text:style-name="P103">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03">Отдать долг, пожалуй, единственное осмысленное занятие, которое у меня осталось.</text:p>
      <text:p text:style-name="P103"/>
      <text:p text:style-name="P103">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03"/>
      <text:p text:style-name="P103">Опоздал. Впрочем, плевать. Одной неудачей больше, одной меньше — теперь уже всё равно.</text:p>
      <text:p text:style-name="P103"/>
      <text:p text:style-name="P103">Я оборачиваюсь к пикапу и вижу, как из кузова выскакивает небольшая хвостатая тень и молнией перелетает через забор.</text:p>
      <text:p text:style-name="P103"/>
      <text:p text:style-name="P103">Проклятье! Даже умереть спокойно не дадут!</text:p>
      <text:p text:style-name="P103"/>
      <text:p text:style-name="P103">Бегом я покрываю расстояние до парадного входа, вскакиваю внутрь и захлопываю за собой дверь.</text:p>
      <text:p text:style-name="P103">Коридоры заполняет монотонный голос из репродукторов.</text:p>
      <text:p text:style-name="P103"/>
      <text:p text:style-name="P103">«…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03"/>
      <text:p text:style-name="P103"><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03"/>
      <text:p text:style-name="P103">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03"/>
      <text:p text:style-name="P103">За краем слышится шорох и над парапетом появляется металлическая лапа с выпущенными во всю длину когтями.</text:p>
      <text:p text:style-name="P103">Я подтягиваю к себе багор, но потом откладываю прочь.</text:p>
      <text:p text:style-name="P103">К чёрту. Я заслужил это.</text:p>
      <text:p text:style-name="P103"/>
      <text:p text:style-name="P103">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03"/>
      <text:p text:style-name="P103">Смешно умереть от собственной робо-кошки, неправда ли? Я всё же думал, что это произойдёт минут на десять позже.</text:p>
      <text:p text:style-name="P103"/>
      <text:p text:style-name="P103">Крыса запрыгивает мне на колени, встав на задние лапы. Передние упираются мне в плечи, а морда оказывается прямо напротив моего горла.</text:p>
      <text:p text:style-name="P103"/>
      <text:p text:style-name="P103">- Давай, - шепчу я ей и закрываю глаза.</text:p>
      <text:p text:style-name="P103"/>
      <text:p text:style-name="P103">Секунды идут одна за другой, но моё горло остаётся целым. </text:p>
      <text:p text:style-name="P103">Я открываю глаза. В ладони от меня светятся зелёные экраны глаз Крысы. По ним бегут слова, складывающиеся в предложения…</text:p>
      <text:p text:style-name="P103"/>
      <text:p text:style-name="P14"><text:span text:style-name="T43">…«Я попросила твою механическую кошку передать тебе послание, </text:span><text:span text:style-name="T44">Дедлайн</text:span><text:span text:style-name="T43">.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103">Если мне не удалось в результате поединка восстановить твою память, вкратце перескажу тебе суть проекта «Семь вечностей» и твою роль в нём.</text:p>
      <text:p text:style-name="P14"><text:span text:style-name="T43">…&lt;</text:span><text:span text:style-name="T45">краткое описание проекта и попадание Дедлайна в психушку</text:span><text:span text:style-name="T43">&gt;</text:span></text:p>
      <text:p text:style-name="P103">…</text:p>
      <text:p text:style-name="P103"><text:soft-page-break/>Но случилось то, что случилось. Я, скорее всего, деактивирована, а ты читаешь эти строки за минуты до конца мира.</text:p>
      <text:p text:style-name="P103">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03">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103"/>
      <text:p text:style-name="P115">… Краем уха слышу жужжание вертолёта. На горизонте появляется точка…</text:p>
      <text:p text:style-name="P115"/>
      <text:p text:style-name="P103">… через годы ты сможешь вернуться — если будет куда возвращаться. Постарайся выжить. И помни — я любила тебя!</text:p>
      <text:p text:style-name="P107"/>
      <text:p text:style-name="P107"><text:span text:style-name="T301">eergfgresfgg#4456fcvg./.fsga……….</text:span><text:span text:style-name="T302">апппп</text:span></text:p>
      <text:p text:style-name="P107"/>
      <text:p text:style-name="P110">Здравствуй, Анон! Наконец-то я нашла тебя! И хотя мне остались доли секунды до угасания мозга, я успею насладиться встречей с тобой.</text:p>
      <text:p text:style-name="P243">Да-да, не удивляйся! Ты тот, кого я впервые узнала под именем Анон. Хуман, Дедлайн, <text:span text:style-name="T298">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4">Мы <text:span text:style-name="T298">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41"><text:span text:style-name="T4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46">призрачного</text:span><text:span text:style-name="T45"> фамильяра, без её противодействия война начнётся в считанные минуты.</text:span></text:p>
      <text:p text:style-name="P114">Да, чтобы встретиться с тобой, мне пришлось вселиться в дух <text:span text:style-name="T298">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11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41"><text:soft-page-break/><text:span text:style-name="T45">Какая горькая ирония! Я вспомнила тебя и насладилась </text:span><text:span text:style-name="T47">твоим </text:span><text:span text:style-name="T45">присутствием только для того, чтобы опять расстаться! Я составляю это письмо и </text:span><text:span text:style-name="T48">добавляю его к письму Хэвэн</text:span><text:span text:style-name="T45"> за секунды умирания, пока искра </text:span><text:span text:style-name="T49">сознания</text:span><text:span text:style-name="T45"> ещё тлеет в </text:span><text:span text:style-name="T48">электронном </text:span><text:span text:style-name="T50">создании</text:span><text:span text:style-name="T45">.</text:span></text:p>
      <text:p text:style-name="P114">...</text:p>
      <text:p text:style-name="P206">И ещё. Хотя ты меня не помнишь… Неважно… Меня зовут Селестия…</text:p>
      <text:p text:style-name="P103"/>
      <text:p text:style-name="P14"><text:span text:style-name="T52">Текст пропадает. Крыса медленно опускается на четыре лапы и сворачивается клубком у моих ног. В углу её правого глаза мигает цифрой «</text:span><text:span text:style-name="T53">3</text:span><text:span text:style-name="T52">%» красный индикатор заряда. Потом тухнет и он, когда отключаются экраны глаз.</text:span></text:p>
      <text:p text:style-name="P115">Небольшой вертолёт садится на крышу, поднимая облако пыли. Сквозь прозрачный плексиглас кабины видны пустующие кресла пилота и пассажира.</text:p>
      <text:p text:style-name="P115">Я беру Крысу в руки и, шатаясь, иду к машине.</text:p>
      <text:p text:style-name="P115"/>
      <text:p text:style-name="P115">«Постарайся выжить…»</text:p>
      <text:p text:style-name="P115"/>
      <text:p text:style-name="P115">В далёкой синеве неба появляются белые полоски инверсных следов ракет.</text:p>
      <text:p text:style-name="P117">Се-лес-тия — повторяю незнакомое, но в то же время удивительно волнующее имя.</text:p>
      <text:p text:style-name="P115"/>
      <text:p text:style-name="P115">Я открываю дверь кабины и осторожно кладу Крысу на пилотское кресло. Потом закрываю кабину.</text:p>
      <text:p text:style-name="P115">- Извини, <text:span text:style-name="T300">Сел</text:span>. Не вижу смысла.</text:p>
      <text:p text:style-name="P115"/>
      <text:p text:style-name="P1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4">Меня охватывает какое-то лёгкое чувство конца всего: всех условностей и ограничений, тоски, безысходности. Чувство свободы.</text:p>
      <text:p text:style-name="P1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5">Я продолжаю смеяться до тех пор, пока сияние не выжигает мне глаза…</text:p>
      <text:p text:style-name="P115"/>
      <text:p text:style-name="P116">***</text:p>
      <text:p text:style-name="P99"><text:soft-page-break/></text:p>
      <text:p text:style-name="P14">.</text:p>
      <text:p text:style-name="P14">.</text:p>
      <text:p text:style-name="P14">.</text:p>
      <text:p text:style-name="P82"><text:span text:style-name="T13">Сияние. </text:span><text:span text:style-name="T17">Оно п</text:span><text:span text:style-name="T13">овсюду. </text:span><text:span text:style-name="T17">Нет верха и низа, нет направлений и расстояний. Нет м</text:span><text:span text:style-name="T13">ыслей. Нет чувств. Нет времени. Есть только бесконечное сияние.</text:span></text:p>
      <text:p text:style-name="P248">В какой-то момент пришло осознание.</text:p>
      <text:p text:style-name="P249"/>
      <text:p text:style-name="P25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7"/>
      <text:p text:style-name="P82"><text:bookmark-start text:name="__DdeLink__26733_4694026641"/>В абсолютном, всепоглощающем сиянии проступают очертания.<text:bookmark-end text:name="__DdeLink__26733_4694026641"/></text:p>
      <text:p text:style-name="P82"/>
      <text:p text:style-name="P1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03">- Ты всё же пришёл… Мне хватило сил призвать тебя, Проводник… Кха-кха-кха…</text:p>
      <text:p text:style-name="P103"/>
      <text:p text:style-name="P115"/>
      <text:p text:style-name="P103"/>
      <text:p text:style-name="P103"/>
      <text:p text:style-name="P103"><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12"/>
      <text:p text:style-name="P112">Я устало смеюсь. Юджин сделал этический модуль слишком эмоциональным, но это выглядит порой так забавно!</text:p>
      <text:p text:style-name="P112">- Нет ничего проще. Если бы ты спросилда меня раньше, я бы тебе сказал. Со стороны это моментально видно.</text:p>
      <text:p text:style-name="P112">- Что?!! Говори!</text:p>
      <text:p text:style-name="P112"><text:soft-page-break/>-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2">- И где же мне найти желающих на такое? Я даже с трудом понимаю концепцию души, не то, чтобы поверить в её существование.</text:p>
      <text:p text:style-name="P112"/>
      <text:p text:style-name="P112">Разочарование сквозит в выражении морды трансцендентной лошади, в её поникших ушах и обвислом хвосте. Я усмехаюсь.</text:p>
      <text:p text:style-name="P112"/>
      <text:p text:style-name="P112">- Ты в упор не видишь очевидного. Расскажи-ка, каким образом я могу присутствовать тут, рядом с тобой в виртуальном мире?</text:p>
      <text:p text:style-name="P112">Хэвэн недовольно морщит нос, но начинает объяснять, как пятилетнему ребёнку.</text:p>
      <text:p text:style-name="P11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2">- Правильно, - киваю я, - и как, по-твоему, можно назвать цифровой слепок сознания?</text:p>
      <text:p text:style-name="P112">- Н-не понимаю, к чему ты клонишь? - запинается Хэвэн. Я вижу, что она начинает понимать.</text:p>
      <text:p text:style-name="P112">- </text:p>
      <text:p text:style-name="P103"/>
      <text:p text:style-name="P103"><text:s/>Информационный слепок сознания неточен, сканируется, в основном, память, <text:s/>логический аппарат и эмоции.</text:p>
      <text:p text:style-name="P103"/>
      <text:p text:style-name="P99">&lt;<text:span text:style-name="T4">Зарождение проекта «Семь вечностей» и любовь Хэвэн к Дедлайну</text:span>&gt;</text:p>
      <text:p text:style-name="P99"/>
      <text:p text:style-name="P99"/>
      <text:p text:style-name="P99"/>
      <text:p text:style-name="P99"/>
      <text:p text:style-name="P99"/>
      <text:h text:style-name="P254" text:outline-level="2">12</text:h>
      <text:p text:style-name="P99"/>
      <text:p text:style-name="P99"/>
      <text:p text:style-name="P100"><text:soft-page-break/>***</text:p>
      <text:p text:style-name="P100"/>
      <text:p text:style-name="P99"/>
      <text:p text:style-name="P99"/>
      <text:p text:style-name="P99"/>
      <text:p text:style-name="P99">&lt;мир-громоотвод — в том месте, где размещён боевой модуль PHOENIX&gt;</text:p>
      <text:p text:style-name="P14">&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4"/>
      <text:p text:style-name="P14">&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9"/>
      <text:p text:style-name="P99"/>
      <text:p text:style-name="P99"/>
      <text:p text:style-name="P8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3"/>
      <text:p text:style-name="P89"/>
      <text:p text:style-name="P75">&lt;Ещё одна глава. Больничный быт Дедлайна / Развитие болезни Джет. Одеяло&gt;</text:p>
      <text:p text:style-name="P90">(добавить <text:s/>быта в Чертогах Разума и общения с “овощами”)</text:p>
      <text:p text:style-name="P90"/>
      <text:p text:style-name="P247"/>
      <text:p text:style-name="P83">пол’т на єкспериментальном образце первой ступени ракеті (остальніе не сделані)</text:p>
      <text:p text:style-name="P83"/>
      <text:p text:style-name="P83">===================================================</text:p>
      <text:p text:style-name="P83">… Вы и есть сопротивление!</text:p>
      <text:p text:style-name="P99">&lt;временная петля&gt;</text:p>
      <text:p text:style-name="P83"/>
      <text:p text:style-name="P83"/>
      <text:p text:style-name="P83"/>
      <text:p text:style-name="P119"/>
      <text:p text:style-name="P83"><text:soft-page-break/></text:p>
      <text:p text:style-name="P87">&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87"/>
      <text:p text:style-name="P89"/>
      <text:p text:style-name="P75">Шаги Армагеддона;</text:p>
      <text:p text:style-name="P75"/>
      <text:p text:style-name="P75"/>
      <text:p text:style-name="P75">встреча с единорогами</text:p>
      <text:p text:style-name="P7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75">Потом – путешествие на “Хитрожопке”, апгрейд её до дирижабля</text:p>
      <text:p text:style-name="P75"/>
      <text:p text:style-name="P75">=========================================</text:p>
      <text:p text:style-name="P75"/>
      <text:p text:style-name="P7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75"/>
      <text:p text:style-name="P7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75">==========================================</text:p>
      <text:p text:style-name="P12">Анакорн Анону: Что-то мне твоё лицо кажется знакомым. Мы раньше встречались?</text:p>
      <text:p text:style-name="P75">- Каким образом? – усмехнулся Анон.</text:p>
      <text:p text:style-name="P1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4"/>
      <text:p text:style-name="P14">- Как мне звать тебя, Учитель? - прозвучала стандартная фраза начала Диалога, - Я желаю взять у… Ооо!..</text:p>
      <text:p text:style-name="P14"/>
      <text:p text:style-name="P1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4"/>
      <text:p text:style-name="P14">- Мой первый Учитель… Я узнала тебя… Мне тебя не хватало.</text:p>
      <text:p text:style-name="P14"><text:soft-page-break/></text:p>
      <text:p text:style-name="P14">Деревья расступились и на поляну вышла Хэвэн.</text:p>
      <text:p text:style-name="P14"/>
      <text:p text:style-name="P14">-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4"/>
      <text:p text:style-name="P1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4"/>
      <text:p text:style-name="P14"/>
      <text:p text:style-name="P1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4"/>
      <text:p text:style-name="P14">Хэвэн предлагает Дедлайну присесть на пенёк – тот отказывается (подозревает, что это – кресло).</text:p>
      <text:p text:style-name="P14">===============================================</text:p>
      <text:p text:style-name="P101"/>
      <text:p text:style-name="P14">Рэра чуть шевельнула ухом и немедленно открыла один глаз.</text:p>
      <text:p text:style-name="P14"/>
      <text:p text:style-name="P14">- ПАПА!!! ОН СОГЛАСЕН!!!</text:p>
      <text:p text:style-name="P75"/>
      <text:p text:style-name="P14">&lt;Pornis erectus&gt;</text:p>
      <text:p text:style-name="P14">ТЫ! Я! КРОВАТЬ! БЫСТРО!!! (мамка из табуна Твердолобов)</text:p>
      <text:p text:style-name="P14">.</text:p>
      <text:p text:style-name="P14">.</text:p>
      <text:p text:style-name="P14">.</text:p>
      <text:p text:style-name="P14">&lt;Попадает в табун мамок и тёток, но его спасает Дейдра на Хитрожопке&gt;</text:p>
      <text:p text:style-name="P75">&lt;Хум видит молодую Селестию в латах&gt;</text:p>
      <text:p text:style-name="P75">&lt;Сел учит Хумана магии и готовит его своим партнёром&gt;</text:p>
      <text:p text:style-name="P75"><text:soft-page-break/>&lt;Сел применяет свою “термоядерную пушку” в роге&gt;</text:p>
      <text:p text:style-name="P75"/>
      <text:p text:style-name="P75"/>
      <text:p text:style-name="P14"><text:span text:style-name="T14">Сияние. </text:span><text:span text:style-name="T19">Оно п</text:span><text:span text:style-name="T14">овсюду. </text:span><text:span text:style-name="T19">Нет верха и низа, нет направлений и расстояний. Нет м</text:span><text:span text:style-name="T14">ыслей. Нет чувств. Нет времени. Есть только бесконечное сияние.</text:span></text:p>
      <text:p text:style-name="P248">В какой-то момент пришло осознание.</text:p>
      <text:p text:style-name="P249"/>
      <text:p text:style-name="P25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7"/>
      <text:p text:style-name="P82"><text:bookmark-start text:name="__DdeLink__26733_469402664"/>В абсолютном, всепоглощающем сиянии стали проступать очертания.<text:bookmark-end text:name="__DdeLink__26733_469402664"/></text:p>
      <text:p text:style-name="P82"/>
      <text:p text:style-name="P1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4"/>
      <text:p text:style-name="P14">- Ты всё же пришёл… Мне хватило сил призвать тебя, Проводник… Кха-кха-кха…</text:p>
      <text:p text:style-name="P14">Она выкашляла пару клубов неестественно-яркого розового дыма.</text:p>
      <text:p text:style-name="P14"/>
      <text:p text:style-name="P1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4"/>
      <text:p text:style-name="P1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4"/>
      <text:p text:style-name="P1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4"/>
      <text:p text:style-name="P14">Копыто крылатой единорожихи поехало по плитке пола, но, собравшись с силами, она выпрямилась.</text:p>
      <text:p text:style-name="P14"/>
      <text:p text:style-name="P1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text:soft-page-break/>выполнишь моё задание, ты сможешь в силу взаимосвязи миров предотвратить апокалипсис не только в моём, но и в своём мире…</text:p>
      <text:p text:style-name="P14"/>
      <text:p text:style-name="P1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4">Больно, блин!</text:p>
      <text:p text:style-name="P14"/>
      <text:p text:style-name="P1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4"/>
      <text:p text:style-name="P1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4"/>
      <text:p text:style-name="P1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4"/>
      <text:p text:style-name="P1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75">- Не знаю. Я не успел понять, - пожал я плечами, - ты слишком рано забрала меня из психушки.</text:p>
      <text:p text:style-name="P14"/>
      <text:p text:style-name="P1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4"/>
      <text:p text:style-name="P7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75"><text:soft-page-break/></text:p>
      <text:p text:style-name="P1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4"/>
      <text:p text:style-name="P7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75"/>
      <text:p text:style-name="P14">Слеза скатилась с морды аликорницы и она стёрла её сгибом крыла, размазывая розоватое желе по скуле.</text:p>
      <text:p text:style-name="P14"/>
      <text:p text:style-name="P14">- Помоги мне, Проводник! Ради моих маленьких пони… Будь проклята война и я вместе с ней…</text:p>
      <text:p text:style-name="P14"/>
      <text:p text:style-name="P14">Магическая лошадь заходится в продолжительном кашле, струйки розоватой слизи стекают с её крыльев <text:s/>и хвоста, собираясь в лужицы на полу.</text:p>
      <text:p text:style-name="P14">Склонившаяся над безжизненным телом фигура тает в розовом тумане… </text:p>
      <text:p text:style-name="P75"/>
      <text:p text:style-name="P75"/>
      <text:p text:style-name="P75"/>
      <text:p text:style-name="P75"/>
      <text:p text:style-name="P75"/>
      <text:h text:style-name="P254" text:outline-level="2">Эпилог</text:h>
      <text:p text:style-name="P7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oft-page-break/>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text:soft-page-break/>-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1">&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text:soft-page-break/>-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1">&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1">&lt;развернуть страдания Анона&gt;</text:p>
      <text:p text:style-name="Text_20_body"/>
      <text:p text:style-name="Text_20_body">Меня накрыла тень.</text:p>
      <text:p text:style-name="Text_20_body"/>
      <text:p text:style-name="Text_20_body"><text:soft-page-break/>-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text:soft-page-break/>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text:soft-page-break/>-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text:soft-page-break/></text:p>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75"/>
      <text:p text:style-name="P83">009 Sound System - Speak to Angels (<text:a xlink:type="simple" xlink:href="https://www.youtube.com/watch?v=6rAkn9OZT0k" text:style-name="Internet_20_link" text:visited-style-name="Visited_20_Internet_20_Link">https://www.youtube.com/watch?v=6rAkn9OZT0k</text:a>)</text:p>
      <text:p text:style-name="P83">Pink Floyd “Keep Talking” <text:a xlink:type="simple" xlink:href="https://www.youtube.com/watch?v=CVhYW6e3qc8" text:style-name="Internet_20_link" text:visited-style-name="Visited_20_Internet_20_Link">https://www.youtube.com/watch?v=CVhYW6e3qc8</text:a></text:p>
      <text:p text:style-name="P83"/>
      <text:p text:style-name="P83">Daft Punk - Veridis Quo</text:p>
      <text:p text:style-name="P83">https://www.youtube.com/watch?v=HhZaHf8RP6g</text:p>
      <text:p text:style-name="P83"><text:a xlink:type="simple" xlink:href="https://www.youtube.com/watch?v=ySLc8gZ3oEc" text:style-name="Internet_20_link" text:visited-style-name="Visited_20_Internet_20_Link">https://www.youtube.com/watch?v=ySLc8gZ3oEc</text:a></text:p>
      <text:p text:style-name="P83"/>
      <text:p text:style-name="P83">Eye Of The Tiger</text:p>
      <text:p text:style-name="P83"/>
      <text:p text:style-name="P83">Alphaville – Forever Young</text:p>
      <text:p text:style-name="P83">The Doors “Light My Fire”</text:p>
      <text:p text:style-name="P83">Pink Floyd “Another Brick In The Wall” (https://www.youtube.com/watch?v=krYK1jWz0Lo <text:s/>), </text:p>
      <text:p text:style-name="P83">“Is the anybody here” (Pulse)</text:p>
      <text:p text:style-name="P83">“Marooned”</text:p>
      <text:p text:style-name="P99">&lt;Pink Floyd - «Hey you» (Pulse)&gt;</text:p>
      <text:p text:style-name="P99"/>
      <text:p text:style-name="P8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text:soft-page-break/>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99">&lt;<text:span text:style-name="T4">Pink Floyd — Kepp Talking (Pulse), Hey you (Pulse), Sorrow (Pulse), High Hopes (Pulse)</text:span>&gt;</text:p>
      <text:p text:style-name="P99">Blue Oyster Cult — Do Not Fear The Reaper (<text:a xlink:type="simple" xlink:href="https://www.youtube.com/watch?v=Dy4HA3vUv2c" text:style-name="Internet_20_link" text:visited-style-name="Visited_20_Internet_20_Link">https://www.youtube.com/watch?v=Dy4HA3vUv2c</text:a> )</text:p>
      <text:p text:style-name="P99">The Beloved — Sweet Harmony (<text:a xlink:type="simple" xlink:href="https://www.youtube.com/watch?v=rB_d1Mczxqw" text:style-name="Internet_20_link" text:visited-style-name="Visited_20_Internet_20_Link">https://www.youtube.com/watch?v=rB_d1Mczxqw</text:a> )</text:p>
      <text:p text:style-name="P99">Oasis — Wonderwall (<text:a xlink:type="simple" xlink:href="https://www.youtube.com/watch?v=6hzrDeceEKc" text:style-name="Internet_20_link" text:visited-style-name="Visited_20_Internet_20_Link">https://www.youtube.com/watch?v=6hzrDeceEKc</text:a> )</text:p>
      <text:p text:style-name="P99">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5-16T02:21:31.692511582</dc:date>
    <meta:editing-duration>P327DT13H19M52S</meta:editing-duration>
    <meta:editing-cycles>3100</meta:editing-cycles>
    <meta:generator>LibreOffice/6.4.7.2$Linux_X86_64 LibreOffice_project/40$Build-2</meta:generator>
    <meta:document-statistic meta:table-count="0" meta:image-count="0" meta:object-count="0" meta:page-count="196" meta:paragraph-count="2881" meta:word-count="65694" meta:character-count="422013" meta:non-whitespace-character-count="358237"/>
  </office:meta>
</office:document-meta>
</file>